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60.13mm"/>
    </style:style>
    <style:style style:name="co9" style:family="table-column">
      <style:table-column-properties fo:break-before="auto" style:column-width="10.35mm"/>
    </style:style>
    <style:style style:name="co10" style:family="table-column">
      <style:table-column-properties fo:break-before="auto" style:column-width="28.24mm"/>
    </style:style>
    <style:style style:name="co11" style:family="table-column">
      <style:table-column-properties fo:break-before="auto" style:column-width="13.99mm"/>
    </style:style>
    <style:style style:name="co12" style:family="table-column">
      <style:table-column-properties fo:break-before="auto" style:column-width="38.59mm"/>
    </style:style>
    <style:style style:name="co13" style:family="table-column">
      <style:table-column-properties fo:break-before="auto" style:column-width="22.65mm"/>
    </style:style>
    <style:style style:name="co14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1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4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2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4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4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6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3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6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6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6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60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6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5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6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16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6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61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ackground-color="#e6e6e6"/>
    </style:style>
    <style:style style:name="ce44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2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LIBOR Market Model/lib" calcext:value-type="string">
            <text:p>/Users/fries/Documents/Development/finmath spreadsheets/spreadsheets/LIBOR Market Model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/>
          <table:table-cell table:style-name="ce7" office:value-type="string" calcext:value-type="string">
            <text:p>Obba Version</text:p>
          </table:table-cell>
          <table:table-cell table:style-name="ce7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8" office:value-type="string" calcext:value-type="string">
            <text:p>Result:</text:p>
          </table:table-cell>
          <table:table-cell table:style-name="ce8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2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Build:</text:p>
          </table:table-cell>
          <table:table-cell table:style-name="ce10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table:style-name="ce7" office:value-type="string" calcext:value-type="string">
            <text:p>finmath lib Version</text:p>
          </table:table-cell>
          <table:table-cell table:style-name="ce7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LIBOR Market Model" calcext:value-type="string">
            <text:p>/Users/fries/Documents/Development/finmath spreadsheets/spreadsheets/LIBOR Market Model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8" office:value-type="string" calcext:value-type="string">
            <text:p>Result:</text:p>
          </table:table-cell>
          <table:table-cell table:style-name="ce8"/>
          <table:table-cell table:number-columns-repeated="253"/>
        </table:table-row>
        <table:table-row table:style-name="ro3">
          <table:table-cell/>
          <table:table-cell office:value-type="string" calcext:value-type="string">
            <text:p>Version:</text:p>
          </table:table-cell>
          <table:table-cell table:style-name="ce11" table:formula="of:=INFO.OBBA.OBBA.OBGET(INFO.OBBA.OBBA.OBCALL(&quot;&quot;;obLibs&amp;&quot;net.finmath.information.Library&quot;;&quot;getVersionString&quot;))" office:value-type="string" office:string-value="2.0.0" calcext:value-type="string">
            <text:p>2.0.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4" table:default-cell-style-name="ce23"/>
        <table:table-column table:style-name="co11" table:default-cell-style-name="ce15"/>
        <table:table-column table:style-name="co10" table:number-columns-repeated="2" table:default-cell-style-name="ce33"/>
        <table:table-column table:style-name="co12" table:default-cell-style-name="ce39"/>
        <table:table-column table:style-name="co7" table:number-columns-repeated="238" table:default-cell-style-name="ce15"/>
        <table:table-column table:style-name="co13" table:number-columns-repeated="4" table:default-cell-style-name="ce44"/>
        <table:table-column table:style-name="co14" table:number-columns-repeated="770" table:default-cell-style-name="Default"/>
        <table:table-row table:style-name="ro4">
          <table:table-cell table:number-columns-repeated="250"/>
          <table:table-cell table:style-name="ce43" table:number-columns-repeated="4"/>
          <table:table-cell table:number-columns-repeated="770"/>
        </table:table-row>
        <table:table-row table:style-name="ro5">
          <table:table-cell table:style-name="ce16"/>
          <table:table-cell table:style-name="ce16" table:formula="of:=&quot;Daycounting using Different Convention&quot;" office:value-type="string" office:string-value="Daycounting using Different Convention" calcext:value-type="string">
            <text:p>Daycounting using Different Convention</text:p>
          </table:table-cell>
          <table:table-cell table:style-name="ce16" table:number-columns-repeated="2"/>
          <table:table-cell table:style-name="ce15" office:value-type="string" calcext:value-type="string">
            <text:p>Note: For ACT/ACT: LibreOffice and OpenOffice use(d) an implementation of ACT/ACT which differed from that in Excel (ACT_ACT_YEARFAC, finmath lib also provice ACT_ACT which is the ISDA version.</text:p>
          </table:table-cell>
          <table:table-cell table:style-name="ce30" table:number-columns-repeated="3"/>
          <table:table-cell table:style-name="ce16"/>
          <table:table-cell table:style-name="ce34" table:number-columns-repeated="2"/>
          <table:table-cell table:style-name="ce40"/>
          <table:table-cell table:style-name="ce16" table:number-columns-repeated="1010"/>
          <table:table-cell table:number-columns-repeated="2"/>
        </table:table-row>
        <table:table-row table:style-name="ro4">
          <table:table-cell table:style-name="ce17"/>
          <table:table-cell table:style-name="ce18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7" table:number-columns-repeated="2"/>
          <table:table-cell table:style-name="ce28"/>
          <table:table-cell table:style-name="ce31"/>
          <table:table-cell table:style-name="ce28" table:number-columns-repeated="2"/>
          <table:table-cell table:style-name="ce17"/>
          <table:table-cell table:style-name="ce35" table:number-columns-repeated="2"/>
          <table:table-cell table:style-name="ce41"/>
          <table:table-cell table:style-name="ce17" table:number-columns-repeated="1010"/>
          <table:table-cell table:number-columns-repeated="2"/>
        </table:table-row>
        <table:table-row table:style-name="ro4">
          <table:table-cell table:style-name="ce17"/>
          <table:table-cell table:number-columns-repeated="8"/>
          <table:table-cell office:value-type="string" calcext:value-type="string">
            <text:p>Java Lib</text:p>
          </table:table-cell>
          <table:table-cell office:value-type="string" calcext:value-type="string">
            <text:p>Build-in</text:p>
          </table:table-cell>
          <table:table-cell table:number-columns-repeated="3"/>
          <table:table-cell table:style-name="ce17"/>
          <table:table-cell table:number-columns-repeated="235"/>
          <table:table-cell table:style-name="ce15" table:number-columns-repeated="4"/>
          <table:table-cell table:number-columns-repeated="770"/>
        </table:table-row>
        <table:table-row table:style-name="ro4">
          <table:table-cell table:number-columns-repeated="4"/>
          <table:table-cell table:style-name="ce29" office:value-type="string" calcext:value-type="string">
            <text:p>start date</text:p>
          </table:table-cell>
          <table:table-cell table:style-name="ce29" office:value-type="string" calcext:value-type="string">
            <text:p>end date</text:p>
          </table:table-cell>
          <table:table-cell table:style-name="ce29" office:value-type="string" calcext:value-type="string">
            <text:p>start date object</text:p>
          </table:table-cell>
          <table:table-cell table:style-name="ce29" office:value-type="string" calcext:value-type="string">
            <text:p>end date object</text:p>
          </table:table-cell>
          <table:table-cell table:style-name="ce32"/>
          <table:table-cell table:style-name="ce36" office:value-type="string" calcext:value-type="string">
            <text:p>Lib daycountFraction</text:p>
          </table:table-cell>
          <table:table-cell table:style-name="ce36" office:value-type="string" calcext:value-type="string">
            <text:p>Sheet YEARFRAC</text:p>
          </table:table-cell>
          <table:table-cell table:style-name="ce42" office:value-type="string" calcext:value-type="string">
            <text:p>Difference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19" office:value-type="string" calcext:value-type="string">
            <text:p>Daycount Convention</text:p>
          </table:table-cell>
          <table:table-cell table:style-name="ce19"/>
          <table:table-cell/>
          <table:table-cell table:style-name="ce26" table:formula="of:=[.$C$11]+INT(RAND()*([.$C$12]-[.$C$11]))" office:value-type="date" office:date-value="2002-12-23" calcext:value-type="date">
            <text:p>23/12/2002</text:p>
          </table:table-cell>
          <table:table-cell table:style-name="ce26" table:formula="of:=[.$C$11]+INT(RAND()*([.$C$12]-[.$C$11]))" office:value-type="date" office:date-value="1999-02-22" calcext:value-type="date">
            <text:p>22/02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]))" office:value-type="string" office:string-value="date-7-6 &#10;[53712]" calcext:value-type="string">
            <text:p>date-7-6 </text:p>
            <text:p>[53712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]))" office:value-type="string" office:string-value="date-8-6 &#10;[53714]" calcext:value-type="string">
            <text:p>date-8-6 </text:p>
            <text:p>[53714]</text:p>
          </table:table-cell>
          <table:table-cell/>
          <table:table-cell table:formula="of:=INFO.OBBA.OBBA.OBGET(INFO.OBBA.OBBA.OBCALL(&quot;&quot;;[.$B$15];&quot;getDaycountFraction&quot;;[.G6];[.H6]))" office:value-type="float" office:value="-3.88888888888889" calcext:value-type="float">
            <text:p>-3.889</text:p>
          </table:table-cell>
          <table:table-cell table:style-name="ce37" table:formula="of:=(YEARFRAC([.E6];[.F6];[.$C$9]))" office:value-type="float" office:value="3.88888888888889" calcext:value-type="float">
            <text:p>3.889</text:p>
          </table:table-cell>
          <table:table-cell table:formula="of:=ABS([.J6])-[.K6]" office:value-type="float" office:value="0" calcext:value-type="float">
            <text:p>0.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5-13" calcext:value-type="date">
            <text:p>13/05/1997</text:p>
          </table:table-cell>
          <table:table-cell table:style-name="ce26" table:formula="of:=[.$C$11]+INT(RAND()*([.$C$12]-[.$C$11]))" office:value-type="date" office:date-value="2028-04-26" calcext:value-type="date">
            <text:p>26/04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]))" office:value-type="string" office:string-value="date-7-7 &#10;[53717]" calcext:value-type="string">
            <text:p>date-7-7 </text:p>
            <text:p>[53717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]))" office:value-type="string" office:string-value="date-8-7 &#10;[53719]" calcext:value-type="string">
            <text:p>date-8-7 </text:p>
            <text:p>[53719]</text:p>
          </table:table-cell>
          <table:table-cell/>
          <table:table-cell table:formula="of:=INFO.OBBA.OBBA.OBGET(INFO.OBBA.OBBA.OBCALL(&quot;&quot;;[.$B$15];&quot;getDaycountFraction&quot;;[.G7];[.H7]))" office:value-type="float" office:value="31.4055555555556" calcext:value-type="float">
            <text:p>31.406</text:p>
          </table:table-cell>
          <table:table-cell table:style-name="ce37" table:formula="of:=(YEARFRAC([.E7];[.F7];[.$C$9]))" office:value-type="float" office:value="31.4055555555556" calcext:value-type="float">
            <text:p>31.406</text:p>
          </table:table-cell>
          <table:table-cell table:formula="of:=ABS([.J7])-[.K7]" office:value-type="float" office:value="0" calcext:value-type="float">
            <text:p>0.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6" table:formula="of:=[.$C$11]+INT(RAND()*([.$C$12]-[.$C$11]))" office:value-type="date" office:date-value="1996-02-09" calcext:value-type="date">
            <text:p>09/02/1996</text:p>
          </table:table-cell>
          <table:table-cell table:style-name="ce26" table:formula="of:=[.$C$11]+INT(RAND()*([.$C$12]-[.$C$11]))" office:value-type="date" office:date-value="2020-01-21" calcext:value-type="date">
            <text:p>21/01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]))" office:value-type="string" office:string-value="date-7-8 &#10;[53722]" calcext:value-type="string">
            <text:p>date-7-8 </text:p>
            <text:p>[53722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]))" office:value-type="string" office:string-value="date-8-8 &#10;[53724]" calcext:value-type="string">
            <text:p>date-8-8 </text:p>
            <text:p>[53724]</text:p>
          </table:table-cell>
          <table:table-cell/>
          <table:table-cell table:formula="of:=INFO.OBBA.OBBA.OBGET(INFO.OBBA.OBBA.OBCALL(&quot;&quot;;[.$B$15];&quot;getDaycountFraction&quot;;[.G8];[.H8]))" office:value-type="float" office:value="24.2972222222222" calcext:value-type="float">
            <text:p>24.297</text:p>
          </table:table-cell>
          <table:table-cell table:style-name="ce37" table:formula="of:=(YEARFRAC([.E8];[.F8];[.$C$9]))" office:value-type="float" office:value="24.2972222222222" calcext:value-type="float">
            <text:p>24.297</text:p>
          </table:table-cell>
          <table:table-cell table:formula="of:=ABS([.J8])-[.K8]" office:value-type="float" office:value="0" calcext:value-type="float">
            <text:p>0.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YearFrac Basis: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26" table:formula="of:=[.$C$11]+INT(RAND()*([.$C$12]-[.$C$11]))" office:value-type="date" office:date-value="2001-10-29" calcext:value-type="date">
            <text:p>29/10/2001</text:p>
          </table:table-cell>
          <table:table-cell table:style-name="ce26" table:formula="of:=[.$C$11]+INT(RAND()*([.$C$12]-[.$C$11]))" office:value-type="date" office:date-value="2012-01-25" calcext:value-type="date">
            <text:p>25/01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]))" office:value-type="string" office:string-value="date-7-9 &#10;[53727]" calcext:value-type="string">
            <text:p>date-7-9 </text:p>
            <text:p>[53727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]))" office:value-type="string" office:string-value="date-8-9 &#10;[53729]" calcext:value-type="string">
            <text:p>date-8-9 </text:p>
            <text:p>[53729]</text:p>
          </table:table-cell>
          <table:table-cell/>
          <table:table-cell table:formula="of:=INFO.OBBA.OBBA.OBGET(INFO.OBBA.OBBA.OBCALL(&quot;&quot;;[.$B$15];&quot;getDaycountFraction&quot;;[.G9];[.H9]))" office:value-type="float" office:value="10.3888888888889" calcext:value-type="float">
            <text:p>10.389</text:p>
          </table:table-cell>
          <table:table-cell table:style-name="ce38" table:formula="of:=(YEARFRAC([.E9];[.F9];[.$C$9]))" office:value-type="float" office:value="10.3888888888889" calcext:value-type="float">
            <text:p>10.38889</text:p>
          </table:table-cell>
          <table:table-cell table:formula="of:=ABS([.J9])-[.K9]" office:value-type="float" office:value="0" calcext:value-type="float">
            <text:p>0.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Lib Convention:</text:p>
          </table:table-cell>
          <table:table-cell table:style-name="ce25" table:formula="of:=VLOOKUP([.$C$9];[.B27:.C36];2)" office:value-type="string" office:string-value="DayCountConvention_ACT_360" calcext:value-type="string">
            <text:p>DayCountConvention_ACT_360</text:p>
          </table:table-cell>
          <table:table-cell/>
          <table:table-cell table:style-name="ce26" table:formula="of:=[.$C$11]+INT(RAND()*([.$C$12]-[.$C$11]))" office:value-type="date" office:date-value="1985-09-07" calcext:value-type="date">
            <text:p>07/09/1985</text:p>
          </table:table-cell>
          <table:table-cell table:style-name="ce26" table:formula="of:=[.$C$11]+INT(RAND()*([.$C$12]-[.$C$11]))" office:value-type="date" office:date-value="1984-10-02" calcext:value-type="date">
            <text:p>02/10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]))" office:value-type="string" office:string-value="date-7-10 &#10;[53732]" calcext:value-type="string">
            <text:p>date-7-10 </text:p>
            <text:p>[53732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]))" office:value-type="string" office:string-value="date-8-10 &#10;[53734]" calcext:value-type="string">
            <text:p>date-8-10 </text:p>
            <text:p>[53734]</text:p>
          </table:table-cell>
          <table:table-cell/>
          <table:table-cell table:formula="of:=INFO.OBBA.OBBA.OBGET(INFO.OBBA.OBBA.OBCALL(&quot;&quot;;[.$B$15];&quot;getDaycountFraction&quot;;[.G10];[.H10]))" office:value-type="float" office:value="-0.944444444444444" calcext:value-type="float">
            <text:p>-0.944</text:p>
          </table:table-cell>
          <table:table-cell table:style-name="ce37" table:formula="of:=(YEARFRAC([.E10];[.F10];[.$C$9]))" office:value-type="float" office:value="0.944444444444444" calcext:value-type="float">
            <text:p>0.944</text:p>
          </table:table-cell>
          <table:table-cell table:formula="of:=ABS([.J10])-[.K10]" office:value-type="float" office:value="0" calcext:value-type="float">
            <text:p>0.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Test date range start:</text:p>
          </table:table-cell>
          <table:table-cell table:style-name="ce26" office:value-type="date" office:date-value="1980-01-01" calcext:value-type="date">
            <text:p>01/01/1980</text:p>
          </table:table-cell>
          <table:table-cell/>
          <table:table-cell table:style-name="ce26" table:formula="of:=[.$C$11]+INT(RAND()*([.$C$12]-[.$C$11]))" office:value-type="date" office:date-value="2002-07-27" calcext:value-type="date">
            <text:p>27/07/2002</text:p>
          </table:table-cell>
          <table:table-cell table:style-name="ce26" table:formula="of:=[.$C$11]+INT(RAND()*([.$C$12]-[.$C$11]))" office:value-type="date" office:date-value="1980-06-02" calcext:value-type="date">
            <text:p>02/06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]))" office:value-type="string" office:string-value="date-7-11 &#10;[53737]" calcext:value-type="string">
            <text:p>date-7-11 </text:p>
            <text:p>[53737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]))" office:value-type="string" office:string-value="date-8-11 &#10;[53739]" calcext:value-type="string">
            <text:p>date-8-11 </text:p>
            <text:p>[53739]</text:p>
          </table:table-cell>
          <table:table-cell/>
          <table:table-cell table:formula="of:=INFO.OBBA.OBBA.OBGET(INFO.OBBA.OBBA.OBCALL(&quot;&quot;;[.$B$15];&quot;getDaycountFraction&quot;;[.G11];[.H11]))" office:value-type="float" office:value="-22.4722222222222" calcext:value-type="float">
            <text:p>-22.472</text:p>
          </table:table-cell>
          <table:table-cell table:style-name="ce37" table:formula="of:=(YEARFRAC([.E11];[.F11];[.$C$9]))" office:value-type="float" office:value="22.4722222222222" calcext:value-type="float">
            <text:p>22.472</text:p>
          </table:table-cell>
          <table:table-cell table:formula="of:=ABS([.J11])-[.K11]" office:value-type="float" office:value="0" calcext:value-type="float">
            <text:p>0.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Test date range end:</text:p>
          </table:table-cell>
          <table:table-cell table:style-name="ce26" office:value-type="date" office:date-value="2030-01-01" calcext:value-type="date">
            <text:p>01/01/2030</text:p>
          </table:table-cell>
          <table:table-cell/>
          <table:table-cell table:style-name="ce26" table:formula="of:=[.$C$11]+INT(RAND()*([.$C$12]-[.$C$11]))" office:value-type="date" office:date-value="1989-02-21" calcext:value-type="date">
            <text:p>21/02/1989</text:p>
          </table:table-cell>
          <table:table-cell table:style-name="ce26" table:formula="of:=[.$C$11]+INT(RAND()*([.$C$12]-[.$C$11]))" office:value-type="date" office:date-value="1988-12-23" calcext:value-type="date">
            <text:p>23/12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]))" office:value-type="string" office:string-value="date-7-12 &#10;[53742]" calcext:value-type="string">
            <text:p>date-7-12 </text:p>
            <text:p>[53742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]))" office:value-type="string" office:string-value="date-8-12 &#10;[53744]" calcext:value-type="string">
            <text:p>date-8-12 </text:p>
            <text:p>[53744]</text:p>
          </table:table-cell>
          <table:table-cell/>
          <table:table-cell table:formula="of:=INFO.OBBA.OBBA.OBGET(INFO.OBBA.OBBA.OBCALL(&quot;&quot;;[.$B$15];&quot;getDaycountFraction&quot;;[.G12];[.H12]))" office:value-type="float" office:value="-0.166666666666667" calcext:value-type="float">
            <text:p>-0.167</text:p>
          </table:table-cell>
          <table:table-cell table:style-name="ce37" table:formula="of:=(YEARFRAC([.E12];[.F12];[.$C$9]))" office:value-type="float" office:value="0.166666666666667" calcext:value-type="float">
            <text:p>0.167</text:p>
          </table:table-cell>
          <table:table-cell table:formula="of:=ABS([.J12])-[.K1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9-29" calcext:value-type="date">
            <text:p>29/09/2008</text:p>
          </table:table-cell>
          <table:table-cell table:style-name="ce26" table:formula="of:=[.$C$11]+INT(RAND()*([.$C$12]-[.$C$11]))" office:value-type="date" office:date-value="2012-06-19" calcext:value-type="date">
            <text:p>19/06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]))" office:value-type="string" office:string-value="date-7-13 &#10;[53747]" calcext:value-type="string">
            <text:p>date-7-13 </text:p>
            <text:p>[53747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]))" office:value-type="string" office:string-value="date-8-13 &#10;[53749]" calcext:value-type="string">
            <text:p>date-8-13 </text:p>
            <text:p>[53749]</text:p>
          </table:table-cell>
          <table:table-cell/>
          <table:table-cell table:formula="of:=INFO.OBBA.OBBA.OBGET(INFO.OBBA.OBBA.OBCALL(&quot;&quot;;[.$B$15];&quot;getDaycountFraction&quot;;[.G13];[.H13]))" office:value-type="float" office:value="3.775" calcext:value-type="float">
            <text:p>3.775</text:p>
          </table:table-cell>
          <table:table-cell table:style-name="ce37" table:formula="of:=(YEARFRAC([.E13];[.F13];[.$C$9]))" office:value-type="float" office:value="3.775" calcext:value-type="float">
            <text:p>3.775</text:p>
          </table:table-cell>
          <table:table-cell table:formula="of:=ABS([.J13])-[.K1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/>
          <table:table-cell table:style-name="ce26" table:formula="of:=[.$C$11]+INT(RAND()*([.$C$12]-[.$C$11]))" office:value-type="date" office:date-value="1987-11-18" calcext:value-type="date">
            <text:p>18/11/1987</text:p>
          </table:table-cell>
          <table:table-cell table:style-name="ce26" table:formula="of:=[.$C$11]+INT(RAND()*([.$C$12]-[.$C$11]))" office:value-type="date" office:date-value="2020-02-05" calcext:value-type="date">
            <text:p>05/02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]))" office:value-type="string" office:string-value="date-7-14 &#10;[53752]" calcext:value-type="string">
            <text:p>date-7-14 </text:p>
            <text:p>[53752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]))" office:value-type="string" office:string-value="date-8-14 &#10;[53754]" calcext:value-type="string">
            <text:p>date-8-14 </text:p>
            <text:p>[53754]</text:p>
          </table:table-cell>
          <table:table-cell/>
          <table:table-cell table:formula="of:=INFO.OBBA.OBBA.OBGET(INFO.OBBA.OBBA.OBCALL(&quot;&quot;;[.$B$15];&quot;getDaycountFraction&quot;;[.G14];[.H14]))" office:value-type="float" office:value="32.6861111111111" calcext:value-type="float">
            <text:p>32.686</text:p>
          </table:table-cell>
          <table:table-cell table:style-name="ce37" table:formula="of:=(YEARFRAC([.E14];[.F14];[.$C$9]))" office:value-type="float" office:value="32.6861111111111" calcext:value-type="float">
            <text:p>32.686</text:p>
          </table:table-cell>
          <table:table-cell table:formula="of:=ABS([.J14])-[.K1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1" table:formula="of:=INFO.OBBA.OBBA.OBMAKE(&quot;daycountConvention1&quot;;obLibs&amp;&quot;net.finmath.time.daycount.&quot;&amp;[.C10])" office:value-type="string" office:string-value="daycountConvention1 &#10;[49210]" calcext:value-type="string">
            <text:p>daycountConvention1 </text:p>
            <text:p>[49210]</text:p>
          </table:table-cell>
          <table:table-cell table:number-columns-repeated="2"/>
          <table:table-cell table:style-name="ce26" table:formula="of:=[.$C$11]+INT(RAND()*([.$C$12]-[.$C$11]))" office:value-type="date" office:date-value="1980-02-20" calcext:value-type="date">
            <text:p>20/02/1980</text:p>
          </table:table-cell>
          <table:table-cell table:style-name="ce26" table:formula="of:=[.$C$11]+INT(RAND()*([.$C$12]-[.$C$11]))" office:value-type="date" office:date-value="2022-11-10" calcext:value-type="date">
            <text:p>10/11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]))" office:value-type="string" office:string-value="date-7-15 &#10;[53757]" calcext:value-type="string">
            <text:p>date-7-15 </text:p>
            <text:p>[53757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]))" office:value-type="string" office:string-value="date-8-15 &#10;[53759]" calcext:value-type="string">
            <text:p>date-8-15 </text:p>
            <text:p>[53759]</text:p>
          </table:table-cell>
          <table:table-cell/>
          <table:table-cell table:formula="of:=INFO.OBBA.OBBA.OBGET(INFO.OBBA.OBBA.OBCALL(&quot;&quot;;[.$B$15];&quot;getDaycountFraction&quot;;[.G15];[.H15]))" office:value-type="float" office:value="43.3444444444444" calcext:value-type="float">
            <text:p>43.344</text:p>
          </table:table-cell>
          <table:table-cell table:style-name="ce37" table:formula="of:=(YEARFRAC([.E15];[.F15];[.$C$9]))" office:value-type="float" office:value="43.3444444444444" calcext:value-type="float">
            <text:p>43.344</text:p>
          </table:table-cell>
          <table:table-cell table:formula="of:=ABS([.J15])-[.K1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9-30" calcext:value-type="date">
            <text:p>30/09/2013</text:p>
          </table:table-cell>
          <table:table-cell table:style-name="ce26" table:formula="of:=[.$C$11]+INT(RAND()*([.$C$12]-[.$C$11]))" office:value-type="date" office:date-value="2024-01-30" calcext:value-type="date">
            <text:p>30/01/202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]))" office:value-type="string" office:string-value="date-7-16 &#10;[53762]" calcext:value-type="string">
            <text:p>date-7-16 </text:p>
            <text:p>[53762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]))" office:value-type="string" office:string-value="date-8-16 &#10;[53764]" calcext:value-type="string">
            <text:p>date-8-16 </text:p>
            <text:p>[53764]</text:p>
          </table:table-cell>
          <table:table-cell/>
          <table:table-cell table:formula="of:=INFO.OBBA.OBBA.OBGET(INFO.OBBA.OBBA.OBCALL(&quot;&quot;;[.$B$15];&quot;getDaycountFraction&quot;;[.G16];[.H16]))" office:value-type="float" office:value="10.4833333333333" calcext:value-type="float">
            <text:p>10.483</text:p>
          </table:table-cell>
          <table:table-cell table:style-name="ce37" table:formula="of:=(YEARFRAC([.E16];[.F16];[.$C$9]))" office:value-type="float" office:value="10.4833333333333" calcext:value-type="float">
            <text:p>10.483</text:p>
          </table:table-cell>
          <table:table-cell table:formula="of:=ABS([.J16])-[.K1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6-20" calcext:value-type="date">
            <text:p>20/06/2018</text:p>
          </table:table-cell>
          <table:table-cell table:style-name="ce26" table:formula="of:=[.$C$11]+INT(RAND()*([.$C$12]-[.$C$11]))" office:value-type="date" office:date-value="2029-01-01" calcext:value-type="date">
            <text:p>01/01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]))" office:value-type="string" office:string-value="date-7-17 &#10;[53767]" calcext:value-type="string">
            <text:p>date-7-17 </text:p>
            <text:p>[53767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]))" office:value-type="string" office:string-value="date-8-17 &#10;[53769]" calcext:value-type="string">
            <text:p>date-8-17 </text:p>
            <text:p>[53769]</text:p>
          </table:table-cell>
          <table:table-cell/>
          <table:table-cell table:formula="of:=INFO.OBBA.OBBA.OBGET(INFO.OBBA.OBBA.OBCALL(&quot;&quot;;[.$B$15];&quot;getDaycountFraction&quot;;[.G17];[.H17]))" office:value-type="float" office:value="10.6888888888889" calcext:value-type="float">
            <text:p>10.689</text:p>
          </table:table-cell>
          <table:table-cell table:style-name="ce37" table:formula="of:=(YEARFRAC([.E17];[.F17];[.$C$9]))" office:value-type="float" office:value="10.6888888888889" calcext:value-type="float">
            <text:p>10.689</text:p>
          </table:table-cell>
          <table:table-cell table:formula="of:=ABS([.J17])-[.K1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>
            <text:p>Result</text:p>
          </table:table-cell>
          <table:table-cell table:style-name="ce20"/>
          <table:table-cell/>
          <table:table-cell table:style-name="ce26" table:formula="of:=[.$C$11]+INT(RAND()*([.$C$12]-[.$C$11]))" office:value-type="date" office:date-value="1982-06-27" calcext:value-type="date">
            <text:p>27/06/1982</text:p>
          </table:table-cell>
          <table:table-cell table:style-name="ce26" table:formula="of:=[.$C$11]+INT(RAND()*([.$C$12]-[.$C$11]))" office:value-type="date" office:date-value="2002-01-20" calcext:value-type="date">
            <text:p>20/01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]))" office:value-type="string" office:string-value="date-7-18 &#10;[53772]" calcext:value-type="string">
            <text:p>date-7-18 </text:p>
            <text:p>[53772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]))" office:value-type="string" office:string-value="date-8-18 &#10;[53774]" calcext:value-type="string">
            <text:p>date-8-18 </text:p>
            <text:p>[53774]</text:p>
          </table:table-cell>
          <table:table-cell/>
          <table:table-cell table:formula="of:=INFO.OBBA.OBBA.OBGET(INFO.OBBA.OBBA.OBCALL(&quot;&quot;;[.$B$15];&quot;getDaycountFraction&quot;;[.G18];[.H18]))" office:value-type="float" office:value="19.8527777777778" calcext:value-type="float">
            <text:p>19.853</text:p>
          </table:table-cell>
          <table:table-cell table:style-name="ce37" table:formula="of:=(YEARFRAC([.E18];[.F18];[.$C$9]))" office:value-type="float" office:value="19.8527777777778" calcext:value-type="float">
            <text:p>19.853</text:p>
          </table:table-cell>
          <table:table-cell table:formula="of:=ABS([.J18])-[.K1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Test:</text:p>
          </table:table-cell>
          <table:table-cell table:style-name="ce27" table:formula="of:=IF(MAX([.L6:.L505])-MIN([.L6:.L505])=0;&quot;OK&quot;;&quot;Conventions do not match&quot;)" office:value-type="string" office:string-value="OK" calcext:value-type="string">
            <text:p>OK</text:p>
          </table:table-cell>
          <table:table-cell/>
          <table:table-cell table:style-name="ce26" table:formula="of:=[.$C$11]+INT(RAND()*([.$C$12]-[.$C$11]))" office:value-type="date" office:date-value="1989-05-19" calcext:value-type="date">
            <text:p>19/05/1989</text:p>
          </table:table-cell>
          <table:table-cell table:style-name="ce26" table:formula="of:=[.$C$11]+INT(RAND()*([.$C$12]-[.$C$11]))" office:value-type="date" office:date-value="1993-07-07" calcext:value-type="date">
            <text:p>07/07/199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]))" office:value-type="string" office:string-value="date-7-19 &#10;[53779]" calcext:value-type="string">
            <text:p>date-7-19 </text:p>
            <text:p>[537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]))" office:value-type="string" office:string-value="date-8-19 &#10;[53777]" calcext:value-type="string">
            <text:p>date-8-19 </text:p>
            <text:p>[53777]</text:p>
          </table:table-cell>
          <table:table-cell/>
          <table:table-cell table:formula="of:=INFO.OBBA.OBBA.OBGET(INFO.OBBA.OBBA.OBCALL(&quot;&quot;;[.$B$15];&quot;getDaycountFraction&quot;;[.G19];[.H19]))" office:value-type="float" office:value="4.19444444444444" calcext:value-type="float">
            <text:p>4.194</text:p>
          </table:table-cell>
          <table:table-cell table:style-name="ce37" table:formula="of:=(YEARFRAC([.E19];[.F19];[.$C$9]))" office:value-type="float" office:value="4.19444444444444" calcext:value-type="float">
            <text:p>4.194</text:p>
          </table:table-cell>
          <table:table-cell table:formula="of:=ABS([.J19])-[.K1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1-28" calcext:value-type="date">
            <text:p>28/01/2026</text:p>
          </table:table-cell>
          <table:table-cell table:style-name="ce26" table:formula="of:=[.$C$11]+INT(RAND()*([.$C$12]-[.$C$11]))" office:value-type="date" office:date-value="2011-05-28" calcext:value-type="date">
            <text:p>28/05/201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]))" office:value-type="string" office:string-value="date-7-20 &#10;[53784]" calcext:value-type="string">
            <text:p>date-7-20 </text:p>
            <text:p>[537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]))" office:value-type="string" office:string-value="date-8-20 &#10;[53782]" calcext:value-type="string">
            <text:p>date-8-20 </text:p>
            <text:p>[53782]</text:p>
          </table:table-cell>
          <table:table-cell/>
          <table:table-cell table:formula="of:=INFO.OBBA.OBBA.OBGET(INFO.OBBA.OBBA.OBCALL(&quot;&quot;;[.$B$15];&quot;getDaycountFraction&quot;;[.G20];[.H20]))" office:value-type="float" office:value="-14.8861111111111" calcext:value-type="float">
            <text:p>-14.886</text:p>
          </table:table-cell>
          <table:table-cell table:style-name="ce37" table:formula="of:=(YEARFRAC([.E20];[.F20];[.$C$9]))" office:value-type="float" office:value="14.8861111111111" calcext:value-type="float">
            <text:p>14.886</text:p>
          </table:table-cell>
          <table:table-cell table:formula="of:=ABS([.J20])-[.K2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0-14" calcext:value-type="date">
            <text:p>14/10/2016</text:p>
          </table:table-cell>
          <table:table-cell table:style-name="ce26" table:formula="of:=[.$C$11]+INT(RAND()*([.$C$12]-[.$C$11]))" office:value-type="date" office:date-value="1980-03-29" calcext:value-type="date">
            <text:p>29/03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]))" office:value-type="string" office:string-value="date-7-21 &#10;[53789]" calcext:value-type="string">
            <text:p>date-7-21 </text:p>
            <text:p>[537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]))" office:value-type="string" office:string-value="date-8-21 &#10;[53787]" calcext:value-type="string">
            <text:p>date-8-21 </text:p>
            <text:p>[53787]</text:p>
          </table:table-cell>
          <table:table-cell/>
          <table:table-cell table:formula="of:=INFO.OBBA.OBBA.OBGET(INFO.OBBA.OBBA.OBCALL(&quot;&quot;;[.$B$15];&quot;getDaycountFraction&quot;;[.G21];[.H21]))" office:value-type="float" office:value="-37.0777777777778" calcext:value-type="float">
            <text:p>-37.078</text:p>
          </table:table-cell>
          <table:table-cell table:style-name="ce37" table:formula="of:=(YEARFRAC([.E21];[.F21];[.$C$9]))" office:value-type="float" office:value="37.0777777777778" calcext:value-type="float">
            <text:p>37.078</text:p>
          </table:table-cell>
          <table:table-cell table:formula="of:=ABS([.J21])-[.K2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9-20" calcext:value-type="date">
            <text:p>20/09/2010</text:p>
          </table:table-cell>
          <table:table-cell table:style-name="ce26" table:formula="of:=[.$C$11]+INT(RAND()*([.$C$12]-[.$C$11]))" office:value-type="date" office:date-value="2008-10-16" calcext:value-type="date">
            <text:p>16/10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]))" office:value-type="string" office:string-value="date-7-22 &#10;[53794]" calcext:value-type="string">
            <text:p>date-7-22 </text:p>
            <text:p>[537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]))" office:value-type="string" office:string-value="date-8-22 &#10;[53792]" calcext:value-type="string">
            <text:p>date-8-22 </text:p>
            <text:p>[53792]</text:p>
          </table:table-cell>
          <table:table-cell/>
          <table:table-cell table:formula="of:=INFO.OBBA.OBBA.OBGET(INFO.OBBA.OBBA.OBCALL(&quot;&quot;;[.$B$15];&quot;getDaycountFraction&quot;;[.G22];[.H22]))" office:value-type="float" office:value="-1.95555555555556" calcext:value-type="float">
            <text:p>-1.956</text:p>
          </table:table-cell>
          <table:table-cell table:style-name="ce37" table:formula="of:=(YEARFRAC([.E22];[.F22];[.$C$9]))" office:value-type="float" office:value="1.95555555555556" calcext:value-type="float">
            <text:p>1.956</text:p>
          </table:table-cell>
          <table:table-cell table:formula="of:=ABS([.J22])-[.K2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6-28" calcext:value-type="date">
            <text:p>28/06/1996</text:p>
          </table:table-cell>
          <table:table-cell table:style-name="ce26" table:formula="of:=[.$C$11]+INT(RAND()*([.$C$12]-[.$C$11]))" office:value-type="date" office:date-value="1990-03-15" calcext:value-type="date">
            <text:p>15/03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]))" office:value-type="string" office:string-value="date-7-23 &#10;[53799]" calcext:value-type="string">
            <text:p>date-7-23 </text:p>
            <text:p>[537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]))" office:value-type="string" office:string-value="date-8-23 &#10;[53797]" calcext:value-type="string">
            <text:p>date-8-23 </text:p>
            <text:p>[53797]</text:p>
          </table:table-cell>
          <table:table-cell/>
          <table:table-cell table:formula="of:=INFO.OBBA.OBBA.OBGET(INFO.OBBA.OBBA.OBCALL(&quot;&quot;;[.$B$15];&quot;getDaycountFraction&quot;;[.G23];[.H23]))" office:value-type="float" office:value="-6.38055555555556" calcext:value-type="float">
            <text:p>-6.381</text:p>
          </table:table-cell>
          <table:table-cell table:style-name="ce37" table:formula="of:=(YEARFRAC([.E23];[.F23];[.$C$9]))" office:value-type="float" office:value="6.38055555555556" calcext:value-type="float">
            <text:p>6.381</text:p>
          </table:table-cell>
          <table:table-cell table:formula="of:=ABS([.J23])-[.K2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4-22" calcext:value-type="date">
            <text:p>22/04/2017</text:p>
          </table:table-cell>
          <table:table-cell table:style-name="ce26" table:formula="of:=[.$C$11]+INT(RAND()*([.$C$12]-[.$C$11]))" office:value-type="date" office:date-value="2017-01-19" calcext:value-type="date">
            <text:p>19/01/201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]))" office:value-type="string" office:string-value="date-7-24 &#10;[53804]" calcext:value-type="string">
            <text:p>date-7-24 </text:p>
            <text:p>[538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]))" office:value-type="string" office:string-value="date-8-24 &#10;[53802]" calcext:value-type="string">
            <text:p>date-8-24 </text:p>
            <text:p>[53802]</text:p>
          </table:table-cell>
          <table:table-cell/>
          <table:table-cell table:formula="of:=INFO.OBBA.OBBA.OBGET(INFO.OBBA.OBBA.OBCALL(&quot;&quot;;[.$B$15];&quot;getDaycountFraction&quot;;[.G24];[.H24]))" office:value-type="float" office:value="-0.258333333333333" calcext:value-type="float">
            <text:p>-0.258</text:p>
          </table:table-cell>
          <table:table-cell table:style-name="ce37" table:formula="of:=(YEARFRAC([.E24];[.F24];[.$C$9]))" office:value-type="float" office:value="0.258333333333333" calcext:value-type="float">
            <text:p>0.258</text:p>
          </table:table-cell>
          <table:table-cell table:formula="of:=ABS([.J24])-[.K2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5-22" calcext:value-type="date">
            <text:p>22/05/2029</text:p>
          </table:table-cell>
          <table:table-cell table:style-name="ce26" table:formula="of:=[.$C$11]+INT(RAND()*([.$C$12]-[.$C$11]))" office:value-type="date" office:date-value="1998-05-14" calcext:value-type="date">
            <text:p>14/05/199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]))" office:value-type="string" office:string-value="date-7-25 &#10;[53809]" calcext:value-type="string">
            <text:p>date-7-25 </text:p>
            <text:p>[538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]))" office:value-type="string" office:string-value="date-8-25 &#10;[53807]" calcext:value-type="string">
            <text:p>date-8-25 </text:p>
            <text:p>[53807]</text:p>
          </table:table-cell>
          <table:table-cell/>
          <table:table-cell table:formula="of:=INFO.OBBA.OBBA.OBGET(INFO.OBBA.OBBA.OBCALL(&quot;&quot;;[.$B$15];&quot;getDaycountFraction&quot;;[.G25];[.H25]))" office:value-type="float" office:value="-31.475" calcext:value-type="float">
            <text:p>-31.475</text:p>
          </table:table-cell>
          <table:table-cell table:style-name="ce37" table:formula="of:=(YEARFRAC([.E25];[.F25];[.$C$9]))" office:value-type="float" office:value="31.475" calcext:value-type="float">
            <text:p>31.475</text:p>
          </table:table-cell>
          <table:table-cell table:formula="of:=ABS([.J25])-[.K2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2" office:value-type="string" calcext:value-type="string">
            <text:p>YearFrac Basis:</text:p>
          </table:table-cell>
          <table:table-cell table:style-name="ce22" office:value-type="string" calcext:value-type="string">
            <text:p>finmath lib Convention:</text:p>
          </table:table-cell>
          <table:table-cell/>
          <table:table-cell table:style-name="ce26" table:formula="of:=[.$C$11]+INT(RAND()*([.$C$12]-[.$C$11]))" office:value-type="date" office:date-value="2003-08-18" calcext:value-type="date">
            <text:p>18/08/2003</text:p>
          </table:table-cell>
          <table:table-cell table:style-name="ce26" table:formula="of:=[.$C$11]+INT(RAND()*([.$C$12]-[.$C$11]))" office:value-type="date" office:date-value="1990-03-31" calcext:value-type="date">
            <text:p>31/03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]))" office:value-type="string" office:string-value="date-7-26 &#10;[53814]" calcext:value-type="string">
            <text:p>date-7-26 </text:p>
            <text:p>[538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]))" office:value-type="string" office:string-value="date-8-26 &#10;[53812]" calcext:value-type="string">
            <text:p>date-8-26 </text:p>
            <text:p>[53812]</text:p>
          </table:table-cell>
          <table:table-cell/>
          <table:table-cell table:formula="of:=INFO.OBBA.OBBA.OBGET(INFO.OBBA.OBBA.OBCALL(&quot;&quot;;[.$B$15];&quot;getDaycountFraction&quot;;[.G26];[.H26]))" office:value-type="float" office:value="-13.5777777777778" calcext:value-type="float">
            <text:p>-13.578</text:p>
          </table:table-cell>
          <table:table-cell table:style-name="ce37" table:formula="of:=(YEARFRAC([.E26];[.F26];[.$C$9]))" office:value-type="float" office:value="13.5777777777778" calcext:value-type="float">
            <text:p>13.578</text:p>
          </table:table-cell>
          <table:table-cell table:formula="of:=ABS([.J26])-[.K2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0" calcext:value-type="float">
            <text:p>0</text:p>
          </table:table-cell>
          <table:table-cell table:style-name="ce21" office:value-type="string" calcext:value-type="string">
            <text:p>DayCountConvention_30U_360</text:p>
          </table:table-cell>
          <table:table-cell/>
          <table:table-cell table:style-name="ce26" table:formula="of:=[.$C$11]+INT(RAND()*([.$C$12]-[.$C$11]))" office:value-type="date" office:date-value="2023-10-12" calcext:value-type="date">
            <text:p>12/10/2023</text:p>
          </table:table-cell>
          <table:table-cell table:style-name="ce26" table:formula="of:=[.$C$11]+INT(RAND()*([.$C$12]-[.$C$11]))" office:value-type="date" office:date-value="1989-09-18" calcext:value-type="date">
            <text:p>18/09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]))" office:value-type="string" office:string-value="date-7-27 &#10;[53819]" calcext:value-type="string">
            <text:p>date-7-27 </text:p>
            <text:p>[538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]))" office:value-type="string" office:string-value="date-8-27 &#10;[53817]" calcext:value-type="string">
            <text:p>date-8-27 </text:p>
            <text:p>[53817]</text:p>
          </table:table-cell>
          <table:table-cell/>
          <table:table-cell table:formula="of:=INFO.OBBA.OBBA.OBGET(INFO.OBBA.OBBA.OBCALL(&quot;&quot;;[.$B$15];&quot;getDaycountFraction&quot;;[.G27];[.H27]))" office:value-type="float" office:value="-34.5611111111111" calcext:value-type="float">
            <text:p>-34.561</text:p>
          </table:table-cell>
          <table:table-cell table:style-name="ce37" table:formula="of:=(YEARFRAC([.E27];[.F27];[.$C$9]))" office:value-type="float" office:value="34.5611111111111" calcext:value-type="float">
            <text:p>34.561</text:p>
          </table:table-cell>
          <table:table-cell table:formula="of:=ABS([.J27])-[.K2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DayCountConvention_ACT_ACT_YEARFRAC</text:p>
          </table:table-cell>
          <table:table-cell/>
          <table:table-cell table:style-name="ce26" table:formula="of:=[.$C$11]+INT(RAND()*([.$C$12]-[.$C$11]))" office:value-type="date" office:date-value="2004-01-27" calcext:value-type="date">
            <text:p>27/01/2004</text:p>
          </table:table-cell>
          <table:table-cell table:style-name="ce26" table:formula="of:=[.$C$11]+INT(RAND()*([.$C$12]-[.$C$11]))" office:value-type="date" office:date-value="2002-02-13" calcext:value-type="date">
            <text:p>13/02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]))" office:value-type="string" office:string-value="date-7-28 &#10;[53824]" calcext:value-type="string">
            <text:p>date-7-28 </text:p>
            <text:p>[538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]))" office:value-type="string" office:string-value="date-8-28 &#10;[53822]" calcext:value-type="string">
            <text:p>date-8-28 </text:p>
            <text:p>[53822]</text:p>
          </table:table-cell>
          <table:table-cell/>
          <table:table-cell table:formula="of:=INFO.OBBA.OBBA.OBGET(INFO.OBBA.OBBA.OBCALL(&quot;&quot;;[.$B$15];&quot;getDaycountFraction&quot;;[.G28];[.H28]))" office:value-type="float" office:value="-1.98055555555556" calcext:value-type="float">
            <text:p>-1.981</text:p>
          </table:table-cell>
          <table:table-cell table:style-name="ce37" table:formula="of:=(YEARFRAC([.E28];[.F28];[.$C$9]))" office:value-type="float" office:value="1.98055555555556" calcext:value-type="float">
            <text:p>1.981</text:p>
          </table:table-cell>
          <table:table-cell table:formula="of:=ABS([.J28])-[.K2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2" calcext:value-type="float">
            <text:p>2</text:p>
          </table:table-cell>
          <table:table-cell table:style-name="ce21" office:value-type="string" calcext:value-type="string">
            <text:p>DayCountConvention_ACT_360</text:p>
          </table:table-cell>
          <table:table-cell/>
          <table:table-cell table:style-name="ce26" table:formula="of:=[.$C$11]+INT(RAND()*([.$C$12]-[.$C$11]))" office:value-type="date" office:date-value="1992-01-30" calcext:value-type="date">
            <text:p>30/01/1992</text:p>
          </table:table-cell>
          <table:table-cell table:style-name="ce26" table:formula="of:=[.$C$11]+INT(RAND()*([.$C$12]-[.$C$11]))" office:value-type="date" office:date-value="1981-12-24" calcext:value-type="date">
            <text:p>24/12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]))" office:value-type="string" office:string-value="date-7-29 &#10;[53829]" calcext:value-type="string">
            <text:p>date-7-29 </text:p>
            <text:p>[538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]))" office:value-type="string" office:string-value="date-8-29 &#10;[53827]" calcext:value-type="string">
            <text:p>date-8-29 </text:p>
            <text:p>[53827]</text:p>
          </table:table-cell>
          <table:table-cell/>
          <table:table-cell table:formula="of:=INFO.OBBA.OBBA.OBGET(INFO.OBBA.OBBA.OBCALL(&quot;&quot;;[.$B$15];&quot;getDaycountFraction&quot;;[.G29];[.H29]))" office:value-type="float" office:value="-10.2472222222222" calcext:value-type="float">
            <text:p>-10.247</text:p>
          </table:table-cell>
          <table:table-cell table:style-name="ce37" table:formula="of:=(YEARFRAC([.E29];[.F29];[.$C$9]))" office:value-type="float" office:value="10.2472222222222" calcext:value-type="float">
            <text:p>10.247</text:p>
          </table:table-cell>
          <table:table-cell table:formula="of:=ABS([.J29])-[.K2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3" calcext:value-type="float">
            <text:p>3</text:p>
          </table:table-cell>
          <table:table-cell table:style-name="ce21" office:value-type="string" calcext:value-type="string">
            <text:p>DayCountConvention_ACT_365</text:p>
          </table:table-cell>
          <table:table-cell/>
          <table:table-cell table:style-name="ce26" table:formula="of:=[.$C$11]+INT(RAND()*([.$C$12]-[.$C$11]))" office:value-type="date" office:date-value="2015-09-29" calcext:value-type="date">
            <text:p>29/09/2015</text:p>
          </table:table-cell>
          <table:table-cell table:style-name="ce26" table:formula="of:=[.$C$11]+INT(RAND()*([.$C$12]-[.$C$11]))" office:value-type="date" office:date-value="1988-06-25" calcext:value-type="date">
            <text:p>25/06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]))" office:value-type="string" office:string-value="date-7-30 &#10;[53834]" calcext:value-type="string">
            <text:p>date-7-30 </text:p>
            <text:p>[538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]))" office:value-type="string" office:string-value="date-8-30 &#10;[53832]" calcext:value-type="string">
            <text:p>date-8-30 </text:p>
            <text:p>[53832]</text:p>
          </table:table-cell>
          <table:table-cell/>
          <table:table-cell table:formula="of:=INFO.OBBA.OBBA.OBGET(INFO.OBBA.OBBA.OBCALL(&quot;&quot;;[.$B$15];&quot;getDaycountFraction&quot;;[.G30];[.H30]))" office:value-type="float" office:value="-27.6583333333333" calcext:value-type="float">
            <text:p>-27.658</text:p>
          </table:table-cell>
          <table:table-cell table:style-name="ce37" table:formula="of:=(YEARFRAC([.E30];[.F30];[.$C$9]))" office:value-type="float" office:value="27.6583333333333" calcext:value-type="float">
            <text:p>27.658</text:p>
          </table:table-cell>
          <table:table-cell table:formula="of:=ABS([.J30])-[.K3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4" calcext:value-type="float">
            <text:p>4</text:p>
          </table:table-cell>
          <table:table-cell table:style-name="ce21" office:value-type="string" calcext:value-type="string">
            <text:p>DayCountConvention_30E_360</text:p>
          </table:table-cell>
          <table:table-cell/>
          <table:table-cell table:style-name="ce26" table:formula="of:=[.$C$11]+INT(RAND()*([.$C$12]-[.$C$11]))" office:value-type="date" office:date-value="2000-07-11" calcext:value-type="date">
            <text:p>11/07/2000</text:p>
          </table:table-cell>
          <table:table-cell table:style-name="ce26" table:formula="of:=[.$C$11]+INT(RAND()*([.$C$12]-[.$C$11]))" office:value-type="date" office:date-value="1997-02-15" calcext:value-type="date">
            <text:p>15/02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]))" office:value-type="string" office:string-value="date-7-31 &#10;[53839]" calcext:value-type="string">
            <text:p>date-7-31 </text:p>
            <text:p>[538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]))" office:value-type="string" office:string-value="date-8-31 &#10;[53837]" calcext:value-type="string">
            <text:p>date-8-31 </text:p>
            <text:p>[53837]</text:p>
          </table:table-cell>
          <table:table-cell/>
          <table:table-cell table:formula="of:=INFO.OBBA.OBBA.OBGET(INFO.OBBA.OBBA.OBCALL(&quot;&quot;;[.$B$15];&quot;getDaycountFraction&quot;;[.G31];[.H31]))" office:value-type="float" office:value="-3.45" calcext:value-type="float">
            <text:p>-3.450</text:p>
          </table:table-cell>
          <table:table-cell table:style-name="ce37" table:formula="of:=(YEARFRAC([.E31];[.F31];[.$C$9]))" office:value-type="float" office:value="3.45" calcext:value-type="float">
            <text:p>3.450</text:p>
          </table:table-cell>
          <table:table-cell table:formula="of:=ABS([.J31])-[.K3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4-02" calcext:value-type="date">
            <text:p>02/04/2005</text:p>
          </table:table-cell>
          <table:table-cell table:style-name="ce26" table:formula="of:=[.$C$11]+INT(RAND()*([.$C$12]-[.$C$11]))" office:value-type="date" office:date-value="1999-09-04" calcext:value-type="date">
            <text:p>04/09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]))" office:value-type="string" office:string-value="date-7-32 &#10;[53844]" calcext:value-type="string">
            <text:p>date-7-32 </text:p>
            <text:p>[538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]))" office:value-type="string" office:string-value="date-8-32 &#10;[53842]" calcext:value-type="string">
            <text:p>date-8-32 </text:p>
            <text:p>[53842]</text:p>
          </table:table-cell>
          <table:table-cell/>
          <table:table-cell table:formula="of:=INFO.OBBA.OBBA.OBGET(INFO.OBBA.OBBA.OBCALL(&quot;&quot;;[.$B$15];&quot;getDaycountFraction&quot;;[.G32];[.H32]))" office:value-type="float" office:value="-5.65833333333333" calcext:value-type="float">
            <text:p>-5.658</text:p>
          </table:table-cell>
          <table:table-cell table:style-name="ce37" table:formula="of:=(YEARFRAC([.E32];[.F32];[.$C$9]))" office:value-type="float" office:value="5.65833333333333" calcext:value-type="float">
            <text:p>5.658</text:p>
          </table:table-cell>
          <table:table-cell table:formula="of:=ABS([.J32])-[.K3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1-20" calcext:value-type="date">
            <text:p>20/11/2018</text:p>
          </table:table-cell>
          <table:table-cell table:style-name="ce26" table:formula="of:=[.$C$11]+INT(RAND()*([.$C$12]-[.$C$11]))" office:value-type="date" office:date-value="2022-10-19" calcext:value-type="date">
            <text:p>19/10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]))" office:value-type="string" office:string-value="date-7-33 &#10;[53849]" calcext:value-type="string">
            <text:p>date-7-33 </text:p>
            <text:p>[538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]))" office:value-type="string" office:string-value="date-8-33 &#10;[53847]" calcext:value-type="string">
            <text:p>date-8-33 </text:p>
            <text:p>[53847]</text:p>
          </table:table-cell>
          <table:table-cell/>
          <table:table-cell table:formula="of:=INFO.OBBA.OBBA.OBGET(INFO.OBBA.OBBA.OBCALL(&quot;&quot;;[.$B$15];&quot;getDaycountFraction&quot;;[.G33];[.H33]))" office:value-type="float" office:value="3.96944444444444" calcext:value-type="float">
            <text:p>3.969</text:p>
          </table:table-cell>
          <table:table-cell table:style-name="ce37" table:formula="of:=(YEARFRAC([.E33];[.F33];[.$C$9]))" office:value-type="float" office:value="3.96944444444444" calcext:value-type="float">
            <text:p>3.969</text:p>
          </table:table-cell>
          <table:table-cell table:formula="of:=ABS([.J33])-[.K3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2-26" calcext:value-type="date">
            <text:p>26/02/2012</text:p>
          </table:table-cell>
          <table:table-cell table:style-name="ce26" table:formula="of:=[.$C$11]+INT(RAND()*([.$C$12]-[.$C$11]))" office:value-type="date" office:date-value="1985-09-07" calcext:value-type="date">
            <text:p>07/09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]))" office:value-type="string" office:string-value="date-7-34 &#10;[53854]" calcext:value-type="string">
            <text:p>date-7-34 </text:p>
            <text:p>[538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]))" office:value-type="string" office:string-value="date-8-34 &#10;[53852]" calcext:value-type="string">
            <text:p>date-8-34 </text:p>
            <text:p>[53852]</text:p>
          </table:table-cell>
          <table:table-cell/>
          <table:table-cell table:formula="of:=INFO.OBBA.OBBA.OBGET(INFO.OBBA.OBBA.OBCALL(&quot;&quot;;[.$B$15];&quot;getDaycountFraction&quot;;[.G34];[.H34]))" office:value-type="float" office:value="-26.8555555555556" calcext:value-type="float">
            <text:p>-26.856</text:p>
          </table:table-cell>
          <table:table-cell table:style-name="ce37" table:formula="of:=(YEARFRAC([.E34];[.F34];[.$C$9]))" office:value-type="float" office:value="26.8555555555556" calcext:value-type="float">
            <text:p>26.856</text:p>
          </table:table-cell>
          <table:table-cell table:formula="of:=ABS([.J34])-[.K3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10-03" calcext:value-type="date">
            <text:p>03/10/2010</text:p>
          </table:table-cell>
          <table:table-cell table:style-name="ce26" table:formula="of:=[.$C$11]+INT(RAND()*([.$C$12]-[.$C$11]))" office:value-type="date" office:date-value="2008-03-22" calcext:value-type="date">
            <text:p>22/03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]))" office:value-type="string" office:string-value="date-7-35 &#10;[53859]" calcext:value-type="string">
            <text:p>date-7-35 </text:p>
            <text:p>[538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]))" office:value-type="string" office:string-value="date-8-35 &#10;[53857]" calcext:value-type="string">
            <text:p>date-8-35 </text:p>
            <text:p>[53857]</text:p>
          </table:table-cell>
          <table:table-cell/>
          <table:table-cell table:formula="of:=INFO.OBBA.OBBA.OBGET(INFO.OBBA.OBBA.OBCALL(&quot;&quot;;[.$B$15];&quot;getDaycountFraction&quot;;[.G35];[.H35]))" office:value-type="float" office:value="-2.56944444444444" calcext:value-type="float">
            <text:p>-2.569</text:p>
          </table:table-cell>
          <table:table-cell table:style-name="ce37" table:formula="of:=(YEARFRAC([.E35];[.F35];[.$C$9]))" office:value-type="float" office:value="2.56944444444444" calcext:value-type="float">
            <text:p>2.569</text:p>
          </table:table-cell>
          <table:table-cell table:formula="of:=ABS([.J35])-[.K3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1-10" calcext:value-type="date">
            <text:p>10/11/2024</text:p>
          </table:table-cell>
          <table:table-cell table:style-name="ce26" table:formula="of:=[.$C$11]+INT(RAND()*([.$C$12]-[.$C$11]))" office:value-type="date" office:date-value="1983-12-03" calcext:value-type="date">
            <text:p>03/12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]))" office:value-type="string" office:string-value="date-7-36 &#10;[53864]" calcext:value-type="string">
            <text:p>date-7-36 </text:p>
            <text:p>[538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]))" office:value-type="string" office:string-value="date-8-36 &#10;[53862]" calcext:value-type="string">
            <text:p>date-8-36 </text:p>
            <text:p>[53862]</text:p>
          </table:table-cell>
          <table:table-cell/>
          <table:table-cell table:formula="of:=INFO.OBBA.OBBA.OBGET(INFO.OBBA.OBBA.OBCALL(&quot;&quot;;[.$B$15];&quot;getDaycountFraction&quot;;[.G36];[.H36]))" office:value-type="float" office:value="-41.5361111111111" calcext:value-type="float">
            <text:p>-41.536</text:p>
          </table:table-cell>
          <table:table-cell table:style-name="ce37" table:formula="of:=(YEARFRAC([.E36];[.F36];[.$C$9]))" office:value-type="float" office:value="41.5361111111111" calcext:value-type="float">
            <text:p>41.536</text:p>
          </table:table-cell>
          <table:table-cell table:formula="of:=ABS([.J36])-[.K3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6-15" calcext:value-type="date">
            <text:p>15/06/1989</text:p>
          </table:table-cell>
          <table:table-cell table:style-name="ce26" table:formula="of:=[.$C$11]+INT(RAND()*([.$C$12]-[.$C$11]))" office:value-type="date" office:date-value="2005-02-24" calcext:value-type="date">
            <text:p>24/02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]))" office:value-type="string" office:string-value="date-7-37 &#10;[53869]" calcext:value-type="string">
            <text:p>date-7-37 </text:p>
            <text:p>[538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]))" office:value-type="string" office:string-value="date-8-37 &#10;[53867]" calcext:value-type="string">
            <text:p>date-8-37 </text:p>
            <text:p>[53867]</text:p>
          </table:table-cell>
          <table:table-cell/>
          <table:table-cell table:formula="of:=INFO.OBBA.OBBA.OBGET(INFO.OBBA.OBBA.OBCALL(&quot;&quot;;[.$B$15];&quot;getDaycountFraction&quot;;[.G37];[.H37]))" office:value-type="float" office:value="15.925" calcext:value-type="float">
            <text:p>15.925</text:p>
          </table:table-cell>
          <table:table-cell table:style-name="ce37" table:formula="of:=(YEARFRAC([.E37];[.F37];[.$C$9]))" office:value-type="float" office:value="15.925" calcext:value-type="float">
            <text:p>15.925</text:p>
          </table:table-cell>
          <table:table-cell table:formula="of:=ABS([.J37])-[.K3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10-13" calcext:value-type="date">
            <text:p>13/10/2017</text:p>
          </table:table-cell>
          <table:table-cell table:style-name="ce26" table:formula="of:=[.$C$11]+INT(RAND()*([.$C$12]-[.$C$11]))" office:value-type="date" office:date-value="2015-02-05" calcext:value-type="date">
            <text:p>05/02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]))" office:value-type="string" office:string-value="date-7-38 &#10;[53874]" calcext:value-type="string">
            <text:p>date-7-38 </text:p>
            <text:p>[538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]))" office:value-type="string" office:string-value="date-8-38 &#10;[53872]" calcext:value-type="string">
            <text:p>date-8-38 </text:p>
            <text:p>[53872]</text:p>
          </table:table-cell>
          <table:table-cell/>
          <table:table-cell table:formula="of:=INFO.OBBA.OBBA.OBGET(INFO.OBBA.OBBA.OBCALL(&quot;&quot;;[.$B$15];&quot;getDaycountFraction&quot;;[.G38];[.H38]))" office:value-type="float" office:value="-2.725" calcext:value-type="float">
            <text:p>-2.725</text:p>
          </table:table-cell>
          <table:table-cell table:style-name="ce37" table:formula="of:=(YEARFRAC([.E38];[.F38];[.$C$9]))" office:value-type="float" office:value="2.725" calcext:value-type="float">
            <text:p>2.725</text:p>
          </table:table-cell>
          <table:table-cell table:formula="of:=ABS([.J38])-[.K3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10-22" calcext:value-type="date">
            <text:p>22/10/2025</text:p>
          </table:table-cell>
          <table:table-cell table:style-name="ce26" table:formula="of:=[.$C$11]+INT(RAND()*([.$C$12]-[.$C$11]))" office:value-type="date" office:date-value="2014-06-23" calcext:value-type="date">
            <text:p>23/06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]))" office:value-type="string" office:string-value="date-7-39 &#10;[53879]" calcext:value-type="string">
            <text:p>date-7-39 </text:p>
            <text:p>[538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]))" office:value-type="string" office:string-value="date-8-39 &#10;[53877]" calcext:value-type="string">
            <text:p>date-8-39 </text:p>
            <text:p>[53877]</text:p>
          </table:table-cell>
          <table:table-cell/>
          <table:table-cell table:formula="of:=INFO.OBBA.OBBA.OBGET(INFO.OBBA.OBBA.OBCALL(&quot;&quot;;[.$B$15];&quot;getDaycountFraction&quot;;[.G39];[.H39]))" office:value-type="float" office:value="-11.4972222222222" calcext:value-type="float">
            <text:p>-11.497</text:p>
          </table:table-cell>
          <table:table-cell table:style-name="ce37" table:formula="of:=(YEARFRAC([.E39];[.F39];[.$C$9]))" office:value-type="float" office:value="11.4972222222222" calcext:value-type="float">
            <text:p>11.497</text:p>
          </table:table-cell>
          <table:table-cell table:formula="of:=ABS([.J39])-[.K3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4-14" calcext:value-type="date">
            <text:p>14/04/1998</text:p>
          </table:table-cell>
          <table:table-cell table:style-name="ce26" table:formula="of:=[.$C$11]+INT(RAND()*([.$C$12]-[.$C$11]))" office:value-type="date" office:date-value="2002-07-04" calcext:value-type="date">
            <text:p>04/07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]))" office:value-type="string" office:string-value="date-7-40 &#10;[53884]" calcext:value-type="string">
            <text:p>date-7-40 </text:p>
            <text:p>[538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]))" office:value-type="string" office:string-value="date-8-40 &#10;[53882]" calcext:value-type="string">
            <text:p>date-8-40 </text:p>
            <text:p>[53882]</text:p>
          </table:table-cell>
          <table:table-cell/>
          <table:table-cell table:formula="of:=INFO.OBBA.OBBA.OBGET(INFO.OBBA.OBBA.OBCALL(&quot;&quot;;[.$B$15];&quot;getDaycountFraction&quot;;[.G40];[.H40]))" office:value-type="float" office:value="4.28333333333333" calcext:value-type="float">
            <text:p>4.283</text:p>
          </table:table-cell>
          <table:table-cell table:style-name="ce37" table:formula="of:=(YEARFRAC([.E40];[.F40];[.$C$9]))" office:value-type="float" office:value="4.28333333333333" calcext:value-type="float">
            <text:p>4.283</text:p>
          </table:table-cell>
          <table:table-cell table:formula="of:=ABS([.J40])-[.K4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3-16" calcext:value-type="date">
            <text:p>16/03/2019</text:p>
          </table:table-cell>
          <table:table-cell table:style-name="ce26" table:formula="of:=[.$C$11]+INT(RAND()*([.$C$12]-[.$C$11]))" office:value-type="date" office:date-value="2028-03-22" calcext:value-type="date">
            <text:p>22/03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]))" office:value-type="string" office:string-value="date-7-41 &#10;[53889]" calcext:value-type="string">
            <text:p>date-7-41 </text:p>
            <text:p>[538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]))" office:value-type="string" office:string-value="date-8-41 &#10;[53887]" calcext:value-type="string">
            <text:p>date-8-41 </text:p>
            <text:p>[53887]</text:p>
          </table:table-cell>
          <table:table-cell/>
          <table:table-cell table:formula="of:=INFO.OBBA.OBBA.OBGET(INFO.OBBA.OBBA.OBCALL(&quot;&quot;;[.$B$15];&quot;getDaycountFraction&quot;;[.G41];[.H41]))" office:value-type="float" office:value="9.15" calcext:value-type="float">
            <text:p>9.150</text:p>
          </table:table-cell>
          <table:table-cell table:style-name="ce37" table:formula="of:=(YEARFRAC([.E41];[.F41];[.$C$9]))" office:value-type="float" office:value="9.15" calcext:value-type="float">
            <text:p>9.150</text:p>
          </table:table-cell>
          <table:table-cell table:formula="of:=ABS([.J41])-[.K4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8-06" calcext:value-type="date">
            <text:p>06/08/1998</text:p>
          </table:table-cell>
          <table:table-cell table:style-name="ce26" table:formula="of:=[.$C$11]+INT(RAND()*([.$C$12]-[.$C$11]))" office:value-type="date" office:date-value="2018-03-13" calcext:value-type="date">
            <text:p>13/03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]))" office:value-type="string" office:string-value="date-7-42 &#10;[53894]" calcext:value-type="string">
            <text:p>date-7-42 </text:p>
            <text:p>[538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]))" office:value-type="string" office:string-value="date-8-42 &#10;[53892]" calcext:value-type="string">
            <text:p>date-8-42 </text:p>
            <text:p>[53892]</text:p>
          </table:table-cell>
          <table:table-cell/>
          <table:table-cell table:formula="of:=INFO.OBBA.OBBA.OBGET(INFO.OBBA.OBBA.OBCALL(&quot;&quot;;[.$B$15];&quot;getDaycountFraction&quot;;[.G42];[.H42]))" office:value-type="float" office:value="19.8861111111111" calcext:value-type="float">
            <text:p>19.886</text:p>
          </table:table-cell>
          <table:table-cell table:style-name="ce37" table:formula="of:=(YEARFRAC([.E42];[.F42];[.$C$9]))" office:value-type="float" office:value="19.8861111111111" calcext:value-type="float">
            <text:p>19.886</text:p>
          </table:table-cell>
          <table:table-cell table:formula="of:=ABS([.J42])-[.K4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12-09" calcext:value-type="date">
            <text:p>09/12/1981</text:p>
          </table:table-cell>
          <table:table-cell table:style-name="ce26" table:formula="of:=[.$C$11]+INT(RAND()*([.$C$12]-[.$C$11]))" office:value-type="date" office:date-value="1996-03-13" calcext:value-type="date">
            <text:p>13/03/199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]))" office:value-type="string" office:string-value="date-7-43 &#10;[53899]" calcext:value-type="string">
            <text:p>date-7-43 </text:p>
            <text:p>[538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]))" office:value-type="string" office:string-value="date-8-43 &#10;[53897]" calcext:value-type="string">
            <text:p>date-8-43 </text:p>
            <text:p>[53897]</text:p>
          </table:table-cell>
          <table:table-cell/>
          <table:table-cell table:formula="of:=INFO.OBBA.OBBA.OBGET(INFO.OBBA.OBBA.OBCALL(&quot;&quot;;[.$B$15];&quot;getDaycountFraction&quot;;[.G43];[.H43]))" office:value-type="float" office:value="14.4666666666667" calcext:value-type="float">
            <text:p>14.467</text:p>
          </table:table-cell>
          <table:table-cell table:style-name="ce37" table:formula="of:=(YEARFRAC([.E43];[.F43];[.$C$9]))" office:value-type="float" office:value="14.4666666666667" calcext:value-type="float">
            <text:p>14.467</text:p>
          </table:table-cell>
          <table:table-cell table:formula="of:=ABS([.J43])-[.K4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6-21" calcext:value-type="date">
            <text:p>21/06/2002</text:p>
          </table:table-cell>
          <table:table-cell table:style-name="ce26" table:formula="of:=[.$C$11]+INT(RAND()*([.$C$12]-[.$C$11]))" office:value-type="date" office:date-value="2015-05-29" calcext:value-type="date">
            <text:p>29/05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]))" office:value-type="string" office:string-value="date-7-44 &#10;[53904]" calcext:value-type="string">
            <text:p>date-7-44 </text:p>
            <text:p>[539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]))" office:value-type="string" office:string-value="date-8-44 &#10;[53902]" calcext:value-type="string">
            <text:p>date-8-44 </text:p>
            <text:p>[53902]</text:p>
          </table:table-cell>
          <table:table-cell/>
          <table:table-cell table:formula="of:=INFO.OBBA.OBBA.OBGET(INFO.OBBA.OBBA.OBCALL(&quot;&quot;;[.$B$15];&quot;getDaycountFraction&quot;;[.G44];[.H44]))" office:value-type="float" office:value="13.125" calcext:value-type="float">
            <text:p>13.125</text:p>
          </table:table-cell>
          <table:table-cell table:style-name="ce37" table:formula="of:=(YEARFRAC([.E44];[.F44];[.$C$9]))" office:value-type="float" office:value="13.125" calcext:value-type="float">
            <text:p>13.125</text:p>
          </table:table-cell>
          <table:table-cell table:formula="of:=ABS([.J44])-[.K4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2-23" calcext:value-type="date">
            <text:p>23/02/1986</text:p>
          </table:table-cell>
          <table:table-cell table:style-name="ce26" table:formula="of:=[.$C$11]+INT(RAND()*([.$C$12]-[.$C$11]))" office:value-type="date" office:date-value="2026-10-04" calcext:value-type="date">
            <text:p>04/10/202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]))" office:value-type="string" office:string-value="date-7-45 &#10;[53909]" calcext:value-type="string">
            <text:p>date-7-45 </text:p>
            <text:p>[539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]))" office:value-type="string" office:string-value="date-8-45 &#10;[53907]" calcext:value-type="string">
            <text:p>date-8-45 </text:p>
            <text:p>[53907]</text:p>
          </table:table-cell>
          <table:table-cell/>
          <table:table-cell table:formula="of:=INFO.OBBA.OBBA.OBGET(INFO.OBBA.OBBA.OBCALL(&quot;&quot;;[.$B$15];&quot;getDaycountFraction&quot;;[.G45];[.H45]))" office:value-type="float" office:value="41.2027777777778" calcext:value-type="float">
            <text:p>41.203</text:p>
          </table:table-cell>
          <table:table-cell table:style-name="ce37" table:formula="of:=(YEARFRAC([.E45];[.F45];[.$C$9]))" office:value-type="float" office:value="41.2027777777778" calcext:value-type="float">
            <text:p>41.203</text:p>
          </table:table-cell>
          <table:table-cell table:formula="of:=ABS([.J45])-[.K4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4-23" calcext:value-type="date">
            <text:p>23/04/1992</text:p>
          </table:table-cell>
          <table:table-cell table:style-name="ce26" table:formula="of:=[.$C$11]+INT(RAND()*([.$C$12]-[.$C$11]))" office:value-type="date" office:date-value="2012-04-06" calcext:value-type="date">
            <text:p>06/04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]))" office:value-type="string" office:string-value="date-7-46 &#10;[53914]" calcext:value-type="string">
            <text:p>date-7-46 </text:p>
            <text:p>[539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]))" office:value-type="string" office:string-value="date-8-46 &#10;[53912]" calcext:value-type="string">
            <text:p>date-8-46 </text:p>
            <text:p>[53912]</text:p>
          </table:table-cell>
          <table:table-cell/>
          <table:table-cell table:formula="of:=INFO.OBBA.OBBA.OBGET(INFO.OBBA.OBBA.OBCALL(&quot;&quot;;[.$B$15];&quot;getDaycountFraction&quot;;[.G46];[.H46]))" office:value-type="float" office:value="20.2444444444444" calcext:value-type="float">
            <text:p>20.244</text:p>
          </table:table-cell>
          <table:table-cell table:style-name="ce37" table:formula="of:=(YEARFRAC([.E46];[.F46];[.$C$9]))" office:value-type="float" office:value="20.2444444444444" calcext:value-type="float">
            <text:p>20.244</text:p>
          </table:table-cell>
          <table:table-cell table:formula="of:=ABS([.J46])-[.K4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6-25" calcext:value-type="date">
            <text:p>25/06/2028</text:p>
          </table:table-cell>
          <table:table-cell table:style-name="ce26" table:formula="of:=[.$C$11]+INT(RAND()*([.$C$12]-[.$C$11]))" office:value-type="date" office:date-value="1998-01-09" calcext:value-type="date">
            <text:p>09/01/199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]))" office:value-type="string" office:string-value="date-7-47 &#10;[53919]" calcext:value-type="string">
            <text:p>date-7-47 </text:p>
            <text:p>[539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]))" office:value-type="string" office:string-value="date-8-47 &#10;[53917]" calcext:value-type="string">
            <text:p>date-8-47 </text:p>
            <text:p>[53917]</text:p>
          </table:table-cell>
          <table:table-cell/>
          <table:table-cell table:formula="of:=INFO.OBBA.OBBA.OBGET(INFO.OBBA.OBBA.OBCALL(&quot;&quot;;[.$B$15];&quot;getDaycountFraction&quot;;[.G47];[.H47]))" office:value-type="float" office:value="-30.9027777777778" calcext:value-type="float">
            <text:p>-30.903</text:p>
          </table:table-cell>
          <table:table-cell table:style-name="ce37" table:formula="of:=(YEARFRAC([.E47];[.F47];[.$C$9]))" office:value-type="float" office:value="30.9027777777778" calcext:value-type="float">
            <text:p>30.903</text:p>
          </table:table-cell>
          <table:table-cell table:formula="of:=ABS([.J47])-[.K4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8-06" calcext:value-type="date">
            <text:p>06/08/1982</text:p>
          </table:table-cell>
          <table:table-cell table:style-name="ce26" table:formula="of:=[.$C$11]+INT(RAND()*([.$C$12]-[.$C$11]))" office:value-type="date" office:date-value="2001-02-22" calcext:value-type="date">
            <text:p>22/02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]))" office:value-type="string" office:string-value="date-7-48 &#10;[53924]" calcext:value-type="string">
            <text:p>date-7-48 </text:p>
            <text:p>[539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]))" office:value-type="string" office:string-value="date-8-48 &#10;[53922]" calcext:value-type="string">
            <text:p>date-8-48 </text:p>
            <text:p>[53922]</text:p>
          </table:table-cell>
          <table:table-cell/>
          <table:table-cell table:formula="of:=INFO.OBBA.OBBA.OBGET(INFO.OBBA.OBBA.OBCALL(&quot;&quot;;[.$B$15];&quot;getDaycountFraction&quot;;[.G48];[.H48]))" office:value-type="float" office:value="18.8194444444444" calcext:value-type="float">
            <text:p>18.819</text:p>
          </table:table-cell>
          <table:table-cell table:style-name="ce37" table:formula="of:=(YEARFRAC([.E48];[.F48];[.$C$9]))" office:value-type="float" office:value="18.8194444444444" calcext:value-type="float">
            <text:p>18.819</text:p>
          </table:table-cell>
          <table:table-cell table:formula="of:=ABS([.J48])-[.K4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9-10" calcext:value-type="date">
            <text:p>10/09/1998</text:p>
          </table:table-cell>
          <table:table-cell table:style-name="ce26" table:formula="of:=[.$C$11]+INT(RAND()*([.$C$12]-[.$C$11]))" office:value-type="date" office:date-value="2029-07-24" calcext:value-type="date">
            <text:p>24/07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]))" office:value-type="string" office:string-value="date-7-49 &#10;[53929]" calcext:value-type="string">
            <text:p>date-7-49 </text:p>
            <text:p>[539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]))" office:value-type="string" office:string-value="date-8-49 &#10;[53927]" calcext:value-type="string">
            <text:p>date-8-49 </text:p>
            <text:p>[53927]</text:p>
          </table:table-cell>
          <table:table-cell/>
          <table:table-cell table:formula="of:=INFO.OBBA.OBBA.OBGET(INFO.OBBA.OBBA.OBCALL(&quot;&quot;;[.$B$15];&quot;getDaycountFraction&quot;;[.G49];[.H49]))" office:value-type="float" office:value="31.3194444444444" calcext:value-type="float">
            <text:p>31.319</text:p>
          </table:table-cell>
          <table:table-cell table:style-name="ce37" table:formula="of:=(YEARFRAC([.E49];[.F49];[.$C$9]))" office:value-type="float" office:value="31.3194444444444" calcext:value-type="float">
            <text:p>31.319</text:p>
          </table:table-cell>
          <table:table-cell table:formula="of:=ABS([.J49])-[.K4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8-23" calcext:value-type="date">
            <text:p>23/08/1982</text:p>
          </table:table-cell>
          <table:table-cell table:style-name="ce26" table:formula="of:=[.$C$11]+INT(RAND()*([.$C$12]-[.$C$11]))" office:value-type="date" office:date-value="2020-08-26" calcext:value-type="date">
            <text:p>26/08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0]))" office:value-type="string" office:string-value="date-7-50 &#10;[53934]" calcext:value-type="string">
            <text:p>date-7-50 </text:p>
            <text:p>[539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0]))" office:value-type="string" office:string-value="date-8-50 &#10;[53932]" calcext:value-type="string">
            <text:p>date-8-50 </text:p>
            <text:p>[53932]</text:p>
          </table:table-cell>
          <table:table-cell/>
          <table:table-cell table:formula="of:=INFO.OBBA.OBBA.OBGET(INFO.OBBA.OBBA.OBCALL(&quot;&quot;;[.$B$15];&quot;getDaycountFraction&quot;;[.G50];[.H50]))" office:value-type="float" office:value="38.5638888888889" calcext:value-type="float">
            <text:p>38.564</text:p>
          </table:table-cell>
          <table:table-cell table:style-name="ce37" table:formula="of:=(YEARFRAC([.E50];[.F50];[.$C$9]))" office:value-type="float" office:value="38.5638888888889" calcext:value-type="float">
            <text:p>38.564</text:p>
          </table:table-cell>
          <table:table-cell table:formula="of:=ABS([.J50])-[.K5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9-28" calcext:value-type="date">
            <text:p>28/09/1989</text:p>
          </table:table-cell>
          <table:table-cell table:style-name="ce26" table:formula="of:=[.$C$11]+INT(RAND()*([.$C$12]-[.$C$11]))" office:value-type="date" office:date-value="1982-04-10" calcext:value-type="date">
            <text:p>10/04/198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1]))" office:value-type="string" office:string-value="date-7-51 &#10;[53939]" calcext:value-type="string">
            <text:p>date-7-51 </text:p>
            <text:p>[539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1]))" office:value-type="string" office:string-value="date-8-51 &#10;[53937]" calcext:value-type="string">
            <text:p>date-8-51 </text:p>
            <text:p>[53937]</text:p>
          </table:table-cell>
          <table:table-cell/>
          <table:table-cell table:formula="of:=INFO.OBBA.OBBA.OBGET(INFO.OBBA.OBBA.OBCALL(&quot;&quot;;[.$B$15];&quot;getDaycountFraction&quot;;[.G51];[.H51]))" office:value-type="float" office:value="-7.57777777777778" calcext:value-type="float">
            <text:p>-7.578</text:p>
          </table:table-cell>
          <table:table-cell table:style-name="ce37" table:formula="of:=(YEARFRAC([.E51];[.F51];[.$C$9]))" office:value-type="float" office:value="7.57777777777778" calcext:value-type="float">
            <text:p>7.578</text:p>
          </table:table-cell>
          <table:table-cell table:formula="of:=ABS([.J51])-[.K5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8-30" calcext:value-type="date">
            <text:p>30/08/2024</text:p>
          </table:table-cell>
          <table:table-cell table:style-name="ce26" table:formula="of:=[.$C$11]+INT(RAND()*([.$C$12]-[.$C$11]))" office:value-type="date" office:date-value="2002-07-12" calcext:value-type="date">
            <text:p>12/07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2]))" office:value-type="string" office:string-value="date-7-52 &#10;[53944]" calcext:value-type="string">
            <text:p>date-7-52 </text:p>
            <text:p>[539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2]))" office:value-type="string" office:string-value="date-8-52 &#10;[53942]" calcext:value-type="string">
            <text:p>date-8-52 </text:p>
            <text:p>[53942]</text:p>
          </table:table-cell>
          <table:table-cell/>
          <table:table-cell table:formula="of:=INFO.OBBA.OBBA.OBGET(INFO.OBBA.OBBA.OBCALL(&quot;&quot;;[.$B$15];&quot;getDaycountFraction&quot;;[.G52];[.H52]))" office:value-type="float" office:value="-22.4583333333333" calcext:value-type="float">
            <text:p>-22.458</text:p>
          </table:table-cell>
          <table:table-cell table:style-name="ce37" table:formula="of:=(YEARFRAC([.E52];[.F52];[.$C$9]))" office:value-type="float" office:value="22.4583333333333" calcext:value-type="float">
            <text:p>22.458</text:p>
          </table:table-cell>
          <table:table-cell table:formula="of:=ABS([.J52])-[.K5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1-18" calcext:value-type="date">
            <text:p>18/01/1992</text:p>
          </table:table-cell>
          <table:table-cell table:style-name="ce26" table:formula="of:=[.$C$11]+INT(RAND()*([.$C$12]-[.$C$11]))" office:value-type="date" office:date-value="2005-01-03" calcext:value-type="date">
            <text:p>03/01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3]))" office:value-type="string" office:string-value="date-7-53 &#10;[53949]" calcext:value-type="string">
            <text:p>date-7-53 </text:p>
            <text:p>[539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3]))" office:value-type="string" office:string-value="date-8-53 &#10;[53947]" calcext:value-type="string">
            <text:p>date-8-53 </text:p>
            <text:p>[53947]</text:p>
          </table:table-cell>
          <table:table-cell/>
          <table:table-cell table:formula="of:=INFO.OBBA.OBBA.OBGET(INFO.OBBA.OBBA.OBCALL(&quot;&quot;;[.$B$15];&quot;getDaycountFraction&quot;;[.G53];[.H53]))" office:value-type="float" office:value="13.15" calcext:value-type="float">
            <text:p>13.150</text:p>
          </table:table-cell>
          <table:table-cell table:style-name="ce37" table:formula="of:=(YEARFRAC([.E53];[.F53];[.$C$9]))" office:value-type="float" office:value="13.15" calcext:value-type="float">
            <text:p>13.150</text:p>
          </table:table-cell>
          <table:table-cell table:formula="of:=ABS([.J53])-[.K5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3-20" calcext:value-type="date">
            <text:p>20/03/1991</text:p>
          </table:table-cell>
          <table:table-cell table:style-name="ce26" table:formula="of:=[.$C$11]+INT(RAND()*([.$C$12]-[.$C$11]))" office:value-type="date" office:date-value="1985-05-04" calcext:value-type="date">
            <text:p>04/05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4]))" office:value-type="string" office:string-value="date-7-54 &#10;[53954]" calcext:value-type="string">
            <text:p>date-7-54 </text:p>
            <text:p>[539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4]))" office:value-type="string" office:string-value="date-8-54 &#10;[53952]" calcext:value-type="string">
            <text:p>date-8-54 </text:p>
            <text:p>[53952]</text:p>
          </table:table-cell>
          <table:table-cell/>
          <table:table-cell table:formula="of:=INFO.OBBA.OBBA.OBGET(INFO.OBBA.OBBA.OBCALL(&quot;&quot;;[.$B$15];&quot;getDaycountFraction&quot;;[.G54];[.H54]))" office:value-type="float" office:value="-5.96111111111111" calcext:value-type="float">
            <text:p>-5.961</text:p>
          </table:table-cell>
          <table:table-cell table:style-name="ce37" table:formula="of:=(YEARFRAC([.E54];[.F54];[.$C$9]))" office:value-type="float" office:value="5.96111111111111" calcext:value-type="float">
            <text:p>5.961</text:p>
          </table:table-cell>
          <table:table-cell table:formula="of:=ABS([.J54])-[.K5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4-30" calcext:value-type="date">
            <text:p>30/04/1984</text:p>
          </table:table-cell>
          <table:table-cell table:style-name="ce26" table:formula="of:=[.$C$11]+INT(RAND()*([.$C$12]-[.$C$11]))" office:value-type="date" office:date-value="1989-02-27" calcext:value-type="date">
            <text:p>27/02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5]))" office:value-type="string" office:string-value="date-7-55 &#10;[53959]" calcext:value-type="string">
            <text:p>date-7-55 </text:p>
            <text:p>[539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5]))" office:value-type="string" office:string-value="date-8-55 &#10;[53957]" calcext:value-type="string">
            <text:p>date-8-55 </text:p>
            <text:p>[53957]</text:p>
          </table:table-cell>
          <table:table-cell/>
          <table:table-cell table:formula="of:=INFO.OBBA.OBBA.OBGET(INFO.OBBA.OBBA.OBCALL(&quot;&quot;;[.$B$15];&quot;getDaycountFraction&quot;;[.G55];[.H55]))" office:value-type="float" office:value="4.9" calcext:value-type="float">
            <text:p>4.900</text:p>
          </table:table-cell>
          <table:table-cell table:style-name="ce37" table:formula="of:=(YEARFRAC([.E55];[.F55];[.$C$9]))" office:value-type="float" office:value="4.9" calcext:value-type="float">
            <text:p>4.900</text:p>
          </table:table-cell>
          <table:table-cell table:formula="of:=ABS([.J55])-[.K5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1-07" calcext:value-type="date">
            <text:p>07/01/2025</text:p>
          </table:table-cell>
          <table:table-cell table:style-name="ce26" table:formula="of:=[.$C$11]+INT(RAND()*([.$C$12]-[.$C$11]))" office:value-type="date" office:date-value="2007-06-23" calcext:value-type="date">
            <text:p>23/06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6]))" office:value-type="string" office:string-value="date-7-56 &#10;[53964]" calcext:value-type="string">
            <text:p>date-7-56 </text:p>
            <text:p>[539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6]))" office:value-type="string" office:string-value="date-8-56 &#10;[53962]" calcext:value-type="string">
            <text:p>date-8-56 </text:p>
            <text:p>[53962]</text:p>
          </table:table-cell>
          <table:table-cell/>
          <table:table-cell table:formula="of:=INFO.OBBA.OBBA.OBGET(INFO.OBBA.OBBA.OBCALL(&quot;&quot;;[.$B$15];&quot;getDaycountFraction&quot;;[.G56];[.H56]))" office:value-type="float" office:value="-17.8" calcext:value-type="float">
            <text:p>-17.800</text:p>
          </table:table-cell>
          <table:table-cell table:style-name="ce37" table:formula="of:=(YEARFRAC([.E56];[.F56];[.$C$9]))" office:value-type="float" office:value="17.8" calcext:value-type="float">
            <text:p>17.800</text:p>
          </table:table-cell>
          <table:table-cell table:formula="of:=ABS([.J56])-[.K5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8-09" calcext:value-type="date">
            <text:p>09/08/1981</text:p>
          </table:table-cell>
          <table:table-cell table:style-name="ce26" table:formula="of:=[.$C$11]+INT(RAND()*([.$C$12]-[.$C$11]))" office:value-type="date" office:date-value="1980-04-20" calcext:value-type="date">
            <text:p>20/04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7]))" office:value-type="string" office:string-value="date-7-57 &#10;[53969]" calcext:value-type="string">
            <text:p>date-7-57 </text:p>
            <text:p>[539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7]))" office:value-type="string" office:string-value="date-8-57 &#10;[53967]" calcext:value-type="string">
            <text:p>date-8-57 </text:p>
            <text:p>[53967]</text:p>
          </table:table-cell>
          <table:table-cell/>
          <table:table-cell table:formula="of:=INFO.OBBA.OBBA.OBGET(INFO.OBBA.OBBA.OBCALL(&quot;&quot;;[.$B$15];&quot;getDaycountFraction&quot;;[.G57];[.H57]))" office:value-type="float" office:value="-1.32222222222222" calcext:value-type="float">
            <text:p>-1.322</text:p>
          </table:table-cell>
          <table:table-cell table:style-name="ce37" table:formula="of:=(YEARFRAC([.E57];[.F57];[.$C$9]))" office:value-type="float" office:value="1.32222222222222" calcext:value-type="float">
            <text:p>1.322</text:p>
          </table:table-cell>
          <table:table-cell table:formula="of:=ABS([.J57])-[.K5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7-02" calcext:value-type="date">
            <text:p>02/07/2009</text:p>
          </table:table-cell>
          <table:table-cell table:style-name="ce26" table:formula="of:=[.$C$11]+INT(RAND()*([.$C$12]-[.$C$11]))" office:value-type="date" office:date-value="1981-07-27" calcext:value-type="date">
            <text:p>27/07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8]))" office:value-type="string" office:string-value="date-7-58 &#10;[53974]" calcext:value-type="string">
            <text:p>date-7-58 </text:p>
            <text:p>[539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8]))" office:value-type="string" office:string-value="date-8-58 &#10;[53972]" calcext:value-type="string">
            <text:p>date-8-58 </text:p>
            <text:p>[53972]</text:p>
          </table:table-cell>
          <table:table-cell/>
          <table:table-cell table:formula="of:=INFO.OBBA.OBBA.OBGET(INFO.OBBA.OBBA.OBCALL(&quot;&quot;;[.$B$15];&quot;getDaycountFraction&quot;;[.G58];[.H58]))" office:value-type="float" office:value="-28.3388888888889" calcext:value-type="float">
            <text:p>-28.339</text:p>
          </table:table-cell>
          <table:table-cell table:style-name="ce37" table:formula="of:=(YEARFRAC([.E58];[.F58];[.$C$9]))" office:value-type="float" office:value="28.3388888888889" calcext:value-type="float">
            <text:p>28.339</text:p>
          </table:table-cell>
          <table:table-cell table:formula="of:=ABS([.J58])-[.K5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11-25" calcext:value-type="date">
            <text:p>25/11/2010</text:p>
          </table:table-cell>
          <table:table-cell table:style-name="ce26" table:formula="of:=[.$C$11]+INT(RAND()*([.$C$12]-[.$C$11]))" office:value-type="date" office:date-value="1992-11-21" calcext:value-type="date">
            <text:p>21/11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9]))" office:value-type="string" office:string-value="date-7-59 &#10;[53979]" calcext:value-type="string">
            <text:p>date-7-59 </text:p>
            <text:p>[539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9]))" office:value-type="string" office:string-value="date-8-59 &#10;[53977]" calcext:value-type="string">
            <text:p>date-8-59 </text:p>
            <text:p>[53977]</text:p>
          </table:table-cell>
          <table:table-cell/>
          <table:table-cell table:formula="of:=INFO.OBBA.OBBA.OBGET(INFO.OBBA.OBBA.OBCALL(&quot;&quot;;[.$B$15];&quot;getDaycountFraction&quot;;[.G59];[.H59]))" office:value-type="float" office:value="-18.2722222222222" calcext:value-type="float">
            <text:p>-18.272</text:p>
          </table:table-cell>
          <table:table-cell table:style-name="ce37" table:formula="of:=(YEARFRAC([.E59];[.F59];[.$C$9]))" office:value-type="float" office:value="18.2722222222222" calcext:value-type="float">
            <text:p>18.272</text:p>
          </table:table-cell>
          <table:table-cell table:formula="of:=ABS([.J59])-[.K5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0-04" calcext:value-type="date">
            <text:p>04/10/2016</text:p>
          </table:table-cell>
          <table:table-cell table:style-name="ce26" table:formula="of:=[.$C$11]+INT(RAND()*([.$C$12]-[.$C$11]))" office:value-type="date" office:date-value="1995-01-22" calcext:value-type="date">
            <text:p>22/01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0]))" office:value-type="string" office:string-value="date-7-60 &#10;[53984]" calcext:value-type="string">
            <text:p>date-7-60 </text:p>
            <text:p>[539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0]))" office:value-type="string" office:string-value="date-8-60 &#10;[53982]" calcext:value-type="string">
            <text:p>date-8-60 </text:p>
            <text:p>[53982]</text:p>
          </table:table-cell>
          <table:table-cell/>
          <table:table-cell table:formula="of:=INFO.OBBA.OBBA.OBGET(INFO.OBBA.OBBA.OBCALL(&quot;&quot;;[.$B$15];&quot;getDaycountFraction&quot;;[.G60];[.H60]))" office:value-type="float" office:value="-22.0166666666667" calcext:value-type="float">
            <text:p>-22.017</text:p>
          </table:table-cell>
          <table:table-cell table:style-name="ce37" table:formula="of:=(YEARFRAC([.E60];[.F60];[.$C$9]))" office:value-type="float" office:value="22.0166666666667" calcext:value-type="float">
            <text:p>22.017</text:p>
          </table:table-cell>
          <table:table-cell table:formula="of:=ABS([.J60])-[.K6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3-04" calcext:value-type="date">
            <text:p>04/03/1989</text:p>
          </table:table-cell>
          <table:table-cell table:style-name="ce26" table:formula="of:=[.$C$11]+INT(RAND()*([.$C$12]-[.$C$11]))" office:value-type="date" office:date-value="1990-08-17" calcext:value-type="date">
            <text:p>17/08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1]))" office:value-type="string" office:string-value="date-7-61 &#10;[53989]" calcext:value-type="string">
            <text:p>date-7-61 </text:p>
            <text:p>[539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1]))" office:value-type="string" office:string-value="date-8-61 &#10;[53987]" calcext:value-type="string">
            <text:p>date-8-61 </text:p>
            <text:p>[53987]</text:p>
          </table:table-cell>
          <table:table-cell/>
          <table:table-cell table:formula="of:=INFO.OBBA.OBBA.OBGET(INFO.OBBA.OBBA.OBCALL(&quot;&quot;;[.$B$15];&quot;getDaycountFraction&quot;;[.G61];[.H61]))" office:value-type="float" office:value="1.475" calcext:value-type="float">
            <text:p>1.475</text:p>
          </table:table-cell>
          <table:table-cell table:style-name="ce37" table:formula="of:=(YEARFRAC([.E61];[.F61];[.$C$9]))" office:value-type="float" office:value="1.475" calcext:value-type="float">
            <text:p>1.475</text:p>
          </table:table-cell>
          <table:table-cell table:formula="of:=ABS([.J61])-[.K6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9-02" calcext:value-type="date">
            <text:p>02/09/2010</text:p>
          </table:table-cell>
          <table:table-cell table:style-name="ce26" table:formula="of:=[.$C$11]+INT(RAND()*([.$C$12]-[.$C$11]))" office:value-type="date" office:date-value="2025-09-09" calcext:value-type="date">
            <text:p>09/09/202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2]))" office:value-type="string" office:string-value="date-7-62 &#10;[53994]" calcext:value-type="string">
            <text:p>date-7-62 </text:p>
            <text:p>[539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2]))" office:value-type="string" office:string-value="date-8-62 &#10;[53992]" calcext:value-type="string">
            <text:p>date-8-62 </text:p>
            <text:p>[53992]</text:p>
          </table:table-cell>
          <table:table-cell/>
          <table:table-cell table:formula="of:=INFO.OBBA.OBBA.OBGET(INFO.OBBA.OBBA.OBCALL(&quot;&quot;;[.$B$15];&quot;getDaycountFraction&quot;;[.G62];[.H62]))" office:value-type="float" office:value="15.2388888888889" calcext:value-type="float">
            <text:p>15.239</text:p>
          </table:table-cell>
          <table:table-cell table:style-name="ce37" table:formula="of:=(YEARFRAC([.E62];[.F62];[.$C$9]))" office:value-type="float" office:value="15.2388888888889" calcext:value-type="float">
            <text:p>15.239</text:p>
          </table:table-cell>
          <table:table-cell table:formula="of:=ABS([.J62])-[.K6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0-03" calcext:value-type="date">
            <text:p>03/10/2005</text:p>
          </table:table-cell>
          <table:table-cell table:style-name="ce26" table:formula="of:=[.$C$11]+INT(RAND()*([.$C$12]-[.$C$11]))" office:value-type="date" office:date-value="1987-05-17" calcext:value-type="date">
            <text:p>17/05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3]))" office:value-type="string" office:string-value="date-7-63 &#10;[53999]" calcext:value-type="string">
            <text:p>date-7-63 </text:p>
            <text:p>[539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3]))" office:value-type="string" office:string-value="date-8-63 &#10;[53997]" calcext:value-type="string">
            <text:p>date-8-63 </text:p>
            <text:p>[53997]</text:p>
          </table:table-cell>
          <table:table-cell/>
          <table:table-cell table:formula="of:=INFO.OBBA.OBBA.OBGET(INFO.OBBA.OBBA.OBCALL(&quot;&quot;;[.$B$15];&quot;getDaycountFraction&quot;;[.G63];[.H63]))" office:value-type="float" office:value="-18.65" calcext:value-type="float">
            <text:p>-18.650</text:p>
          </table:table-cell>
          <table:table-cell table:style-name="ce37" table:formula="of:=(YEARFRAC([.E63];[.F63];[.$C$9]))" office:value-type="float" office:value="18.65" calcext:value-type="float">
            <text:p>18.650</text:p>
          </table:table-cell>
          <table:table-cell table:formula="of:=ABS([.J63])-[.K6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1-03" calcext:value-type="date">
            <text:p>03/01/2012</text:p>
          </table:table-cell>
          <table:table-cell table:style-name="ce26" table:formula="of:=[.$C$11]+INT(RAND()*([.$C$12]-[.$C$11]))" office:value-type="date" office:date-value="1990-01-08" calcext:value-type="date">
            <text:p>08/01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4]))" office:value-type="string" office:string-value="date-7-64 &#10;[54004]" calcext:value-type="string">
            <text:p>date-7-64 </text:p>
            <text:p>[540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4]))" office:value-type="string" office:string-value="date-8-64 &#10;[54002]" calcext:value-type="string">
            <text:p>date-8-64 </text:p>
            <text:p>[54002]</text:p>
          </table:table-cell>
          <table:table-cell/>
          <table:table-cell table:formula="of:=INFO.OBBA.OBBA.OBGET(INFO.OBBA.OBBA.OBCALL(&quot;&quot;;[.$B$15];&quot;getDaycountFraction&quot;;[.G64];[.H64]))" office:value-type="float" office:value="-22.3055555555556" calcext:value-type="float">
            <text:p>-22.306</text:p>
          </table:table-cell>
          <table:table-cell table:style-name="ce37" table:formula="of:=(YEARFRAC([.E64];[.F64];[.$C$9]))" office:value-type="float" office:value="22.3055555555556" calcext:value-type="float">
            <text:p>22.306</text:p>
          </table:table-cell>
          <table:table-cell table:formula="of:=ABS([.J64])-[.K6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11-29" calcext:value-type="date">
            <text:p>29/11/2010</text:p>
          </table:table-cell>
          <table:table-cell table:style-name="ce26" table:formula="of:=[.$C$11]+INT(RAND()*([.$C$12]-[.$C$11]))" office:value-type="date" office:date-value="2023-03-22" calcext:value-type="date">
            <text:p>22/03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5]))" office:value-type="string" office:string-value="date-7-65 &#10;[54009]" calcext:value-type="string">
            <text:p>date-7-65 </text:p>
            <text:p>[540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5]))" office:value-type="string" office:string-value="date-8-65 &#10;[54007]" calcext:value-type="string">
            <text:p>date-8-65 </text:p>
            <text:p>[54007]</text:p>
          </table:table-cell>
          <table:table-cell/>
          <table:table-cell table:formula="of:=INFO.OBBA.OBBA.OBGET(INFO.OBBA.OBBA.OBCALL(&quot;&quot;;[.$B$15];&quot;getDaycountFraction&quot;;[.G65];[.H65]))" office:value-type="float" office:value="12.4888888888889" calcext:value-type="float">
            <text:p>12.489</text:p>
          </table:table-cell>
          <table:table-cell table:style-name="ce37" table:formula="of:=(YEARFRAC([.E65];[.F65];[.$C$9]))" office:value-type="float" office:value="12.4888888888889" calcext:value-type="float">
            <text:p>12.489</text:p>
          </table:table-cell>
          <table:table-cell table:formula="of:=ABS([.J65])-[.K6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0-24" calcext:value-type="date">
            <text:p>24/10/1988</text:p>
          </table:table-cell>
          <table:table-cell table:style-name="ce26" table:formula="of:=[.$C$11]+INT(RAND()*([.$C$12]-[.$C$11]))" office:value-type="date" office:date-value="2023-03-15" calcext:value-type="date">
            <text:p>15/03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6]))" office:value-type="string" office:string-value="date-7-66 &#10;[54014]" calcext:value-type="string">
            <text:p>date-7-66 </text:p>
            <text:p>[540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6]))" office:value-type="string" office:string-value="date-8-66 &#10;[54012]" calcext:value-type="string">
            <text:p>date-8-66 </text:p>
            <text:p>[54012]</text:p>
          </table:table-cell>
          <table:table-cell/>
          <table:table-cell table:formula="of:=INFO.OBBA.OBBA.OBGET(INFO.OBBA.OBBA.OBCALL(&quot;&quot;;[.$B$15];&quot;getDaycountFraction&quot;;[.G66];[.H66]))" office:value-type="float" office:value="34.8888888888889" calcext:value-type="float">
            <text:p>34.889</text:p>
          </table:table-cell>
          <table:table-cell table:style-name="ce37" table:formula="of:=(YEARFRAC([.E66];[.F66];[.$C$9]))" office:value-type="float" office:value="34.8888888888889" calcext:value-type="float">
            <text:p>34.889</text:p>
          </table:table-cell>
          <table:table-cell table:formula="of:=ABS([.J66])-[.K6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2-09" calcext:value-type="date">
            <text:p>09/02/2016</text:p>
          </table:table-cell>
          <table:table-cell table:style-name="ce26" table:formula="of:=[.$C$11]+INT(RAND()*([.$C$12]-[.$C$11]))" office:value-type="date" office:date-value="1998-09-30" calcext:value-type="date">
            <text:p>30/09/199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7]))" office:value-type="string" office:string-value="date-7-67 &#10;[54019]" calcext:value-type="string">
            <text:p>date-7-67 </text:p>
            <text:p>[540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7]))" office:value-type="string" office:string-value="date-8-67 &#10;[54017]" calcext:value-type="string">
            <text:p>date-8-67 </text:p>
            <text:p>[54017]</text:p>
          </table:table-cell>
          <table:table-cell/>
          <table:table-cell table:formula="of:=INFO.OBBA.OBBA.OBGET(INFO.OBBA.OBBA.OBCALL(&quot;&quot;;[.$B$15];&quot;getDaycountFraction&quot;;[.G67];[.H67]))" office:value-type="float" office:value="-17.6138888888889" calcext:value-type="float">
            <text:p>-17.614</text:p>
          </table:table-cell>
          <table:table-cell table:style-name="ce37" table:formula="of:=(YEARFRAC([.E67];[.F67];[.$C$9]))" office:value-type="float" office:value="17.6138888888889" calcext:value-type="float">
            <text:p>17.614</text:p>
          </table:table-cell>
          <table:table-cell table:formula="of:=ABS([.J67])-[.K6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6-04" calcext:value-type="date">
            <text:p>04/06/1998</text:p>
          </table:table-cell>
          <table:table-cell table:style-name="ce26" table:formula="of:=[.$C$11]+INT(RAND()*([.$C$12]-[.$C$11]))" office:value-type="date" office:date-value="1998-08-11" calcext:value-type="date">
            <text:p>11/08/199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8]))" office:value-type="string" office:string-value="date-7-68 &#10;[54024]" calcext:value-type="string">
            <text:p>date-7-68 </text:p>
            <text:p>[540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8]))" office:value-type="string" office:string-value="date-8-68 &#10;[54022]" calcext:value-type="string">
            <text:p>date-8-68 </text:p>
            <text:p>[54022]</text:p>
          </table:table-cell>
          <table:table-cell/>
          <table:table-cell table:formula="of:=INFO.OBBA.OBBA.OBGET(INFO.OBBA.OBBA.OBCALL(&quot;&quot;;[.$B$15];&quot;getDaycountFraction&quot;;[.G68];[.H68]))" office:value-type="float" office:value="0.188888888888889" calcext:value-type="float">
            <text:p>0.189</text:p>
          </table:table-cell>
          <table:table-cell table:style-name="ce37" table:formula="of:=(YEARFRAC([.E68];[.F68];[.$C$9]))" office:value-type="float" office:value="0.188888888888889" calcext:value-type="float">
            <text:p>0.189</text:p>
          </table:table-cell>
          <table:table-cell table:formula="of:=ABS([.J68])-[.K6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9-25" calcext:value-type="date">
            <text:p>25/09/2027</text:p>
          </table:table-cell>
          <table:table-cell table:style-name="ce26" table:formula="of:=[.$C$11]+INT(RAND()*([.$C$12]-[.$C$11]))" office:value-type="date" office:date-value="2014-07-15" calcext:value-type="date">
            <text:p>15/07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69]))" office:value-type="string" office:string-value="date-7-69 &#10;[54029]" calcext:value-type="string">
            <text:p>date-7-69 </text:p>
            <text:p>[540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69]))" office:value-type="string" office:string-value="date-8-69 &#10;[54027]" calcext:value-type="string">
            <text:p>date-8-69 </text:p>
            <text:p>[54027]</text:p>
          </table:table-cell>
          <table:table-cell/>
          <table:table-cell table:formula="of:=INFO.OBBA.OBBA.OBGET(INFO.OBBA.OBBA.OBCALL(&quot;&quot;;[.$B$15];&quot;getDaycountFraction&quot;;[.G69];[.H69]))" office:value-type="float" office:value="-13.3888888888889" calcext:value-type="float">
            <text:p>-13.389</text:p>
          </table:table-cell>
          <table:table-cell table:style-name="ce37" table:formula="of:=(YEARFRAC([.E69];[.F69];[.$C$9]))" office:value-type="float" office:value="13.3888888888889" calcext:value-type="float">
            <text:p>13.389</text:p>
          </table:table-cell>
          <table:table-cell table:formula="of:=ABS([.J69])-[.K6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7-31" calcext:value-type="date">
            <text:p>31/07/1996</text:p>
          </table:table-cell>
          <table:table-cell table:style-name="ce26" table:formula="of:=[.$C$11]+INT(RAND()*([.$C$12]-[.$C$11]))" office:value-type="date" office:date-value="2009-06-05" calcext:value-type="date">
            <text:p>05/06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0]))" office:value-type="string" office:string-value="date-7-70 &#10;[54034]" calcext:value-type="string">
            <text:p>date-7-70 </text:p>
            <text:p>[540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0]))" office:value-type="string" office:string-value="date-8-70 &#10;[54032]" calcext:value-type="string">
            <text:p>date-8-70 </text:p>
            <text:p>[54032]</text:p>
          </table:table-cell>
          <table:table-cell/>
          <table:table-cell table:formula="of:=INFO.OBBA.OBBA.OBGET(INFO.OBBA.OBBA.OBCALL(&quot;&quot;;[.$B$15];&quot;getDaycountFraction&quot;;[.G70];[.H70]))" office:value-type="float" office:value="13.0333333333333" calcext:value-type="float">
            <text:p>13.033</text:p>
          </table:table-cell>
          <table:table-cell table:style-name="ce37" table:formula="of:=(YEARFRAC([.E70];[.F70];[.$C$9]))" office:value-type="float" office:value="13.0333333333333" calcext:value-type="float">
            <text:p>13.033</text:p>
          </table:table-cell>
          <table:table-cell table:formula="of:=ABS([.J70])-[.K7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9-14" calcext:value-type="date">
            <text:p>14/09/2023</text:p>
          </table:table-cell>
          <table:table-cell table:style-name="ce26" table:formula="of:=[.$C$11]+INT(RAND()*([.$C$12]-[.$C$11]))" office:value-type="date" office:date-value="1998-01-27" calcext:value-type="date">
            <text:p>27/01/199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1]))" office:value-type="string" office:string-value="date-7-71 &#10;[54039]" calcext:value-type="string">
            <text:p>date-7-71 </text:p>
            <text:p>[540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1]))" office:value-type="string" office:string-value="date-8-71 &#10;[54037]" calcext:value-type="string">
            <text:p>date-8-71 </text:p>
            <text:p>[54037]</text:p>
          </table:table-cell>
          <table:table-cell/>
          <table:table-cell table:formula="of:=INFO.OBBA.OBBA.OBGET(INFO.OBBA.OBBA.OBCALL(&quot;&quot;;[.$B$15];&quot;getDaycountFraction&quot;;[.G71];[.H71]))" office:value-type="float" office:value="-26.0027777777778" calcext:value-type="float">
            <text:p>-26.003</text:p>
          </table:table-cell>
          <table:table-cell table:style-name="ce37" table:formula="of:=(YEARFRAC([.E71];[.F71];[.$C$9]))" office:value-type="float" office:value="26.0027777777778" calcext:value-type="float">
            <text:p>26.003</text:p>
          </table:table-cell>
          <table:table-cell table:formula="of:=ABS([.J71])-[.K7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12-25" calcext:value-type="date">
            <text:p>25/12/2002</text:p>
          </table:table-cell>
          <table:table-cell table:style-name="ce26" table:formula="of:=[.$C$11]+INT(RAND()*([.$C$12]-[.$C$11]))" office:value-type="date" office:date-value="2007-01-21" calcext:value-type="date">
            <text:p>21/01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2]))" office:value-type="string" office:string-value="date-7-72 &#10;[54044]" calcext:value-type="string">
            <text:p>date-7-72 </text:p>
            <text:p>[540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2]))" office:value-type="string" office:string-value="date-8-72 &#10;[54042]" calcext:value-type="string">
            <text:p>date-8-72 </text:p>
            <text:p>[54042]</text:p>
          </table:table-cell>
          <table:table-cell/>
          <table:table-cell table:formula="of:=INFO.OBBA.OBBA.OBGET(INFO.OBBA.OBBA.OBCALL(&quot;&quot;;[.$B$15];&quot;getDaycountFraction&quot;;[.G72];[.H72]))" office:value-type="float" office:value="4.13333333333333" calcext:value-type="float">
            <text:p>4.133</text:p>
          </table:table-cell>
          <table:table-cell table:style-name="ce37" table:formula="of:=(YEARFRAC([.E72];[.F72];[.$C$9]))" office:value-type="float" office:value="4.13333333333333" calcext:value-type="float">
            <text:p>4.133</text:p>
          </table:table-cell>
          <table:table-cell table:formula="of:=ABS([.J72])-[.K7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7-31" calcext:value-type="date">
            <text:p>31/07/2005</text:p>
          </table:table-cell>
          <table:table-cell table:style-name="ce26" table:formula="of:=[.$C$11]+INT(RAND()*([.$C$12]-[.$C$11]))" office:value-type="date" office:date-value="2018-08-12" calcext:value-type="date">
            <text:p>12/08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3]))" office:value-type="string" office:string-value="date-7-73 &#10;[54049]" calcext:value-type="string">
            <text:p>date-7-73 </text:p>
            <text:p>[540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3]))" office:value-type="string" office:string-value="date-8-73 &#10;[54047]" calcext:value-type="string">
            <text:p>date-8-73 </text:p>
            <text:p>[54047]</text:p>
          </table:table-cell>
          <table:table-cell/>
          <table:table-cell table:formula="of:=INFO.OBBA.OBBA.OBGET(INFO.OBBA.OBBA.OBCALL(&quot;&quot;;[.$B$15];&quot;getDaycountFraction&quot;;[.G73];[.H73]))" office:value-type="float" office:value="13.2222222222222" calcext:value-type="float">
            <text:p>13.222</text:p>
          </table:table-cell>
          <table:table-cell table:style-name="ce37" table:formula="of:=(YEARFRAC([.E73];[.F73];[.$C$9]))" office:value-type="float" office:value="13.2222222222222" calcext:value-type="float">
            <text:p>13.222</text:p>
          </table:table-cell>
          <table:table-cell table:formula="of:=ABS([.J73])-[.K7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3-14" calcext:value-type="date">
            <text:p>14/03/1997</text:p>
          </table:table-cell>
          <table:table-cell table:style-name="ce26" table:formula="of:=[.$C$11]+INT(RAND()*([.$C$12]-[.$C$11]))" office:value-type="date" office:date-value="2000-07-12" calcext:value-type="date">
            <text:p>12/07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4]))" office:value-type="string" office:string-value="date-7-74 &#10;[54054]" calcext:value-type="string">
            <text:p>date-7-74 </text:p>
            <text:p>[540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4]))" office:value-type="string" office:string-value="date-8-74 &#10;[54052]" calcext:value-type="string">
            <text:p>date-8-74 </text:p>
            <text:p>[54052]</text:p>
          </table:table-cell>
          <table:table-cell/>
          <table:table-cell table:formula="of:=INFO.OBBA.OBBA.OBGET(INFO.OBBA.OBBA.OBCALL(&quot;&quot;;[.$B$15];&quot;getDaycountFraction&quot;;[.G74];[.H74]))" office:value-type="float" office:value="3.37777777777778" calcext:value-type="float">
            <text:p>3.378</text:p>
          </table:table-cell>
          <table:table-cell table:style-name="ce37" table:formula="of:=(YEARFRAC([.E74];[.F74];[.$C$9]))" office:value-type="float" office:value="3.37777777777778" calcext:value-type="float">
            <text:p>3.378</text:p>
          </table:table-cell>
          <table:table-cell table:formula="of:=ABS([.J74])-[.K7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2-09" calcext:value-type="date">
            <text:p>09/12/2016</text:p>
          </table:table-cell>
          <table:table-cell table:style-name="ce26" table:formula="of:=[.$C$11]+INT(RAND()*([.$C$12]-[.$C$11]))" office:value-type="date" office:date-value="1992-05-12" calcext:value-type="date">
            <text:p>12/05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5]))" office:value-type="string" office:string-value="date-7-75 &#10;[54059]" calcext:value-type="string">
            <text:p>date-7-75 </text:p>
            <text:p>[540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5]))" office:value-type="string" office:string-value="date-8-75 &#10;[54057]" calcext:value-type="string">
            <text:p>date-8-75 </text:p>
            <text:p>[54057]</text:p>
          </table:table-cell>
          <table:table-cell/>
          <table:table-cell table:formula="of:=INFO.OBBA.OBBA.OBGET(INFO.OBBA.OBBA.OBCALL(&quot;&quot;;[.$B$15];&quot;getDaycountFraction&quot;;[.G75];[.H75]))" office:value-type="float" office:value="-24.9361111111111" calcext:value-type="float">
            <text:p>-24.936</text:p>
          </table:table-cell>
          <table:table-cell table:style-name="ce37" table:formula="of:=(YEARFRAC([.E75];[.F75];[.$C$9]))" office:value-type="float" office:value="24.9361111111111" calcext:value-type="float">
            <text:p>24.936</text:p>
          </table:table-cell>
          <table:table-cell table:formula="of:=ABS([.J75])-[.K7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8-18" calcext:value-type="date">
            <text:p>18/08/2009</text:p>
          </table:table-cell>
          <table:table-cell table:style-name="ce26" table:formula="of:=[.$C$11]+INT(RAND()*([.$C$12]-[.$C$11]))" office:value-type="date" office:date-value="1994-02-25" calcext:value-type="date">
            <text:p>25/02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6]))" office:value-type="string" office:string-value="date-7-76 &#10;[54064]" calcext:value-type="string">
            <text:p>date-7-76 </text:p>
            <text:p>[540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6]))" office:value-type="string" office:string-value="date-8-76 &#10;[54062]" calcext:value-type="string">
            <text:p>date-8-76 </text:p>
            <text:p>[54062]</text:p>
          </table:table-cell>
          <table:table-cell/>
          <table:table-cell table:formula="of:=INFO.OBBA.OBBA.OBGET(INFO.OBBA.OBBA.OBCALL(&quot;&quot;;[.$B$15];&quot;getDaycountFraction&quot;;[.G76];[.H76]))" office:value-type="float" office:value="-15.7027777777778" calcext:value-type="float">
            <text:p>-15.703</text:p>
          </table:table-cell>
          <table:table-cell table:style-name="ce37" table:formula="of:=(YEARFRAC([.E76];[.F76];[.$C$9]))" office:value-type="float" office:value="15.7027777777778" calcext:value-type="float">
            <text:p>15.703</text:p>
          </table:table-cell>
          <table:table-cell table:formula="of:=ABS([.J76])-[.K7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5-25" calcext:value-type="date">
            <text:p>25/05/1996</text:p>
          </table:table-cell>
          <table:table-cell table:style-name="ce26" table:formula="of:=[.$C$11]+INT(RAND()*([.$C$12]-[.$C$11]))" office:value-type="date" office:date-value="2020-06-20" calcext:value-type="date">
            <text:p>20/06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7]))" office:value-type="string" office:string-value="date-7-77 &#10;[54069]" calcext:value-type="string">
            <text:p>date-7-77 </text:p>
            <text:p>[540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7]))" office:value-type="string" office:string-value="date-8-77 &#10;[54067]" calcext:value-type="string">
            <text:p>date-8-77 </text:p>
            <text:p>[54067]</text:p>
          </table:table-cell>
          <table:table-cell/>
          <table:table-cell table:formula="of:=INFO.OBBA.OBBA.OBGET(INFO.OBBA.OBBA.OBCALL(&quot;&quot;;[.$B$15];&quot;getDaycountFraction&quot;;[.G77];[.H77]))" office:value-type="float" office:value="24.4222222222222" calcext:value-type="float">
            <text:p>24.422</text:p>
          </table:table-cell>
          <table:table-cell table:style-name="ce37" table:formula="of:=(YEARFRAC([.E77];[.F77];[.$C$9]))" office:value-type="float" office:value="24.4222222222222" calcext:value-type="float">
            <text:p>24.422</text:p>
          </table:table-cell>
          <table:table-cell table:formula="of:=ABS([.J77])-[.K7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9-21" calcext:value-type="date">
            <text:p>21/09/2015</text:p>
          </table:table-cell>
          <table:table-cell table:style-name="ce26" table:formula="of:=[.$C$11]+INT(RAND()*([.$C$12]-[.$C$11]))" office:value-type="date" office:date-value="2022-05-30" calcext:value-type="date">
            <text:p>30/05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8]))" office:value-type="string" office:string-value="date-7-78 &#10;[54074]" calcext:value-type="string">
            <text:p>date-7-78 </text:p>
            <text:p>[540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8]))" office:value-type="string" office:string-value="date-8-78 &#10;[54072]" calcext:value-type="string">
            <text:p>date-8-78 </text:p>
            <text:p>[54072]</text:p>
          </table:table-cell>
          <table:table-cell/>
          <table:table-cell table:formula="of:=INFO.OBBA.OBBA.OBGET(INFO.OBBA.OBBA.OBCALL(&quot;&quot;;[.$B$15];&quot;getDaycountFraction&quot;;[.G78];[.H78]))" office:value-type="float" office:value="6.78611111111111" calcext:value-type="float">
            <text:p>6.786</text:p>
          </table:table-cell>
          <table:table-cell table:style-name="ce37" table:formula="of:=(YEARFRAC([.E78];[.F78];[.$C$9]))" office:value-type="float" office:value="6.78611111111111" calcext:value-type="float">
            <text:p>6.786</text:p>
          </table:table-cell>
          <table:table-cell table:formula="of:=ABS([.J78])-[.K7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9-10" calcext:value-type="date">
            <text:p>10/09/1986</text:p>
          </table:table-cell>
          <table:table-cell table:style-name="ce26" table:formula="of:=[.$C$11]+INT(RAND()*([.$C$12]-[.$C$11]))" office:value-type="date" office:date-value="1987-10-15" calcext:value-type="date">
            <text:p>15/10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79]))" office:value-type="string" office:string-value="date-7-79 &#10;[54079]" calcext:value-type="string">
            <text:p>date-7-79 </text:p>
            <text:p>[540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79]))" office:value-type="string" office:string-value="date-8-79 &#10;[54077]" calcext:value-type="string">
            <text:p>date-8-79 </text:p>
            <text:p>[54077]</text:p>
          </table:table-cell>
          <table:table-cell/>
          <table:table-cell table:formula="of:=INFO.OBBA.OBBA.OBGET(INFO.OBBA.OBBA.OBCALL(&quot;&quot;;[.$B$15];&quot;getDaycountFraction&quot;;[.G79];[.H79]))" office:value-type="float" office:value="1.11111111111111" calcext:value-type="float">
            <text:p>1.111</text:p>
          </table:table-cell>
          <table:table-cell table:style-name="ce37" table:formula="of:=(YEARFRAC([.E79];[.F79];[.$C$9]))" office:value-type="float" office:value="1.11111111111111" calcext:value-type="float">
            <text:p>1.111</text:p>
          </table:table-cell>
          <table:table-cell table:formula="of:=ABS([.J79])-[.K7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2-05" calcext:value-type="date">
            <text:p>05/02/2016</text:p>
          </table:table-cell>
          <table:table-cell table:style-name="ce26" table:formula="of:=[.$C$11]+INT(RAND()*([.$C$12]-[.$C$11]))" office:value-type="date" office:date-value="2010-07-19" calcext:value-type="date">
            <text:p>19/07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0]))" office:value-type="string" office:string-value="date-7-80 &#10;[54084]" calcext:value-type="string">
            <text:p>date-7-80 </text:p>
            <text:p>[540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0]))" office:value-type="string" office:string-value="date-8-80 &#10;[54082]" calcext:value-type="string">
            <text:p>date-8-80 </text:p>
            <text:p>[54082]</text:p>
          </table:table-cell>
          <table:table-cell/>
          <table:table-cell table:formula="of:=INFO.OBBA.OBBA.OBGET(INFO.OBBA.OBBA.OBCALL(&quot;&quot;;[.$B$15];&quot;getDaycountFraction&quot;;[.G80];[.H80]))" office:value-type="float" office:value="-5.63055555555556" calcext:value-type="float">
            <text:p>-5.631</text:p>
          </table:table-cell>
          <table:table-cell table:style-name="ce37" table:formula="of:=(YEARFRAC([.E80];[.F80];[.$C$9]))" office:value-type="float" office:value="5.63055555555556" calcext:value-type="float">
            <text:p>5.631</text:p>
          </table:table-cell>
          <table:table-cell table:formula="of:=ABS([.J80])-[.K8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3-04" calcext:value-type="date">
            <text:p>04/03/2003</text:p>
          </table:table-cell>
          <table:table-cell table:style-name="ce26" table:formula="of:=[.$C$11]+INT(RAND()*([.$C$12]-[.$C$11]))" office:value-type="date" office:date-value="2000-04-13" calcext:value-type="date">
            <text:p>13/04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1]))" office:value-type="string" office:string-value="date-7-81 &#10;[54089]" calcext:value-type="string">
            <text:p>date-7-81 </text:p>
            <text:p>[540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1]))" office:value-type="string" office:string-value="date-8-81 &#10;[54087]" calcext:value-type="string">
            <text:p>date-8-81 </text:p>
            <text:p>[54087]</text:p>
          </table:table-cell>
          <table:table-cell/>
          <table:table-cell table:formula="of:=INFO.OBBA.OBBA.OBGET(INFO.OBBA.OBBA.OBCALL(&quot;&quot;;[.$B$15];&quot;getDaycountFraction&quot;;[.G81];[.H81]))" office:value-type="float" office:value="-2.93055555555556" calcext:value-type="float">
            <text:p>-2.931</text:p>
          </table:table-cell>
          <table:table-cell table:style-name="ce37" table:formula="of:=(YEARFRAC([.E81];[.F81];[.$C$9]))" office:value-type="float" office:value="2.93055555555556" calcext:value-type="float">
            <text:p>2.931</text:p>
          </table:table-cell>
          <table:table-cell table:formula="of:=ABS([.J81])-[.K8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5-25" calcext:value-type="date">
            <text:p>25/05/1985</text:p>
          </table:table-cell>
          <table:table-cell table:style-name="ce26" table:formula="of:=[.$C$11]+INT(RAND()*([.$C$12]-[.$C$11]))" office:value-type="date" office:date-value="2000-04-16" calcext:value-type="date">
            <text:p>16/04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2]))" office:value-type="string" office:string-value="date-7-82 &#10;[54094]" calcext:value-type="string">
            <text:p>date-7-82 </text:p>
            <text:p>[540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2]))" office:value-type="string" office:string-value="date-8-82 &#10;[54092]" calcext:value-type="string">
            <text:p>date-8-82 </text:p>
            <text:p>[54092]</text:p>
          </table:table-cell>
          <table:table-cell/>
          <table:table-cell table:formula="of:=INFO.OBBA.OBBA.OBGET(INFO.OBBA.OBBA.OBCALL(&quot;&quot;;[.$B$15];&quot;getDaycountFraction&quot;;[.G82];[.H82]))" office:value-type="float" office:value="15.1111111111111" calcext:value-type="float">
            <text:p>15.111</text:p>
          </table:table-cell>
          <table:table-cell table:style-name="ce37" table:formula="of:=(YEARFRAC([.E82];[.F82];[.$C$9]))" office:value-type="float" office:value="15.1111111111111" calcext:value-type="float">
            <text:p>15.111</text:p>
          </table:table-cell>
          <table:table-cell table:formula="of:=ABS([.J82])-[.K8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3-10" calcext:value-type="date">
            <text:p>10/03/2019</text:p>
          </table:table-cell>
          <table:table-cell table:style-name="ce26" table:formula="of:=[.$C$11]+INT(RAND()*([.$C$12]-[.$C$11]))" office:value-type="date" office:date-value="2019-01-07" calcext:value-type="date">
            <text:p>07/01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3]))" office:value-type="string" office:string-value="date-7-83 &#10;[54099]" calcext:value-type="string">
            <text:p>date-7-83 </text:p>
            <text:p>[540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3]))" office:value-type="string" office:string-value="date-8-83 &#10;[54097]" calcext:value-type="string">
            <text:p>date-8-83 </text:p>
            <text:p>[54097]</text:p>
          </table:table-cell>
          <table:table-cell/>
          <table:table-cell table:formula="of:=INFO.OBBA.OBBA.OBGET(INFO.OBBA.OBBA.OBCALL(&quot;&quot;;[.$B$15];&quot;getDaycountFraction&quot;;[.G83];[.H83]))" office:value-type="float" office:value="-0.172222222222222" calcext:value-type="float">
            <text:p>-0.172</text:p>
          </table:table-cell>
          <table:table-cell table:style-name="ce37" table:formula="of:=(YEARFRAC([.E83];[.F83];[.$C$9]))" office:value-type="float" office:value="0.172222222222222" calcext:value-type="float">
            <text:p>0.172</text:p>
          </table:table-cell>
          <table:table-cell table:formula="of:=ABS([.J83])-[.K8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9-28" calcext:value-type="date">
            <text:p>28/09/1986</text:p>
          </table:table-cell>
          <table:table-cell table:style-name="ce26" table:formula="of:=[.$C$11]+INT(RAND()*([.$C$12]-[.$C$11]))" office:value-type="date" office:date-value="1999-07-13" calcext:value-type="date">
            <text:p>13/07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4]))" office:value-type="string" office:string-value="date-7-84 &#10;[54104]" calcext:value-type="string">
            <text:p>date-7-84 </text:p>
            <text:p>[541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4]))" office:value-type="string" office:string-value="date-8-84 &#10;[54102]" calcext:value-type="string">
            <text:p>date-8-84 </text:p>
            <text:p>[54102]</text:p>
          </table:table-cell>
          <table:table-cell/>
          <table:table-cell table:formula="of:=INFO.OBBA.OBBA.OBGET(INFO.OBBA.OBBA.OBCALL(&quot;&quot;;[.$B$15];&quot;getDaycountFraction&quot;;[.G84];[.H84]))" office:value-type="float" office:value="12.975" calcext:value-type="float">
            <text:p>12.975</text:p>
          </table:table-cell>
          <table:table-cell table:style-name="ce37" table:formula="of:=(YEARFRAC([.E84];[.F84];[.$C$9]))" office:value-type="float" office:value="12.975" calcext:value-type="float">
            <text:p>12.975</text:p>
          </table:table-cell>
          <table:table-cell table:formula="of:=ABS([.J84])-[.K8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7-29" calcext:value-type="date">
            <text:p>29/07/2020</text:p>
          </table:table-cell>
          <table:table-cell table:style-name="ce26" table:formula="of:=[.$C$11]+INT(RAND()*([.$C$12]-[.$C$11]))" office:value-type="date" office:date-value="2020-06-23" calcext:value-type="date">
            <text:p>23/06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5]))" office:value-type="string" office:string-value="date-7-85 &#10;[54109]" calcext:value-type="string">
            <text:p>date-7-85 </text:p>
            <text:p>[541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5]))" office:value-type="string" office:string-value="date-8-85 &#10;[54107]" calcext:value-type="string">
            <text:p>date-8-85 </text:p>
            <text:p>[54107]</text:p>
          </table:table-cell>
          <table:table-cell/>
          <table:table-cell table:formula="of:=INFO.OBBA.OBBA.OBGET(INFO.OBBA.OBBA.OBCALL(&quot;&quot;;[.$B$15];&quot;getDaycountFraction&quot;;[.G85];[.H85]))" office:value-type="float" office:value="-0.1" calcext:value-type="float">
            <text:p>-0.100</text:p>
          </table:table-cell>
          <table:table-cell table:style-name="ce37" table:formula="of:=(YEARFRAC([.E85];[.F85];[.$C$9]))" office:value-type="float" office:value="0.1" calcext:value-type="float">
            <text:p>0.100</text:p>
          </table:table-cell>
          <table:table-cell table:formula="of:=ABS([.J85])-[.K8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3-01" calcext:value-type="date">
            <text:p>01/03/2015</text:p>
          </table:table-cell>
          <table:table-cell table:style-name="ce26" table:formula="of:=[.$C$11]+INT(RAND()*([.$C$12]-[.$C$11]))" office:value-type="date" office:date-value="2010-06-24" calcext:value-type="date">
            <text:p>24/06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6]))" office:value-type="string" office:string-value="date-7-86 &#10;[54114]" calcext:value-type="string">
            <text:p>date-7-86 </text:p>
            <text:p>[541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6]))" office:value-type="string" office:string-value="date-8-86 &#10;[54112]" calcext:value-type="string">
            <text:p>date-8-86 </text:p>
            <text:p>[54112]</text:p>
          </table:table-cell>
          <table:table-cell/>
          <table:table-cell table:formula="of:=INFO.OBBA.OBBA.OBGET(INFO.OBBA.OBBA.OBCALL(&quot;&quot;;[.$B$15];&quot;getDaycountFraction&quot;;[.G86];[.H86]))" office:value-type="float" office:value="-4.75277777777778" calcext:value-type="float">
            <text:p>-4.753</text:p>
          </table:table-cell>
          <table:table-cell table:style-name="ce37" table:formula="of:=(YEARFRAC([.E86];[.F86];[.$C$9]))" office:value-type="float" office:value="4.75277777777778" calcext:value-type="float">
            <text:p>4.753</text:p>
          </table:table-cell>
          <table:table-cell table:formula="of:=ABS([.J86])-[.K8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12-31" calcext:value-type="date">
            <text:p>31/12/2004</text:p>
          </table:table-cell>
          <table:table-cell table:style-name="ce26" table:formula="of:=[.$C$11]+INT(RAND()*([.$C$12]-[.$C$11]))" office:value-type="date" office:date-value="2012-11-13" calcext:value-type="date">
            <text:p>13/11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7]))" office:value-type="string" office:string-value="date-7-87 &#10;[54119]" calcext:value-type="string">
            <text:p>date-7-87 </text:p>
            <text:p>[541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7]))" office:value-type="string" office:string-value="date-8-87 &#10;[54117]" calcext:value-type="string">
            <text:p>date-8-87 </text:p>
            <text:p>[54117]</text:p>
          </table:table-cell>
          <table:table-cell/>
          <table:table-cell table:formula="of:=INFO.OBBA.OBBA.OBGET(INFO.OBBA.OBBA.OBCALL(&quot;&quot;;[.$B$15];&quot;getDaycountFraction&quot;;[.G87];[.H87]))" office:value-type="float" office:value="7.98333333333333" calcext:value-type="float">
            <text:p>7.983</text:p>
          </table:table-cell>
          <table:table-cell table:style-name="ce37" table:formula="of:=(YEARFRAC([.E87];[.F87];[.$C$9]))" office:value-type="float" office:value="7.98333333333333" calcext:value-type="float">
            <text:p>7.983</text:p>
          </table:table-cell>
          <table:table-cell table:formula="of:=ABS([.J87])-[.K8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3-18" calcext:value-type="date">
            <text:p>18/03/2020</text:p>
          </table:table-cell>
          <table:table-cell table:style-name="ce26" table:formula="of:=[.$C$11]+INT(RAND()*([.$C$12]-[.$C$11]))" office:value-type="date" office:date-value="1997-05-01" calcext:value-type="date">
            <text:p>01/05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8]))" office:value-type="string" office:string-value="date-7-88 &#10;[54124]" calcext:value-type="string">
            <text:p>date-7-88 </text:p>
            <text:p>[541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8]))" office:value-type="string" office:string-value="date-8-88 &#10;[54122]" calcext:value-type="string">
            <text:p>date-8-88 </text:p>
            <text:p>[54122]</text:p>
          </table:table-cell>
          <table:table-cell/>
          <table:table-cell table:formula="of:=INFO.OBBA.OBBA.OBGET(INFO.OBBA.OBBA.OBCALL(&quot;&quot;;[.$B$15];&quot;getDaycountFraction&quot;;[.G88];[.H88]))" office:value-type="float" office:value="-23.2138888888889" calcext:value-type="float">
            <text:p>-23.214</text:p>
          </table:table-cell>
          <table:table-cell table:style-name="ce37" table:formula="of:=(YEARFRAC([.E88];[.F88];[.$C$9]))" office:value-type="float" office:value="23.2138888888889" calcext:value-type="float">
            <text:p>23.214</text:p>
          </table:table-cell>
          <table:table-cell table:formula="of:=ABS([.J88])-[.K8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2-21" calcext:value-type="date">
            <text:p>21/02/2005</text:p>
          </table:table-cell>
          <table:table-cell table:style-name="ce26" table:formula="of:=[.$C$11]+INT(RAND()*([.$C$12]-[.$C$11]))" office:value-type="date" office:date-value="2023-03-27" calcext:value-type="date">
            <text:p>27/03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89]))" office:value-type="string" office:string-value="date-7-89 &#10;[54129]" calcext:value-type="string">
            <text:p>date-7-89 </text:p>
            <text:p>[541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89]))" office:value-type="string" office:string-value="date-8-89 &#10;[54127]" calcext:value-type="string">
            <text:p>date-8-89 </text:p>
            <text:p>[54127]</text:p>
          </table:table-cell>
          <table:table-cell/>
          <table:table-cell table:formula="of:=INFO.OBBA.OBBA.OBGET(INFO.OBBA.OBBA.OBCALL(&quot;&quot;;[.$B$15];&quot;getDaycountFraction&quot;;[.G89];[.H89]))" office:value-type="float" office:value="18.3555555555556" calcext:value-type="float">
            <text:p>18.356</text:p>
          </table:table-cell>
          <table:table-cell table:style-name="ce37" table:formula="of:=(YEARFRAC([.E89];[.F89];[.$C$9]))" office:value-type="float" office:value="18.3555555555556" calcext:value-type="float">
            <text:p>18.356</text:p>
          </table:table-cell>
          <table:table-cell table:formula="of:=ABS([.J89])-[.K8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5-03" calcext:value-type="date">
            <text:p>03/05/1996</text:p>
          </table:table-cell>
          <table:table-cell table:style-name="ce26" table:formula="of:=[.$C$11]+INT(RAND()*([.$C$12]-[.$C$11]))" office:value-type="date" office:date-value="1992-05-13" calcext:value-type="date">
            <text:p>13/05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0]))" office:value-type="string" office:string-value="date-7-90 &#10;[54134]" calcext:value-type="string">
            <text:p>date-7-90 </text:p>
            <text:p>[541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0]))" office:value-type="string" office:string-value="date-8-90 &#10;[54132]" calcext:value-type="string">
            <text:p>date-8-90 </text:p>
            <text:p>[54132]</text:p>
          </table:table-cell>
          <table:table-cell/>
          <table:table-cell table:formula="of:=INFO.OBBA.OBBA.OBGET(INFO.OBBA.OBBA.OBCALL(&quot;&quot;;[.$B$15];&quot;getDaycountFraction&quot;;[.G90];[.H90]))" office:value-type="float" office:value="-4.03055555555556" calcext:value-type="float">
            <text:p>-4.031</text:p>
          </table:table-cell>
          <table:table-cell table:style-name="ce37" table:formula="of:=(YEARFRAC([.E90];[.F90];[.$C$9]))" office:value-type="float" office:value="4.03055555555556" calcext:value-type="float">
            <text:p>4.031</text:p>
          </table:table-cell>
          <table:table-cell table:formula="of:=ABS([.J90])-[.K9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10-08" calcext:value-type="date">
            <text:p>08/10/2026</text:p>
          </table:table-cell>
          <table:table-cell table:style-name="ce26" table:formula="of:=[.$C$11]+INT(RAND()*([.$C$12]-[.$C$11]))" office:value-type="date" office:date-value="2013-03-12" calcext:value-type="date">
            <text:p>12/03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1]))" office:value-type="string" office:string-value="date-7-91 &#10;[54139]" calcext:value-type="string">
            <text:p>date-7-91 </text:p>
            <text:p>[541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1]))" office:value-type="string" office:string-value="date-8-91 &#10;[54137]" calcext:value-type="string">
            <text:p>date-8-91 </text:p>
            <text:p>[54137]</text:p>
          </table:table-cell>
          <table:table-cell/>
          <table:table-cell table:formula="of:=INFO.OBBA.OBBA.OBGET(INFO.OBBA.OBBA.OBCALL(&quot;&quot;;[.$B$15];&quot;getDaycountFraction&quot;;[.G91];[.H91]))" office:value-type="float" office:value="-13.7722222222222" calcext:value-type="float">
            <text:p>-13.772</text:p>
          </table:table-cell>
          <table:table-cell table:style-name="ce37" table:formula="of:=(YEARFRAC([.E91];[.F91];[.$C$9]))" office:value-type="float" office:value="13.7722222222222" calcext:value-type="float">
            <text:p>13.772</text:p>
          </table:table-cell>
          <table:table-cell table:formula="of:=ABS([.J91])-[.K9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12-11" calcext:value-type="date">
            <text:p>11/12/1999</text:p>
          </table:table-cell>
          <table:table-cell table:style-name="ce26" table:formula="of:=[.$C$11]+INT(RAND()*([.$C$12]-[.$C$11]))" office:value-type="date" office:date-value="1985-10-22" calcext:value-type="date">
            <text:p>22/10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2]))" office:value-type="string" office:string-value="date-7-92 &#10;[54144]" calcext:value-type="string">
            <text:p>date-7-92 </text:p>
            <text:p>[541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2]))" office:value-type="string" office:string-value="date-8-92 &#10;[54142]" calcext:value-type="string">
            <text:p>date-8-92 </text:p>
            <text:p>[54142]</text:p>
          </table:table-cell>
          <table:table-cell/>
          <table:table-cell table:formula="of:=INFO.OBBA.OBBA.OBGET(INFO.OBBA.OBBA.OBCALL(&quot;&quot;;[.$B$15];&quot;getDaycountFraction&quot;;[.G92];[.H92]))" office:value-type="float" office:value="-14.3416666666667" calcext:value-type="float">
            <text:p>-14.342</text:p>
          </table:table-cell>
          <table:table-cell table:style-name="ce37" table:formula="of:=(YEARFRAC([.E92];[.F92];[.$C$9]))" office:value-type="float" office:value="14.3416666666667" calcext:value-type="float">
            <text:p>14.342</text:p>
          </table:table-cell>
          <table:table-cell table:formula="of:=ABS([.J92])-[.K9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1-01" calcext:value-type="date">
            <text:p>01/01/2007</text:p>
          </table:table-cell>
          <table:table-cell table:style-name="ce26" table:formula="of:=[.$C$11]+INT(RAND()*([.$C$12]-[.$C$11]))" office:value-type="date" office:date-value="1988-07-04" calcext:value-type="date">
            <text:p>04/07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3]))" office:value-type="string" office:string-value="date-7-93 &#10;[54149]" calcext:value-type="string">
            <text:p>date-7-93 </text:p>
            <text:p>[541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3]))" office:value-type="string" office:string-value="date-8-93 &#10;[54147]" calcext:value-type="string">
            <text:p>date-8-93 </text:p>
            <text:p>[54147]</text:p>
          </table:table-cell>
          <table:table-cell/>
          <table:table-cell table:formula="of:=INFO.OBBA.OBBA.OBGET(INFO.OBBA.OBBA.OBCALL(&quot;&quot;;[.$B$15];&quot;getDaycountFraction&quot;;[.G93];[.H93]))" office:value-type="float" office:value="-18.7638888888889" calcext:value-type="float">
            <text:p>-18.764</text:p>
          </table:table-cell>
          <table:table-cell table:style-name="ce37" table:formula="of:=(YEARFRAC([.E93];[.F93];[.$C$9]))" office:value-type="float" office:value="18.7638888888889" calcext:value-type="float">
            <text:p>18.764</text:p>
          </table:table-cell>
          <table:table-cell table:formula="of:=ABS([.J93])-[.K9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7-29" calcext:value-type="date">
            <text:p>29/07/2005</text:p>
          </table:table-cell>
          <table:table-cell table:style-name="ce26" table:formula="of:=[.$C$11]+INT(RAND()*([.$C$12]-[.$C$11]))" office:value-type="date" office:date-value="2019-10-15" calcext:value-type="date">
            <text:p>15/10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4]))" office:value-type="string" office:string-value="date-7-94 &#10;[54154]" calcext:value-type="string">
            <text:p>date-7-94 </text:p>
            <text:p>[541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4]))" office:value-type="string" office:string-value="date-8-94 &#10;[54152]" calcext:value-type="string">
            <text:p>date-8-94 </text:p>
            <text:p>[54152]</text:p>
          </table:table-cell>
          <table:table-cell/>
          <table:table-cell table:formula="of:=INFO.OBBA.OBBA.OBGET(INFO.OBBA.OBBA.OBCALL(&quot;&quot;;[.$B$15];&quot;getDaycountFraction&quot;;[.G94];[.H94]))" office:value-type="float" office:value="14.4194444444444" calcext:value-type="float">
            <text:p>14.419</text:p>
          </table:table-cell>
          <table:table-cell table:style-name="ce37" table:formula="of:=(YEARFRAC([.E94];[.F94];[.$C$9]))" office:value-type="float" office:value="14.4194444444444" calcext:value-type="float">
            <text:p>14.419</text:p>
          </table:table-cell>
          <table:table-cell table:formula="of:=ABS([.J94])-[.K9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11-06" calcext:value-type="date">
            <text:p>06/11/1994</text:p>
          </table:table-cell>
          <table:table-cell table:style-name="ce26" table:formula="of:=[.$C$11]+INT(RAND()*([.$C$12]-[.$C$11]))" office:value-type="date" office:date-value="1983-07-28" calcext:value-type="date">
            <text:p>28/07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5]))" office:value-type="string" office:string-value="date-7-95 &#10;[54159]" calcext:value-type="string">
            <text:p>date-7-95 </text:p>
            <text:p>[541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5]))" office:value-type="string" office:string-value="date-8-95 &#10;[54157]" calcext:value-type="string">
            <text:p>date-8-95 </text:p>
            <text:p>[54157]</text:p>
          </table:table-cell>
          <table:table-cell/>
          <table:table-cell table:formula="of:=INFO.OBBA.OBBA.OBGET(INFO.OBBA.OBBA.OBCALL(&quot;&quot;;[.$B$15];&quot;getDaycountFraction&quot;;[.G95];[.H95]))" office:value-type="float" office:value="-11.4416666666667" calcext:value-type="float">
            <text:p>-11.442</text:p>
          </table:table-cell>
          <table:table-cell table:style-name="ce37" table:formula="of:=(YEARFRAC([.E95];[.F95];[.$C$9]))" office:value-type="float" office:value="11.4416666666667" calcext:value-type="float">
            <text:p>11.442</text:p>
          </table:table-cell>
          <table:table-cell table:formula="of:=ABS([.J95])-[.K9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4-25" calcext:value-type="date">
            <text:p>25/04/2019</text:p>
          </table:table-cell>
          <table:table-cell table:style-name="ce26" table:formula="of:=[.$C$11]+INT(RAND()*([.$C$12]-[.$C$11]))" office:value-type="date" office:date-value="2022-11-11" calcext:value-type="date">
            <text:p>11/11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6]))" office:value-type="string" office:string-value="date-7-96 &#10;[54164]" calcext:value-type="string">
            <text:p>date-7-96 </text:p>
            <text:p>[541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6]))" office:value-type="string" office:string-value="date-8-96 &#10;[54162]" calcext:value-type="string">
            <text:p>date-8-96 </text:p>
            <text:p>[54162]</text:p>
          </table:table-cell>
          <table:table-cell/>
          <table:table-cell table:formula="of:=INFO.OBBA.OBBA.OBGET(INFO.OBBA.OBBA.OBCALL(&quot;&quot;;[.$B$15];&quot;getDaycountFraction&quot;;[.G96];[.H96]))" office:value-type="float" office:value="3.6" calcext:value-type="float">
            <text:p>3.600</text:p>
          </table:table-cell>
          <table:table-cell table:style-name="ce37" table:formula="of:=(YEARFRAC([.E96];[.F96];[.$C$9]))" office:value-type="float" office:value="3.6" calcext:value-type="float">
            <text:p>3.600</text:p>
          </table:table-cell>
          <table:table-cell table:formula="of:=ABS([.J96])-[.K9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3-25" calcext:value-type="date">
            <text:p>25/03/1988</text:p>
          </table:table-cell>
          <table:table-cell table:style-name="ce26" table:formula="of:=[.$C$11]+INT(RAND()*([.$C$12]-[.$C$11]))" office:value-type="date" office:date-value="2027-03-04" calcext:value-type="date">
            <text:p>04/03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7]))" office:value-type="string" office:string-value="date-7-97 &#10;[54169]" calcext:value-type="string">
            <text:p>date-7-97 </text:p>
            <text:p>[541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7]))" office:value-type="string" office:string-value="date-8-97 &#10;[54167]" calcext:value-type="string">
            <text:p>date-8-97 </text:p>
            <text:p>[54167]</text:p>
          </table:table-cell>
          <table:table-cell/>
          <table:table-cell table:formula="of:=INFO.OBBA.OBBA.OBGET(INFO.OBBA.OBBA.OBCALL(&quot;&quot;;[.$B$15];&quot;getDaycountFraction&quot;;[.G97];[.H97]))" office:value-type="float" office:value="39.5083333333333" calcext:value-type="float">
            <text:p>39.508</text:p>
          </table:table-cell>
          <table:table-cell table:style-name="ce37" table:formula="of:=(YEARFRAC([.E97];[.F97];[.$C$9]))" office:value-type="float" office:value="39.5083333333333" calcext:value-type="float">
            <text:p>39.508</text:p>
          </table:table-cell>
          <table:table-cell table:formula="of:=ABS([.J97])-[.K9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4-30" calcext:value-type="date">
            <text:p>30/04/2006</text:p>
          </table:table-cell>
          <table:table-cell table:style-name="ce26" table:formula="of:=[.$C$11]+INT(RAND()*([.$C$12]-[.$C$11]))" office:value-type="date" office:date-value="1992-04-06" calcext:value-type="date">
            <text:p>06/04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8]))" office:value-type="string" office:string-value="date-7-98 &#10;[54174]" calcext:value-type="string">
            <text:p>date-7-98 </text:p>
            <text:p>[541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8]))" office:value-type="string" office:string-value="date-8-98 &#10;[54172]" calcext:value-type="string">
            <text:p>date-8-98 </text:p>
            <text:p>[54172]</text:p>
          </table:table-cell>
          <table:table-cell/>
          <table:table-cell table:formula="of:=INFO.OBBA.OBBA.OBGET(INFO.OBBA.OBBA.OBCALL(&quot;&quot;;[.$B$15];&quot;getDaycountFraction&quot;;[.G98];[.H98]))" office:value-type="float" office:value="-14.2694444444444" calcext:value-type="float">
            <text:p>-14.269</text:p>
          </table:table-cell>
          <table:table-cell table:style-name="ce37" table:formula="of:=(YEARFRAC([.E98];[.F98];[.$C$9]))" office:value-type="float" office:value="14.2694444444444" calcext:value-type="float">
            <text:p>14.269</text:p>
          </table:table-cell>
          <table:table-cell table:formula="of:=ABS([.J98])-[.K9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8-18" calcext:value-type="date">
            <text:p>18/08/2016</text:p>
          </table:table-cell>
          <table:table-cell table:style-name="ce26" table:formula="of:=[.$C$11]+INT(RAND()*([.$C$12]-[.$C$11]))" office:value-type="date" office:date-value="2011-03-28" calcext:value-type="date">
            <text:p>28/03/201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99]))" office:value-type="string" office:string-value="date-7-99 &#10;[54179]" calcext:value-type="string">
            <text:p>date-7-99 </text:p>
            <text:p>[541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99]))" office:value-type="string" office:string-value="date-8-99 &#10;[54177]" calcext:value-type="string">
            <text:p>date-8-99 </text:p>
            <text:p>[54177]</text:p>
          </table:table-cell>
          <table:table-cell/>
          <table:table-cell table:formula="of:=INFO.OBBA.OBBA.OBGET(INFO.OBBA.OBBA.OBCALL(&quot;&quot;;[.$B$15];&quot;getDaycountFraction&quot;;[.G99];[.H99]))" office:value-type="float" office:value="-5.47222222222222" calcext:value-type="float">
            <text:p>-5.472</text:p>
          </table:table-cell>
          <table:table-cell table:style-name="ce37" table:formula="of:=(YEARFRAC([.E99];[.F99];[.$C$9]))" office:value-type="float" office:value="5.47222222222222" calcext:value-type="float">
            <text:p>5.472</text:p>
          </table:table-cell>
          <table:table-cell table:formula="of:=ABS([.J99])-[.K9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11-11" calcext:value-type="date">
            <text:p>11/11/2014</text:p>
          </table:table-cell>
          <table:table-cell table:style-name="ce26" table:formula="of:=[.$C$11]+INT(RAND()*([.$C$12]-[.$C$11]))" office:value-type="date" office:date-value="2028-01-05" calcext:value-type="date">
            <text:p>05/01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0]))" office:value-type="string" office:string-value="date-7-100 &#10;[54184]" calcext:value-type="string">
            <text:p>date-7-100 </text:p>
            <text:p>[541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0]))" office:value-type="string" office:string-value="date-8-100 &#10;[54182]" calcext:value-type="string">
            <text:p>date-8-100 </text:p>
            <text:p>[54182]</text:p>
          </table:table-cell>
          <table:table-cell/>
          <table:table-cell table:formula="of:=INFO.OBBA.OBBA.OBGET(INFO.OBBA.OBBA.OBCALL(&quot;&quot;;[.$B$15];&quot;getDaycountFraction&quot;;[.G100];[.H100]))" office:value-type="float" office:value="13.3416666666667" calcext:value-type="float">
            <text:p>13.342</text:p>
          </table:table-cell>
          <table:table-cell table:style-name="ce37" table:formula="of:=(YEARFRAC([.E100];[.F100];[.$C$9]))" office:value-type="float" office:value="13.3416666666667" calcext:value-type="float">
            <text:p>13.342</text:p>
          </table:table-cell>
          <table:table-cell table:formula="of:=ABS([.J100])-[.K10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6-19" calcext:value-type="date">
            <text:p>19/06/2012</text:p>
          </table:table-cell>
          <table:table-cell table:style-name="ce26" table:formula="of:=[.$C$11]+INT(RAND()*([.$C$12]-[.$C$11]))" office:value-type="date" office:date-value="1981-12-16" calcext:value-type="date">
            <text:p>16/12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1]))" office:value-type="string" office:string-value="date-7-101 &#10;[54189]" calcext:value-type="string">
            <text:p>date-7-101 </text:p>
            <text:p>[541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1]))" office:value-type="string" office:string-value="date-8-101 &#10;[54187]" calcext:value-type="string">
            <text:p>date-8-101 </text:p>
            <text:p>[54187]</text:p>
          </table:table-cell>
          <table:table-cell/>
          <table:table-cell table:formula="of:=INFO.OBBA.OBBA.OBGET(INFO.OBBA.OBBA.OBCALL(&quot;&quot;;[.$B$15];&quot;getDaycountFraction&quot;;[.G101];[.H101]))" office:value-type="float" office:value="-30.9527777777778" calcext:value-type="float">
            <text:p>-30.953</text:p>
          </table:table-cell>
          <table:table-cell table:style-name="ce37" table:formula="of:=(YEARFRAC([.E101];[.F101];[.$C$9]))" office:value-type="float" office:value="30.9527777777778" calcext:value-type="float">
            <text:p>30.953</text:p>
          </table:table-cell>
          <table:table-cell table:formula="of:=ABS([.J101])-[.K10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8-08" calcext:value-type="date">
            <text:p>08/08/1984</text:p>
          </table:table-cell>
          <table:table-cell table:style-name="ce26" table:formula="of:=[.$C$11]+INT(RAND()*([.$C$12]-[.$C$11]))" office:value-type="date" office:date-value="1993-10-21" calcext:value-type="date">
            <text:p>21/10/199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2]))" office:value-type="string" office:string-value="date-7-102 &#10;[54194]" calcext:value-type="string">
            <text:p>date-7-102 </text:p>
            <text:p>[541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2]))" office:value-type="string" office:string-value="date-8-102 &#10;[54192]" calcext:value-type="string">
            <text:p>date-8-102 </text:p>
            <text:p>[54192]</text:p>
          </table:table-cell>
          <table:table-cell/>
          <table:table-cell table:formula="of:=INFO.OBBA.OBBA.OBGET(INFO.OBBA.OBBA.OBCALL(&quot;&quot;;[.$B$15];&quot;getDaycountFraction&quot;;[.G102];[.H102]))" office:value-type="float" office:value="9.33611111111111" calcext:value-type="float">
            <text:p>9.336</text:p>
          </table:table-cell>
          <table:table-cell table:style-name="ce37" table:formula="of:=(YEARFRAC([.E102];[.F102];[.$C$9]))" office:value-type="float" office:value="9.33611111111111" calcext:value-type="float">
            <text:p>9.336</text:p>
          </table:table-cell>
          <table:table-cell table:formula="of:=ABS([.J102])-[.K10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11-11" calcext:value-type="date">
            <text:p>11/11/1995</text:p>
          </table:table-cell>
          <table:table-cell table:style-name="ce26" table:formula="of:=[.$C$11]+INT(RAND()*([.$C$12]-[.$C$11]))" office:value-type="date" office:date-value="2021-01-14" calcext:value-type="date">
            <text:p>14/01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3]))" office:value-type="string" office:string-value="date-7-103 &#10;[54199]" calcext:value-type="string">
            <text:p>date-7-103 </text:p>
            <text:p>[541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3]))" office:value-type="string" office:string-value="date-8-103 &#10;[54197]" calcext:value-type="string">
            <text:p>date-8-103 </text:p>
            <text:p>[54197]</text:p>
          </table:table-cell>
          <table:table-cell/>
          <table:table-cell table:formula="of:=INFO.OBBA.OBBA.OBGET(INFO.OBBA.OBBA.OBCALL(&quot;&quot;;[.$B$15];&quot;getDaycountFraction&quot;;[.G103];[.H103]))" office:value-type="float" office:value="25.5444444444444" calcext:value-type="float">
            <text:p>25.544</text:p>
          </table:table-cell>
          <table:table-cell table:style-name="ce37" table:formula="of:=(YEARFRAC([.E103];[.F103];[.$C$9]))" office:value-type="float" office:value="25.5444444444444" calcext:value-type="float">
            <text:p>25.544</text:p>
          </table:table-cell>
          <table:table-cell table:formula="of:=ABS([.J103])-[.K10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4-29" calcext:value-type="date">
            <text:p>29/04/2007</text:p>
          </table:table-cell>
          <table:table-cell table:style-name="ce26" table:formula="of:=[.$C$11]+INT(RAND()*([.$C$12]-[.$C$11]))" office:value-type="date" office:date-value="2013-10-17" calcext:value-type="date">
            <text:p>17/10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4]))" office:value-type="string" office:string-value="date-7-104 &#10;[54204]" calcext:value-type="string">
            <text:p>date-7-104 </text:p>
            <text:p>[542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4]))" office:value-type="string" office:string-value="date-8-104 &#10;[54202]" calcext:value-type="string">
            <text:p>date-8-104 </text:p>
            <text:p>[54202]</text:p>
          </table:table-cell>
          <table:table-cell/>
          <table:table-cell table:formula="of:=INFO.OBBA.OBBA.OBGET(INFO.OBBA.OBBA.OBCALL(&quot;&quot;;[.$B$15];&quot;getDaycountFraction&quot;;[.G104];[.H104]))" office:value-type="float" office:value="6.56388888888889" calcext:value-type="float">
            <text:p>6.564</text:p>
          </table:table-cell>
          <table:table-cell table:style-name="ce37" table:formula="of:=(YEARFRAC([.E104];[.F104];[.$C$9]))" office:value-type="float" office:value="6.56388888888889" calcext:value-type="float">
            <text:p>6.564</text:p>
          </table:table-cell>
          <table:table-cell table:formula="of:=ABS([.J104])-[.K10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2-26" calcext:value-type="date">
            <text:p>26/02/2016</text:p>
          </table:table-cell>
          <table:table-cell table:style-name="ce26" table:formula="of:=[.$C$11]+INT(RAND()*([.$C$12]-[.$C$11]))" office:value-type="date" office:date-value="1991-02-15" calcext:value-type="date">
            <text:p>15/02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5]))" office:value-type="string" office:string-value="date-7-105 &#10;[54209]" calcext:value-type="string">
            <text:p>date-7-105 </text:p>
            <text:p>[542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5]))" office:value-type="string" office:string-value="date-8-105 &#10;[54207]" calcext:value-type="string">
            <text:p>date-8-105 </text:p>
            <text:p>[54207]</text:p>
          </table:table-cell>
          <table:table-cell/>
          <table:table-cell table:formula="of:=INFO.OBBA.OBBA.OBGET(INFO.OBBA.OBBA.OBCALL(&quot;&quot;;[.$B$15];&quot;getDaycountFraction&quot;;[.G105];[.H105]))" office:value-type="float" office:value="-25.3944444444444" calcext:value-type="float">
            <text:p>-25.394</text:p>
          </table:table-cell>
          <table:table-cell table:style-name="ce37" table:formula="of:=(YEARFRAC([.E105];[.F105];[.$C$9]))" office:value-type="float" office:value="25.3944444444444" calcext:value-type="float">
            <text:p>25.394</text:p>
          </table:table-cell>
          <table:table-cell table:formula="of:=ABS([.J105])-[.K10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6-05" calcext:value-type="date">
            <text:p>05/06/1986</text:p>
          </table:table-cell>
          <table:table-cell table:style-name="ce26" table:formula="of:=[.$C$11]+INT(RAND()*([.$C$12]-[.$C$11]))" office:value-type="date" office:date-value="2000-09-18" calcext:value-type="date">
            <text:p>18/09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6]))" office:value-type="string" office:string-value="date-7-106 &#10;[54214]" calcext:value-type="string">
            <text:p>date-7-106 </text:p>
            <text:p>[542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6]))" office:value-type="string" office:string-value="date-8-106 &#10;[54212]" calcext:value-type="string">
            <text:p>date-8-106 </text:p>
            <text:p>[54212]</text:p>
          </table:table-cell>
          <table:table-cell/>
          <table:table-cell table:formula="of:=INFO.OBBA.OBBA.OBGET(INFO.OBBA.OBBA.OBCALL(&quot;&quot;;[.$B$15];&quot;getDaycountFraction&quot;;[.G106];[.H106]))" office:value-type="float" office:value="14.4972222222222" calcext:value-type="float">
            <text:p>14.497</text:p>
          </table:table-cell>
          <table:table-cell table:style-name="ce37" table:formula="of:=(YEARFRAC([.E106];[.F106];[.$C$9]))" office:value-type="float" office:value="14.4972222222222" calcext:value-type="float">
            <text:p>14.497</text:p>
          </table:table-cell>
          <table:table-cell table:formula="of:=ABS([.J106])-[.K10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9-08" calcext:value-type="date">
            <text:p>08/09/2028</text:p>
          </table:table-cell>
          <table:table-cell table:style-name="ce26" table:formula="of:=[.$C$11]+INT(RAND()*([.$C$12]-[.$C$11]))" office:value-type="date" office:date-value="1991-10-28" calcext:value-type="date">
            <text:p>28/10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7]))" office:value-type="string" office:string-value="date-7-107 &#10;[54219]" calcext:value-type="string">
            <text:p>date-7-107 </text:p>
            <text:p>[542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7]))" office:value-type="string" office:string-value="date-8-107 &#10;[54217]" calcext:value-type="string">
            <text:p>date-8-107 </text:p>
            <text:p>[54217]</text:p>
          </table:table-cell>
          <table:table-cell/>
          <table:table-cell table:formula="of:=INFO.OBBA.OBBA.OBGET(INFO.OBBA.OBBA.OBCALL(&quot;&quot;;[.$B$15];&quot;getDaycountFraction&quot;;[.G107];[.H107]))" office:value-type="float" office:value="-37.4027777777778" calcext:value-type="float">
            <text:p>-37.403</text:p>
          </table:table-cell>
          <table:table-cell table:style-name="ce37" table:formula="of:=(YEARFRAC([.E107];[.F107];[.$C$9]))" office:value-type="float" office:value="37.4027777777778" calcext:value-type="float">
            <text:p>37.403</text:p>
          </table:table-cell>
          <table:table-cell table:formula="of:=ABS([.J107])-[.K10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2-19" calcext:value-type="date">
            <text:p>19/02/2015</text:p>
          </table:table-cell>
          <table:table-cell table:style-name="ce26" table:formula="of:=[.$C$11]+INT(RAND()*([.$C$12]-[.$C$11]))" office:value-type="date" office:date-value="2018-07-16" calcext:value-type="date">
            <text:p>16/07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8]))" office:value-type="string" office:string-value="date-7-108 &#10;[54224]" calcext:value-type="string">
            <text:p>date-7-108 </text:p>
            <text:p>[542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8]))" office:value-type="string" office:string-value="date-8-108 &#10;[54222]" calcext:value-type="string">
            <text:p>date-8-108 </text:p>
            <text:p>[54222]</text:p>
          </table:table-cell>
          <table:table-cell/>
          <table:table-cell table:formula="of:=INFO.OBBA.OBBA.OBGET(INFO.OBBA.OBBA.OBCALL(&quot;&quot;;[.$B$15];&quot;getDaycountFraction&quot;;[.G108];[.H108]))" office:value-type="float" office:value="3.45277777777778" calcext:value-type="float">
            <text:p>3.453</text:p>
          </table:table-cell>
          <table:table-cell table:style-name="ce37" table:formula="of:=(YEARFRAC([.E108];[.F108];[.$C$9]))" office:value-type="float" office:value="3.45277777777778" calcext:value-type="float">
            <text:p>3.453</text:p>
          </table:table-cell>
          <table:table-cell table:formula="of:=ABS([.J108])-[.K10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10-27" calcext:value-type="date">
            <text:p>27/10/1990</text:p>
          </table:table-cell>
          <table:table-cell table:style-name="ce26" table:formula="of:=[.$C$11]+INT(RAND()*([.$C$12]-[.$C$11]))" office:value-type="date" office:date-value="1982-09-09" calcext:value-type="date">
            <text:p>09/09/198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09]))" office:value-type="string" office:string-value="date-7-109 &#10;[54229]" calcext:value-type="string">
            <text:p>date-7-109 </text:p>
            <text:p>[542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09]))" office:value-type="string" office:string-value="date-8-109 &#10;[54227]" calcext:value-type="string">
            <text:p>date-8-109 </text:p>
            <text:p>[54227]</text:p>
          </table:table-cell>
          <table:table-cell/>
          <table:table-cell table:formula="of:=INFO.OBBA.OBBA.OBGET(INFO.OBBA.OBBA.OBCALL(&quot;&quot;;[.$B$15];&quot;getDaycountFraction&quot;;[.G109];[.H109]))" office:value-type="float" office:value="-8.25" calcext:value-type="float">
            <text:p>-8.250</text:p>
          </table:table-cell>
          <table:table-cell table:style-name="ce37" table:formula="of:=(YEARFRAC([.E109];[.F109];[.$C$9]))" office:value-type="float" office:value="8.25" calcext:value-type="float">
            <text:p>8.250</text:p>
          </table:table-cell>
          <table:table-cell table:formula="of:=ABS([.J109])-[.K10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4-22" calcext:value-type="date">
            <text:p>22/04/2022</text:p>
          </table:table-cell>
          <table:table-cell table:style-name="ce26" table:formula="of:=[.$C$11]+INT(RAND()*([.$C$12]-[.$C$11]))" office:value-type="date" office:date-value="1996-08-21" calcext:value-type="date">
            <text:p>21/08/199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0]))" office:value-type="string" office:string-value="date-7-110 &#10;[54234]" calcext:value-type="string">
            <text:p>date-7-110 </text:p>
            <text:p>[542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0]))" office:value-type="string" office:string-value="date-8-110 &#10;[54232]" calcext:value-type="string">
            <text:p>date-8-110 </text:p>
            <text:p>[54232]</text:p>
          </table:table-cell>
          <table:table-cell/>
          <table:table-cell table:formula="of:=INFO.OBBA.OBBA.OBGET(INFO.OBBA.OBBA.OBCALL(&quot;&quot;;[.$B$15];&quot;getDaycountFraction&quot;;[.G110];[.H110]))" office:value-type="float" office:value="-26.0416666666667" calcext:value-type="float">
            <text:p>-26.042</text:p>
          </table:table-cell>
          <table:table-cell table:style-name="ce37" table:formula="of:=(YEARFRAC([.E110];[.F110];[.$C$9]))" office:value-type="float" office:value="26.0416666666667" calcext:value-type="float">
            <text:p>26.042</text:p>
          </table:table-cell>
          <table:table-cell table:formula="of:=ABS([.J110])-[.K11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7-21" calcext:value-type="date">
            <text:p>21/07/2018</text:p>
          </table:table-cell>
          <table:table-cell table:style-name="ce26" table:formula="of:=[.$C$11]+INT(RAND()*([.$C$12]-[.$C$11]))" office:value-type="date" office:date-value="1986-01-24" calcext:value-type="date">
            <text:p>24/01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1]))" office:value-type="string" office:string-value="date-7-111 &#10;[54239]" calcext:value-type="string">
            <text:p>date-7-111 </text:p>
            <text:p>[542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1]))" office:value-type="string" office:string-value="date-8-111 &#10;[54237]" calcext:value-type="string">
            <text:p>date-8-111 </text:p>
            <text:p>[54237]</text:p>
          </table:table-cell>
          <table:table-cell/>
          <table:table-cell table:formula="of:=INFO.OBBA.OBBA.OBGET(INFO.OBBA.OBBA.OBCALL(&quot;&quot;;[.$B$15];&quot;getDaycountFraction&quot;;[.G111];[.H111]))" office:value-type="float" office:value="-32.9611111111111" calcext:value-type="float">
            <text:p>-32.961</text:p>
          </table:table-cell>
          <table:table-cell table:style-name="ce37" table:formula="of:=(YEARFRAC([.E111];[.F111];[.$C$9]))" office:value-type="float" office:value="32.9611111111111" calcext:value-type="float">
            <text:p>32.961</text:p>
          </table:table-cell>
          <table:table-cell table:formula="of:=ABS([.J111])-[.K11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4-17" calcext:value-type="date">
            <text:p>17/04/1988</text:p>
          </table:table-cell>
          <table:table-cell table:style-name="ce26" table:formula="of:=[.$C$11]+INT(RAND()*([.$C$12]-[.$C$11]))" office:value-type="date" office:date-value="1991-03-23" calcext:value-type="date">
            <text:p>23/03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2]))" office:value-type="string" office:string-value="date-7-112 &#10;[54244]" calcext:value-type="string">
            <text:p>date-7-112 </text:p>
            <text:p>[542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2]))" office:value-type="string" office:string-value="date-8-112 &#10;[54242]" calcext:value-type="string">
            <text:p>date-8-112 </text:p>
            <text:p>[54242]</text:p>
          </table:table-cell>
          <table:table-cell/>
          <table:table-cell table:formula="of:=INFO.OBBA.OBBA.OBGET(INFO.OBBA.OBBA.OBCALL(&quot;&quot;;[.$B$15];&quot;getDaycountFraction&quot;;[.G112];[.H112]))" office:value-type="float" office:value="2.97222222222222" calcext:value-type="float">
            <text:p>2.972</text:p>
          </table:table-cell>
          <table:table-cell table:style-name="ce37" table:formula="of:=(YEARFRAC([.E112];[.F112];[.$C$9]))" office:value-type="float" office:value="2.97222222222222" calcext:value-type="float">
            <text:p>2.972</text:p>
          </table:table-cell>
          <table:table-cell table:formula="of:=ABS([.J112])-[.K11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6-14" calcext:value-type="date">
            <text:p>14/06/1984</text:p>
          </table:table-cell>
          <table:table-cell table:style-name="ce26" table:formula="of:=[.$C$11]+INT(RAND()*([.$C$12]-[.$C$11]))" office:value-type="date" office:date-value="2009-10-07" calcext:value-type="date">
            <text:p>07/10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3]))" office:value-type="string" office:string-value="date-7-113 &#10;[54249]" calcext:value-type="string">
            <text:p>date-7-113 </text:p>
            <text:p>[542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3]))" office:value-type="string" office:string-value="date-8-113 &#10;[54247]" calcext:value-type="string">
            <text:p>date-8-113 </text:p>
            <text:p>[54247]</text:p>
          </table:table-cell>
          <table:table-cell/>
          <table:table-cell table:formula="of:=INFO.OBBA.OBBA.OBGET(INFO.OBBA.OBBA.OBCALL(&quot;&quot;;[.$B$15];&quot;getDaycountFraction&quot;;[.G113];[.H113]))" office:value-type="float" office:value="25.6833333333333" calcext:value-type="float">
            <text:p>25.683</text:p>
          </table:table-cell>
          <table:table-cell table:style-name="ce37" table:formula="of:=(YEARFRAC([.E113];[.F113];[.$C$9]))" office:value-type="float" office:value="25.6833333333333" calcext:value-type="float">
            <text:p>25.683</text:p>
          </table:table-cell>
          <table:table-cell table:formula="of:=ABS([.J113])-[.K11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5-15" calcext:value-type="date">
            <text:p>15/05/2007</text:p>
          </table:table-cell>
          <table:table-cell table:style-name="ce26" table:formula="of:=[.$C$11]+INT(RAND()*([.$C$12]-[.$C$11]))" office:value-type="date" office:date-value="2026-01-15" calcext:value-type="date">
            <text:p>15/01/202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4]))" office:value-type="string" office:string-value="date-7-114 &#10;[54254]" calcext:value-type="string">
            <text:p>date-7-114 </text:p>
            <text:p>[542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4]))" office:value-type="string" office:string-value="date-8-114 &#10;[54252]" calcext:value-type="string">
            <text:p>date-8-114 </text:p>
            <text:p>[54252]</text:p>
          </table:table-cell>
          <table:table-cell/>
          <table:table-cell table:formula="of:=INFO.OBBA.OBBA.OBGET(INFO.OBBA.OBBA.OBCALL(&quot;&quot;;[.$B$15];&quot;getDaycountFraction&quot;;[.G114];[.H114]))" office:value-type="float" office:value="18.9444444444444" calcext:value-type="float">
            <text:p>18.944</text:p>
          </table:table-cell>
          <table:table-cell table:style-name="ce37" table:formula="of:=(YEARFRAC([.E114];[.F114];[.$C$9]))" office:value-type="float" office:value="18.9444444444444" calcext:value-type="float">
            <text:p>18.944</text:p>
          </table:table-cell>
          <table:table-cell table:formula="of:=ABS([.J114])-[.K11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7-21" calcext:value-type="date">
            <text:p>21/07/1993</text:p>
          </table:table-cell>
          <table:table-cell table:style-name="ce26" table:formula="of:=[.$C$11]+INT(RAND()*([.$C$12]-[.$C$11]))" office:value-type="date" office:date-value="2014-02-17" calcext:value-type="date">
            <text:p>17/02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5]))" office:value-type="string" office:string-value="date-7-115 &#10;[54259]" calcext:value-type="string">
            <text:p>date-7-115 </text:p>
            <text:p>[542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5]))" office:value-type="string" office:string-value="date-8-115 &#10;[54257]" calcext:value-type="string">
            <text:p>date-8-115 </text:p>
            <text:p>[54257]</text:p>
          </table:table-cell>
          <table:table-cell/>
          <table:table-cell table:formula="of:=INFO.OBBA.OBBA.OBGET(INFO.OBBA.OBBA.OBCALL(&quot;&quot;;[.$B$15];&quot;getDaycountFraction&quot;;[.G115];[.H115]))" office:value-type="float" office:value="20.8777777777778" calcext:value-type="float">
            <text:p>20.878</text:p>
          </table:table-cell>
          <table:table-cell table:style-name="ce37" table:formula="of:=(YEARFRAC([.E115];[.F115];[.$C$9]))" office:value-type="float" office:value="20.8777777777778" calcext:value-type="float">
            <text:p>20.878</text:p>
          </table:table-cell>
          <table:table-cell table:formula="of:=ABS([.J115])-[.K11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1-08" calcext:value-type="date">
            <text:p>08/01/2019</text:p>
          </table:table-cell>
          <table:table-cell table:style-name="ce26" table:formula="of:=[.$C$11]+INT(RAND()*([.$C$12]-[.$C$11]))" office:value-type="date" office:date-value="2021-02-12" calcext:value-type="date">
            <text:p>12/02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6]))" office:value-type="string" office:string-value="date-7-116 &#10;[54264]" calcext:value-type="string">
            <text:p>date-7-116 </text:p>
            <text:p>[542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6]))" office:value-type="string" office:string-value="date-8-116 &#10;[54262]" calcext:value-type="string">
            <text:p>date-8-116 </text:p>
            <text:p>[54262]</text:p>
          </table:table-cell>
          <table:table-cell/>
          <table:table-cell table:formula="of:=INFO.OBBA.OBBA.OBGET(INFO.OBBA.OBBA.OBCALL(&quot;&quot;;[.$B$15];&quot;getDaycountFraction&quot;;[.G116];[.H116]))" office:value-type="float" office:value="2.12777777777778" calcext:value-type="float">
            <text:p>2.128</text:p>
          </table:table-cell>
          <table:table-cell table:style-name="ce37" table:formula="of:=(YEARFRAC([.E116];[.F116];[.$C$9]))" office:value-type="float" office:value="2.12777777777778" calcext:value-type="float">
            <text:p>2.128</text:p>
          </table:table-cell>
          <table:table-cell table:formula="of:=ABS([.J116])-[.K11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2-14" calcext:value-type="date">
            <text:p>14/02/1997</text:p>
          </table:table-cell>
          <table:table-cell table:style-name="ce26" table:formula="of:=[.$C$11]+INT(RAND()*([.$C$12]-[.$C$11]))" office:value-type="date" office:date-value="1986-12-20" calcext:value-type="date">
            <text:p>20/12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7]))" office:value-type="string" office:string-value="date-7-117 &#10;[54269]" calcext:value-type="string">
            <text:p>date-7-117 </text:p>
            <text:p>[542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7]))" office:value-type="string" office:string-value="date-8-117 &#10;[54267]" calcext:value-type="string">
            <text:p>date-8-117 </text:p>
            <text:p>[54267]</text:p>
          </table:table-cell>
          <table:table-cell/>
          <table:table-cell table:formula="of:=INFO.OBBA.OBBA.OBGET(INFO.OBBA.OBBA.OBCALL(&quot;&quot;;[.$B$15];&quot;getDaycountFraction&quot;;[.G117];[.H117]))" office:value-type="float" office:value="-10.3027777777778" calcext:value-type="float">
            <text:p>-10.303</text:p>
          </table:table-cell>
          <table:table-cell table:style-name="ce37" table:formula="of:=(YEARFRAC([.E117];[.F117];[.$C$9]))" office:value-type="float" office:value="10.3027777777778" calcext:value-type="float">
            <text:p>10.303</text:p>
          </table:table-cell>
          <table:table-cell table:formula="of:=ABS([.J117])-[.K11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8-24" calcext:value-type="date">
            <text:p>24/08/1995</text:p>
          </table:table-cell>
          <table:table-cell table:style-name="ce26" table:formula="of:=[.$C$11]+INT(RAND()*([.$C$12]-[.$C$11]))" office:value-type="date" office:date-value="2005-05-20" calcext:value-type="date">
            <text:p>20/05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8]))" office:value-type="string" office:string-value="date-7-118 &#10;[54274]" calcext:value-type="string">
            <text:p>date-7-118 </text:p>
            <text:p>[542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8]))" office:value-type="string" office:string-value="date-8-118 &#10;[54272]" calcext:value-type="string">
            <text:p>date-8-118 </text:p>
            <text:p>[54272]</text:p>
          </table:table-cell>
          <table:table-cell/>
          <table:table-cell table:formula="of:=INFO.OBBA.OBBA.OBGET(INFO.OBBA.OBBA.OBCALL(&quot;&quot;;[.$B$15];&quot;getDaycountFraction&quot;;[.G118];[.H118]))" office:value-type="float" office:value="9.88055555555556" calcext:value-type="float">
            <text:p>9.881</text:p>
          </table:table-cell>
          <table:table-cell table:style-name="ce37" table:formula="of:=(YEARFRAC([.E118];[.F118];[.$C$9]))" office:value-type="float" office:value="9.88055555555556" calcext:value-type="float">
            <text:p>9.881</text:p>
          </table:table-cell>
          <table:table-cell table:formula="of:=ABS([.J118])-[.K11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4-02" calcext:value-type="date">
            <text:p>02/04/1984</text:p>
          </table:table-cell>
          <table:table-cell table:style-name="ce26" table:formula="of:=[.$C$11]+INT(RAND()*([.$C$12]-[.$C$11]))" office:value-type="date" office:date-value="2007-01-10" calcext:value-type="date">
            <text:p>10/01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19]))" office:value-type="string" office:string-value="date-7-119 &#10;[54279]" calcext:value-type="string">
            <text:p>date-7-119 </text:p>
            <text:p>[542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19]))" office:value-type="string" office:string-value="date-8-119 &#10;[54277]" calcext:value-type="string">
            <text:p>date-8-119 </text:p>
            <text:p>[54277]</text:p>
          </table:table-cell>
          <table:table-cell/>
          <table:table-cell table:formula="of:=INFO.OBBA.OBBA.OBGET(INFO.OBBA.OBBA.OBCALL(&quot;&quot;;[.$B$15];&quot;getDaycountFraction&quot;;[.G119];[.H119]))" office:value-type="float" office:value="23.1055555555556" calcext:value-type="float">
            <text:p>23.106</text:p>
          </table:table-cell>
          <table:table-cell table:style-name="ce37" table:formula="of:=(YEARFRAC([.E119];[.F119];[.$C$9]))" office:value-type="float" office:value="23.1055555555556" calcext:value-type="float">
            <text:p>23.106</text:p>
          </table:table-cell>
          <table:table-cell table:formula="of:=ABS([.J119])-[.K11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6-11" calcext:value-type="date">
            <text:p>11/06/2027</text:p>
          </table:table-cell>
          <table:table-cell table:style-name="ce26" table:formula="of:=[.$C$11]+INT(RAND()*([.$C$12]-[.$C$11]))" office:value-type="date" office:date-value="2010-01-21" calcext:value-type="date">
            <text:p>21/01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0]))" office:value-type="string" office:string-value="date-7-120 &#10;[54284]" calcext:value-type="string">
            <text:p>date-7-120 </text:p>
            <text:p>[542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0]))" office:value-type="string" office:string-value="date-8-120 &#10;[54282]" calcext:value-type="string">
            <text:p>date-8-120 </text:p>
            <text:p>[54282]</text:p>
          </table:table-cell>
          <table:table-cell/>
          <table:table-cell table:formula="of:=INFO.OBBA.OBBA.OBGET(INFO.OBBA.OBBA.OBCALL(&quot;&quot;;[.$B$15];&quot;getDaycountFraction&quot;;[.G120];[.H120]))" office:value-type="float" office:value="-17.6388888888889" calcext:value-type="float">
            <text:p>-17.639</text:p>
          </table:table-cell>
          <table:table-cell table:style-name="ce37" table:formula="of:=(YEARFRAC([.E120];[.F120];[.$C$9]))" office:value-type="float" office:value="17.6388888888889" calcext:value-type="float">
            <text:p>17.639</text:p>
          </table:table-cell>
          <table:table-cell table:formula="of:=ABS([.J120])-[.K12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5-14" calcext:value-type="date">
            <text:p>14/05/2000</text:p>
          </table:table-cell>
          <table:table-cell table:style-name="ce26" table:formula="of:=[.$C$11]+INT(RAND()*([.$C$12]-[.$C$11]))" office:value-type="date" office:date-value="2019-08-09" calcext:value-type="date">
            <text:p>09/08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1]))" office:value-type="string" office:string-value="date-7-121 &#10;[54289]" calcext:value-type="string">
            <text:p>date-7-121 </text:p>
            <text:p>[542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1]))" office:value-type="string" office:string-value="date-8-121 &#10;[54287]" calcext:value-type="string">
            <text:p>date-8-121 </text:p>
            <text:p>[54287]</text:p>
          </table:table-cell>
          <table:table-cell/>
          <table:table-cell table:formula="of:=INFO.OBBA.OBBA.OBGET(INFO.OBBA.OBBA.OBCALL(&quot;&quot;;[.$B$15];&quot;getDaycountFraction&quot;;[.G121];[.H121]))" office:value-type="float" office:value="19.5166666666667" calcext:value-type="float">
            <text:p>19.517</text:p>
          </table:table-cell>
          <table:table-cell table:style-name="ce37" table:formula="of:=(YEARFRAC([.E121];[.F121];[.$C$9]))" office:value-type="float" office:value="19.5166666666667" calcext:value-type="float">
            <text:p>19.517</text:p>
          </table:table-cell>
          <table:table-cell table:formula="of:=ABS([.J121])-[.K12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1-30" calcext:value-type="date">
            <text:p>30/01/2006</text:p>
          </table:table-cell>
          <table:table-cell table:style-name="ce26" table:formula="of:=[.$C$11]+INT(RAND()*([.$C$12]-[.$C$11]))" office:value-type="date" office:date-value="2019-01-17" calcext:value-type="date">
            <text:p>17/01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2]))" office:value-type="string" office:string-value="date-7-122 &#10;[54294]" calcext:value-type="string">
            <text:p>date-7-122 </text:p>
            <text:p>[542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2]))" office:value-type="string" office:string-value="date-8-122 &#10;[54292]" calcext:value-type="string">
            <text:p>date-8-122 </text:p>
            <text:p>[54292]</text:p>
          </table:table-cell>
          <table:table-cell/>
          <table:table-cell table:formula="of:=INFO.OBBA.OBBA.OBGET(INFO.OBBA.OBBA.OBCALL(&quot;&quot;;[.$B$15];&quot;getDaycountFraction&quot;;[.G122];[.H122]))" office:value-type="float" office:value="13.1527777777778" calcext:value-type="float">
            <text:p>13.153</text:p>
          </table:table-cell>
          <table:table-cell table:style-name="ce37" table:formula="of:=(YEARFRAC([.E122];[.F122];[.$C$9]))" office:value-type="float" office:value="13.1527777777778" calcext:value-type="float">
            <text:p>13.153</text:p>
          </table:table-cell>
          <table:table-cell table:formula="of:=ABS([.J122])-[.K12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11-27" calcext:value-type="date">
            <text:p>27/11/2013</text:p>
          </table:table-cell>
          <table:table-cell table:style-name="ce26" table:formula="of:=[.$C$11]+INT(RAND()*([.$C$12]-[.$C$11]))" office:value-type="date" office:date-value="2007-03-20" calcext:value-type="date">
            <text:p>20/03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3]))" office:value-type="string" office:string-value="date-7-123 &#10;[54299]" calcext:value-type="string">
            <text:p>date-7-123 </text:p>
            <text:p>[542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3]))" office:value-type="string" office:string-value="date-8-123 &#10;[54297]" calcext:value-type="string">
            <text:p>date-8-123 </text:p>
            <text:p>[54297]</text:p>
          </table:table-cell>
          <table:table-cell/>
          <table:table-cell table:formula="of:=INFO.OBBA.OBBA.OBGET(INFO.OBBA.OBBA.OBCALL(&quot;&quot;;[.$B$15];&quot;getDaycountFraction&quot;;[.G123];[.H123]))" office:value-type="float" office:value="-6.78888888888889" calcext:value-type="float">
            <text:p>-6.789</text:p>
          </table:table-cell>
          <table:table-cell table:style-name="ce37" table:formula="of:=(YEARFRAC([.E123];[.F123];[.$C$9]))" office:value-type="float" office:value="6.78888888888889" calcext:value-type="float">
            <text:p>6.789</text:p>
          </table:table-cell>
          <table:table-cell table:formula="of:=ABS([.J123])-[.K12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7-16" calcext:value-type="date">
            <text:p>16/07/2002</text:p>
          </table:table-cell>
          <table:table-cell table:style-name="ce26" table:formula="of:=[.$C$11]+INT(RAND()*([.$C$12]-[.$C$11]))" office:value-type="date" office:date-value="2003-08-29" calcext:value-type="date">
            <text:p>29/08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4]))" office:value-type="string" office:string-value="date-7-124 &#10;[54304]" calcext:value-type="string">
            <text:p>date-7-124 </text:p>
            <text:p>[543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4]))" office:value-type="string" office:string-value="date-8-124 &#10;[54302]" calcext:value-type="string">
            <text:p>date-8-124 </text:p>
            <text:p>[54302]</text:p>
          </table:table-cell>
          <table:table-cell/>
          <table:table-cell table:formula="of:=INFO.OBBA.OBBA.OBGET(INFO.OBBA.OBBA.OBCALL(&quot;&quot;;[.$B$15];&quot;getDaycountFraction&quot;;[.G124];[.H124]))" office:value-type="float" office:value="1.13611111111111" calcext:value-type="float">
            <text:p>1.136</text:p>
          </table:table-cell>
          <table:table-cell table:style-name="ce37" table:formula="of:=(YEARFRAC([.E124];[.F124];[.$C$9]))" office:value-type="float" office:value="1.13611111111111" calcext:value-type="float">
            <text:p>1.136</text:p>
          </table:table-cell>
          <table:table-cell table:formula="of:=ABS([.J124])-[.K12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2-19" calcext:value-type="date">
            <text:p>19/02/1991</text:p>
          </table:table-cell>
          <table:table-cell table:style-name="ce26" table:formula="of:=[.$C$11]+INT(RAND()*([.$C$12]-[.$C$11]))" office:value-type="date" office:date-value="1998-02-27" calcext:value-type="date">
            <text:p>27/02/199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5]))" office:value-type="string" office:string-value="date-7-125 &#10;[54309]" calcext:value-type="string">
            <text:p>date-7-125 </text:p>
            <text:p>[543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5]))" office:value-type="string" office:string-value="date-8-125 &#10;[54307]" calcext:value-type="string">
            <text:p>date-8-125 </text:p>
            <text:p>[54307]</text:p>
          </table:table-cell>
          <table:table-cell/>
          <table:table-cell table:formula="of:=INFO.OBBA.OBBA.OBGET(INFO.OBBA.OBBA.OBCALL(&quot;&quot;;[.$B$15];&quot;getDaycountFraction&quot;;[.G125];[.H125]))" office:value-type="float" office:value="7.125" calcext:value-type="float">
            <text:p>7.125</text:p>
          </table:table-cell>
          <table:table-cell table:style-name="ce37" table:formula="of:=(YEARFRAC([.E125];[.F125];[.$C$9]))" office:value-type="float" office:value="7.125" calcext:value-type="float">
            <text:p>7.125</text:p>
          </table:table-cell>
          <table:table-cell table:formula="of:=ABS([.J125])-[.K12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9-02" calcext:value-type="date">
            <text:p>02/09/2021</text:p>
          </table:table-cell>
          <table:table-cell table:style-name="ce26" table:formula="of:=[.$C$11]+INT(RAND()*([.$C$12]-[.$C$11]))" office:value-type="date" office:date-value="2013-12-13" calcext:value-type="date">
            <text:p>13/12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6]))" office:value-type="string" office:string-value="date-7-126 &#10;[54314]" calcext:value-type="string">
            <text:p>date-7-126 </text:p>
            <text:p>[543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6]))" office:value-type="string" office:string-value="date-8-126 &#10;[54312]" calcext:value-type="string">
            <text:p>date-8-126 </text:p>
            <text:p>[54312]</text:p>
          </table:table-cell>
          <table:table-cell/>
          <table:table-cell table:formula="of:=INFO.OBBA.OBBA.OBGET(INFO.OBBA.OBBA.OBCALL(&quot;&quot;;[.$B$15];&quot;getDaycountFraction&quot;;[.G126];[.H126]))" office:value-type="float" office:value="-7.83333333333333" calcext:value-type="float">
            <text:p>-7.833</text:p>
          </table:table-cell>
          <table:table-cell table:style-name="ce37" table:formula="of:=(YEARFRAC([.E126];[.F126];[.$C$9]))" office:value-type="float" office:value="7.83333333333333" calcext:value-type="float">
            <text:p>7.833</text:p>
          </table:table-cell>
          <table:table-cell table:formula="of:=ABS([.J126])-[.K12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6-29" calcext:value-type="date">
            <text:p>29/06/1989</text:p>
          </table:table-cell>
          <table:table-cell table:style-name="ce26" table:formula="of:=[.$C$11]+INT(RAND()*([.$C$12]-[.$C$11]))" office:value-type="date" office:date-value="2010-05-09" calcext:value-type="date">
            <text:p>09/05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7]))" office:value-type="string" office:string-value="date-7-127 &#10;[54319]" calcext:value-type="string">
            <text:p>date-7-127 </text:p>
            <text:p>[543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7]))" office:value-type="string" office:string-value="date-8-127 &#10;[54317]" calcext:value-type="string">
            <text:p>date-8-127 </text:p>
            <text:p>[54317]</text:p>
          </table:table-cell>
          <table:table-cell/>
          <table:table-cell table:formula="of:=INFO.OBBA.OBBA.OBGET(INFO.OBBA.OBBA.OBCALL(&quot;&quot;;[.$B$15];&quot;getDaycountFraction&quot;;[.G127];[.H127]))" office:value-type="float" office:value="21.1638888888889" calcext:value-type="float">
            <text:p>21.164</text:p>
          </table:table-cell>
          <table:table-cell table:style-name="ce37" table:formula="of:=(YEARFRAC([.E127];[.F127];[.$C$9]))" office:value-type="float" office:value="21.1638888888889" calcext:value-type="float">
            <text:p>21.164</text:p>
          </table:table-cell>
          <table:table-cell table:formula="of:=ABS([.J127])-[.K12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4-21" calcext:value-type="date">
            <text:p>21/04/1995</text:p>
          </table:table-cell>
          <table:table-cell table:style-name="ce26" table:formula="of:=[.$C$11]+INT(RAND()*([.$C$12]-[.$C$11]))" office:value-type="date" office:date-value="2017-04-08" calcext:value-type="date">
            <text:p>08/04/201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8]))" office:value-type="string" office:string-value="date-7-128 &#10;[54324]" calcext:value-type="string">
            <text:p>date-7-128 </text:p>
            <text:p>[543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8]))" office:value-type="string" office:string-value="date-8-128 &#10;[54322]" calcext:value-type="string">
            <text:p>date-8-128 </text:p>
            <text:p>[54322]</text:p>
          </table:table-cell>
          <table:table-cell/>
          <table:table-cell table:formula="of:=INFO.OBBA.OBBA.OBGET(INFO.OBBA.OBBA.OBCALL(&quot;&quot;;[.$B$15];&quot;getDaycountFraction&quot;;[.G128];[.H128]))" office:value-type="float" office:value="22.2861111111111" calcext:value-type="float">
            <text:p>22.286</text:p>
          </table:table-cell>
          <table:table-cell table:style-name="ce37" table:formula="of:=(YEARFRAC([.E128];[.F128];[.$C$9]))" office:value-type="float" office:value="22.2861111111111" calcext:value-type="float">
            <text:p>22.286</text:p>
          </table:table-cell>
          <table:table-cell table:formula="of:=ABS([.J128])-[.K12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9-29" calcext:value-type="date">
            <text:p>29/09/1995</text:p>
          </table:table-cell>
          <table:table-cell table:style-name="ce26" table:formula="of:=[.$C$11]+INT(RAND()*([.$C$12]-[.$C$11]))" office:value-type="date" office:date-value="2014-07-03" calcext:value-type="date">
            <text:p>03/07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29]))" office:value-type="string" office:string-value="date-7-129 &#10;[54329]" calcext:value-type="string">
            <text:p>date-7-129 </text:p>
            <text:p>[543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29]))" office:value-type="string" office:string-value="date-8-129 &#10;[54327]" calcext:value-type="string">
            <text:p>date-8-129 </text:p>
            <text:p>[54327]</text:p>
          </table:table-cell>
          <table:table-cell/>
          <table:table-cell table:formula="of:=INFO.OBBA.OBBA.OBGET(INFO.OBBA.OBBA.OBCALL(&quot;&quot;;[.$B$15];&quot;getDaycountFraction&quot;;[.G129];[.H129]))" office:value-type="float" office:value="19.0333333333333" calcext:value-type="float">
            <text:p>19.033</text:p>
          </table:table-cell>
          <table:table-cell table:style-name="ce37" table:formula="of:=(YEARFRAC([.E129];[.F129];[.$C$9]))" office:value-type="float" office:value="19.0333333333333" calcext:value-type="float">
            <text:p>19.033</text:p>
          </table:table-cell>
          <table:table-cell table:formula="of:=ABS([.J129])-[.K12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9-04" calcext:value-type="date">
            <text:p>04/09/2021</text:p>
          </table:table-cell>
          <table:table-cell table:style-name="ce26" table:formula="of:=[.$C$11]+INT(RAND()*([.$C$12]-[.$C$11]))" office:value-type="date" office:date-value="2023-11-02" calcext:value-type="date">
            <text:p>02/11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0]))" office:value-type="string" office:string-value="date-7-130 &#10;[54334]" calcext:value-type="string">
            <text:p>date-7-130 </text:p>
            <text:p>[543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0]))" office:value-type="string" office:string-value="date-8-130 &#10;[54332]" calcext:value-type="string">
            <text:p>date-8-130 </text:p>
            <text:p>[54332]</text:p>
          </table:table-cell>
          <table:table-cell/>
          <table:table-cell table:formula="of:=INFO.OBBA.OBBA.OBGET(INFO.OBBA.OBBA.OBCALL(&quot;&quot;;[.$B$15];&quot;getDaycountFraction&quot;;[.G130];[.H130]))" office:value-type="float" office:value="2.19166666666667" calcext:value-type="float">
            <text:p>2.192</text:p>
          </table:table-cell>
          <table:table-cell table:style-name="ce37" table:formula="of:=(YEARFRAC([.E130];[.F130];[.$C$9]))" office:value-type="float" office:value="2.19166666666667" calcext:value-type="float">
            <text:p>2.192</text:p>
          </table:table-cell>
          <table:table-cell table:formula="of:=ABS([.J130])-[.K13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3-22" calcext:value-type="date">
            <text:p>22/03/2007</text:p>
          </table:table-cell>
          <table:table-cell table:style-name="ce26" table:formula="of:=[.$C$11]+INT(RAND()*([.$C$12]-[.$C$11]))" office:value-type="date" office:date-value="1995-10-07" calcext:value-type="date">
            <text:p>07/10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1]))" office:value-type="string" office:string-value="date-7-131 &#10;[54339]" calcext:value-type="string">
            <text:p>date-7-131 </text:p>
            <text:p>[543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1]))" office:value-type="string" office:string-value="date-8-131 &#10;[54337]" calcext:value-type="string">
            <text:p>date-8-131 </text:p>
            <text:p>[54337]</text:p>
          </table:table-cell>
          <table:table-cell/>
          <table:table-cell table:formula="of:=INFO.OBBA.OBBA.OBGET(INFO.OBBA.OBBA.OBCALL(&quot;&quot;;[.$B$15];&quot;getDaycountFraction&quot;;[.G131];[.H131]))" office:value-type="float" office:value="-11.6222222222222" calcext:value-type="float">
            <text:p>-11.622</text:p>
          </table:table-cell>
          <table:table-cell table:style-name="ce37" table:formula="of:=(YEARFRAC([.E131];[.F131];[.$C$9]))" office:value-type="float" office:value="11.6222222222222" calcext:value-type="float">
            <text:p>11.622</text:p>
          </table:table-cell>
          <table:table-cell table:formula="of:=ABS([.J131])-[.K13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5-07" calcext:value-type="date">
            <text:p>07/05/2015</text:p>
          </table:table-cell>
          <table:table-cell table:style-name="ce26" table:formula="of:=[.$C$11]+INT(RAND()*([.$C$12]-[.$C$11]))" office:value-type="date" office:date-value="2002-05-17" calcext:value-type="date">
            <text:p>17/05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2]))" office:value-type="string" office:string-value="date-7-132 &#10;[54344]" calcext:value-type="string">
            <text:p>date-7-132 </text:p>
            <text:p>[543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2]))" office:value-type="string" office:string-value="date-8-132 &#10;[54342]" calcext:value-type="string">
            <text:p>date-8-132 </text:p>
            <text:p>[54342]</text:p>
          </table:table-cell>
          <table:table-cell/>
          <table:table-cell table:formula="of:=INFO.OBBA.OBBA.OBGET(INFO.OBBA.OBBA.OBCALL(&quot;&quot;;[.$B$15];&quot;getDaycountFraction&quot;;[.G132];[.H132]))" office:value-type="float" office:value="-13.1611111111111" calcext:value-type="float">
            <text:p>-13.161</text:p>
          </table:table-cell>
          <table:table-cell table:style-name="ce37" table:formula="of:=(YEARFRAC([.E132];[.F132];[.$C$9]))" office:value-type="float" office:value="13.1611111111111" calcext:value-type="float">
            <text:p>13.161</text:p>
          </table:table-cell>
          <table:table-cell table:formula="of:=ABS([.J132])-[.K13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2-26" calcext:value-type="date">
            <text:p>26/02/2004</text:p>
          </table:table-cell>
          <table:table-cell table:style-name="ce26" table:formula="of:=[.$C$11]+INT(RAND()*([.$C$12]-[.$C$11]))" office:value-type="date" office:date-value="1985-09-12" calcext:value-type="date">
            <text:p>12/09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3]))" office:value-type="string" office:string-value="date-7-133 &#10;[54349]" calcext:value-type="string">
            <text:p>date-7-133 </text:p>
            <text:p>[543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3]))" office:value-type="string" office:string-value="date-8-133 &#10;[54347]" calcext:value-type="string">
            <text:p>date-8-133 </text:p>
            <text:p>[54347]</text:p>
          </table:table-cell>
          <table:table-cell/>
          <table:table-cell table:formula="of:=INFO.OBBA.OBBA.OBGET(INFO.OBBA.OBBA.OBCALL(&quot;&quot;;[.$B$15];&quot;getDaycountFraction&quot;;[.G133];[.H133]))" office:value-type="float" office:value="-18.725" calcext:value-type="float">
            <text:p>-18.725</text:p>
          </table:table-cell>
          <table:table-cell table:style-name="ce37" table:formula="of:=(YEARFRAC([.E133];[.F133];[.$C$9]))" office:value-type="float" office:value="18.725" calcext:value-type="float">
            <text:p>18.725</text:p>
          </table:table-cell>
          <table:table-cell table:formula="of:=ABS([.J133])-[.K13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12-24" calcext:value-type="date">
            <text:p>24/12/2027</text:p>
          </table:table-cell>
          <table:table-cell table:style-name="ce26" table:formula="of:=[.$C$11]+INT(RAND()*([.$C$12]-[.$C$11]))" office:value-type="date" office:date-value="2027-04-02" calcext:value-type="date">
            <text:p>02/04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4]))" office:value-type="string" office:string-value="date-7-134 &#10;[54354]" calcext:value-type="string">
            <text:p>date-7-134 </text:p>
            <text:p>[543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4]))" office:value-type="string" office:string-value="date-8-134 &#10;[54352]" calcext:value-type="string">
            <text:p>date-8-134 </text:p>
            <text:p>[54352]</text:p>
          </table:table-cell>
          <table:table-cell/>
          <table:table-cell table:formula="of:=INFO.OBBA.OBBA.OBGET(INFO.OBBA.OBBA.OBCALL(&quot;&quot;;[.$B$15];&quot;getDaycountFraction&quot;;[.G134];[.H134]))" office:value-type="float" office:value="-0.738888888888889" calcext:value-type="float">
            <text:p>-0.739</text:p>
          </table:table-cell>
          <table:table-cell table:style-name="ce37" table:formula="of:=(YEARFRAC([.E134];[.F134];[.$C$9]))" office:value-type="float" office:value="0.738888888888889" calcext:value-type="float">
            <text:p>0.739</text:p>
          </table:table-cell>
          <table:table-cell table:formula="of:=ABS([.J134])-[.K13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1-27" calcext:value-type="date">
            <text:p>27/01/2021</text:p>
          </table:table-cell>
          <table:table-cell table:style-name="ce26" table:formula="of:=[.$C$11]+INT(RAND()*([.$C$12]-[.$C$11]))" office:value-type="date" office:date-value="2019-06-13" calcext:value-type="date">
            <text:p>13/06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5]))" office:value-type="string" office:string-value="date-7-135 &#10;[54359]" calcext:value-type="string">
            <text:p>date-7-135 </text:p>
            <text:p>[543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5]))" office:value-type="string" office:string-value="date-8-135 &#10;[54357]" calcext:value-type="string">
            <text:p>date-8-135 </text:p>
            <text:p>[54357]</text:p>
          </table:table-cell>
          <table:table-cell/>
          <table:table-cell table:formula="of:=INFO.OBBA.OBBA.OBGET(INFO.OBBA.OBBA.OBCALL(&quot;&quot;;[.$B$15];&quot;getDaycountFraction&quot;;[.G135];[.H135]))" office:value-type="float" office:value="-1.65" calcext:value-type="float">
            <text:p>-1.650</text:p>
          </table:table-cell>
          <table:table-cell table:style-name="ce37" table:formula="of:=(YEARFRAC([.E135];[.F135];[.$C$9]))" office:value-type="float" office:value="1.65" calcext:value-type="float">
            <text:p>1.650</text:p>
          </table:table-cell>
          <table:table-cell table:formula="of:=ABS([.J135])-[.K13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1-16" calcext:value-type="date">
            <text:p>16/11/2006</text:p>
          </table:table-cell>
          <table:table-cell table:style-name="ce26" table:formula="of:=[.$C$11]+INT(RAND()*([.$C$12]-[.$C$11]))" office:value-type="date" office:date-value="2021-05-02" calcext:value-type="date">
            <text:p>02/05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6]))" office:value-type="string" office:string-value="date-7-136 &#10;[54364]" calcext:value-type="string">
            <text:p>date-7-136 </text:p>
            <text:p>[543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6]))" office:value-type="string" office:string-value="date-8-136 &#10;[54362]" calcext:value-type="string">
            <text:p>date-8-136 </text:p>
            <text:p>[54362]</text:p>
          </table:table-cell>
          <table:table-cell/>
          <table:table-cell table:formula="of:=INFO.OBBA.OBBA.OBGET(INFO.OBBA.OBBA.OBCALL(&quot;&quot;;[.$B$15];&quot;getDaycountFraction&quot;;[.G136];[.H136]))" office:value-type="float" office:value="14.6694444444444" calcext:value-type="float">
            <text:p>14.669</text:p>
          </table:table-cell>
          <table:table-cell table:style-name="ce37" table:formula="of:=(YEARFRAC([.E136];[.F136];[.$C$9]))" office:value-type="float" office:value="14.6694444444444" calcext:value-type="float">
            <text:p>14.669</text:p>
          </table:table-cell>
          <table:table-cell table:formula="of:=ABS([.J136])-[.K13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8-07" calcext:value-type="date">
            <text:p>07/08/2009</text:p>
          </table:table-cell>
          <table:table-cell table:style-name="ce26" table:formula="of:=[.$C$11]+INT(RAND()*([.$C$12]-[.$C$11]))" office:value-type="date" office:date-value="1986-06-19" calcext:value-type="date">
            <text:p>19/06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7]))" office:value-type="string" office:string-value="date-7-137 &#10;[54369]" calcext:value-type="string">
            <text:p>date-7-137 </text:p>
            <text:p>[543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7]))" office:value-type="string" office:string-value="date-8-137 &#10;[54367]" calcext:value-type="string">
            <text:p>date-8-137 </text:p>
            <text:p>[54367]</text:p>
          </table:table-cell>
          <table:table-cell/>
          <table:table-cell table:formula="of:=INFO.OBBA.OBBA.OBGET(INFO.OBBA.OBBA.OBCALL(&quot;&quot;;[.$B$15];&quot;getDaycountFraction&quot;;[.G137];[.H137]))" office:value-type="float" office:value="-23.4722222222222" calcext:value-type="float">
            <text:p>-23.472</text:p>
          </table:table-cell>
          <table:table-cell table:style-name="ce37" table:formula="of:=(YEARFRAC([.E137];[.F137];[.$C$9]))" office:value-type="float" office:value="23.4722222222222" calcext:value-type="float">
            <text:p>23.472</text:p>
          </table:table-cell>
          <table:table-cell table:formula="of:=ABS([.J137])-[.K13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7-23" calcext:value-type="date">
            <text:p>23/07/1991</text:p>
          </table:table-cell>
          <table:table-cell table:style-name="ce26" table:formula="of:=[.$C$11]+INT(RAND()*([.$C$12]-[.$C$11]))" office:value-type="date" office:date-value="1999-02-22" calcext:value-type="date">
            <text:p>22/02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8]))" office:value-type="string" office:string-value="date-7-138 &#10;[54374]" calcext:value-type="string">
            <text:p>date-7-138 </text:p>
            <text:p>[543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8]))" office:value-type="string" office:string-value="date-8-138 &#10;[54372]" calcext:value-type="string">
            <text:p>date-8-138 </text:p>
            <text:p>[54372]</text:p>
          </table:table-cell>
          <table:table-cell/>
          <table:table-cell table:formula="of:=INFO.OBBA.OBBA.OBGET(INFO.OBBA.OBBA.OBCALL(&quot;&quot;;[.$B$15];&quot;getDaycountFraction&quot;;[.G138];[.H138]))" office:value-type="float" office:value="7.69722222222222" calcext:value-type="float">
            <text:p>7.697</text:p>
          </table:table-cell>
          <table:table-cell table:style-name="ce37" table:formula="of:=(YEARFRAC([.E138];[.F138];[.$C$9]))" office:value-type="float" office:value="7.69722222222222" calcext:value-type="float">
            <text:p>7.697</text:p>
          </table:table-cell>
          <table:table-cell table:formula="of:=ABS([.J138])-[.K13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2-07" calcext:value-type="date">
            <text:p>07/12/2024</text:p>
          </table:table-cell>
          <table:table-cell table:style-name="ce26" table:formula="of:=[.$C$11]+INT(RAND()*([.$C$12]-[.$C$11]))" office:value-type="date" office:date-value="1982-11-07" calcext:value-type="date">
            <text:p>07/11/198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39]))" office:value-type="string" office:string-value="date-7-139 &#10;[54379]" calcext:value-type="string">
            <text:p>date-7-139 </text:p>
            <text:p>[543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39]))" office:value-type="string" office:string-value="date-8-139 &#10;[54377]" calcext:value-type="string">
            <text:p>date-8-139 </text:p>
            <text:p>[54377]</text:p>
          </table:table-cell>
          <table:table-cell/>
          <table:table-cell table:formula="of:=INFO.OBBA.OBBA.OBGET(INFO.OBBA.OBBA.OBCALL(&quot;&quot;;[.$B$15];&quot;getDaycountFraction&quot;;[.G139];[.H139]))" office:value-type="float" office:value="-42.6972222222222" calcext:value-type="float">
            <text:p>-42.697</text:p>
          </table:table-cell>
          <table:table-cell table:style-name="ce37" table:formula="of:=(YEARFRAC([.E139];[.F139];[.$C$9]))" office:value-type="float" office:value="42.6972222222222" calcext:value-type="float">
            <text:p>42.697</text:p>
          </table:table-cell>
          <table:table-cell table:formula="of:=ABS([.J139])-[.K13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4-26" calcext:value-type="date">
            <text:p>26/04/2023</text:p>
          </table:table-cell>
          <table:table-cell table:style-name="ce26" table:formula="of:=[.$C$11]+INT(RAND()*([.$C$12]-[.$C$11]))" office:value-type="date" office:date-value="2003-04-08" calcext:value-type="date">
            <text:p>08/04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0]))" office:value-type="string" office:string-value="date-7-140 &#10;[54384]" calcext:value-type="string">
            <text:p>date-7-140 </text:p>
            <text:p>[543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0]))" office:value-type="string" office:string-value="date-8-140 &#10;[54382]" calcext:value-type="string">
            <text:p>date-8-140 </text:p>
            <text:p>[54382]</text:p>
          </table:table-cell>
          <table:table-cell/>
          <table:table-cell table:formula="of:=INFO.OBBA.OBBA.OBGET(INFO.OBBA.OBBA.OBCALL(&quot;&quot;;[.$B$15];&quot;getDaycountFraction&quot;;[.G140];[.H140]))" office:value-type="float" office:value="-20.3416666666667" calcext:value-type="float">
            <text:p>-20.342</text:p>
          </table:table-cell>
          <table:table-cell table:style-name="ce37" table:formula="of:=(YEARFRAC([.E140];[.F140];[.$C$9]))" office:value-type="float" office:value="20.3416666666667" calcext:value-type="float">
            <text:p>20.342</text:p>
          </table:table-cell>
          <table:table-cell table:formula="of:=ABS([.J140])-[.K14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7-22" calcext:value-type="date">
            <text:p>22/07/2023</text:p>
          </table:table-cell>
          <table:table-cell table:style-name="ce26" table:formula="of:=[.$C$11]+INT(RAND()*([.$C$12]-[.$C$11]))" office:value-type="date" office:date-value="2029-02-04" calcext:value-type="date">
            <text:p>04/02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1]))" office:value-type="string" office:string-value="date-7-141 &#10;[54389]" calcext:value-type="string">
            <text:p>date-7-141 </text:p>
            <text:p>[543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1]))" office:value-type="string" office:string-value="date-8-141 &#10;[54387]" calcext:value-type="string">
            <text:p>date-8-141 </text:p>
            <text:p>[54387]</text:p>
          </table:table-cell>
          <table:table-cell/>
          <table:table-cell table:formula="of:=INFO.OBBA.OBBA.OBGET(INFO.OBBA.OBBA.OBCALL(&quot;&quot;;[.$B$15];&quot;getDaycountFraction&quot;;[.G141];[.H141]))" office:value-type="float" office:value="5.62222222222222" calcext:value-type="float">
            <text:p>5.622</text:p>
          </table:table-cell>
          <table:table-cell table:style-name="ce37" table:formula="of:=(YEARFRAC([.E141];[.F141];[.$C$9]))" office:value-type="float" office:value="5.62222222222222" calcext:value-type="float">
            <text:p>5.622</text:p>
          </table:table-cell>
          <table:table-cell table:formula="of:=ABS([.J141])-[.K14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4-22" calcext:value-type="date">
            <text:p>22/04/2003</text:p>
          </table:table-cell>
          <table:table-cell table:style-name="ce26" table:formula="of:=[.$C$11]+INT(RAND()*([.$C$12]-[.$C$11]))" office:value-type="date" office:date-value="2024-08-08" calcext:value-type="date">
            <text:p>08/08/202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2]))" office:value-type="string" office:string-value="date-7-142 &#10;[54394]" calcext:value-type="string">
            <text:p>date-7-142 </text:p>
            <text:p>[543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2]))" office:value-type="string" office:string-value="date-8-142 &#10;[54392]" calcext:value-type="string">
            <text:p>date-8-142 </text:p>
            <text:p>[54392]</text:p>
          </table:table-cell>
          <table:table-cell/>
          <table:table-cell table:formula="of:=INFO.OBBA.OBBA.OBGET(INFO.OBBA.OBBA.OBCALL(&quot;&quot;;[.$B$15];&quot;getDaycountFraction&quot;;[.G142];[.H142]))" office:value-type="float" office:value="21.6083333333333" calcext:value-type="float">
            <text:p>21.608</text:p>
          </table:table-cell>
          <table:table-cell table:style-name="ce37" table:formula="of:=(YEARFRAC([.E142];[.F142];[.$C$9]))" office:value-type="float" office:value="21.6083333333333" calcext:value-type="float">
            <text:p>21.608</text:p>
          </table:table-cell>
          <table:table-cell table:formula="of:=ABS([.J142])-[.K14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9-27" calcext:value-type="date">
            <text:p>27/09/2019</text:p>
          </table:table-cell>
          <table:table-cell table:style-name="ce26" table:formula="of:=[.$C$11]+INT(RAND()*([.$C$12]-[.$C$11]))" office:value-type="date" office:date-value="1985-11-29" calcext:value-type="date">
            <text:p>29/11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3]))" office:value-type="string" office:string-value="date-7-143 &#10;[54399]" calcext:value-type="string">
            <text:p>date-7-143 </text:p>
            <text:p>[543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3]))" office:value-type="string" office:string-value="date-8-143 &#10;[54397]" calcext:value-type="string">
            <text:p>date-8-143 </text:p>
            <text:p>[54397]</text:p>
          </table:table-cell>
          <table:table-cell/>
          <table:table-cell table:formula="of:=INFO.OBBA.OBBA.OBGET(INFO.OBBA.OBBA.OBCALL(&quot;&quot;;[.$B$15];&quot;getDaycountFraction&quot;;[.G143];[.H143]))" office:value-type="float" office:value="-34.3194444444444" calcext:value-type="float">
            <text:p>-34.319</text:p>
          </table:table-cell>
          <table:table-cell table:style-name="ce37" table:formula="of:=(YEARFRAC([.E143];[.F143];[.$C$9]))" office:value-type="float" office:value="34.3194444444444" calcext:value-type="float">
            <text:p>34.319</text:p>
          </table:table-cell>
          <table:table-cell table:formula="of:=ABS([.J143])-[.K14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1-13" calcext:value-type="date">
            <text:p>13/01/1997</text:p>
          </table:table-cell>
          <table:table-cell table:style-name="ce26" table:formula="of:=[.$C$11]+INT(RAND()*([.$C$12]-[.$C$11]))" office:value-type="date" office:date-value="2024-06-27" calcext:value-type="date">
            <text:p>27/06/202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4]))" office:value-type="string" office:string-value="date-7-144 &#10;[54404]" calcext:value-type="string">
            <text:p>date-7-144 </text:p>
            <text:p>[544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4]))" office:value-type="string" office:string-value="date-8-144 &#10;[54402]" calcext:value-type="string">
            <text:p>date-8-144 </text:p>
            <text:p>[54402]</text:p>
          </table:table-cell>
          <table:table-cell/>
          <table:table-cell table:formula="of:=INFO.OBBA.OBBA.OBGET(INFO.OBBA.OBBA.OBCALL(&quot;&quot;;[.$B$15];&quot;getDaycountFraction&quot;;[.G144];[.H144]))" office:value-type="float" office:value="27.8527777777778" calcext:value-type="float">
            <text:p>27.853</text:p>
          </table:table-cell>
          <table:table-cell table:style-name="ce37" table:formula="of:=(YEARFRAC([.E144];[.F144];[.$C$9]))" office:value-type="float" office:value="27.8527777777778" calcext:value-type="float">
            <text:p>27.853</text:p>
          </table:table-cell>
          <table:table-cell table:formula="of:=ABS([.J144])-[.K14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4-15" calcext:value-type="date">
            <text:p>15/04/2027</text:p>
          </table:table-cell>
          <table:table-cell table:style-name="ce26" table:formula="of:=[.$C$11]+INT(RAND()*([.$C$12]-[.$C$11]))" office:value-type="date" office:date-value="1997-03-14" calcext:value-type="date">
            <text:p>14/03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5]))" office:value-type="string" office:string-value="date-7-145 &#10;[54409]" calcext:value-type="string">
            <text:p>date-7-145 </text:p>
            <text:p>[544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5]))" office:value-type="string" office:string-value="date-8-145 &#10;[54407]" calcext:value-type="string">
            <text:p>date-8-145 </text:p>
            <text:p>[54407]</text:p>
          </table:table-cell>
          <table:table-cell/>
          <table:table-cell table:formula="of:=INFO.OBBA.OBBA.OBGET(INFO.OBBA.OBBA.OBCALL(&quot;&quot;;[.$B$15];&quot;getDaycountFraction&quot;;[.G145];[.H145]))" office:value-type="float" office:value="-30.525" calcext:value-type="float">
            <text:p>-30.525</text:p>
          </table:table-cell>
          <table:table-cell table:style-name="ce37" table:formula="of:=(YEARFRAC([.E145];[.F145];[.$C$9]))" office:value-type="float" office:value="30.525" calcext:value-type="float">
            <text:p>30.525</text:p>
          </table:table-cell>
          <table:table-cell table:formula="of:=ABS([.J145])-[.K14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12-17" calcext:value-type="date">
            <text:p>17/12/1995</text:p>
          </table:table-cell>
          <table:table-cell table:style-name="ce26" table:formula="of:=[.$C$11]+INT(RAND()*([.$C$12]-[.$C$11]))" office:value-type="date" office:date-value="2016-04-21" calcext:value-type="date">
            <text:p>21/04/201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6]))" office:value-type="string" office:string-value="date-7-146 &#10;[54414]" calcext:value-type="string">
            <text:p>date-7-146 </text:p>
            <text:p>[544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6]))" office:value-type="string" office:string-value="date-8-146 &#10;[54412]" calcext:value-type="string">
            <text:p>date-8-146 </text:p>
            <text:p>[54412]</text:p>
          </table:table-cell>
          <table:table-cell/>
          <table:table-cell table:formula="of:=INFO.OBBA.OBBA.OBGET(INFO.OBBA.OBBA.OBCALL(&quot;&quot;;[.$B$15];&quot;getDaycountFraction&quot;;[.G146];[.H146]))" office:value-type="float" office:value="20.6416666666667" calcext:value-type="float">
            <text:p>20.642</text:p>
          </table:table-cell>
          <table:table-cell table:style-name="ce37" table:formula="of:=(YEARFRAC([.E146];[.F146];[.$C$9]))" office:value-type="float" office:value="20.6416666666667" calcext:value-type="float">
            <text:p>20.642</text:p>
          </table:table-cell>
          <table:table-cell table:formula="of:=ABS([.J146])-[.K14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12-28" calcext:value-type="date">
            <text:p>28/12/1989</text:p>
          </table:table-cell>
          <table:table-cell table:style-name="ce26" table:formula="of:=[.$C$11]+INT(RAND()*([.$C$12]-[.$C$11]))" office:value-type="date" office:date-value="1986-12-27" calcext:value-type="date">
            <text:p>27/12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7]))" office:value-type="string" office:string-value="date-7-147 &#10;[54419]" calcext:value-type="string">
            <text:p>date-7-147 </text:p>
            <text:p>[544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7]))" office:value-type="string" office:string-value="date-8-147 &#10;[54417]" calcext:value-type="string">
            <text:p>date-8-147 </text:p>
            <text:p>[54417]</text:p>
          </table:table-cell>
          <table:table-cell/>
          <table:table-cell table:formula="of:=INFO.OBBA.OBBA.OBGET(INFO.OBBA.OBBA.OBCALL(&quot;&quot;;[.$B$15];&quot;getDaycountFraction&quot;;[.G147];[.H147]))" office:value-type="float" office:value="-3.04722222222222" calcext:value-type="float">
            <text:p>-3.047</text:p>
          </table:table-cell>
          <table:table-cell table:style-name="ce37" table:formula="of:=(YEARFRAC([.E147];[.F147];[.$C$9]))" office:value-type="float" office:value="3.04722222222222" calcext:value-type="float">
            <text:p>3.047</text:p>
          </table:table-cell>
          <table:table-cell table:formula="of:=ABS([.J147])-[.K14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6-30" calcext:value-type="date">
            <text:p>30/06/2017</text:p>
          </table:table-cell>
          <table:table-cell table:style-name="ce26" table:formula="of:=[.$C$11]+INT(RAND()*([.$C$12]-[.$C$11]))" office:value-type="date" office:date-value="1995-04-16" calcext:value-type="date">
            <text:p>16/04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8]))" office:value-type="string" office:string-value="date-7-148 &#10;[54424]" calcext:value-type="string">
            <text:p>date-7-148 </text:p>
            <text:p>[544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8]))" office:value-type="string" office:string-value="date-8-148 &#10;[54422]" calcext:value-type="string">
            <text:p>date-8-148 </text:p>
            <text:p>[54422]</text:p>
          </table:table-cell>
          <table:table-cell/>
          <table:table-cell table:formula="of:=INFO.OBBA.OBBA.OBGET(INFO.OBBA.OBBA.OBCALL(&quot;&quot;;[.$B$15];&quot;getDaycountFraction&quot;;[.G148];[.H148]))" office:value-type="float" office:value="-22.5305555555556" calcext:value-type="float">
            <text:p>-22.531</text:p>
          </table:table-cell>
          <table:table-cell table:style-name="ce37" table:formula="of:=(YEARFRAC([.E148];[.F148];[.$C$9]))" office:value-type="float" office:value="22.5305555555556" calcext:value-type="float">
            <text:p>22.531</text:p>
          </table:table-cell>
          <table:table-cell table:formula="of:=ABS([.J148])-[.K14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2-12" calcext:value-type="date">
            <text:p>12/02/2001</text:p>
          </table:table-cell>
          <table:table-cell table:style-name="ce26" table:formula="of:=[.$C$11]+INT(RAND()*([.$C$12]-[.$C$11]))" office:value-type="date" office:date-value="1996-09-17" calcext:value-type="date">
            <text:p>17/09/199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49]))" office:value-type="string" office:string-value="date-7-149 &#10;[54429]" calcext:value-type="string">
            <text:p>date-7-149 </text:p>
            <text:p>[544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49]))" office:value-type="string" office:string-value="date-8-149 &#10;[54427]" calcext:value-type="string">
            <text:p>date-8-149 </text:p>
            <text:p>[54427]</text:p>
          </table:table-cell>
          <table:table-cell/>
          <table:table-cell table:formula="of:=INFO.OBBA.OBBA.OBGET(INFO.OBBA.OBBA.OBCALL(&quot;&quot;;[.$B$15];&quot;getDaycountFraction&quot;;[.G149];[.H149]))" office:value-type="float" office:value="-4.46944444444444" calcext:value-type="float">
            <text:p>-4.469</text:p>
          </table:table-cell>
          <table:table-cell table:style-name="ce37" table:formula="of:=(YEARFRAC([.E149];[.F149];[.$C$9]))" office:value-type="float" office:value="4.46944444444444" calcext:value-type="float">
            <text:p>4.469</text:p>
          </table:table-cell>
          <table:table-cell table:formula="of:=ABS([.J149])-[.K14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7-28" calcext:value-type="date">
            <text:p>28/07/2003</text:p>
          </table:table-cell>
          <table:table-cell table:style-name="ce26" table:formula="of:=[.$C$11]+INT(RAND()*([.$C$12]-[.$C$11]))" office:value-type="date" office:date-value="1987-04-25" calcext:value-type="date">
            <text:p>25/04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0]))" office:value-type="string" office:string-value="date-7-150 &#10;[54434]" calcext:value-type="string">
            <text:p>date-7-150 </text:p>
            <text:p>[544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0]))" office:value-type="string" office:string-value="date-8-150 &#10;[54432]" calcext:value-type="string">
            <text:p>date-8-150 </text:p>
            <text:p>[54432]</text:p>
          </table:table-cell>
          <table:table-cell/>
          <table:table-cell table:formula="of:=INFO.OBBA.OBBA.OBGET(INFO.OBBA.OBBA.OBCALL(&quot;&quot;;[.$B$15];&quot;getDaycountFraction&quot;;[.G150];[.H150]))" office:value-type="float" office:value="-16.4944444444444" calcext:value-type="float">
            <text:p>-16.494</text:p>
          </table:table-cell>
          <table:table-cell table:style-name="ce37" table:formula="of:=(YEARFRAC([.E150];[.F150];[.$C$9]))" office:value-type="float" office:value="16.4944444444444" calcext:value-type="float">
            <text:p>16.494</text:p>
          </table:table-cell>
          <table:table-cell table:formula="of:=ABS([.J150])-[.K15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2-21" calcext:value-type="date">
            <text:p>21/02/2003</text:p>
          </table:table-cell>
          <table:table-cell table:style-name="ce26" table:formula="of:=[.$C$11]+INT(RAND()*([.$C$12]-[.$C$11]))" office:value-type="date" office:date-value="2005-11-14" calcext:value-type="date">
            <text:p>14/11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1]))" office:value-type="string" office:string-value="date-7-151 &#10;[54439]" calcext:value-type="string">
            <text:p>date-7-151 </text:p>
            <text:p>[544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1]))" office:value-type="string" office:string-value="date-8-151 &#10;[54437]" calcext:value-type="string">
            <text:p>date-8-151 </text:p>
            <text:p>[54437]</text:p>
          </table:table-cell>
          <table:table-cell/>
          <table:table-cell table:formula="of:=INFO.OBBA.OBBA.OBGET(INFO.OBBA.OBBA.OBCALL(&quot;&quot;;[.$B$15];&quot;getDaycountFraction&quot;;[.G151];[.H151]))" office:value-type="float" office:value="2.76944444444444" calcext:value-type="float">
            <text:p>2.769</text:p>
          </table:table-cell>
          <table:table-cell table:style-name="ce37" table:formula="of:=(YEARFRAC([.E151];[.F151];[.$C$9]))" office:value-type="float" office:value="2.76944444444444" calcext:value-type="float">
            <text:p>2.769</text:p>
          </table:table-cell>
          <table:table-cell table:formula="of:=ABS([.J151])-[.K15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8-03" calcext:value-type="date">
            <text:p>03/08/2008</text:p>
          </table:table-cell>
          <table:table-cell table:style-name="ce26" table:formula="of:=[.$C$11]+INT(RAND()*([.$C$12]-[.$C$11]))" office:value-type="date" office:date-value="1991-11-18" calcext:value-type="date">
            <text:p>18/11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2]))" office:value-type="string" office:string-value="date-7-152 &#10;[54444]" calcext:value-type="string">
            <text:p>date-7-152 </text:p>
            <text:p>[544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2]))" office:value-type="string" office:string-value="date-8-152 &#10;[54442]" calcext:value-type="string">
            <text:p>date-8-152 </text:p>
            <text:p>[54442]</text:p>
          </table:table-cell>
          <table:table-cell/>
          <table:table-cell table:formula="of:=INFO.OBBA.OBBA.OBGET(INFO.OBBA.OBBA.OBCALL(&quot;&quot;;[.$B$15];&quot;getDaycountFraction&quot;;[.G152];[.H152]))" office:value-type="float" office:value="-16.9527777777778" calcext:value-type="float">
            <text:p>-16.953</text:p>
          </table:table-cell>
          <table:table-cell table:style-name="ce37" table:formula="of:=(YEARFRAC([.E152];[.F152];[.$C$9]))" office:value-type="float" office:value="16.9527777777778" calcext:value-type="float">
            <text:p>16.953</text:p>
          </table:table-cell>
          <table:table-cell table:formula="of:=ABS([.J152])-[.K15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3-31" calcext:value-type="date">
            <text:p>31/03/2012</text:p>
          </table:table-cell>
          <table:table-cell table:style-name="ce26" table:formula="of:=[.$C$11]+INT(RAND()*([.$C$12]-[.$C$11]))" office:value-type="date" office:date-value="2012-12-08" calcext:value-type="date">
            <text:p>08/12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3]))" office:value-type="string" office:string-value="date-7-153 &#10;[54449]" calcext:value-type="string">
            <text:p>date-7-153 </text:p>
            <text:p>[544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3]))" office:value-type="string" office:string-value="date-8-153 &#10;[54447]" calcext:value-type="string">
            <text:p>date-8-153 </text:p>
            <text:p>[54447]</text:p>
          </table:table-cell>
          <table:table-cell/>
          <table:table-cell table:formula="of:=INFO.OBBA.OBBA.OBGET(INFO.OBBA.OBBA.OBCALL(&quot;&quot;;[.$B$15];&quot;getDaycountFraction&quot;;[.G153];[.H153]))" office:value-type="float" office:value="0.7" calcext:value-type="float">
            <text:p>0.700</text:p>
          </table:table-cell>
          <table:table-cell table:style-name="ce37" table:formula="of:=(YEARFRAC([.E153];[.F153];[.$C$9]))" office:value-type="float" office:value="0.7" calcext:value-type="float">
            <text:p>0.700</text:p>
          </table:table-cell>
          <table:table-cell table:formula="of:=ABS([.J153])-[.K15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9-18" calcext:value-type="date">
            <text:p>18/09/1993</text:p>
          </table:table-cell>
          <table:table-cell table:style-name="ce26" table:formula="of:=[.$C$11]+INT(RAND()*([.$C$12]-[.$C$11]))" office:value-type="date" office:date-value="2002-02-26" calcext:value-type="date">
            <text:p>26/02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4]))" office:value-type="string" office:string-value="date-7-154 &#10;[54454]" calcext:value-type="string">
            <text:p>date-7-154 </text:p>
            <text:p>[544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4]))" office:value-type="string" office:string-value="date-8-154 &#10;[54452]" calcext:value-type="string">
            <text:p>date-8-154 </text:p>
            <text:p>[54452]</text:p>
          </table:table-cell>
          <table:table-cell/>
          <table:table-cell table:formula="of:=INFO.OBBA.OBBA.OBGET(INFO.OBBA.OBBA.OBCALL(&quot;&quot;;[.$B$15];&quot;getDaycountFraction&quot;;[.G154];[.H154]))" office:value-type="float" office:value="8.56388888888889" calcext:value-type="float">
            <text:p>8.564</text:p>
          </table:table-cell>
          <table:table-cell table:style-name="ce37" table:formula="of:=(YEARFRAC([.E154];[.F154];[.$C$9]))" office:value-type="float" office:value="8.56388888888889" calcext:value-type="float">
            <text:p>8.564</text:p>
          </table:table-cell>
          <table:table-cell table:formula="of:=ABS([.J154])-[.K15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11-05" calcext:value-type="date">
            <text:p>05/11/1991</text:p>
          </table:table-cell>
          <table:table-cell table:style-name="ce26" table:formula="of:=[.$C$11]+INT(RAND()*([.$C$12]-[.$C$11]))" office:value-type="date" office:date-value="2015-06-07" calcext:value-type="date">
            <text:p>07/06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5]))" office:value-type="string" office:string-value="date-7-155 &#10;[54459]" calcext:value-type="string">
            <text:p>date-7-155 </text:p>
            <text:p>[544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5]))" office:value-type="string" office:string-value="date-8-155 &#10;[54457]" calcext:value-type="string">
            <text:p>date-8-155 </text:p>
            <text:p>[54457]</text:p>
          </table:table-cell>
          <table:table-cell/>
          <table:table-cell table:formula="of:=INFO.OBBA.OBBA.OBGET(INFO.OBBA.OBBA.OBCALL(&quot;&quot;;[.$B$15];&quot;getDaycountFraction&quot;;[.G155];[.H155]))" office:value-type="float" office:value="23.9305555555556" calcext:value-type="float">
            <text:p>23.931</text:p>
          </table:table-cell>
          <table:table-cell table:style-name="ce37" table:formula="of:=(YEARFRAC([.E155];[.F155];[.$C$9]))" office:value-type="float" office:value="23.9305555555556" calcext:value-type="float">
            <text:p>23.931</text:p>
          </table:table-cell>
          <table:table-cell table:formula="of:=ABS([.J155])-[.K15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3-12" calcext:value-type="date">
            <text:p>12/03/2018</text:p>
          </table:table-cell>
          <table:table-cell table:style-name="ce26" table:formula="of:=[.$C$11]+INT(RAND()*([.$C$12]-[.$C$11]))" office:value-type="date" office:date-value="1980-01-19" calcext:value-type="date">
            <text:p>19/01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6]))" office:value-type="string" office:string-value="date-7-156 &#10;[54464]" calcext:value-type="string">
            <text:p>date-7-156 </text:p>
            <text:p>[544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6]))" office:value-type="string" office:string-value="date-8-156 &#10;[54462]" calcext:value-type="string">
            <text:p>date-8-156 </text:p>
            <text:p>[54462]</text:p>
          </table:table-cell>
          <table:table-cell/>
          <table:table-cell table:formula="of:=INFO.OBBA.OBBA.OBGET(INFO.OBBA.OBBA.OBCALL(&quot;&quot;;[.$B$15];&quot;getDaycountFraction&quot;;[.G156];[.H156]))" office:value-type="float" office:value="-38.7" calcext:value-type="float">
            <text:p>-38.700</text:p>
          </table:table-cell>
          <table:table-cell table:style-name="ce37" table:formula="of:=(YEARFRAC([.E156];[.F156];[.$C$9]))" office:value-type="float" office:value="38.7" calcext:value-type="float">
            <text:p>38.700</text:p>
          </table:table-cell>
          <table:table-cell table:formula="of:=ABS([.J156])-[.K15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11-23" calcext:value-type="date">
            <text:p>23/11/2026</text:p>
          </table:table-cell>
          <table:table-cell table:style-name="ce26" table:formula="of:=[.$C$11]+INT(RAND()*([.$C$12]-[.$C$11]))" office:value-type="date" office:date-value="1993-01-28" calcext:value-type="date">
            <text:p>28/01/199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7]))" office:value-type="string" office:string-value="date-7-157 &#10;[54469]" calcext:value-type="string">
            <text:p>date-7-157 </text:p>
            <text:p>[544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7]))" office:value-type="string" office:string-value="date-8-157 &#10;[54467]" calcext:value-type="string">
            <text:p>date-8-157 </text:p>
            <text:p>[54467]</text:p>
          </table:table-cell>
          <table:table-cell/>
          <table:table-cell table:formula="of:=INFO.OBBA.OBBA.OBGET(INFO.OBBA.OBBA.OBCALL(&quot;&quot;;[.$B$15];&quot;getDaycountFraction&quot;;[.G157];[.H157]))" office:value-type="float" office:value="-34.3111111111111" calcext:value-type="float">
            <text:p>-34.311</text:p>
          </table:table-cell>
          <table:table-cell table:style-name="ce37" table:formula="of:=(YEARFRAC([.E157];[.F157];[.$C$9]))" office:value-type="float" office:value="34.3111111111111" calcext:value-type="float">
            <text:p>34.311</text:p>
          </table:table-cell>
          <table:table-cell table:formula="of:=ABS([.J157])-[.K15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3-10" calcext:value-type="date">
            <text:p>10/03/2014</text:p>
          </table:table-cell>
          <table:table-cell table:style-name="ce26" table:formula="of:=[.$C$11]+INT(RAND()*([.$C$12]-[.$C$11]))" office:value-type="date" office:date-value="2020-06-10" calcext:value-type="date">
            <text:p>10/06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8]))" office:value-type="string" office:string-value="date-7-158 &#10;[54474]" calcext:value-type="string">
            <text:p>date-7-158 </text:p>
            <text:p>[544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8]))" office:value-type="string" office:string-value="date-8-158 &#10;[54472]" calcext:value-type="string">
            <text:p>date-8-158 </text:p>
            <text:p>[54472]</text:p>
          </table:table-cell>
          <table:table-cell/>
          <table:table-cell table:formula="of:=INFO.OBBA.OBBA.OBGET(INFO.OBBA.OBBA.OBCALL(&quot;&quot;;[.$B$15];&quot;getDaycountFraction&quot;;[.G158];[.H158]))" office:value-type="float" office:value="6.34444444444444" calcext:value-type="float">
            <text:p>6.344</text:p>
          </table:table-cell>
          <table:table-cell table:style-name="ce37" table:formula="of:=(YEARFRAC([.E158];[.F158];[.$C$9]))" office:value-type="float" office:value="6.34444444444444" calcext:value-type="float">
            <text:p>6.344</text:p>
          </table:table-cell>
          <table:table-cell table:formula="of:=ABS([.J158])-[.K15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6-15" calcext:value-type="date">
            <text:p>15/06/2021</text:p>
          </table:table-cell>
          <table:table-cell table:style-name="ce26" table:formula="of:=[.$C$11]+INT(RAND()*([.$C$12]-[.$C$11]))" office:value-type="date" office:date-value="1992-10-17" calcext:value-type="date">
            <text:p>17/10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59]))" office:value-type="string" office:string-value="date-7-159 &#10;[54479]" calcext:value-type="string">
            <text:p>date-7-159 </text:p>
            <text:p>[544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59]))" office:value-type="string" office:string-value="date-8-159 &#10;[54477]" calcext:value-type="string">
            <text:p>date-8-159 </text:p>
            <text:p>[54477]</text:p>
          </table:table-cell>
          <table:table-cell/>
          <table:table-cell table:formula="of:=INFO.OBBA.OBBA.OBGET(INFO.OBBA.OBBA.OBCALL(&quot;&quot;;[.$B$15];&quot;getDaycountFraction&quot;;[.G159];[.H159]))" office:value-type="float" office:value="-29.0777777777778" calcext:value-type="float">
            <text:p>-29.078</text:p>
          </table:table-cell>
          <table:table-cell table:style-name="ce37" table:formula="of:=(YEARFRAC([.E159];[.F159];[.$C$9]))" office:value-type="float" office:value="29.0777777777778" calcext:value-type="float">
            <text:p>29.078</text:p>
          </table:table-cell>
          <table:table-cell table:formula="of:=ABS([.J159])-[.K15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9-19" calcext:value-type="date">
            <text:p>19/09/2023</text:p>
          </table:table-cell>
          <table:table-cell table:style-name="ce26" table:formula="of:=[.$C$11]+INT(RAND()*([.$C$12]-[.$C$11]))" office:value-type="date" office:date-value="2006-09-17" calcext:value-type="date">
            <text:p>17/09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0]))" office:value-type="string" office:string-value="date-7-160 &#10;[54484]" calcext:value-type="string">
            <text:p>date-7-160 </text:p>
            <text:p>[544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0]))" office:value-type="string" office:string-value="date-8-160 &#10;[54482]" calcext:value-type="string">
            <text:p>date-8-160 </text:p>
            <text:p>[54482]</text:p>
          </table:table-cell>
          <table:table-cell/>
          <table:table-cell table:formula="of:=INFO.OBBA.OBBA.OBGET(INFO.OBBA.OBBA.OBCALL(&quot;&quot;;[.$B$15];&quot;getDaycountFraction&quot;;[.G160];[.H160]))" office:value-type="float" office:value="-17.2527777777778" calcext:value-type="float">
            <text:p>-17.253</text:p>
          </table:table-cell>
          <table:table-cell table:style-name="ce37" table:formula="of:=(YEARFRAC([.E160];[.F160];[.$C$9]))" office:value-type="float" office:value="17.2527777777778" calcext:value-type="float">
            <text:p>17.253</text:p>
          </table:table-cell>
          <table:table-cell table:formula="of:=ABS([.J160])-[.K16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3-07" calcext:value-type="date">
            <text:p>07/03/1986</text:p>
          </table:table-cell>
          <table:table-cell table:style-name="ce26" table:formula="of:=[.$C$11]+INT(RAND()*([.$C$12]-[.$C$11]))" office:value-type="date" office:date-value="2022-03-30" calcext:value-type="date">
            <text:p>30/03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1]))" office:value-type="string" office:string-value="date-7-161 &#10;[54489]" calcext:value-type="string">
            <text:p>date-7-161 </text:p>
            <text:p>[544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1]))" office:value-type="string" office:string-value="date-8-161 &#10;[54487]" calcext:value-type="string">
            <text:p>date-8-161 </text:p>
            <text:p>[54487]</text:p>
          </table:table-cell>
          <table:table-cell/>
          <table:table-cell table:formula="of:=INFO.OBBA.OBBA.OBGET(INFO.OBBA.OBBA.OBCALL(&quot;&quot;;[.$B$15];&quot;getDaycountFraction&quot;;[.G161];[.H161]))" office:value-type="float" office:value="36.5888888888889" calcext:value-type="float">
            <text:p>36.589</text:p>
          </table:table-cell>
          <table:table-cell table:style-name="ce37" table:formula="of:=(YEARFRAC([.E161];[.F161];[.$C$9]))" office:value-type="float" office:value="36.5888888888889" calcext:value-type="float">
            <text:p>36.589</text:p>
          </table:table-cell>
          <table:table-cell table:formula="of:=ABS([.J161])-[.K16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8-21" calcext:value-type="date">
            <text:p>21/08/1985</text:p>
          </table:table-cell>
          <table:table-cell table:style-name="ce26" table:formula="of:=[.$C$11]+INT(RAND()*([.$C$12]-[.$C$11]))" office:value-type="date" office:date-value="1999-11-01" calcext:value-type="date">
            <text:p>01/11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2]))" office:value-type="string" office:string-value="date-7-162 &#10;[54494]" calcext:value-type="string">
            <text:p>date-7-162 </text:p>
            <text:p>[544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2]))" office:value-type="string" office:string-value="date-8-162 &#10;[54492]" calcext:value-type="string">
            <text:p>date-8-162 </text:p>
            <text:p>[54492]</text:p>
          </table:table-cell>
          <table:table-cell/>
          <table:table-cell table:formula="of:=INFO.OBBA.OBBA.OBGET(INFO.OBBA.OBBA.OBCALL(&quot;&quot;;[.$B$15];&quot;getDaycountFraction&quot;;[.G162];[.H162]))" office:value-type="float" office:value="14.4027777777778" calcext:value-type="float">
            <text:p>14.403</text:p>
          </table:table-cell>
          <table:table-cell table:style-name="ce37" table:formula="of:=(YEARFRAC([.E162];[.F162];[.$C$9]))" office:value-type="float" office:value="14.4027777777778" calcext:value-type="float">
            <text:p>14.403</text:p>
          </table:table-cell>
          <table:table-cell table:formula="of:=ABS([.J162])-[.K16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9-18" calcext:value-type="date">
            <text:p>18/09/2010</text:p>
          </table:table-cell>
          <table:table-cell table:style-name="ce26" table:formula="of:=[.$C$11]+INT(RAND()*([.$C$12]-[.$C$11]))" office:value-type="date" office:date-value="2003-08-29" calcext:value-type="date">
            <text:p>29/08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3]))" office:value-type="string" office:string-value="date-7-163 &#10;[54499]" calcext:value-type="string">
            <text:p>date-7-163 </text:p>
            <text:p>[544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3]))" office:value-type="string" office:string-value="date-8-163 &#10;[54497]" calcext:value-type="string">
            <text:p>date-8-163 </text:p>
            <text:p>[54497]</text:p>
          </table:table-cell>
          <table:table-cell/>
          <table:table-cell table:formula="of:=INFO.OBBA.OBBA.OBGET(INFO.OBBA.OBBA.OBCALL(&quot;&quot;;[.$B$15];&quot;getDaycountFraction&quot;;[.G163];[.H163]))" office:value-type="float" office:value="-7.15833333333333" calcext:value-type="float">
            <text:p>-7.158</text:p>
          </table:table-cell>
          <table:table-cell table:style-name="ce37" table:formula="of:=(YEARFRAC([.E163];[.F163];[.$C$9]))" office:value-type="float" office:value="7.15833333333333" calcext:value-type="float">
            <text:p>7.158</text:p>
          </table:table-cell>
          <table:table-cell table:formula="of:=ABS([.J163])-[.K16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8-19" calcext:value-type="date">
            <text:p>19/08/2023</text:p>
          </table:table-cell>
          <table:table-cell table:style-name="ce26" table:formula="of:=[.$C$11]+INT(RAND()*([.$C$12]-[.$C$11]))" office:value-type="date" office:date-value="1992-07-12" calcext:value-type="date">
            <text:p>12/07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4]))" office:value-type="string" office:string-value="date-7-164 &#10;[54504]" calcext:value-type="string">
            <text:p>date-7-164 </text:p>
            <text:p>[545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4]))" office:value-type="string" office:string-value="date-8-164 &#10;[54502]" calcext:value-type="string">
            <text:p>date-8-164 </text:p>
            <text:p>[54502]</text:p>
          </table:table-cell>
          <table:table-cell/>
          <table:table-cell table:formula="of:=INFO.OBBA.OBBA.OBGET(INFO.OBBA.OBBA.OBCALL(&quot;&quot;;[.$B$15];&quot;getDaycountFraction&quot;;[.G164];[.H164]))" office:value-type="float" office:value="-31.5555555555556" calcext:value-type="float">
            <text:p>-31.556</text:p>
          </table:table-cell>
          <table:table-cell table:style-name="ce37" table:formula="of:=(YEARFRAC([.E164];[.F164];[.$C$9]))" office:value-type="float" office:value="31.5555555555556" calcext:value-type="float">
            <text:p>31.556</text:p>
          </table:table-cell>
          <table:table-cell table:formula="of:=ABS([.J164])-[.K16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3-10" calcext:value-type="date">
            <text:p>10/03/2000</text:p>
          </table:table-cell>
          <table:table-cell table:style-name="ce26" table:formula="of:=[.$C$11]+INT(RAND()*([.$C$12]-[.$C$11]))" office:value-type="date" office:date-value="2001-12-03" calcext:value-type="date">
            <text:p>03/12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5]))" office:value-type="string" office:string-value="date-7-165 &#10;[54509]" calcext:value-type="string">
            <text:p>date-7-165 </text:p>
            <text:p>[545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5]))" office:value-type="string" office:string-value="date-8-165 &#10;[54507]" calcext:value-type="string">
            <text:p>date-8-165 </text:p>
            <text:p>[54507]</text:p>
          </table:table-cell>
          <table:table-cell/>
          <table:table-cell table:formula="of:=INFO.OBBA.OBBA.OBGET(INFO.OBBA.OBBA.OBCALL(&quot;&quot;;[.$B$15];&quot;getDaycountFraction&quot;;[.G165];[.H165]))" office:value-type="float" office:value="1.75833333333333" calcext:value-type="float">
            <text:p>1.758</text:p>
          </table:table-cell>
          <table:table-cell table:style-name="ce37" table:formula="of:=(YEARFRAC([.E165];[.F165];[.$C$9]))" office:value-type="float" office:value="1.75833333333333" calcext:value-type="float">
            <text:p>1.758</text:p>
          </table:table-cell>
          <table:table-cell table:formula="of:=ABS([.J165])-[.K16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6-19" calcext:value-type="date">
            <text:p>19/06/2029</text:p>
          </table:table-cell>
          <table:table-cell table:style-name="ce26" table:formula="of:=[.$C$11]+INT(RAND()*([.$C$12]-[.$C$11]))" office:value-type="date" office:date-value="2027-12-22" calcext:value-type="date">
            <text:p>22/12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6]))" office:value-type="string" office:string-value="date-7-166 &#10;[54514]" calcext:value-type="string">
            <text:p>date-7-166 </text:p>
            <text:p>[545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6]))" office:value-type="string" office:string-value="date-8-166 &#10;[54512]" calcext:value-type="string">
            <text:p>date-8-166 </text:p>
            <text:p>[54512]</text:p>
          </table:table-cell>
          <table:table-cell/>
          <table:table-cell table:formula="of:=INFO.OBBA.OBBA.OBGET(INFO.OBBA.OBBA.OBCALL(&quot;&quot;;[.$B$15];&quot;getDaycountFraction&quot;;[.G166];[.H166]))" office:value-type="float" office:value="-1.51388888888889" calcext:value-type="float">
            <text:p>-1.514</text:p>
          </table:table-cell>
          <table:table-cell table:style-name="ce37" table:formula="of:=(YEARFRAC([.E166];[.F166];[.$C$9]))" office:value-type="float" office:value="1.51388888888889" calcext:value-type="float">
            <text:p>1.514</text:p>
          </table:table-cell>
          <table:table-cell table:formula="of:=ABS([.J166])-[.K16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4-30" calcext:value-type="date">
            <text:p>30/04/2013</text:p>
          </table:table-cell>
          <table:table-cell table:style-name="ce26" table:formula="of:=[.$C$11]+INT(RAND()*([.$C$12]-[.$C$11]))" office:value-type="date" office:date-value="2007-09-14" calcext:value-type="date">
            <text:p>14/09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7]))" office:value-type="string" office:string-value="date-7-167 &#10;[54519]" calcext:value-type="string">
            <text:p>date-7-167 </text:p>
            <text:p>[545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7]))" office:value-type="string" office:string-value="date-8-167 &#10;[54517]" calcext:value-type="string">
            <text:p>date-8-167 </text:p>
            <text:p>[54517]</text:p>
          </table:table-cell>
          <table:table-cell/>
          <table:table-cell table:formula="of:=INFO.OBBA.OBBA.OBGET(INFO.OBBA.OBBA.OBCALL(&quot;&quot;;[.$B$15];&quot;getDaycountFraction&quot;;[.G167];[.H167]))" office:value-type="float" office:value="-5.70833333333333" calcext:value-type="float">
            <text:p>-5.708</text:p>
          </table:table-cell>
          <table:table-cell table:style-name="ce37" table:formula="of:=(YEARFRAC([.E167];[.F167];[.$C$9]))" office:value-type="float" office:value="5.70833333333333" calcext:value-type="float">
            <text:p>5.708</text:p>
          </table:table-cell>
          <table:table-cell table:formula="of:=ABS([.J167])-[.K16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6-27" calcext:value-type="date">
            <text:p>27/06/2006</text:p>
          </table:table-cell>
          <table:table-cell table:style-name="ce26" table:formula="of:=[.$C$11]+INT(RAND()*([.$C$12]-[.$C$11]))" office:value-type="date" office:date-value="2023-06-23" calcext:value-type="date">
            <text:p>23/06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8]))" office:value-type="string" office:string-value="date-7-168 &#10;[54524]" calcext:value-type="string">
            <text:p>date-7-168 </text:p>
            <text:p>[545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8]))" office:value-type="string" office:string-value="date-8-168 &#10;[54522]" calcext:value-type="string">
            <text:p>date-8-168 </text:p>
            <text:p>[54522]</text:p>
          </table:table-cell>
          <table:table-cell/>
          <table:table-cell table:formula="of:=INFO.OBBA.OBBA.OBGET(INFO.OBBA.OBBA.OBCALL(&quot;&quot;;[.$B$15];&quot;getDaycountFraction&quot;;[.G168];[.H168]))" office:value-type="float" office:value="17.2361111111111" calcext:value-type="float">
            <text:p>17.236</text:p>
          </table:table-cell>
          <table:table-cell table:style-name="ce37" table:formula="of:=(YEARFRAC([.E168];[.F168];[.$C$9]))" office:value-type="float" office:value="17.2361111111111" calcext:value-type="float">
            <text:p>17.236</text:p>
          </table:table-cell>
          <table:table-cell table:formula="of:=ABS([.J168])-[.K16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1-20" calcext:value-type="date">
            <text:p>20/01/2028</text:p>
          </table:table-cell>
          <table:table-cell table:style-name="ce26" table:formula="of:=[.$C$11]+INT(RAND()*([.$C$12]-[.$C$11]))" office:value-type="date" office:date-value="2003-05-27" calcext:value-type="date">
            <text:p>27/05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69]))" office:value-type="string" office:string-value="date-7-169 &#10;[54529]" calcext:value-type="string">
            <text:p>date-7-169 </text:p>
            <text:p>[545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69]))" office:value-type="string" office:string-value="date-8-169 &#10;[54527]" calcext:value-type="string">
            <text:p>date-8-169 </text:p>
            <text:p>[54527]</text:p>
          </table:table-cell>
          <table:table-cell/>
          <table:table-cell table:formula="of:=INFO.OBBA.OBBA.OBGET(INFO.OBBA.OBBA.OBCALL(&quot;&quot;;[.$B$15];&quot;getDaycountFraction&quot;;[.G169];[.H169]))" office:value-type="float" office:value="-25.0111111111111" calcext:value-type="float">
            <text:p>-25.011</text:p>
          </table:table-cell>
          <table:table-cell table:style-name="ce37" table:formula="of:=(YEARFRAC([.E169];[.F169];[.$C$9]))" office:value-type="float" office:value="25.0111111111111" calcext:value-type="float">
            <text:p>25.011</text:p>
          </table:table-cell>
          <table:table-cell table:formula="of:=ABS([.J169])-[.K16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12-22" calcext:value-type="date">
            <text:p>22/12/2007</text:p>
          </table:table-cell>
          <table:table-cell table:style-name="ce26" table:formula="of:=[.$C$11]+INT(RAND()*([.$C$12]-[.$C$11]))" office:value-type="date" office:date-value="1981-01-19" calcext:value-type="date">
            <text:p>19/01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0]))" office:value-type="string" office:string-value="date-7-170 &#10;[54534]" calcext:value-type="string">
            <text:p>date-7-170 </text:p>
            <text:p>[545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0]))" office:value-type="string" office:string-value="date-8-170 &#10;[54532]" calcext:value-type="string">
            <text:p>date-8-170 </text:p>
            <text:p>[54532]</text:p>
          </table:table-cell>
          <table:table-cell/>
          <table:table-cell table:formula="of:=INFO.OBBA.OBBA.OBGET(INFO.OBBA.OBBA.OBCALL(&quot;&quot;;[.$B$15];&quot;getDaycountFraction&quot;;[.G170];[.H170]))" office:value-type="float" office:value="-27.3138888888889" calcext:value-type="float">
            <text:p>-27.314</text:p>
          </table:table-cell>
          <table:table-cell table:style-name="ce37" table:formula="of:=(YEARFRAC([.E170];[.F170];[.$C$9]))" office:value-type="float" office:value="27.3138888888889" calcext:value-type="float">
            <text:p>27.314</text:p>
          </table:table-cell>
          <table:table-cell table:formula="of:=ABS([.J170])-[.K17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1-04" calcext:value-type="date">
            <text:p>04/01/1983</text:p>
          </table:table-cell>
          <table:table-cell table:style-name="ce26" table:formula="of:=[.$C$11]+INT(RAND()*([.$C$12]-[.$C$11]))" office:value-type="date" office:date-value="1995-12-09" calcext:value-type="date">
            <text:p>09/12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1]))" office:value-type="string" office:string-value="date-7-171 &#10;[54539]" calcext:value-type="string">
            <text:p>date-7-171 </text:p>
            <text:p>[545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1]))" office:value-type="string" office:string-value="date-8-171 &#10;[54537]" calcext:value-type="string">
            <text:p>date-8-171 </text:p>
            <text:p>[54537]</text:p>
          </table:table-cell>
          <table:table-cell/>
          <table:table-cell table:formula="of:=INFO.OBBA.OBBA.OBGET(INFO.OBBA.OBBA.OBCALL(&quot;&quot;;[.$B$15];&quot;getDaycountFraction&quot;;[.G171];[.H171]))" office:value-type="float" office:value="13.1166666666667" calcext:value-type="float">
            <text:p>13.117</text:p>
          </table:table-cell>
          <table:table-cell table:style-name="ce37" table:formula="of:=(YEARFRAC([.E171];[.F171];[.$C$9]))" office:value-type="float" office:value="13.1166666666667" calcext:value-type="float">
            <text:p>13.117</text:p>
          </table:table-cell>
          <table:table-cell table:formula="of:=ABS([.J171])-[.K17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11-21" calcext:value-type="date">
            <text:p>21/11/2026</text:p>
          </table:table-cell>
          <table:table-cell table:style-name="ce26" table:formula="of:=[.$C$11]+INT(RAND()*([.$C$12]-[.$C$11]))" office:value-type="date" office:date-value="1980-11-20" calcext:value-type="date">
            <text:p>20/11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2]))" office:value-type="string" office:string-value="date-7-172 &#10;[54544]" calcext:value-type="string">
            <text:p>date-7-172 </text:p>
            <text:p>[545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2]))" office:value-type="string" office:string-value="date-8-172 &#10;[54542]" calcext:value-type="string">
            <text:p>date-8-172 </text:p>
            <text:p>[54542]</text:p>
          </table:table-cell>
          <table:table-cell/>
          <table:table-cell table:formula="of:=INFO.OBBA.OBBA.OBGET(INFO.OBBA.OBBA.OBCALL(&quot;&quot;;[.$B$15];&quot;getDaycountFraction&quot;;[.G172];[.H172]))" office:value-type="float" office:value="-46.6722222222222" calcext:value-type="float">
            <text:p>-46.672</text:p>
          </table:table-cell>
          <table:table-cell table:style-name="ce37" table:formula="of:=(YEARFRAC([.E172];[.F172];[.$C$9]))" office:value-type="float" office:value="46.6722222222222" calcext:value-type="float">
            <text:p>46.672</text:p>
          </table:table-cell>
          <table:table-cell table:formula="of:=ABS([.J172])-[.K17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11-15" calcext:value-type="date">
            <text:p>15/11/1981</text:p>
          </table:table-cell>
          <table:table-cell table:style-name="ce26" table:formula="of:=[.$C$11]+INT(RAND()*([.$C$12]-[.$C$11]))" office:value-type="date" office:date-value="2016-11-14" calcext:value-type="date">
            <text:p>14/11/201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3]))" office:value-type="string" office:string-value="date-7-173 &#10;[54549]" calcext:value-type="string">
            <text:p>date-7-173 </text:p>
            <text:p>[545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3]))" office:value-type="string" office:string-value="date-8-173 &#10;[54547]" calcext:value-type="string">
            <text:p>date-8-173 </text:p>
            <text:p>[54547]</text:p>
          </table:table-cell>
          <table:table-cell/>
          <table:table-cell table:formula="of:=INFO.OBBA.OBBA.OBGET(INFO.OBBA.OBBA.OBCALL(&quot;&quot;;[.$B$15];&quot;getDaycountFraction&quot;;[.G173];[.H173]))" office:value-type="float" office:value="35.5083333333333" calcext:value-type="float">
            <text:p>35.508</text:p>
          </table:table-cell>
          <table:table-cell table:style-name="ce37" table:formula="of:=(YEARFRAC([.E173];[.F173];[.$C$9]))" office:value-type="float" office:value="35.5083333333333" calcext:value-type="float">
            <text:p>35.508</text:p>
          </table:table-cell>
          <table:table-cell table:formula="of:=ABS([.J173])-[.K17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9-15" calcext:value-type="date">
            <text:p>15/09/1989</text:p>
          </table:table-cell>
          <table:table-cell table:style-name="ce26" table:formula="of:=[.$C$11]+INT(RAND()*([.$C$12]-[.$C$11]))" office:value-type="date" office:date-value="2007-07-27" calcext:value-type="date">
            <text:p>27/07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4]))" office:value-type="string" office:string-value="date-7-174 &#10;[54554]" calcext:value-type="string">
            <text:p>date-7-174 </text:p>
            <text:p>[545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4]))" office:value-type="string" office:string-value="date-8-174 &#10;[54552]" calcext:value-type="string">
            <text:p>date-8-174 </text:p>
            <text:p>[54552]</text:p>
          </table:table-cell>
          <table:table-cell/>
          <table:table-cell table:formula="of:=INFO.OBBA.OBBA.OBGET(INFO.OBBA.OBBA.OBCALL(&quot;&quot;;[.$B$15];&quot;getDaycountFraction&quot;;[.G174];[.H174]))" office:value-type="float" office:value="18.1222222222222" calcext:value-type="float">
            <text:p>18.122</text:p>
          </table:table-cell>
          <table:table-cell table:style-name="ce37" table:formula="of:=(YEARFRAC([.E174];[.F174];[.$C$9]))" office:value-type="float" office:value="18.1222222222222" calcext:value-type="float">
            <text:p>18.122</text:p>
          </table:table-cell>
          <table:table-cell table:formula="of:=ABS([.J174])-[.K17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9-04" calcext:value-type="date">
            <text:p>04/09/2026</text:p>
          </table:table-cell>
          <table:table-cell table:style-name="ce26" table:formula="of:=[.$C$11]+INT(RAND()*([.$C$12]-[.$C$11]))" office:value-type="date" office:date-value="1984-04-06" calcext:value-type="date">
            <text:p>06/04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5]))" office:value-type="string" office:string-value="date-7-175 &#10;[54559]" calcext:value-type="string">
            <text:p>date-7-175 </text:p>
            <text:p>[545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5]))" office:value-type="string" office:string-value="date-8-175 &#10;[54557]" calcext:value-type="string">
            <text:p>date-8-175 </text:p>
            <text:p>[54557]</text:p>
          </table:table-cell>
          <table:table-cell/>
          <table:table-cell table:formula="of:=INFO.OBBA.OBBA.OBGET(INFO.OBBA.OBBA.OBCALL(&quot;&quot;;[.$B$15];&quot;getDaycountFraction&quot;;[.G175];[.H175]))" office:value-type="float" office:value="-43.0305555555556" calcext:value-type="float">
            <text:p>-43.031</text:p>
          </table:table-cell>
          <table:table-cell table:style-name="ce37" table:formula="of:=(YEARFRAC([.E175];[.F175];[.$C$9]))" office:value-type="float" office:value="43.0305555555556" calcext:value-type="float">
            <text:p>43.031</text:p>
          </table:table-cell>
          <table:table-cell table:formula="of:=ABS([.J175])-[.K17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9-14" calcext:value-type="date">
            <text:p>14/09/1996</text:p>
          </table:table-cell>
          <table:table-cell table:style-name="ce26" table:formula="of:=[.$C$11]+INT(RAND()*([.$C$12]-[.$C$11]))" office:value-type="date" office:date-value="2014-08-19" calcext:value-type="date">
            <text:p>19/08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6]))" office:value-type="string" office:string-value="date-7-176 &#10;[54564]" calcext:value-type="string">
            <text:p>date-7-176 </text:p>
            <text:p>[545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6]))" office:value-type="string" office:string-value="date-8-176 &#10;[54562]" calcext:value-type="string">
            <text:p>date-8-176 </text:p>
            <text:p>[54562]</text:p>
          </table:table-cell>
          <table:table-cell/>
          <table:table-cell table:formula="of:=INFO.OBBA.OBBA.OBGET(INFO.OBBA.OBBA.OBCALL(&quot;&quot;;[.$B$15];&quot;getDaycountFraction&quot;;[.G176];[.H176]))" office:value-type="float" office:value="18.1888888888889" calcext:value-type="float">
            <text:p>18.189</text:p>
          </table:table-cell>
          <table:table-cell table:style-name="ce37" table:formula="of:=(YEARFRAC([.E176];[.F176];[.$C$9]))" office:value-type="float" office:value="18.1888888888889" calcext:value-type="float">
            <text:p>18.189</text:p>
          </table:table-cell>
          <table:table-cell table:formula="of:=ABS([.J176])-[.K17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2-12" calcext:value-type="date">
            <text:p>12/02/2006</text:p>
          </table:table-cell>
          <table:table-cell table:style-name="ce26" table:formula="of:=[.$C$11]+INT(RAND()*([.$C$12]-[.$C$11]))" office:value-type="date" office:date-value="2012-06-20" calcext:value-type="date">
            <text:p>20/06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7]))" office:value-type="string" office:string-value="date-7-177 &#10;[54569]" calcext:value-type="string">
            <text:p>date-7-177 </text:p>
            <text:p>[545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7]))" office:value-type="string" office:string-value="date-8-177 &#10;[54567]" calcext:value-type="string">
            <text:p>date-8-177 </text:p>
            <text:p>[54567]</text:p>
          </table:table-cell>
          <table:table-cell/>
          <table:table-cell table:formula="of:=INFO.OBBA.OBBA.OBGET(INFO.OBBA.OBBA.OBCALL(&quot;&quot;;[.$B$15];&quot;getDaycountFraction&quot;;[.G177];[.H177]))" office:value-type="float" office:value="6.44444444444444" calcext:value-type="float">
            <text:p>6.444</text:p>
          </table:table-cell>
          <table:table-cell table:style-name="ce37" table:formula="of:=(YEARFRAC([.E177];[.F177];[.$C$9]))" office:value-type="float" office:value="6.44444444444444" calcext:value-type="float">
            <text:p>6.444</text:p>
          </table:table-cell>
          <table:table-cell table:formula="of:=ABS([.J177])-[.K17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7-07" calcext:value-type="date">
            <text:p>07/07/1997</text:p>
          </table:table-cell>
          <table:table-cell table:style-name="ce26" table:formula="of:=[.$C$11]+INT(RAND()*([.$C$12]-[.$C$11]))" office:value-type="date" office:date-value="1990-07-18" calcext:value-type="date">
            <text:p>18/07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8]))" office:value-type="string" office:string-value="date-7-178 &#10;[54574]" calcext:value-type="string">
            <text:p>date-7-178 </text:p>
            <text:p>[545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8]))" office:value-type="string" office:string-value="date-8-178 &#10;[54572]" calcext:value-type="string">
            <text:p>date-8-178 </text:p>
            <text:p>[54572]</text:p>
          </table:table-cell>
          <table:table-cell/>
          <table:table-cell table:formula="of:=INFO.OBBA.OBBA.OBGET(INFO.OBBA.OBBA.OBCALL(&quot;&quot;;[.$B$15];&quot;getDaycountFraction&quot;;[.G178];[.H178]))" office:value-type="float" office:value="-7.07222222222222" calcext:value-type="float">
            <text:p>-7.072</text:p>
          </table:table-cell>
          <table:table-cell table:style-name="ce37" table:formula="of:=(YEARFRAC([.E178];[.F178];[.$C$9]))" office:value-type="float" office:value="7.07222222222222" calcext:value-type="float">
            <text:p>7.072</text:p>
          </table:table-cell>
          <table:table-cell table:formula="of:=ABS([.J178])-[.K17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7-23" calcext:value-type="date">
            <text:p>23/07/2014</text:p>
          </table:table-cell>
          <table:table-cell table:style-name="ce26" table:formula="of:=[.$C$11]+INT(RAND()*([.$C$12]-[.$C$11]))" office:value-type="date" office:date-value="1994-07-21" calcext:value-type="date">
            <text:p>21/07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79]))" office:value-type="string" office:string-value="date-7-179 &#10;[54579]" calcext:value-type="string">
            <text:p>date-7-179 </text:p>
            <text:p>[545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79]))" office:value-type="string" office:string-value="date-8-179 &#10;[54577]" calcext:value-type="string">
            <text:p>date-8-179 </text:p>
            <text:p>[54577]</text:p>
          </table:table-cell>
          <table:table-cell/>
          <table:table-cell table:formula="of:=INFO.OBBA.OBBA.OBGET(INFO.OBBA.OBBA.OBCALL(&quot;&quot;;[.$B$15];&quot;getDaycountFraction&quot;;[.G179];[.H179]))" office:value-type="float" office:value="-20.2972222222222" calcext:value-type="float">
            <text:p>-20.297</text:p>
          </table:table-cell>
          <table:table-cell table:style-name="ce37" table:formula="of:=(YEARFRAC([.E179];[.F179];[.$C$9]))" office:value-type="float" office:value="20.2972222222222" calcext:value-type="float">
            <text:p>20.297</text:p>
          </table:table-cell>
          <table:table-cell table:formula="of:=ABS([.J179])-[.K17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8-04" calcext:value-type="date">
            <text:p>04/08/2014</text:p>
          </table:table-cell>
          <table:table-cell table:style-name="ce26" table:formula="of:=[.$C$11]+INT(RAND()*([.$C$12]-[.$C$11]))" office:value-type="date" office:date-value="1984-12-03" calcext:value-type="date">
            <text:p>03/12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0]))" office:value-type="string" office:string-value="date-7-180 &#10;[54584]" calcext:value-type="string">
            <text:p>date-7-180 </text:p>
            <text:p>[545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0]))" office:value-type="string" office:string-value="date-8-180 &#10;[54582]" calcext:value-type="string">
            <text:p>date-8-180 </text:p>
            <text:p>[54582]</text:p>
          </table:table-cell>
          <table:table-cell/>
          <table:table-cell table:formula="of:=INFO.OBBA.OBBA.OBGET(INFO.OBBA.OBBA.OBCALL(&quot;&quot;;[.$B$15];&quot;getDaycountFraction&quot;;[.G180];[.H180]))" office:value-type="float" office:value="-30.1" calcext:value-type="float">
            <text:p>-30.100</text:p>
          </table:table-cell>
          <table:table-cell table:style-name="ce37" table:formula="of:=(YEARFRAC([.E180];[.F180];[.$C$9]))" office:value-type="float" office:value="30.1" calcext:value-type="float">
            <text:p>30.100</text:p>
          </table:table-cell>
          <table:table-cell table:formula="of:=ABS([.J180])-[.K18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12-01" calcext:value-type="date">
            <text:p>01/12/1990</text:p>
          </table:table-cell>
          <table:table-cell table:style-name="ce26" table:formula="of:=[.$C$11]+INT(RAND()*([.$C$12]-[.$C$11]))" office:value-type="date" office:date-value="1987-10-09" calcext:value-type="date">
            <text:p>09/10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1]))" office:value-type="string" office:string-value="date-7-181 &#10;[54589]" calcext:value-type="string">
            <text:p>date-7-181 </text:p>
            <text:p>[545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1]))" office:value-type="string" office:string-value="date-8-181 &#10;[54587]" calcext:value-type="string">
            <text:p>date-8-181 </text:p>
            <text:p>[54587]</text:p>
          </table:table-cell>
          <table:table-cell/>
          <table:table-cell table:formula="of:=INFO.OBBA.OBBA.OBGET(INFO.OBBA.OBBA.OBCALL(&quot;&quot;;[.$B$15];&quot;getDaycountFraction&quot;;[.G181];[.H181]))" office:value-type="float" office:value="-3.19166666666667" calcext:value-type="float">
            <text:p>-3.192</text:p>
          </table:table-cell>
          <table:table-cell table:style-name="ce37" table:formula="of:=(YEARFRAC([.E181];[.F181];[.$C$9]))" office:value-type="float" office:value="3.19166666666667" calcext:value-type="float">
            <text:p>3.192</text:p>
          </table:table-cell>
          <table:table-cell table:formula="of:=ABS([.J181])-[.K18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5-26" calcext:value-type="date">
            <text:p>26/05/2005</text:p>
          </table:table-cell>
          <table:table-cell table:style-name="ce26" table:formula="of:=[.$C$11]+INT(RAND()*([.$C$12]-[.$C$11]))" office:value-type="date" office:date-value="2012-03-21" calcext:value-type="date">
            <text:p>21/03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2]))" office:value-type="string" office:string-value="date-7-182 &#10;[54594]" calcext:value-type="string">
            <text:p>date-7-182 </text:p>
            <text:p>[545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2]))" office:value-type="string" office:string-value="date-8-182 &#10;[54592]" calcext:value-type="string">
            <text:p>date-8-182 </text:p>
            <text:p>[54592]</text:p>
          </table:table-cell>
          <table:table-cell/>
          <table:table-cell table:formula="of:=INFO.OBBA.OBBA.OBGET(INFO.OBBA.OBBA.OBCALL(&quot;&quot;;[.$B$15];&quot;getDaycountFraction&quot;;[.G182];[.H182]))" office:value-type="float" office:value="6.91944444444444" calcext:value-type="float">
            <text:p>6.919</text:p>
          </table:table-cell>
          <table:table-cell table:style-name="ce37" table:formula="of:=(YEARFRAC([.E182];[.F182];[.$C$9]))" office:value-type="float" office:value="6.91944444444444" calcext:value-type="float">
            <text:p>6.919</text:p>
          </table:table-cell>
          <table:table-cell table:formula="of:=ABS([.J182])-[.K18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12-12" calcext:value-type="date">
            <text:p>12/12/2021</text:p>
          </table:table-cell>
          <table:table-cell table:style-name="ce26" table:formula="of:=[.$C$11]+INT(RAND()*([.$C$12]-[.$C$11]))" office:value-type="date" office:date-value="1981-07-08" calcext:value-type="date">
            <text:p>08/07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3]))" office:value-type="string" office:string-value="date-7-183 &#10;[54599]" calcext:value-type="string">
            <text:p>date-7-183 </text:p>
            <text:p>[545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3]))" office:value-type="string" office:string-value="date-8-183 &#10;[54597]" calcext:value-type="string">
            <text:p>date-8-183 </text:p>
            <text:p>[54597]</text:p>
          </table:table-cell>
          <table:table-cell/>
          <table:table-cell table:formula="of:=INFO.OBBA.OBBA.OBGET(INFO.OBBA.OBBA.OBCALL(&quot;&quot;;[.$B$15];&quot;getDaycountFraction&quot;;[.G183];[.H183]))" office:value-type="float" office:value="-41.0194444444444" calcext:value-type="float">
            <text:p>-41.019</text:p>
          </table:table-cell>
          <table:table-cell table:style-name="ce37" table:formula="of:=(YEARFRAC([.E183];[.F183];[.$C$9]))" office:value-type="float" office:value="41.0194444444444" calcext:value-type="float">
            <text:p>41.019</text:p>
          </table:table-cell>
          <table:table-cell table:formula="of:=ABS([.J183])-[.K18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9-13" calcext:value-type="date">
            <text:p>13/09/2002</text:p>
          </table:table-cell>
          <table:table-cell table:style-name="ce26" table:formula="of:=[.$C$11]+INT(RAND()*([.$C$12]-[.$C$11]))" office:value-type="date" office:date-value="2007-07-31" calcext:value-type="date">
            <text:p>31/07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4]))" office:value-type="string" office:string-value="date-7-184 &#10;[54604]" calcext:value-type="string">
            <text:p>date-7-184 </text:p>
            <text:p>[546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4]))" office:value-type="string" office:string-value="date-8-184 &#10;[54602]" calcext:value-type="string">
            <text:p>date-8-184 </text:p>
            <text:p>[54602]</text:p>
          </table:table-cell>
          <table:table-cell/>
          <table:table-cell table:formula="of:=INFO.OBBA.OBBA.OBGET(INFO.OBBA.OBBA.OBCALL(&quot;&quot;;[.$B$15];&quot;getDaycountFraction&quot;;[.G184];[.H184]))" office:value-type="float" office:value="4.95" calcext:value-type="float">
            <text:p>4.950</text:p>
          </table:table-cell>
          <table:table-cell table:style-name="ce37" table:formula="of:=(YEARFRAC([.E184];[.F184];[.$C$9]))" office:value-type="float" office:value="4.95" calcext:value-type="float">
            <text:p>4.950</text:p>
          </table:table-cell>
          <table:table-cell table:formula="of:=ABS([.J184])-[.K18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10-29" calcext:value-type="date">
            <text:p>29/10/2014</text:p>
          </table:table-cell>
          <table:table-cell table:style-name="ce26" table:formula="of:=[.$C$11]+INT(RAND()*([.$C$12]-[.$C$11]))" office:value-type="date" office:date-value="1985-01-12" calcext:value-type="date">
            <text:p>12/01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5]))" office:value-type="string" office:string-value="date-7-185 &#10;[54609]" calcext:value-type="string">
            <text:p>date-7-185 </text:p>
            <text:p>[546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5]))" office:value-type="string" office:string-value="date-8-185 &#10;[54607]" calcext:value-type="string">
            <text:p>date-8-185 </text:p>
            <text:p>[54607]</text:p>
          </table:table-cell>
          <table:table-cell/>
          <table:table-cell table:formula="of:=INFO.OBBA.OBBA.OBGET(INFO.OBBA.OBBA.OBCALL(&quot;&quot;;[.$B$15];&quot;getDaycountFraction&quot;;[.G185];[.H185]))" office:value-type="float" office:value="-30.2277777777778" calcext:value-type="float">
            <text:p>-30.228</text:p>
          </table:table-cell>
          <table:table-cell table:style-name="ce37" table:formula="of:=(YEARFRAC([.E185];[.F185];[.$C$9]))" office:value-type="float" office:value="30.2277777777778" calcext:value-type="float">
            <text:p>30.228</text:p>
          </table:table-cell>
          <table:table-cell table:formula="of:=ABS([.J185])-[.K18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3-18" calcext:value-type="date">
            <text:p>18/03/2028</text:p>
          </table:table-cell>
          <table:table-cell table:style-name="ce26" table:formula="of:=[.$C$11]+INT(RAND()*([.$C$12]-[.$C$11]))" office:value-type="date" office:date-value="1989-08-22" calcext:value-type="date">
            <text:p>22/08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6]))" office:value-type="string" office:string-value="date-7-186 &#10;[54614]" calcext:value-type="string">
            <text:p>date-7-186 </text:p>
            <text:p>[546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6]))" office:value-type="string" office:string-value="date-8-186 &#10;[54612]" calcext:value-type="string">
            <text:p>date-8-186 </text:p>
            <text:p>[54612]</text:p>
          </table:table-cell>
          <table:table-cell/>
          <table:table-cell table:formula="of:=INFO.OBBA.OBBA.OBGET(INFO.OBBA.OBBA.OBCALL(&quot;&quot;;[.$B$15];&quot;getDaycountFraction&quot;;[.G186];[.H186]))" office:value-type="float" office:value="-39.1333333333333" calcext:value-type="float">
            <text:p>-39.133</text:p>
          </table:table-cell>
          <table:table-cell table:style-name="ce37" table:formula="of:=(YEARFRAC([.E186];[.F186];[.$C$9]))" office:value-type="float" office:value="39.1333333333333" calcext:value-type="float">
            <text:p>39.133</text:p>
          </table:table-cell>
          <table:table-cell table:formula="of:=ABS([.J186])-[.K18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10-20" calcext:value-type="date">
            <text:p>20/10/2023</text:p>
          </table:table-cell>
          <table:table-cell table:style-name="ce26" table:formula="of:=[.$C$11]+INT(RAND()*([.$C$12]-[.$C$11]))" office:value-type="date" office:date-value="2005-01-19" calcext:value-type="date">
            <text:p>19/01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7]))" office:value-type="string" office:string-value="date-7-187 &#10;[54619]" calcext:value-type="string">
            <text:p>date-7-187 </text:p>
            <text:p>[546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7]))" office:value-type="string" office:string-value="date-8-187 &#10;[54617]" calcext:value-type="string">
            <text:p>date-8-187 </text:p>
            <text:p>[54617]</text:p>
          </table:table-cell>
          <table:table-cell/>
          <table:table-cell table:formula="of:=INFO.OBBA.OBBA.OBGET(INFO.OBBA.OBBA.OBCALL(&quot;&quot;;[.$B$15];&quot;getDaycountFraction&quot;;[.G187];[.H187]))" office:value-type="float" office:value="-19.0222222222222" calcext:value-type="float">
            <text:p>-19.022</text:p>
          </table:table-cell>
          <table:table-cell table:style-name="ce37" table:formula="of:=(YEARFRAC([.E187];[.F187];[.$C$9]))" office:value-type="float" office:value="19.0222222222222" calcext:value-type="float">
            <text:p>19.022</text:p>
          </table:table-cell>
          <table:table-cell table:formula="of:=ABS([.J187])-[.K18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9-21" calcext:value-type="date">
            <text:p>21/09/2028</text:p>
          </table:table-cell>
          <table:table-cell table:style-name="ce26" table:formula="of:=[.$C$11]+INT(RAND()*([.$C$12]-[.$C$11]))" office:value-type="date" office:date-value="1981-01-31" calcext:value-type="date">
            <text:p>31/01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8]))" office:value-type="string" office:string-value="date-7-188 &#10;[54624]" calcext:value-type="string">
            <text:p>date-7-188 </text:p>
            <text:p>[546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8]))" office:value-type="string" office:string-value="date-8-188 &#10;[54622]" calcext:value-type="string">
            <text:p>date-8-188 </text:p>
            <text:p>[54622]</text:p>
          </table:table-cell>
          <table:table-cell/>
          <table:table-cell table:formula="of:=INFO.OBBA.OBBA.OBGET(INFO.OBBA.OBBA.OBCALL(&quot;&quot;;[.$B$15];&quot;getDaycountFraction&quot;;[.G188];[.H188]))" office:value-type="float" office:value="-48.3333333333333" calcext:value-type="float">
            <text:p>-48.333</text:p>
          </table:table-cell>
          <table:table-cell table:style-name="ce37" table:formula="of:=(YEARFRAC([.E188];[.F188];[.$C$9]))" office:value-type="float" office:value="48.3333333333333" calcext:value-type="float">
            <text:p>48.333</text:p>
          </table:table-cell>
          <table:table-cell table:formula="of:=ABS([.J188])-[.K18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5-30" calcext:value-type="date">
            <text:p>30/05/1994</text:p>
          </table:table-cell>
          <table:table-cell table:style-name="ce26" table:formula="of:=[.$C$11]+INT(RAND()*([.$C$12]-[.$C$11]))" office:value-type="date" office:date-value="2023-07-28" calcext:value-type="date">
            <text:p>28/07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89]))" office:value-type="string" office:string-value="date-7-189 &#10;[54629]" calcext:value-type="string">
            <text:p>date-7-189 </text:p>
            <text:p>[546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89]))" office:value-type="string" office:string-value="date-8-189 &#10;[54627]" calcext:value-type="string">
            <text:p>date-8-189 </text:p>
            <text:p>[54627]</text:p>
          </table:table-cell>
          <table:table-cell/>
          <table:table-cell table:formula="of:=INFO.OBBA.OBBA.OBGET(INFO.OBBA.OBBA.OBCALL(&quot;&quot;;[.$B$15];&quot;getDaycountFraction&quot;;[.G189];[.H189]))" office:value-type="float" office:value="29.5861111111111" calcext:value-type="float">
            <text:p>29.586</text:p>
          </table:table-cell>
          <table:table-cell table:style-name="ce37" table:formula="of:=(YEARFRAC([.E189];[.F189];[.$C$9]))" office:value-type="float" office:value="29.5861111111111" calcext:value-type="float">
            <text:p>29.586</text:p>
          </table:table-cell>
          <table:table-cell table:formula="of:=ABS([.J189])-[.K18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12-16" calcext:value-type="date">
            <text:p>16/12/1981</text:p>
          </table:table-cell>
          <table:table-cell table:style-name="ce26" table:formula="of:=[.$C$11]+INT(RAND()*([.$C$12]-[.$C$11]))" office:value-type="date" office:date-value="2004-12-10" calcext:value-type="date">
            <text:p>10/12/200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0]))" office:value-type="string" office:string-value="date-7-190 &#10;[54634]" calcext:value-type="string">
            <text:p>date-7-190 </text:p>
            <text:p>[546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0]))" office:value-type="string" office:string-value="date-8-190 &#10;[54632]" calcext:value-type="string">
            <text:p>date-8-190 </text:p>
            <text:p>[54632]</text:p>
          </table:table-cell>
          <table:table-cell/>
          <table:table-cell table:formula="of:=INFO.OBBA.OBBA.OBGET(INFO.OBBA.OBBA.OBCALL(&quot;&quot;;[.$B$15];&quot;getDaycountFraction&quot;;[.G190];[.H190]))" office:value-type="float" office:value="23.3194444444444" calcext:value-type="float">
            <text:p>23.319</text:p>
          </table:table-cell>
          <table:table-cell table:style-name="ce37" table:formula="of:=(YEARFRAC([.E190];[.F190];[.$C$9]))" office:value-type="float" office:value="23.3194444444444" calcext:value-type="float">
            <text:p>23.319</text:p>
          </table:table-cell>
          <table:table-cell table:formula="of:=ABS([.J190])-[.K19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9-10" calcext:value-type="date">
            <text:p>10/09/1986</text:p>
          </table:table-cell>
          <table:table-cell table:style-name="ce26" table:formula="of:=[.$C$11]+INT(RAND()*([.$C$12]-[.$C$11]))" office:value-type="date" office:date-value="2021-04-27" calcext:value-type="date">
            <text:p>27/04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1]))" office:value-type="string" office:string-value="date-7-191 &#10;[54639]" calcext:value-type="string">
            <text:p>date-7-191 </text:p>
            <text:p>[546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1]))" office:value-type="string" office:string-value="date-8-191 &#10;[54637]" calcext:value-type="string">
            <text:p>date-8-191 </text:p>
            <text:p>[54637]</text:p>
          </table:table-cell>
          <table:table-cell/>
          <table:table-cell table:formula="of:=INFO.OBBA.OBBA.OBGET(INFO.OBBA.OBBA.OBCALL(&quot;&quot;;[.$B$15];&quot;getDaycountFraction&quot;;[.G191];[.H191]))" office:value-type="float" office:value="35.1333333333333" calcext:value-type="float">
            <text:p>35.133</text:p>
          </table:table-cell>
          <table:table-cell table:style-name="ce37" table:formula="of:=(YEARFRAC([.E191];[.F191];[.$C$9]))" office:value-type="float" office:value="35.1333333333333" calcext:value-type="float">
            <text:p>35.133</text:p>
          </table:table-cell>
          <table:table-cell table:formula="of:=ABS([.J191])-[.K19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7-18" calcext:value-type="date">
            <text:p>18/07/1982</text:p>
          </table:table-cell>
          <table:table-cell table:style-name="ce26" table:formula="of:=[.$C$11]+INT(RAND()*([.$C$12]-[.$C$11]))" office:value-type="date" office:date-value="2021-12-30" calcext:value-type="date">
            <text:p>30/12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2]))" office:value-type="string" office:string-value="date-7-192 &#10;[54644]" calcext:value-type="string">
            <text:p>date-7-192 </text:p>
            <text:p>[546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2]))" office:value-type="string" office:string-value="date-8-192 &#10;[54642]" calcext:value-type="string">
            <text:p>date-8-192 </text:p>
            <text:p>[54642]</text:p>
          </table:table-cell>
          <table:table-cell/>
          <table:table-cell table:formula="of:=INFO.OBBA.OBBA.OBGET(INFO.OBBA.OBBA.OBCALL(&quot;&quot;;[.$B$15];&quot;getDaycountFraction&quot;;[.G192];[.H192]))" office:value-type="float" office:value="40.0277777777778" calcext:value-type="float">
            <text:p>40.028</text:p>
          </table:table-cell>
          <table:table-cell table:style-name="ce37" table:formula="of:=(YEARFRAC([.E192];[.F192];[.$C$9]))" office:value-type="float" office:value="40.0277777777778" calcext:value-type="float">
            <text:p>40.028</text:p>
          </table:table-cell>
          <table:table-cell table:formula="of:=ABS([.J192])-[.K19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5-04" calcext:value-type="date">
            <text:p>04/05/2012</text:p>
          </table:table-cell>
          <table:table-cell table:style-name="ce26" table:formula="of:=[.$C$11]+INT(RAND()*([.$C$12]-[.$C$11]))" office:value-type="date" office:date-value="2021-07-04" calcext:value-type="date">
            <text:p>04/07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3]))" office:value-type="string" office:string-value="date-7-193 &#10;[54649]" calcext:value-type="string">
            <text:p>date-7-193 </text:p>
            <text:p>[546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3]))" office:value-type="string" office:string-value="date-8-193 &#10;[54647]" calcext:value-type="string">
            <text:p>date-8-193 </text:p>
            <text:p>[54647]</text:p>
          </table:table-cell>
          <table:table-cell/>
          <table:table-cell table:formula="of:=INFO.OBBA.OBBA.OBGET(INFO.OBBA.OBBA.OBCALL(&quot;&quot;;[.$B$15];&quot;getDaycountFraction&quot;;[.G193];[.H193]))" office:value-type="float" office:value="9.3" calcext:value-type="float">
            <text:p>9.300</text:p>
          </table:table-cell>
          <table:table-cell table:style-name="ce37" table:formula="of:=(YEARFRAC([.E193];[.F193];[.$C$9]))" office:value-type="float" office:value="9.3" calcext:value-type="float">
            <text:p>9.300</text:p>
          </table:table-cell>
          <table:table-cell table:formula="of:=ABS([.J193])-[.K19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1-23" calcext:value-type="date">
            <text:p>23/11/2005</text:p>
          </table:table-cell>
          <table:table-cell table:style-name="ce26" table:formula="of:=[.$C$11]+INT(RAND()*([.$C$12]-[.$C$11]))" office:value-type="date" office:date-value="1986-10-08" calcext:value-type="date">
            <text:p>08/10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4]))" office:value-type="string" office:string-value="date-7-194 &#10;[54654]" calcext:value-type="string">
            <text:p>date-7-194 </text:p>
            <text:p>[546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4]))" office:value-type="string" office:string-value="date-8-194 &#10;[54652]" calcext:value-type="string">
            <text:p>date-8-194 </text:p>
            <text:p>[54652]</text:p>
          </table:table-cell>
          <table:table-cell/>
          <table:table-cell table:formula="of:=INFO.OBBA.OBBA.OBGET(INFO.OBBA.OBBA.OBCALL(&quot;&quot;;[.$B$15];&quot;getDaycountFraction&quot;;[.G194];[.H194]))" office:value-type="float" office:value="-19.4055555555556" calcext:value-type="float">
            <text:p>-19.406</text:p>
          </table:table-cell>
          <table:table-cell table:style-name="ce37" table:formula="of:=(YEARFRAC([.E194];[.F194];[.$C$9]))" office:value-type="float" office:value="19.4055555555556" calcext:value-type="float">
            <text:p>19.406</text:p>
          </table:table-cell>
          <table:table-cell table:formula="of:=ABS([.J194])-[.K19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2-07" calcext:value-type="date">
            <text:p>07/12/2016</text:p>
          </table:table-cell>
          <table:table-cell table:style-name="ce26" table:formula="of:=[.$C$11]+INT(RAND()*([.$C$12]-[.$C$11]))" office:value-type="date" office:date-value="1985-12-25" calcext:value-type="date">
            <text:p>25/12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5]))" office:value-type="string" office:string-value="date-7-195 &#10;[54659]" calcext:value-type="string">
            <text:p>date-7-195 </text:p>
            <text:p>[546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5]))" office:value-type="string" office:string-value="date-8-195 &#10;[54657]" calcext:value-type="string">
            <text:p>date-8-195 </text:p>
            <text:p>[54657]</text:p>
          </table:table-cell>
          <table:table-cell/>
          <table:table-cell table:formula="of:=INFO.OBBA.OBBA.OBGET(INFO.OBBA.OBBA.OBCALL(&quot;&quot;;[.$B$15];&quot;getDaycountFraction&quot;;[.G195];[.H195]))" office:value-type="float" office:value="-31.4027777777778" calcext:value-type="float">
            <text:p>-31.403</text:p>
          </table:table-cell>
          <table:table-cell table:style-name="ce37" table:formula="of:=(YEARFRAC([.E195];[.F195];[.$C$9]))" office:value-type="float" office:value="31.4027777777778" calcext:value-type="float">
            <text:p>31.403</text:p>
          </table:table-cell>
          <table:table-cell table:formula="of:=ABS([.J195])-[.K19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12-06" calcext:value-type="date">
            <text:p>06/12/2021</text:p>
          </table:table-cell>
          <table:table-cell table:style-name="ce26" table:formula="of:=[.$C$11]+INT(RAND()*([.$C$12]-[.$C$11]))" office:value-type="date" office:date-value="1988-07-10" calcext:value-type="date">
            <text:p>10/07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6]))" office:value-type="string" office:string-value="date-7-196 &#10;[54664]" calcext:value-type="string">
            <text:p>date-7-196 </text:p>
            <text:p>[546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6]))" office:value-type="string" office:string-value="date-8-196 &#10;[54662]" calcext:value-type="string">
            <text:p>date-8-196 </text:p>
            <text:p>[54662]</text:p>
          </table:table-cell>
          <table:table-cell/>
          <table:table-cell table:formula="of:=INFO.OBBA.OBBA.OBGET(INFO.OBBA.OBBA.OBCALL(&quot;&quot;;[.$B$15];&quot;getDaycountFraction&quot;;[.G196];[.H196]))" office:value-type="float" office:value="-33.8944444444444" calcext:value-type="float">
            <text:p>-33.894</text:p>
          </table:table-cell>
          <table:table-cell table:style-name="ce37" table:formula="of:=(YEARFRAC([.E196];[.F196];[.$C$9]))" office:value-type="float" office:value="33.8944444444444" calcext:value-type="float">
            <text:p>33.894</text:p>
          </table:table-cell>
          <table:table-cell table:formula="of:=ABS([.J196])-[.K19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8-27" calcext:value-type="date">
            <text:p>27/08/1980</text:p>
          </table:table-cell>
          <table:table-cell table:style-name="ce26" table:formula="of:=[.$C$11]+INT(RAND()*([.$C$12]-[.$C$11]))" office:value-type="date" office:date-value="1990-10-26" calcext:value-type="date">
            <text:p>26/10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7]))" office:value-type="string" office:string-value="date-7-197 &#10;[54669]" calcext:value-type="string">
            <text:p>date-7-197 </text:p>
            <text:p>[546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7]))" office:value-type="string" office:string-value="date-8-197 &#10;[54667]" calcext:value-type="string">
            <text:p>date-8-197 </text:p>
            <text:p>[54667]</text:p>
          </table:table-cell>
          <table:table-cell/>
          <table:table-cell table:formula="of:=INFO.OBBA.OBBA.OBGET(INFO.OBBA.OBBA.OBCALL(&quot;&quot;;[.$B$15];&quot;getDaycountFraction&quot;;[.G197];[.H197]))" office:value-type="float" office:value="10.3111111111111" calcext:value-type="float">
            <text:p>10.311</text:p>
          </table:table-cell>
          <table:table-cell table:style-name="ce37" table:formula="of:=(YEARFRAC([.E197];[.F197];[.$C$9]))" office:value-type="float" office:value="10.3111111111111" calcext:value-type="float">
            <text:p>10.311</text:p>
          </table:table-cell>
          <table:table-cell table:formula="of:=ABS([.J197])-[.K19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12-15" calcext:value-type="date">
            <text:p>15/12/1992</text:p>
          </table:table-cell>
          <table:table-cell table:style-name="ce26" table:formula="of:=[.$C$11]+INT(RAND()*([.$C$12]-[.$C$11]))" office:value-type="date" office:date-value="2000-06-22" calcext:value-type="date">
            <text:p>22/06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8]))" office:value-type="string" office:string-value="date-7-198 &#10;[54674]" calcext:value-type="string">
            <text:p>date-7-198 </text:p>
            <text:p>[546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8]))" office:value-type="string" office:string-value="date-8-198 &#10;[54672]" calcext:value-type="string">
            <text:p>date-8-198 </text:p>
            <text:p>[54672]</text:p>
          </table:table-cell>
          <table:table-cell/>
          <table:table-cell table:formula="of:=INFO.OBBA.OBBA.OBGET(INFO.OBBA.OBBA.OBCALL(&quot;&quot;;[.$B$15];&quot;getDaycountFraction&quot;;[.G198];[.H198]))" office:value-type="float" office:value="7.62777777777778" calcext:value-type="float">
            <text:p>7.628</text:p>
          </table:table-cell>
          <table:table-cell table:style-name="ce37" table:formula="of:=(YEARFRAC([.E198];[.F198];[.$C$9]))" office:value-type="float" office:value="7.62777777777778" calcext:value-type="float">
            <text:p>7.628</text:p>
          </table:table-cell>
          <table:table-cell table:formula="of:=ABS([.J198])-[.K19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4-12" calcext:value-type="date">
            <text:p>12/04/2018</text:p>
          </table:table-cell>
          <table:table-cell table:style-name="ce26" table:formula="of:=[.$C$11]+INT(RAND()*([.$C$12]-[.$C$11]))" office:value-type="date" office:date-value="2007-12-23" calcext:value-type="date">
            <text:p>23/12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199]))" office:value-type="string" office:string-value="date-7-199 &#10;[54679]" calcext:value-type="string">
            <text:p>date-7-199 </text:p>
            <text:p>[546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199]))" office:value-type="string" office:string-value="date-8-199 &#10;[54677]" calcext:value-type="string">
            <text:p>date-8-199 </text:p>
            <text:p>[54677]</text:p>
          </table:table-cell>
          <table:table-cell/>
          <table:table-cell table:formula="of:=INFO.OBBA.OBBA.OBGET(INFO.OBBA.OBBA.OBCALL(&quot;&quot;;[.$B$15];&quot;getDaycountFraction&quot;;[.G199];[.H199]))" office:value-type="float" office:value="-10.4527777777778" calcext:value-type="float">
            <text:p>-10.453</text:p>
          </table:table-cell>
          <table:table-cell table:style-name="ce37" table:formula="of:=(YEARFRAC([.E199];[.F199];[.$C$9]))" office:value-type="float" office:value="10.4527777777778" calcext:value-type="float">
            <text:p>10.453</text:p>
          </table:table-cell>
          <table:table-cell table:formula="of:=ABS([.J199])-[.K19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6-03" calcext:value-type="date">
            <text:p>03/06/2001</text:p>
          </table:table-cell>
          <table:table-cell table:style-name="ce26" table:formula="of:=[.$C$11]+INT(RAND()*([.$C$12]-[.$C$11]))" office:value-type="date" office:date-value="2025-02-24" calcext:value-type="date">
            <text:p>24/02/202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0]))" office:value-type="string" office:string-value="date-7-200 &#10;[54684]" calcext:value-type="string">
            <text:p>date-7-200 </text:p>
            <text:p>[546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0]))" office:value-type="string" office:string-value="date-8-200 &#10;[54682]" calcext:value-type="string">
            <text:p>date-8-200 </text:p>
            <text:p>[54682]</text:p>
          </table:table-cell>
          <table:table-cell/>
          <table:table-cell table:formula="of:=INFO.OBBA.OBBA.OBGET(INFO.OBBA.OBBA.OBCALL(&quot;&quot;;[.$B$15];&quot;getDaycountFraction&quot;;[.G200];[.H200]))" office:value-type="float" office:value="24.075" calcext:value-type="float">
            <text:p>24.075</text:p>
          </table:table-cell>
          <table:table-cell table:style-name="ce37" table:formula="of:=(YEARFRAC([.E200];[.F200];[.$C$9]))" office:value-type="float" office:value="24.075" calcext:value-type="float">
            <text:p>24.075</text:p>
          </table:table-cell>
          <table:table-cell table:formula="of:=ABS([.J200])-[.K20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8-17" calcext:value-type="date">
            <text:p>17/08/2014</text:p>
          </table:table-cell>
          <table:table-cell table:style-name="ce26" table:formula="of:=[.$C$11]+INT(RAND()*([.$C$12]-[.$C$11]))" office:value-type="date" office:date-value="1982-06-14" calcext:value-type="date">
            <text:p>14/06/198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1]))" office:value-type="string" office:string-value="date-7-201 &#10;[54689]" calcext:value-type="string">
            <text:p>date-7-201 </text:p>
            <text:p>[546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1]))" office:value-type="string" office:string-value="date-8-201 &#10;[54687]" calcext:value-type="string">
            <text:p>date-8-201 </text:p>
            <text:p>[54687]</text:p>
          </table:table-cell>
          <table:table-cell/>
          <table:table-cell table:formula="of:=INFO.OBBA.OBBA.OBGET(INFO.OBBA.OBBA.OBCALL(&quot;&quot;;[.$B$15];&quot;getDaycountFraction&quot;;[.G201];[.H201]))" office:value-type="float" office:value="-32.6444444444444" calcext:value-type="float">
            <text:p>-32.644</text:p>
          </table:table-cell>
          <table:table-cell table:style-name="ce37" table:formula="of:=(YEARFRAC([.E201];[.F201];[.$C$9]))" office:value-type="float" office:value="32.6444444444444" calcext:value-type="float">
            <text:p>32.644</text:p>
          </table:table-cell>
          <table:table-cell table:formula="of:=ABS([.J201])-[.K20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8-26" calcext:value-type="date">
            <text:p>26/08/1995</text:p>
          </table:table-cell>
          <table:table-cell table:style-name="ce26" table:formula="of:=[.$C$11]+INT(RAND()*([.$C$12]-[.$C$11]))" office:value-type="date" office:date-value="1991-07-06" calcext:value-type="date">
            <text:p>06/07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2]))" office:value-type="string" office:string-value="date-7-202 &#10;[54694]" calcext:value-type="string">
            <text:p>date-7-202 </text:p>
            <text:p>[546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2]))" office:value-type="string" office:string-value="date-8-202 &#10;[54692]" calcext:value-type="string">
            <text:p>date-8-202 </text:p>
            <text:p>[54692]</text:p>
          </table:table-cell>
          <table:table-cell/>
          <table:table-cell table:formula="of:=INFO.OBBA.OBBA.OBGET(INFO.OBBA.OBBA.OBCALL(&quot;&quot;;[.$B$15];&quot;getDaycountFraction&quot;;[.G202];[.H202]))" office:value-type="float" office:value="-4.2" calcext:value-type="float">
            <text:p>-4.200</text:p>
          </table:table-cell>
          <table:table-cell table:style-name="ce37" table:formula="of:=(YEARFRAC([.E202];[.F202];[.$C$9]))" office:value-type="float" office:value="4.2" calcext:value-type="float">
            <text:p>4.200</text:p>
          </table:table-cell>
          <table:table-cell table:formula="of:=ABS([.J202])-[.K20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2-15" calcext:value-type="date">
            <text:p>15/02/2012</text:p>
          </table:table-cell>
          <table:table-cell table:style-name="ce26" table:formula="of:=[.$C$11]+INT(RAND()*([.$C$12]-[.$C$11]))" office:value-type="date" office:date-value="1992-10-27" calcext:value-type="date">
            <text:p>27/10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3]))" office:value-type="string" office:string-value="date-7-203 &#10;[54699]" calcext:value-type="string">
            <text:p>date-7-203 </text:p>
            <text:p>[546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3]))" office:value-type="string" office:string-value="date-8-203 &#10;[54697]" calcext:value-type="string">
            <text:p>date-8-203 </text:p>
            <text:p>[54697]</text:p>
          </table:table-cell>
          <table:table-cell/>
          <table:table-cell table:formula="of:=INFO.OBBA.OBBA.OBGET(INFO.OBBA.OBBA.OBCALL(&quot;&quot;;[.$B$15];&quot;getDaycountFraction&quot;;[.G203];[.H203]))" office:value-type="float" office:value="-19.5833333333333" calcext:value-type="float">
            <text:p>-19.583</text:p>
          </table:table-cell>
          <table:table-cell table:style-name="ce37" table:formula="of:=(YEARFRAC([.E203];[.F203];[.$C$9]))" office:value-type="float" office:value="19.5833333333333" calcext:value-type="float">
            <text:p>19.583</text:p>
          </table:table-cell>
          <table:table-cell table:formula="of:=ABS([.J203])-[.K20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3-12" calcext:value-type="date">
            <text:p>12/03/2026</text:p>
          </table:table-cell>
          <table:table-cell table:style-name="ce26" table:formula="of:=[.$C$11]+INT(RAND()*([.$C$12]-[.$C$11]))" office:value-type="date" office:date-value="2026-03-27" calcext:value-type="date">
            <text:p>27/03/202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4]))" office:value-type="string" office:string-value="date-7-204 &#10;[54704]" calcext:value-type="string">
            <text:p>date-7-204 </text:p>
            <text:p>[547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4]))" office:value-type="string" office:string-value="date-8-204 &#10;[54702]" calcext:value-type="string">
            <text:p>date-8-204 </text:p>
            <text:p>[54702]</text:p>
          </table:table-cell>
          <table:table-cell/>
          <table:table-cell table:formula="of:=INFO.OBBA.OBBA.OBGET(INFO.OBBA.OBBA.OBCALL(&quot;&quot;;[.$B$15];&quot;getDaycountFraction&quot;;[.G204];[.H204]))" office:value-type="float" office:value="0.0416666666666667" calcext:value-type="float">
            <text:p>0.042</text:p>
          </table:table-cell>
          <table:table-cell table:style-name="ce37" table:formula="of:=(YEARFRAC([.E204];[.F204];[.$C$9]))" office:value-type="float" office:value="0.0416666666666667" calcext:value-type="float">
            <text:p>0.042</text:p>
          </table:table-cell>
          <table:table-cell table:formula="of:=ABS([.J204])-[.K20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7-19" calcext:value-type="date">
            <text:p>19/07/1987</text:p>
          </table:table-cell>
          <table:table-cell table:style-name="ce26" table:formula="of:=[.$C$11]+INT(RAND()*([.$C$12]-[.$C$11]))" office:value-type="date" office:date-value="1992-03-14" calcext:value-type="date">
            <text:p>14/03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5]))" office:value-type="string" office:string-value="date-7-205 &#10;[54709]" calcext:value-type="string">
            <text:p>date-7-205 </text:p>
            <text:p>[547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5]))" office:value-type="string" office:string-value="date-8-205 &#10;[54707]" calcext:value-type="string">
            <text:p>date-8-205 </text:p>
            <text:p>[54707]</text:p>
          </table:table-cell>
          <table:table-cell/>
          <table:table-cell table:formula="of:=INFO.OBBA.OBBA.OBGET(INFO.OBBA.OBBA.OBCALL(&quot;&quot;;[.$B$15];&quot;getDaycountFraction&quot;;[.G205];[.H205]))" office:value-type="float" office:value="4.72222222222222" calcext:value-type="float">
            <text:p>4.722</text:p>
          </table:table-cell>
          <table:table-cell table:style-name="ce37" table:formula="of:=(YEARFRAC([.E205];[.F205];[.$C$9]))" office:value-type="float" office:value="4.72222222222222" calcext:value-type="float">
            <text:p>4.722</text:p>
          </table:table-cell>
          <table:table-cell table:formula="of:=ABS([.J205])-[.K20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12-03" calcext:value-type="date">
            <text:p>03/12/1983</text:p>
          </table:table-cell>
          <table:table-cell table:style-name="ce26" table:formula="of:=[.$C$11]+INT(RAND()*([.$C$12]-[.$C$11]))" office:value-type="date" office:date-value="2029-08-10" calcext:value-type="date">
            <text:p>10/08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6]))" office:value-type="string" office:string-value="date-7-206 &#10;[54714]" calcext:value-type="string">
            <text:p>date-7-206 </text:p>
            <text:p>[547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6]))" office:value-type="string" office:string-value="date-8-206 &#10;[54712]" calcext:value-type="string">
            <text:p>date-8-206 </text:p>
            <text:p>[54712]</text:p>
          </table:table-cell>
          <table:table-cell/>
          <table:table-cell table:formula="of:=INFO.OBBA.OBBA.OBGET(INFO.OBBA.OBBA.OBCALL(&quot;&quot;;[.$B$15];&quot;getDaycountFraction&quot;;[.G206];[.H206]))" office:value-type="float" office:value="46.3527777777778" calcext:value-type="float">
            <text:p>46.353</text:p>
          </table:table-cell>
          <table:table-cell table:style-name="ce37" table:formula="of:=(YEARFRAC([.E206];[.F206];[.$C$9]))" office:value-type="float" office:value="46.3527777777778" calcext:value-type="float">
            <text:p>46.353</text:p>
          </table:table-cell>
          <table:table-cell table:formula="of:=ABS([.J206])-[.K20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6-26" calcext:value-type="date">
            <text:p>26/06/1996</text:p>
          </table:table-cell>
          <table:table-cell table:style-name="ce26" table:formula="of:=[.$C$11]+INT(RAND()*([.$C$12]-[.$C$11]))" office:value-type="date" office:date-value="2001-07-01" calcext:value-type="date">
            <text:p>01/07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7]))" office:value-type="string" office:string-value="date-7-207 &#10;[54719]" calcext:value-type="string">
            <text:p>date-7-207 </text:p>
            <text:p>[547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7]))" office:value-type="string" office:string-value="date-8-207 &#10;[54717]" calcext:value-type="string">
            <text:p>date-8-207 </text:p>
            <text:p>[54717]</text:p>
          </table:table-cell>
          <table:table-cell/>
          <table:table-cell table:formula="of:=INFO.OBBA.OBBA.OBGET(INFO.OBBA.OBBA.OBCALL(&quot;&quot;;[.$B$15];&quot;getDaycountFraction&quot;;[.G207];[.H207]))" office:value-type="float" office:value="5.08611111111111" calcext:value-type="float">
            <text:p>5.086</text:p>
          </table:table-cell>
          <table:table-cell table:style-name="ce37" table:formula="of:=(YEARFRAC([.E207];[.F207];[.$C$9]))" office:value-type="float" office:value="5.08611111111111" calcext:value-type="float">
            <text:p>5.086</text:p>
          </table:table-cell>
          <table:table-cell table:formula="of:=ABS([.J207])-[.K20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5-12" calcext:value-type="date">
            <text:p>12/05/2029</text:p>
          </table:table-cell>
          <table:table-cell table:style-name="ce26" table:formula="of:=[.$C$11]+INT(RAND()*([.$C$12]-[.$C$11]))" office:value-type="date" office:date-value="2018-01-01" calcext:value-type="date">
            <text:p>01/01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8]))" office:value-type="string" office:string-value="date-7-208 &#10;[54724]" calcext:value-type="string">
            <text:p>date-7-208 </text:p>
            <text:p>[547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8]))" office:value-type="string" office:string-value="date-8-208 &#10;[54722]" calcext:value-type="string">
            <text:p>date-8-208 </text:p>
            <text:p>[54722]</text:p>
          </table:table-cell>
          <table:table-cell/>
          <table:table-cell table:formula="of:=INFO.OBBA.OBBA.OBGET(INFO.OBBA.OBBA.OBCALL(&quot;&quot;;[.$B$15];&quot;getDaycountFraction&quot;;[.G208];[.H208]))" office:value-type="float" office:value="-11.525" calcext:value-type="float">
            <text:p>-11.525</text:p>
          </table:table-cell>
          <table:table-cell table:style-name="ce37" table:formula="of:=(YEARFRAC([.E208];[.F208];[.$C$9]))" office:value-type="float" office:value="11.525" calcext:value-type="float">
            <text:p>11.525</text:p>
          </table:table-cell>
          <table:table-cell table:formula="of:=ABS([.J208])-[.K20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6-14" calcext:value-type="date">
            <text:p>14/06/2003</text:p>
          </table:table-cell>
          <table:table-cell table:style-name="ce26" table:formula="of:=[.$C$11]+INT(RAND()*([.$C$12]-[.$C$11]))" office:value-type="date" office:date-value="2019-10-02" calcext:value-type="date">
            <text:p>02/10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09]))" office:value-type="string" office:string-value="date-7-209 &#10;[54729]" calcext:value-type="string">
            <text:p>date-7-209 </text:p>
            <text:p>[547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09]))" office:value-type="string" office:string-value="date-8-209 &#10;[54727]" calcext:value-type="string">
            <text:p>date-8-209 </text:p>
            <text:p>[54727]</text:p>
          </table:table-cell>
          <table:table-cell/>
          <table:table-cell table:formula="of:=INFO.OBBA.OBBA.OBGET(INFO.OBBA.OBBA.OBCALL(&quot;&quot;;[.$B$15];&quot;getDaycountFraction&quot;;[.G209];[.H209]))" office:value-type="float" office:value="16.5388888888889" calcext:value-type="float">
            <text:p>16.539</text:p>
          </table:table-cell>
          <table:table-cell table:style-name="ce37" table:formula="of:=(YEARFRAC([.E209];[.F209];[.$C$9]))" office:value-type="float" office:value="16.5388888888889" calcext:value-type="float">
            <text:p>16.539</text:p>
          </table:table-cell>
          <table:table-cell table:formula="of:=ABS([.J209])-[.K20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6-16" calcext:value-type="date">
            <text:p>16/06/2003</text:p>
          </table:table-cell>
          <table:table-cell table:style-name="ce26" table:formula="of:=[.$C$11]+INT(RAND()*([.$C$12]-[.$C$11]))" office:value-type="date" office:date-value="2008-10-07" calcext:value-type="date">
            <text:p>07/10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0]))" office:value-type="string" office:string-value="date-7-210 &#10;[54734]" calcext:value-type="string">
            <text:p>date-7-210 </text:p>
            <text:p>[547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0]))" office:value-type="string" office:string-value="date-8-210 &#10;[54732]" calcext:value-type="string">
            <text:p>date-8-210 </text:p>
            <text:p>[54732]</text:p>
          </table:table-cell>
          <table:table-cell/>
          <table:table-cell table:formula="of:=INFO.OBBA.OBBA.OBGET(INFO.OBBA.OBBA.OBCALL(&quot;&quot;;[.$B$15];&quot;getDaycountFraction&quot;;[.G210];[.H210]))" office:value-type="float" office:value="5.38888888888889" calcext:value-type="float">
            <text:p>5.389</text:p>
          </table:table-cell>
          <table:table-cell table:style-name="ce37" table:formula="of:=(YEARFRAC([.E210];[.F210];[.$C$9]))" office:value-type="float" office:value="5.38888888888889" calcext:value-type="float">
            <text:p>5.389</text:p>
          </table:table-cell>
          <table:table-cell table:formula="of:=ABS([.J210])-[.K21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6-16" calcext:value-type="date">
            <text:p>16/06/1982</text:p>
          </table:table-cell>
          <table:table-cell table:style-name="ce26" table:formula="of:=[.$C$11]+INT(RAND()*([.$C$12]-[.$C$11]))" office:value-type="date" office:date-value="1982-08-14" calcext:value-type="date">
            <text:p>14/08/198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1]))" office:value-type="string" office:string-value="date-7-211 &#10;[54739]" calcext:value-type="string">
            <text:p>date-7-211 </text:p>
            <text:p>[547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1]))" office:value-type="string" office:string-value="date-8-211 &#10;[54737]" calcext:value-type="string">
            <text:p>date-8-211 </text:p>
            <text:p>[54737]</text:p>
          </table:table-cell>
          <table:table-cell/>
          <table:table-cell table:formula="of:=INFO.OBBA.OBBA.OBGET(INFO.OBBA.OBBA.OBCALL(&quot;&quot;;[.$B$15];&quot;getDaycountFraction&quot;;[.G211];[.H211]))" office:value-type="float" office:value="0.163888888888889" calcext:value-type="float">
            <text:p>0.164</text:p>
          </table:table-cell>
          <table:table-cell table:style-name="ce37" table:formula="of:=(YEARFRAC([.E211];[.F211];[.$C$9]))" office:value-type="float" office:value="0.163888888888889" calcext:value-type="float">
            <text:p>0.164</text:p>
          </table:table-cell>
          <table:table-cell table:formula="of:=ABS([.J211])-[.K21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2-15" calcext:value-type="date">
            <text:p>15/12/2015</text:p>
          </table:table-cell>
          <table:table-cell table:style-name="ce26" table:formula="of:=[.$C$11]+INT(RAND()*([.$C$12]-[.$C$11]))" office:value-type="date" office:date-value="2021-06-14" calcext:value-type="date">
            <text:p>14/06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2]))" office:value-type="string" office:string-value="date-7-212 &#10;[54744]" calcext:value-type="string">
            <text:p>date-7-212 </text:p>
            <text:p>[547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2]))" office:value-type="string" office:string-value="date-8-212 &#10;[54742]" calcext:value-type="string">
            <text:p>date-8-212 </text:p>
            <text:p>[54742]</text:p>
          </table:table-cell>
          <table:table-cell/>
          <table:table-cell table:formula="of:=INFO.OBBA.OBBA.OBGET(INFO.OBBA.OBBA.OBCALL(&quot;&quot;;[.$B$15];&quot;getDaycountFraction&quot;;[.G212];[.H212]))" office:value-type="float" office:value="5.57777777777778" calcext:value-type="float">
            <text:p>5.578</text:p>
          </table:table-cell>
          <table:table-cell table:style-name="ce37" table:formula="of:=(YEARFRAC([.E212];[.F212];[.$C$9]))" office:value-type="float" office:value="5.57777777777778" calcext:value-type="float">
            <text:p>5.578</text:p>
          </table:table-cell>
          <table:table-cell table:formula="of:=ABS([.J212])-[.K21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9-27" calcext:value-type="date">
            <text:p>27/09/2002</text:p>
          </table:table-cell>
          <table:table-cell table:style-name="ce26" table:formula="of:=[.$C$11]+INT(RAND()*([.$C$12]-[.$C$11]))" office:value-type="date" office:date-value="2021-12-22" calcext:value-type="date">
            <text:p>22/12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3]))" office:value-type="string" office:string-value="date-7-213 &#10;[54749]" calcext:value-type="string">
            <text:p>date-7-213 </text:p>
            <text:p>[547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3]))" office:value-type="string" office:string-value="date-8-213 &#10;[54747]" calcext:value-type="string">
            <text:p>date-8-213 </text:p>
            <text:p>[54747]</text:p>
          </table:table-cell>
          <table:table-cell/>
          <table:table-cell table:formula="of:=INFO.OBBA.OBBA.OBGET(INFO.OBBA.OBBA.OBCALL(&quot;&quot;;[.$B$15];&quot;getDaycountFraction&quot;;[.G213];[.H213]))" office:value-type="float" office:value="19.5166666666667" calcext:value-type="float">
            <text:p>19.517</text:p>
          </table:table-cell>
          <table:table-cell table:style-name="ce37" table:formula="of:=(YEARFRAC([.E213];[.F213];[.$C$9]))" office:value-type="float" office:value="19.5166666666667" calcext:value-type="float">
            <text:p>19.517</text:p>
          </table:table-cell>
          <table:table-cell table:formula="of:=ABS([.J213])-[.K21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8-08" calcext:value-type="date">
            <text:p>08/08/2020</text:p>
          </table:table-cell>
          <table:table-cell table:style-name="ce26" table:formula="of:=[.$C$11]+INT(RAND()*([.$C$12]-[.$C$11]))" office:value-type="date" office:date-value="1996-10-03" calcext:value-type="date">
            <text:p>03/10/199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4]))" office:value-type="string" office:string-value="date-7-214 &#10;[54754]" calcext:value-type="string">
            <text:p>date-7-214 </text:p>
            <text:p>[547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4]))" office:value-type="string" office:string-value="date-8-214 &#10;[54752]" calcext:value-type="string">
            <text:p>date-8-214 </text:p>
            <text:p>[54752]</text:p>
          </table:table-cell>
          <table:table-cell/>
          <table:table-cell table:formula="of:=INFO.OBBA.OBBA.OBGET(INFO.OBBA.OBBA.OBCALL(&quot;&quot;;[.$B$15];&quot;getDaycountFraction&quot;;[.G214];[.H214]))" office:value-type="float" office:value="-24.1944444444444" calcext:value-type="float">
            <text:p>-24.194</text:p>
          </table:table-cell>
          <table:table-cell table:style-name="ce37" table:formula="of:=(YEARFRAC([.E214];[.F214];[.$C$9]))" office:value-type="float" office:value="24.1944444444444" calcext:value-type="float">
            <text:p>24.194</text:p>
          </table:table-cell>
          <table:table-cell table:formula="of:=ABS([.J214])-[.K21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11-06" calcext:value-type="date">
            <text:p>06/11/1985</text:p>
          </table:table-cell>
          <table:table-cell table:style-name="ce26" table:formula="of:=[.$C$11]+INT(RAND()*([.$C$12]-[.$C$11]))" office:value-type="date" office:date-value="1999-09-15" calcext:value-type="date">
            <text:p>15/09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5]))" office:value-type="string" office:string-value="date-7-215 &#10;[54759]" calcext:value-type="string">
            <text:p>date-7-215 </text:p>
            <text:p>[547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5]))" office:value-type="string" office:string-value="date-8-215 &#10;[54757]" calcext:value-type="string">
            <text:p>date-8-215 </text:p>
            <text:p>[54757]</text:p>
          </table:table-cell>
          <table:table-cell/>
          <table:table-cell table:formula="of:=INFO.OBBA.OBBA.OBGET(INFO.OBBA.OBBA.OBCALL(&quot;&quot;;[.$B$15];&quot;getDaycountFraction&quot;;[.G215];[.H215]))" office:value-type="float" office:value="14.0583333333333" calcext:value-type="float">
            <text:p>14.058</text:p>
          </table:table-cell>
          <table:table-cell table:style-name="ce37" table:formula="of:=(YEARFRAC([.E215];[.F215];[.$C$9]))" office:value-type="float" office:value="14.0583333333333" calcext:value-type="float">
            <text:p>14.058</text:p>
          </table:table-cell>
          <table:table-cell table:formula="of:=ABS([.J215])-[.K21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4-10" calcext:value-type="date">
            <text:p>10/04/1991</text:p>
          </table:table-cell>
          <table:table-cell table:style-name="ce26" table:formula="of:=[.$C$11]+INT(RAND()*([.$C$12]-[.$C$11]))" office:value-type="date" office:date-value="1994-04-27" calcext:value-type="date">
            <text:p>27/04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6]))" office:value-type="string" office:string-value="date-7-216 &#10;[54764]" calcext:value-type="string">
            <text:p>date-7-216 </text:p>
            <text:p>[547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6]))" office:value-type="string" office:string-value="date-8-216 &#10;[54762]" calcext:value-type="string">
            <text:p>date-8-216 </text:p>
            <text:p>[54762]</text:p>
          </table:table-cell>
          <table:table-cell/>
          <table:table-cell table:formula="of:=INFO.OBBA.OBBA.OBGET(INFO.OBBA.OBBA.OBCALL(&quot;&quot;;[.$B$15];&quot;getDaycountFraction&quot;;[.G216];[.H216]))" office:value-type="float" office:value="3.09166666666667" calcext:value-type="float">
            <text:p>3.092</text:p>
          </table:table-cell>
          <table:table-cell table:style-name="ce37" table:formula="of:=(YEARFRAC([.E216];[.F216];[.$C$9]))" office:value-type="float" office:value="3.09166666666667" calcext:value-type="float">
            <text:p>3.092</text:p>
          </table:table-cell>
          <table:table-cell table:formula="of:=ABS([.J216])-[.K21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1-09" calcext:value-type="date">
            <text:p>09/01/1995</text:p>
          </table:table-cell>
          <table:table-cell table:style-name="ce26" table:formula="of:=[.$C$11]+INT(RAND()*([.$C$12]-[.$C$11]))" office:value-type="date" office:date-value="2001-11-05" calcext:value-type="date">
            <text:p>05/11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7]))" office:value-type="string" office:string-value="date-7-217 &#10;[54769]" calcext:value-type="string">
            <text:p>date-7-217 </text:p>
            <text:p>[547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7]))" office:value-type="string" office:string-value="date-8-217 &#10;[54767]" calcext:value-type="string">
            <text:p>date-8-217 </text:p>
            <text:p>[54767]</text:p>
          </table:table-cell>
          <table:table-cell/>
          <table:table-cell table:formula="of:=INFO.OBBA.OBBA.OBGET(INFO.OBBA.OBBA.OBCALL(&quot;&quot;;[.$B$15];&quot;getDaycountFraction&quot;;[.G217];[.H217]))" office:value-type="float" office:value="6.92222222222222" calcext:value-type="float">
            <text:p>6.922</text:p>
          </table:table-cell>
          <table:table-cell table:style-name="ce37" table:formula="of:=(YEARFRAC([.E217];[.F217];[.$C$9]))" office:value-type="float" office:value="6.92222222222222" calcext:value-type="float">
            <text:p>6.922</text:p>
          </table:table-cell>
          <table:table-cell table:formula="of:=ABS([.J217])-[.K21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9-04" calcext:value-type="date">
            <text:p>04/09/1996</text:p>
          </table:table-cell>
          <table:table-cell table:style-name="ce26" table:formula="of:=[.$C$11]+INT(RAND()*([.$C$12]-[.$C$11]))" office:value-type="date" office:date-value="2020-01-31" calcext:value-type="date">
            <text:p>31/01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8]))" office:value-type="string" office:string-value="date-7-218 &#10;[54774]" calcext:value-type="string">
            <text:p>date-7-218 </text:p>
            <text:p>[547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8]))" office:value-type="string" office:string-value="date-8-218 &#10;[54772]" calcext:value-type="string">
            <text:p>date-8-218 </text:p>
            <text:p>[54772]</text:p>
          </table:table-cell>
          <table:table-cell/>
          <table:table-cell table:formula="of:=INFO.OBBA.OBBA.OBGET(INFO.OBBA.OBBA.OBCALL(&quot;&quot;;[.$B$15];&quot;getDaycountFraction&quot;;[.G218];[.H218]))" office:value-type="float" office:value="23.7472222222222" calcext:value-type="float">
            <text:p>23.747</text:p>
          </table:table-cell>
          <table:table-cell table:style-name="ce37" table:formula="of:=(YEARFRAC([.E218];[.F218];[.$C$9]))" office:value-type="float" office:value="23.7472222222222" calcext:value-type="float">
            <text:p>23.747</text:p>
          </table:table-cell>
          <table:table-cell table:formula="of:=ABS([.J218])-[.K21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2-20" calcext:value-type="date">
            <text:p>20/02/2003</text:p>
          </table:table-cell>
          <table:table-cell table:style-name="ce26" table:formula="of:=[.$C$11]+INT(RAND()*([.$C$12]-[.$C$11]))" office:value-type="date" office:date-value="1997-02-03" calcext:value-type="date">
            <text:p>03/02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19]))" office:value-type="string" office:string-value="date-7-219 &#10;[54779]" calcext:value-type="string">
            <text:p>date-7-219 </text:p>
            <text:p>[547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19]))" office:value-type="string" office:string-value="date-8-219 &#10;[54777]" calcext:value-type="string">
            <text:p>date-8-219 </text:p>
            <text:p>[54777]</text:p>
          </table:table-cell>
          <table:table-cell/>
          <table:table-cell table:formula="of:=INFO.OBBA.OBBA.OBGET(INFO.OBBA.OBBA.OBCALL(&quot;&quot;;[.$B$15];&quot;getDaycountFraction&quot;;[.G219];[.H219]))" office:value-type="float" office:value="-6.13333333333333" calcext:value-type="float">
            <text:p>-6.133</text:p>
          </table:table-cell>
          <table:table-cell table:style-name="ce37" table:formula="of:=(YEARFRAC([.E219];[.F219];[.$C$9]))" office:value-type="float" office:value="6.13333333333333" calcext:value-type="float">
            <text:p>6.133</text:p>
          </table:table-cell>
          <table:table-cell table:formula="of:=ABS([.J219])-[.K21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2-27" calcext:value-type="date">
            <text:p>27/02/1992</text:p>
          </table:table-cell>
          <table:table-cell table:style-name="ce26" table:formula="of:=[.$C$11]+INT(RAND()*([.$C$12]-[.$C$11]))" office:value-type="date" office:date-value="1986-07-11" calcext:value-type="date">
            <text:p>11/07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0]))" office:value-type="string" office:string-value="date-7-220 &#10;[54784]" calcext:value-type="string">
            <text:p>date-7-220 </text:p>
            <text:p>[547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0]))" office:value-type="string" office:string-value="date-8-220 &#10;[54782]" calcext:value-type="string">
            <text:p>date-8-220 </text:p>
            <text:p>[54782]</text:p>
          </table:table-cell>
          <table:table-cell/>
          <table:table-cell table:formula="of:=INFO.OBBA.OBBA.OBGET(INFO.OBBA.OBBA.OBCALL(&quot;&quot;;[.$B$15];&quot;getDaycountFraction&quot;;[.G220];[.H220]))" office:value-type="float" office:value="-5.71388888888889" calcext:value-type="float">
            <text:p>-5.714</text:p>
          </table:table-cell>
          <table:table-cell table:style-name="ce37" table:formula="of:=(YEARFRAC([.E220];[.F220];[.$C$9]))" office:value-type="float" office:value="5.71388888888889" calcext:value-type="float">
            <text:p>5.714</text:p>
          </table:table-cell>
          <table:table-cell table:formula="of:=ABS([.J220])-[.K22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9-14" calcext:value-type="date">
            <text:p>14/09/2028</text:p>
          </table:table-cell>
          <table:table-cell table:style-name="ce26" table:formula="of:=[.$C$11]+INT(RAND()*([.$C$12]-[.$C$11]))" office:value-type="date" office:date-value="2023-02-14" calcext:value-type="date">
            <text:p>14/02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1]))" office:value-type="string" office:string-value="date-7-221 &#10;[54789]" calcext:value-type="string">
            <text:p>date-7-221 </text:p>
            <text:p>[547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1]))" office:value-type="string" office:string-value="date-8-221 &#10;[54787]" calcext:value-type="string">
            <text:p>date-8-221 </text:p>
            <text:p>[54787]</text:p>
          </table:table-cell>
          <table:table-cell/>
          <table:table-cell table:formula="of:=INFO.OBBA.OBBA.OBGET(INFO.OBBA.OBBA.OBCALL(&quot;&quot;;[.$B$15];&quot;getDaycountFraction&quot;;[.G221];[.H221]))" office:value-type="float" office:value="-5.66388888888889" calcext:value-type="float">
            <text:p>-5.664</text:p>
          </table:table-cell>
          <table:table-cell table:style-name="ce37" table:formula="of:=(YEARFRAC([.E221];[.F221];[.$C$9]))" office:value-type="float" office:value="5.66388888888889" calcext:value-type="float">
            <text:p>5.664</text:p>
          </table:table-cell>
          <table:table-cell table:formula="of:=ABS([.J221])-[.K22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2-26" calcext:value-type="date">
            <text:p>26/02/1997</text:p>
          </table:table-cell>
          <table:table-cell table:style-name="ce26" table:formula="of:=[.$C$11]+INT(RAND()*([.$C$12]-[.$C$11]))" office:value-type="date" office:date-value="2023-12-03" calcext:value-type="date">
            <text:p>03/12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2]))" office:value-type="string" office:string-value="date-7-222 &#10;[54794]" calcext:value-type="string">
            <text:p>date-7-222 </text:p>
            <text:p>[547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2]))" office:value-type="string" office:string-value="date-8-222 &#10;[54792]" calcext:value-type="string">
            <text:p>date-8-222 </text:p>
            <text:p>[54792]</text:p>
          </table:table-cell>
          <table:table-cell/>
          <table:table-cell table:formula="of:=INFO.OBBA.OBBA.OBGET(INFO.OBBA.OBBA.OBCALL(&quot;&quot;;[.$B$15];&quot;getDaycountFraction&quot;;[.G222];[.H222]))" office:value-type="float" office:value="27.1555555555556" calcext:value-type="float">
            <text:p>27.156</text:p>
          </table:table-cell>
          <table:table-cell table:style-name="ce37" table:formula="of:=(YEARFRAC([.E222];[.F222];[.$C$9]))" office:value-type="float" office:value="27.1555555555556" calcext:value-type="float">
            <text:p>27.156</text:p>
          </table:table-cell>
          <table:table-cell table:formula="of:=ABS([.J222])-[.K22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12-23" calcext:value-type="date">
            <text:p>23/12/2027</text:p>
          </table:table-cell>
          <table:table-cell table:style-name="ce26" table:formula="of:=[.$C$11]+INT(RAND()*([.$C$12]-[.$C$11]))" office:value-type="date" office:date-value="2022-04-25" calcext:value-type="date">
            <text:p>25/04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3]))" office:value-type="string" office:string-value="date-7-223 &#10;[54799]" calcext:value-type="string">
            <text:p>date-7-223 </text:p>
            <text:p>[547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3]))" office:value-type="string" office:string-value="date-8-223 &#10;[54797]" calcext:value-type="string">
            <text:p>date-8-223 </text:p>
            <text:p>[54797]</text:p>
          </table:table-cell>
          <table:table-cell/>
          <table:table-cell table:formula="of:=INFO.OBBA.OBBA.OBGET(INFO.OBBA.OBBA.OBCALL(&quot;&quot;;[.$B$15];&quot;getDaycountFraction&quot;;[.G223];[.H223]))" office:value-type="float" office:value="-5.74444444444444" calcext:value-type="float">
            <text:p>-5.744</text:p>
          </table:table-cell>
          <table:table-cell table:style-name="ce37" table:formula="of:=(YEARFRAC([.E223];[.F223];[.$C$9]))" office:value-type="float" office:value="5.74444444444444" calcext:value-type="float">
            <text:p>5.744</text:p>
          </table:table-cell>
          <table:table-cell table:formula="of:=ABS([.J223])-[.K22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1-27" calcext:value-type="date">
            <text:p>27/01/2021</text:p>
          </table:table-cell>
          <table:table-cell table:style-name="ce26" table:formula="of:=[.$C$11]+INT(RAND()*([.$C$12]-[.$C$11]))" office:value-type="date" office:date-value="1983-02-02" calcext:value-type="date">
            <text:p>02/02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4]))" office:value-type="string" office:string-value="date-7-224 &#10;[54804]" calcext:value-type="string">
            <text:p>date-7-224 </text:p>
            <text:p>[548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4]))" office:value-type="string" office:string-value="date-8-224 &#10;[54802]" calcext:value-type="string">
            <text:p>date-8-224 </text:p>
            <text:p>[54802]</text:p>
          </table:table-cell>
          <table:table-cell/>
          <table:table-cell table:formula="of:=INFO.OBBA.OBBA.OBGET(INFO.OBBA.OBBA.OBCALL(&quot;&quot;;[.$B$15];&quot;getDaycountFraction&quot;;[.G224];[.H224]))" office:value-type="float" office:value="-38.5388888888889" calcext:value-type="float">
            <text:p>-38.539</text:p>
          </table:table-cell>
          <table:table-cell table:style-name="ce37" table:formula="of:=(YEARFRAC([.E224];[.F224];[.$C$9]))" office:value-type="float" office:value="38.5388888888889" calcext:value-type="float">
            <text:p>38.539</text:p>
          </table:table-cell>
          <table:table-cell table:formula="of:=ABS([.J224])-[.K22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8-16" calcext:value-type="date">
            <text:p>16/08/2001</text:p>
          </table:table-cell>
          <table:table-cell table:style-name="ce26" table:formula="of:=[.$C$11]+INT(RAND()*([.$C$12]-[.$C$11]))" office:value-type="date" office:date-value="2019-10-30" calcext:value-type="date">
            <text:p>30/10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5]))" office:value-type="string" office:string-value="date-7-225 &#10;[54809]" calcext:value-type="string">
            <text:p>date-7-225 </text:p>
            <text:p>[548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5]))" office:value-type="string" office:string-value="date-8-225 &#10;[54807]" calcext:value-type="string">
            <text:p>date-8-225 </text:p>
            <text:p>[54807]</text:p>
          </table:table-cell>
          <table:table-cell/>
          <table:table-cell table:formula="of:=INFO.OBBA.OBBA.OBGET(INFO.OBBA.OBBA.OBCALL(&quot;&quot;;[.$B$15];&quot;getDaycountFraction&quot;;[.G225];[.H225]))" office:value-type="float" office:value="18.4694444444444" calcext:value-type="float">
            <text:p>18.469</text:p>
          </table:table-cell>
          <table:table-cell table:style-name="ce37" table:formula="of:=(YEARFRAC([.E225];[.F225];[.$C$9]))" office:value-type="float" office:value="18.4694444444444" calcext:value-type="float">
            <text:p>18.469</text:p>
          </table:table-cell>
          <table:table-cell table:formula="of:=ABS([.J225])-[.K22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5-26" calcext:value-type="date">
            <text:p>26/05/2018</text:p>
          </table:table-cell>
          <table:table-cell table:style-name="ce26" table:formula="of:=[.$C$11]+INT(RAND()*([.$C$12]-[.$C$11]))" office:value-type="date" office:date-value="1997-02-01" calcext:value-type="date">
            <text:p>01/02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6]))" office:value-type="string" office:string-value="date-7-226 &#10;[54814]" calcext:value-type="string">
            <text:p>date-7-226 </text:p>
            <text:p>[548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6]))" office:value-type="string" office:string-value="date-8-226 &#10;[54812]" calcext:value-type="string">
            <text:p>date-8-226 </text:p>
            <text:p>[54812]</text:p>
          </table:table-cell>
          <table:table-cell/>
          <table:table-cell table:formula="of:=INFO.OBBA.OBBA.OBGET(INFO.OBBA.OBBA.OBCALL(&quot;&quot;;[.$B$15];&quot;getDaycountFraction&quot;;[.G226];[.H226]))" office:value-type="float" office:value="-21.6222222222222" calcext:value-type="float">
            <text:p>-21.622</text:p>
          </table:table-cell>
          <table:table-cell table:style-name="ce37" table:formula="of:=(YEARFRAC([.E226];[.F226];[.$C$9]))" office:value-type="float" office:value="21.6222222222222" calcext:value-type="float">
            <text:p>21.622</text:p>
          </table:table-cell>
          <table:table-cell table:formula="of:=ABS([.J226])-[.K22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4-11" calcext:value-type="date">
            <text:p>11/04/1989</text:p>
          </table:table-cell>
          <table:table-cell table:style-name="ce26" table:formula="of:=[.$C$11]+INT(RAND()*([.$C$12]-[.$C$11]))" office:value-type="date" office:date-value="2028-05-20" calcext:value-type="date">
            <text:p>20/05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7]))" office:value-type="string" office:string-value="date-7-227 &#10;[54819]" calcext:value-type="string">
            <text:p>date-7-227 </text:p>
            <text:p>[548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7]))" office:value-type="string" office:string-value="date-8-227 &#10;[54817]" calcext:value-type="string">
            <text:p>date-8-227 </text:p>
            <text:p>[54817]</text:p>
          </table:table-cell>
          <table:table-cell/>
          <table:table-cell table:formula="of:=INFO.OBBA.OBBA.OBGET(INFO.OBBA.OBBA.OBCALL(&quot;&quot;;[.$B$15];&quot;getDaycountFraction&quot;;[.G227];[.H227]))" office:value-type="float" office:value="39.6777777777778" calcext:value-type="float">
            <text:p>39.678</text:p>
          </table:table-cell>
          <table:table-cell table:style-name="ce37" table:formula="of:=(YEARFRAC([.E227];[.F227];[.$C$9]))" office:value-type="float" office:value="39.6777777777778" calcext:value-type="float">
            <text:p>39.678</text:p>
          </table:table-cell>
          <table:table-cell table:formula="of:=ABS([.J227])-[.K22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6-07" calcext:value-type="date">
            <text:p>07/06/1980</text:p>
          </table:table-cell>
          <table:table-cell table:style-name="ce26" table:formula="of:=[.$C$11]+INT(RAND()*([.$C$12]-[.$C$11]))" office:value-type="date" office:date-value="2025-03-10" calcext:value-type="date">
            <text:p>10/03/202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8]))" office:value-type="string" office:string-value="date-7-228 &#10;[54824]" calcext:value-type="string">
            <text:p>date-7-228 </text:p>
            <text:p>[548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8]))" office:value-type="string" office:string-value="date-8-228 &#10;[54822]" calcext:value-type="string">
            <text:p>date-8-228 </text:p>
            <text:p>[54822]</text:p>
          </table:table-cell>
          <table:table-cell/>
          <table:table-cell table:formula="of:=INFO.OBBA.OBBA.OBGET(INFO.OBBA.OBBA.OBCALL(&quot;&quot;;[.$B$15];&quot;getDaycountFraction&quot;;[.G228];[.H228]))" office:value-type="float" office:value="45.4083333333333" calcext:value-type="float">
            <text:p>45.408</text:p>
          </table:table-cell>
          <table:table-cell table:style-name="ce37" table:formula="of:=(YEARFRAC([.E228];[.F228];[.$C$9]))" office:value-type="float" office:value="45.4083333333333" calcext:value-type="float">
            <text:p>45.408</text:p>
          </table:table-cell>
          <table:table-cell table:formula="of:=ABS([.J228])-[.K22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9-16" calcext:value-type="date">
            <text:p>16/09/2008</text:p>
          </table:table-cell>
          <table:table-cell table:style-name="ce26" table:formula="of:=[.$C$11]+INT(RAND()*([.$C$12]-[.$C$11]))" office:value-type="date" office:date-value="2011-08-27" calcext:value-type="date">
            <text:p>27/08/201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29]))" office:value-type="string" office:string-value="date-7-229 &#10;[54829]" calcext:value-type="string">
            <text:p>date-7-229 </text:p>
            <text:p>[548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29]))" office:value-type="string" office:string-value="date-8-229 &#10;[54827]" calcext:value-type="string">
            <text:p>date-8-229 </text:p>
            <text:p>[54827]</text:p>
          </table:table-cell>
          <table:table-cell/>
          <table:table-cell table:formula="of:=INFO.OBBA.OBBA.OBGET(INFO.OBBA.OBBA.OBCALL(&quot;&quot;;[.$B$15];&quot;getDaycountFraction&quot;;[.G229];[.H229]))" office:value-type="float" office:value="2.98611111111111" calcext:value-type="float">
            <text:p>2.986</text:p>
          </table:table-cell>
          <table:table-cell table:style-name="ce37" table:formula="of:=(YEARFRAC([.E229];[.F229];[.$C$9]))" office:value-type="float" office:value="2.98611111111111" calcext:value-type="float">
            <text:p>2.986</text:p>
          </table:table-cell>
          <table:table-cell table:formula="of:=ABS([.J229])-[.K22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7-23" calcext:value-type="date">
            <text:p>23/07/2016</text:p>
          </table:table-cell>
          <table:table-cell table:style-name="ce26" table:formula="of:=[.$C$11]+INT(RAND()*([.$C$12]-[.$C$11]))" office:value-type="date" office:date-value="2021-08-09" calcext:value-type="date">
            <text:p>09/08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0]))" office:value-type="string" office:string-value="date-7-230 &#10;[54834]" calcext:value-type="string">
            <text:p>date-7-230 </text:p>
            <text:p>[548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0]))" office:value-type="string" office:string-value="date-8-230 &#10;[54832]" calcext:value-type="string">
            <text:p>date-8-230 </text:p>
            <text:p>[54832]</text:p>
          </table:table-cell>
          <table:table-cell/>
          <table:table-cell table:formula="of:=INFO.OBBA.OBBA.OBGET(INFO.OBBA.OBBA.OBCALL(&quot;&quot;;[.$B$15];&quot;getDaycountFraction&quot;;[.G230];[.H230]))" office:value-type="float" office:value="5.11944444444444" calcext:value-type="float">
            <text:p>5.119</text:p>
          </table:table-cell>
          <table:table-cell table:style-name="ce37" table:formula="of:=(YEARFRAC([.E230];[.F230];[.$C$9]))" office:value-type="float" office:value="5.11944444444444" calcext:value-type="float">
            <text:p>5.119</text:p>
          </table:table-cell>
          <table:table-cell table:formula="of:=ABS([.J230])-[.K23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7-21" calcext:value-type="date">
            <text:p>21/07/2017</text:p>
          </table:table-cell>
          <table:table-cell table:style-name="ce26" table:formula="of:=[.$C$11]+INT(RAND()*([.$C$12]-[.$C$11]))" office:value-type="date" office:date-value="2019-01-22" calcext:value-type="date">
            <text:p>22/01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1]))" office:value-type="string" office:string-value="date-7-231 &#10;[54839]" calcext:value-type="string">
            <text:p>date-7-231 </text:p>
            <text:p>[548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1]))" office:value-type="string" office:string-value="date-8-231 &#10;[54837]" calcext:value-type="string">
            <text:p>date-8-231 </text:p>
            <text:p>[54837]</text:p>
          </table:table-cell>
          <table:table-cell/>
          <table:table-cell table:formula="of:=INFO.OBBA.OBBA.OBGET(INFO.OBBA.OBBA.OBCALL(&quot;&quot;;[.$B$15];&quot;getDaycountFraction&quot;;[.G231];[.H231]))" office:value-type="float" office:value="1.52777777777778" calcext:value-type="float">
            <text:p>1.528</text:p>
          </table:table-cell>
          <table:table-cell table:style-name="ce37" table:formula="of:=(YEARFRAC([.E231];[.F231];[.$C$9]))" office:value-type="float" office:value="1.52777777777778" calcext:value-type="float">
            <text:p>1.528</text:p>
          </table:table-cell>
          <table:table-cell table:formula="of:=ABS([.J231])-[.K23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7-07" calcext:value-type="date">
            <text:p>07/07/2010</text:p>
          </table:table-cell>
          <table:table-cell table:style-name="ce26" table:formula="of:=[.$C$11]+INT(RAND()*([.$C$12]-[.$C$11]))" office:value-type="date" office:date-value="1980-06-08" calcext:value-type="date">
            <text:p>08/06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2]))" office:value-type="string" office:string-value="date-7-232 &#10;[54844]" calcext:value-type="string">
            <text:p>date-7-232 </text:p>
            <text:p>[548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2]))" office:value-type="string" office:string-value="date-8-232 &#10;[54842]" calcext:value-type="string">
            <text:p>date-8-232 </text:p>
            <text:p>[54842]</text:p>
          </table:table-cell>
          <table:table-cell/>
          <table:table-cell table:formula="of:=INFO.OBBA.OBBA.OBGET(INFO.OBBA.OBBA.OBCALL(&quot;&quot;;[.$B$15];&quot;getDaycountFraction&quot;;[.G232];[.H232]))" office:value-type="float" office:value="-30.5166666666667" calcext:value-type="float">
            <text:p>-30.517</text:p>
          </table:table-cell>
          <table:table-cell table:style-name="ce37" table:formula="of:=(YEARFRAC([.E232];[.F232];[.$C$9]))" office:value-type="float" office:value="30.5166666666667" calcext:value-type="float">
            <text:p>30.517</text:p>
          </table:table-cell>
          <table:table-cell table:formula="of:=ABS([.J232])-[.K23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7-31" calcext:value-type="date">
            <text:p>31/07/1993</text:p>
          </table:table-cell>
          <table:table-cell table:style-name="ce26" table:formula="of:=[.$C$11]+INT(RAND()*([.$C$12]-[.$C$11]))" office:value-type="date" office:date-value="2007-06-27" calcext:value-type="date">
            <text:p>27/06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3]))" office:value-type="string" office:string-value="date-7-233 &#10;[54849]" calcext:value-type="string">
            <text:p>date-7-233 </text:p>
            <text:p>[548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3]))" office:value-type="string" office:string-value="date-8-233 &#10;[54847]" calcext:value-type="string">
            <text:p>date-8-233 </text:p>
            <text:p>[54847]</text:p>
          </table:table-cell>
          <table:table-cell/>
          <table:table-cell table:formula="of:=INFO.OBBA.OBBA.OBGET(INFO.OBBA.OBBA.OBCALL(&quot;&quot;;[.$B$15];&quot;getDaycountFraction&quot;;[.G233];[.H233]))" office:value-type="float" office:value="14.1083333333333" calcext:value-type="float">
            <text:p>14.108</text:p>
          </table:table-cell>
          <table:table-cell table:style-name="ce37" table:formula="of:=(YEARFRAC([.E233];[.F233];[.$C$9]))" office:value-type="float" office:value="14.1083333333333" calcext:value-type="float">
            <text:p>14.108</text:p>
          </table:table-cell>
          <table:table-cell table:formula="of:=ABS([.J233])-[.K23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12-18" calcext:value-type="date">
            <text:p>18/12/1998</text:p>
          </table:table-cell>
          <table:table-cell table:style-name="ce26" table:formula="of:=[.$C$11]+INT(RAND()*([.$C$12]-[.$C$11]))" office:value-type="date" office:date-value="1996-03-10" calcext:value-type="date">
            <text:p>10/03/199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4]))" office:value-type="string" office:string-value="date-7-234 &#10;[54854]" calcext:value-type="string">
            <text:p>date-7-234 </text:p>
            <text:p>[548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4]))" office:value-type="string" office:string-value="date-8-234 &#10;[54852]" calcext:value-type="string">
            <text:p>date-8-234 </text:p>
            <text:p>[54852]</text:p>
          </table:table-cell>
          <table:table-cell/>
          <table:table-cell table:formula="of:=INFO.OBBA.OBBA.OBGET(INFO.OBBA.OBBA.OBCALL(&quot;&quot;;[.$B$15];&quot;getDaycountFraction&quot;;[.G234];[.H234]))" office:value-type="float" office:value="-2.81388888888889" calcext:value-type="float">
            <text:p>-2.814</text:p>
          </table:table-cell>
          <table:table-cell table:style-name="ce37" table:formula="of:=(YEARFRAC([.E234];[.F234];[.$C$9]))" office:value-type="float" office:value="2.81388888888889" calcext:value-type="float">
            <text:p>2.814</text:p>
          </table:table-cell>
          <table:table-cell table:formula="of:=ABS([.J234])-[.K23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7-03" calcext:value-type="date">
            <text:p>03/07/2002</text:p>
          </table:table-cell>
          <table:table-cell table:style-name="ce26" table:formula="of:=[.$C$11]+INT(RAND()*([.$C$12]-[.$C$11]))" office:value-type="date" office:date-value="2027-03-10" calcext:value-type="date">
            <text:p>10/03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5]))" office:value-type="string" office:string-value="date-7-235 &#10;[54859]" calcext:value-type="string">
            <text:p>date-7-235 </text:p>
            <text:p>[548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5]))" office:value-type="string" office:string-value="date-8-235 &#10;[54857]" calcext:value-type="string">
            <text:p>date-8-235 </text:p>
            <text:p>[54857]</text:p>
          </table:table-cell>
          <table:table-cell/>
          <table:table-cell table:formula="of:=INFO.OBBA.OBBA.OBGET(INFO.OBBA.OBBA.OBCALL(&quot;&quot;;[.$B$15];&quot;getDaycountFraction&quot;;[.G235];[.H235]))" office:value-type="float" office:value="25.0444444444444" calcext:value-type="float">
            <text:p>25.044</text:p>
          </table:table-cell>
          <table:table-cell table:style-name="ce37" table:formula="of:=(YEARFRAC([.E235];[.F235];[.$C$9]))" office:value-type="float" office:value="25.0444444444444" calcext:value-type="float">
            <text:p>25.044</text:p>
          </table:table-cell>
          <table:table-cell table:formula="of:=ABS([.J235])-[.K23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5-10" calcext:value-type="date">
            <text:p>10/05/2023</text:p>
          </table:table-cell>
          <table:table-cell table:style-name="ce26" table:formula="of:=[.$C$11]+INT(RAND()*([.$C$12]-[.$C$11]))" office:value-type="date" office:date-value="2018-05-23" calcext:value-type="date">
            <text:p>23/05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6]))" office:value-type="string" office:string-value="date-7-236 &#10;[54864]" calcext:value-type="string">
            <text:p>date-7-236 </text:p>
            <text:p>[548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6]))" office:value-type="string" office:string-value="date-8-236 &#10;[54862]" calcext:value-type="string">
            <text:p>date-8-236 </text:p>
            <text:p>[54862]</text:p>
          </table:table-cell>
          <table:table-cell/>
          <table:table-cell table:formula="of:=INFO.OBBA.OBBA.OBGET(INFO.OBBA.OBBA.OBCALL(&quot;&quot;;[.$B$15];&quot;getDaycountFraction&quot;;[.G236];[.H236]))" office:value-type="float" office:value="-5.03611111111111" calcext:value-type="float">
            <text:p>-5.036</text:p>
          </table:table-cell>
          <table:table-cell table:style-name="ce37" table:formula="of:=(YEARFRAC([.E236];[.F236];[.$C$9]))" office:value-type="float" office:value="5.03611111111111" calcext:value-type="float">
            <text:p>5.036</text:p>
          </table:table-cell>
          <table:table-cell table:formula="of:=ABS([.J236])-[.K23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11-26" calcext:value-type="date">
            <text:p>26/11/2022</text:p>
          </table:table-cell>
          <table:table-cell table:style-name="ce26" table:formula="of:=[.$C$11]+INT(RAND()*([.$C$12]-[.$C$11]))" office:value-type="date" office:date-value="1987-07-21" calcext:value-type="date">
            <text:p>21/07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7]))" office:value-type="string" office:string-value="date-7-237 &#10;[54869]" calcext:value-type="string">
            <text:p>date-7-237 </text:p>
            <text:p>[548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7]))" office:value-type="string" office:string-value="date-8-237 &#10;[54867]" calcext:value-type="string">
            <text:p>date-8-237 </text:p>
            <text:p>[54867]</text:p>
          </table:table-cell>
          <table:table-cell/>
          <table:table-cell table:formula="of:=INFO.OBBA.OBBA.OBGET(INFO.OBBA.OBBA.OBCALL(&quot;&quot;;[.$B$15];&quot;getDaycountFraction&quot;;[.G237];[.H237]))" office:value-type="float" office:value="-35.8666666666667" calcext:value-type="float">
            <text:p>-35.867</text:p>
          </table:table-cell>
          <table:table-cell table:style-name="ce37" table:formula="of:=(YEARFRAC([.E237];[.F237];[.$C$9]))" office:value-type="float" office:value="35.8666666666667" calcext:value-type="float">
            <text:p>35.867</text:p>
          </table:table-cell>
          <table:table-cell table:formula="of:=ABS([.J237])-[.K23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2-02" calcext:value-type="date">
            <text:p>02/02/2017</text:p>
          </table:table-cell>
          <table:table-cell table:style-name="ce26" table:formula="of:=[.$C$11]+INT(RAND()*([.$C$12]-[.$C$11]))" office:value-type="date" office:date-value="1984-08-10" calcext:value-type="date">
            <text:p>10/08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8]))" office:value-type="string" office:string-value="date-7-238 &#10;[54874]" calcext:value-type="string">
            <text:p>date-7-238 </text:p>
            <text:p>[548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8]))" office:value-type="string" office:string-value="date-8-238 &#10;[54872]" calcext:value-type="string">
            <text:p>date-8-238 </text:p>
            <text:p>[54872]</text:p>
          </table:table-cell>
          <table:table-cell/>
          <table:table-cell table:formula="of:=INFO.OBBA.OBBA.OBGET(INFO.OBBA.OBBA.OBCALL(&quot;&quot;;[.$B$15];&quot;getDaycountFraction&quot;;[.G238];[.H238]))" office:value-type="float" office:value="-32.9555555555556" calcext:value-type="float">
            <text:p>-32.956</text:p>
          </table:table-cell>
          <table:table-cell table:style-name="ce37" table:formula="of:=(YEARFRAC([.E238];[.F238];[.$C$9]))" office:value-type="float" office:value="32.9555555555556" calcext:value-type="float">
            <text:p>32.956</text:p>
          </table:table-cell>
          <table:table-cell table:formula="of:=ABS([.J238])-[.K23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9-13" calcext:value-type="date">
            <text:p>13/09/1995</text:p>
          </table:table-cell>
          <table:table-cell table:style-name="ce26" table:formula="of:=[.$C$11]+INT(RAND()*([.$C$12]-[.$C$11]))" office:value-type="date" office:date-value="2005-08-12" calcext:value-type="date">
            <text:p>12/08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39]))" office:value-type="string" office:string-value="date-7-239 &#10;[54879]" calcext:value-type="string">
            <text:p>date-7-239 </text:p>
            <text:p>[548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39]))" office:value-type="string" office:string-value="date-8-239 &#10;[54877]" calcext:value-type="string">
            <text:p>date-8-239 </text:p>
            <text:p>[54877]</text:p>
          </table:table-cell>
          <table:table-cell/>
          <table:table-cell table:formula="of:=INFO.OBBA.OBBA.OBGET(INFO.OBBA.OBBA.OBCALL(&quot;&quot;;[.$B$15];&quot;getDaycountFraction&quot;;[.G239];[.H239]))" office:value-type="float" office:value="10.0583333333333" calcext:value-type="float">
            <text:p>10.058</text:p>
          </table:table-cell>
          <table:table-cell table:style-name="ce37" table:formula="of:=(YEARFRAC([.E239];[.F239];[.$C$9]))" office:value-type="float" office:value="10.0583333333333" calcext:value-type="float">
            <text:p>10.058</text:p>
          </table:table-cell>
          <table:table-cell table:formula="of:=ABS([.J239])-[.K23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12-08" calcext:value-type="date">
            <text:p>08/12/2026</text:p>
          </table:table-cell>
          <table:table-cell table:style-name="ce26" table:formula="of:=[.$C$11]+INT(RAND()*([.$C$12]-[.$C$11]))" office:value-type="date" office:date-value="2007-03-01" calcext:value-type="date">
            <text:p>01/03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0]))" office:value-type="string" office:string-value="date-7-240 &#10;[54884]" calcext:value-type="string">
            <text:p>date-7-240 </text:p>
            <text:p>[548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0]))" office:value-type="string" office:string-value="date-8-240 &#10;[54882]" calcext:value-type="string">
            <text:p>date-8-240 </text:p>
            <text:p>[54882]</text:p>
          </table:table-cell>
          <table:table-cell/>
          <table:table-cell table:formula="of:=INFO.OBBA.OBBA.OBGET(INFO.OBBA.OBBA.OBCALL(&quot;&quot;;[.$B$15];&quot;getDaycountFraction&quot;;[.G240];[.H240]))" office:value-type="float" office:value="-20.0611111111111" calcext:value-type="float">
            <text:p>-20.061</text:p>
          </table:table-cell>
          <table:table-cell table:style-name="ce37" table:formula="of:=(YEARFRAC([.E240];[.F240];[.$C$9]))" office:value-type="float" office:value="20.0611111111111" calcext:value-type="float">
            <text:p>20.061</text:p>
          </table:table-cell>
          <table:table-cell table:formula="of:=ABS([.J240])-[.K24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2-26" calcext:value-type="date">
            <text:p>26/12/2024</text:p>
          </table:table-cell>
          <table:table-cell table:style-name="ce26" table:formula="of:=[.$C$11]+INT(RAND()*([.$C$12]-[.$C$11]))" office:value-type="date" office:date-value="2008-04-28" calcext:value-type="date">
            <text:p>28/04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1]))" office:value-type="string" office:string-value="date-7-241 &#10;[54889]" calcext:value-type="string">
            <text:p>date-7-241 </text:p>
            <text:p>[548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1]))" office:value-type="string" office:string-value="date-8-241 &#10;[54887]" calcext:value-type="string">
            <text:p>date-8-241 </text:p>
            <text:p>[54887]</text:p>
          </table:table-cell>
          <table:table-cell/>
          <table:table-cell table:formula="of:=INFO.OBBA.OBBA.OBGET(INFO.OBBA.OBBA.OBCALL(&quot;&quot;;[.$B$15];&quot;getDaycountFraction&quot;;[.G241];[.H241]))" office:value-type="float" office:value="-16.9055555555556" calcext:value-type="float">
            <text:p>-16.906</text:p>
          </table:table-cell>
          <table:table-cell table:style-name="ce37" table:formula="of:=(YEARFRAC([.E241];[.F241];[.$C$9]))" office:value-type="float" office:value="16.9055555555556" calcext:value-type="float">
            <text:p>16.906</text:p>
          </table:table-cell>
          <table:table-cell table:formula="of:=ABS([.J241])-[.K24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1-05" calcext:value-type="date">
            <text:p>05/11/2006</text:p>
          </table:table-cell>
          <table:table-cell table:style-name="ce26" table:formula="of:=[.$C$11]+INT(RAND()*([.$C$12]-[.$C$11]))" office:value-type="date" office:date-value="1997-08-29" calcext:value-type="date">
            <text:p>29/08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2]))" office:value-type="string" office:string-value="date-7-242 &#10;[54894]" calcext:value-type="string">
            <text:p>date-7-242 </text:p>
            <text:p>[548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2]))" office:value-type="string" office:string-value="date-8-242 &#10;[54892]" calcext:value-type="string">
            <text:p>date-8-242 </text:p>
            <text:p>[54892]</text:p>
          </table:table-cell>
          <table:table-cell/>
          <table:table-cell table:formula="of:=INFO.OBBA.OBBA.OBGET(INFO.OBBA.OBBA.OBCALL(&quot;&quot;;[.$B$15];&quot;getDaycountFraction&quot;;[.G242];[.H242]))" office:value-type="float" office:value="-9.31944444444444" calcext:value-type="float">
            <text:p>-9.319</text:p>
          </table:table-cell>
          <table:table-cell table:style-name="ce37" table:formula="of:=(YEARFRAC([.E242];[.F242];[.$C$9]))" office:value-type="float" office:value="9.31944444444444" calcext:value-type="float">
            <text:p>9.319</text:p>
          </table:table-cell>
          <table:table-cell table:formula="of:=ABS([.J242])-[.K24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0-17" calcext:value-type="date">
            <text:p>17/10/2018</text:p>
          </table:table-cell>
          <table:table-cell table:style-name="ce26" table:formula="of:=[.$C$11]+INT(RAND()*([.$C$12]-[.$C$11]))" office:value-type="date" office:date-value="2005-04-05" calcext:value-type="date">
            <text:p>05/04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3]))" office:value-type="string" office:string-value="date-7-243 &#10;[54899]" calcext:value-type="string">
            <text:p>date-7-243 </text:p>
            <text:p>[548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3]))" office:value-type="string" office:string-value="date-8-243 &#10;[54897]" calcext:value-type="string">
            <text:p>date-8-243 </text:p>
            <text:p>[54897]</text:p>
          </table:table-cell>
          <table:table-cell/>
          <table:table-cell table:formula="of:=INFO.OBBA.OBBA.OBGET(INFO.OBBA.OBBA.OBCALL(&quot;&quot;;[.$B$15];&quot;getDaycountFraction&quot;;[.G243];[.H243]))" office:value-type="float" office:value="-13.7305555555556" calcext:value-type="float">
            <text:p>-13.731</text:p>
          </table:table-cell>
          <table:table-cell table:style-name="ce37" table:formula="of:=(YEARFRAC([.E243];[.F243];[.$C$9]))" office:value-type="float" office:value="13.7305555555556" calcext:value-type="float">
            <text:p>13.731</text:p>
          </table:table-cell>
          <table:table-cell table:formula="of:=ABS([.J243])-[.K24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3-03" calcext:value-type="date">
            <text:p>03/03/1989</text:p>
          </table:table-cell>
          <table:table-cell table:style-name="ce26" table:formula="of:=[.$C$11]+INT(RAND()*([.$C$12]-[.$C$11]))" office:value-type="date" office:date-value="1990-01-22" calcext:value-type="date">
            <text:p>22/01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4]))" office:value-type="string" office:string-value="date-7-244 &#10;[54904]" calcext:value-type="string">
            <text:p>date-7-244 </text:p>
            <text:p>[549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4]))" office:value-type="string" office:string-value="date-8-244 &#10;[54902]" calcext:value-type="string">
            <text:p>date-8-244 </text:p>
            <text:p>[54902]</text:p>
          </table:table-cell>
          <table:table-cell/>
          <table:table-cell table:formula="of:=INFO.OBBA.OBBA.OBGET(INFO.OBBA.OBBA.OBCALL(&quot;&quot;;[.$B$15];&quot;getDaycountFraction&quot;;[.G244];[.H244]))" office:value-type="float" office:value="0.902777777777778" calcext:value-type="float">
            <text:p>0.903</text:p>
          </table:table-cell>
          <table:table-cell table:style-name="ce37" table:formula="of:=(YEARFRAC([.E244];[.F244];[.$C$9]))" office:value-type="float" office:value="0.902777777777778" calcext:value-type="float">
            <text:p>0.903</text:p>
          </table:table-cell>
          <table:table-cell table:formula="of:=ABS([.J244])-[.K24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4-28" calcext:value-type="date">
            <text:p>28/04/1993</text:p>
          </table:table-cell>
          <table:table-cell table:style-name="ce26" table:formula="of:=[.$C$11]+INT(RAND()*([.$C$12]-[.$C$11]))" office:value-type="date" office:date-value="2018-03-27" calcext:value-type="date">
            <text:p>27/03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5]))" office:value-type="string" office:string-value="date-7-245 &#10;[54909]" calcext:value-type="string">
            <text:p>date-7-245 </text:p>
            <text:p>[549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5]))" office:value-type="string" office:string-value="date-8-245 &#10;[54907]" calcext:value-type="string">
            <text:p>date-8-245 </text:p>
            <text:p>[54907]</text:p>
          </table:table-cell>
          <table:table-cell/>
          <table:table-cell table:formula="of:=INFO.OBBA.OBBA.OBGET(INFO.OBBA.OBBA.OBCALL(&quot;&quot;;[.$B$15];&quot;getDaycountFraction&quot;;[.G245];[.H245]))" office:value-type="float" office:value="25.275" calcext:value-type="float">
            <text:p>25.275</text:p>
          </table:table-cell>
          <table:table-cell table:style-name="ce37" table:formula="of:=(YEARFRAC([.E245];[.F245];[.$C$9]))" office:value-type="float" office:value="25.275" calcext:value-type="float">
            <text:p>25.275</text:p>
          </table:table-cell>
          <table:table-cell table:formula="of:=ABS([.J245])-[.K24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8-01" calcext:value-type="date">
            <text:p>01/08/2018</text:p>
          </table:table-cell>
          <table:table-cell table:style-name="ce26" table:formula="of:=[.$C$11]+INT(RAND()*([.$C$12]-[.$C$11]))" office:value-type="date" office:date-value="2018-04-13" calcext:value-type="date">
            <text:p>13/04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6]))" office:value-type="string" office:string-value="date-7-246 &#10;[54914]" calcext:value-type="string">
            <text:p>date-7-246 </text:p>
            <text:p>[549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6]))" office:value-type="string" office:string-value="date-8-246 &#10;[54912]" calcext:value-type="string">
            <text:p>date-8-246 </text:p>
            <text:p>[54912]</text:p>
          </table:table-cell>
          <table:table-cell/>
          <table:table-cell table:formula="of:=INFO.OBBA.OBBA.OBGET(INFO.OBBA.OBBA.OBCALL(&quot;&quot;;[.$B$15];&quot;getDaycountFraction&quot;;[.G246];[.H246]))" office:value-type="float" office:value="-0.305555555555556" calcext:value-type="float">
            <text:p>-0.306</text:p>
          </table:table-cell>
          <table:table-cell table:style-name="ce37" table:formula="of:=(YEARFRAC([.E246];[.F246];[.$C$9]))" office:value-type="float" office:value="0.305555555555556" calcext:value-type="float">
            <text:p>0.306</text:p>
          </table:table-cell>
          <table:table-cell table:formula="of:=ABS([.J246])-[.K24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7-14" calcext:value-type="date">
            <text:p>14/07/2026</text:p>
          </table:table-cell>
          <table:table-cell table:style-name="ce26" table:formula="of:=[.$C$11]+INT(RAND()*([.$C$12]-[.$C$11]))" office:value-type="date" office:date-value="2018-07-17" calcext:value-type="date">
            <text:p>17/07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7]))" office:value-type="string" office:string-value="date-7-247 &#10;[54919]" calcext:value-type="string">
            <text:p>date-7-247 </text:p>
            <text:p>[549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7]))" office:value-type="string" office:string-value="date-8-247 &#10;[54917]" calcext:value-type="string">
            <text:p>date-8-247 </text:p>
            <text:p>[54917]</text:p>
          </table:table-cell>
          <table:table-cell/>
          <table:table-cell table:formula="of:=INFO.OBBA.OBBA.OBGET(INFO.OBBA.OBBA.OBCALL(&quot;&quot;;[.$B$15];&quot;getDaycountFraction&quot;;[.G247];[.H247]))" office:value-type="float" office:value="-8.10833333333333" calcext:value-type="float">
            <text:p>-8.108</text:p>
          </table:table-cell>
          <table:table-cell table:style-name="ce37" table:formula="of:=(YEARFRAC([.E247];[.F247];[.$C$9]))" office:value-type="float" office:value="8.10833333333333" calcext:value-type="float">
            <text:p>8.108</text:p>
          </table:table-cell>
          <table:table-cell table:formula="of:=ABS([.J247])-[.K24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8-08" calcext:value-type="date">
            <text:p>08/08/1988</text:p>
          </table:table-cell>
          <table:table-cell table:style-name="ce26" table:formula="of:=[.$C$11]+INT(RAND()*([.$C$12]-[.$C$11]))" office:value-type="date" office:date-value="1992-07-22" calcext:value-type="date">
            <text:p>22/07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8]))" office:value-type="string" office:string-value="date-7-248 &#10;[54924]" calcext:value-type="string">
            <text:p>date-7-248 </text:p>
            <text:p>[549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8]))" office:value-type="string" office:string-value="date-8-248 &#10;[54922]" calcext:value-type="string">
            <text:p>date-8-248 </text:p>
            <text:p>[54922]</text:p>
          </table:table-cell>
          <table:table-cell/>
          <table:table-cell table:formula="of:=INFO.OBBA.OBBA.OBGET(INFO.OBBA.OBBA.OBCALL(&quot;&quot;;[.$B$15];&quot;getDaycountFraction&quot;;[.G248];[.H248]))" office:value-type="float" office:value="4.01111111111111" calcext:value-type="float">
            <text:p>4.011</text:p>
          </table:table-cell>
          <table:table-cell table:style-name="ce37" table:formula="of:=(YEARFRAC([.E248];[.F248];[.$C$9]))" office:value-type="float" office:value="4.01111111111111" calcext:value-type="float">
            <text:p>4.011</text:p>
          </table:table-cell>
          <table:table-cell table:formula="of:=ABS([.J248])-[.K24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8-06" calcext:value-type="date">
            <text:p>06/08/1999</text:p>
          </table:table-cell>
          <table:table-cell table:style-name="ce26" table:formula="of:=[.$C$11]+INT(RAND()*([.$C$12]-[.$C$11]))" office:value-type="date" office:date-value="1991-12-25" calcext:value-type="date">
            <text:p>25/12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49]))" office:value-type="string" office:string-value="date-7-249 &#10;[54929]" calcext:value-type="string">
            <text:p>date-7-249 </text:p>
            <text:p>[549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49]))" office:value-type="string" office:string-value="date-8-249 &#10;[54927]" calcext:value-type="string">
            <text:p>date-8-249 </text:p>
            <text:p>[54927]</text:p>
          </table:table-cell>
          <table:table-cell/>
          <table:table-cell table:formula="of:=INFO.OBBA.OBBA.OBGET(INFO.OBBA.OBBA.OBCALL(&quot;&quot;;[.$B$15];&quot;getDaycountFraction&quot;;[.G249];[.H249]))" office:value-type="float" office:value="-7.725" calcext:value-type="float">
            <text:p>-7.725</text:p>
          </table:table-cell>
          <table:table-cell table:style-name="ce37" table:formula="of:=(YEARFRAC([.E249];[.F249];[.$C$9]))" office:value-type="float" office:value="7.725" calcext:value-type="float">
            <text:p>7.725</text:p>
          </table:table-cell>
          <table:table-cell table:formula="of:=ABS([.J249])-[.K24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6-12" calcext:value-type="date">
            <text:p>12/06/1982</text:p>
          </table:table-cell>
          <table:table-cell table:style-name="ce26" table:formula="of:=[.$C$11]+INT(RAND()*([.$C$12]-[.$C$11]))" office:value-type="date" office:date-value="2005-04-05" calcext:value-type="date">
            <text:p>05/04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0]))" office:value-type="string" office:string-value="date-7-250 &#10;[54934]" calcext:value-type="string">
            <text:p>date-7-250 </text:p>
            <text:p>[549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0]))" office:value-type="string" office:string-value="date-8-250 &#10;[54932]" calcext:value-type="string">
            <text:p>date-8-250 </text:p>
            <text:p>[54932]</text:p>
          </table:table-cell>
          <table:table-cell/>
          <table:table-cell table:formula="of:=INFO.OBBA.OBBA.OBGET(INFO.OBBA.OBBA.OBCALL(&quot;&quot;;[.$B$15];&quot;getDaycountFraction&quot;;[.G250];[.H250]))" office:value-type="float" office:value="23.1472222222222" calcext:value-type="float">
            <text:p>23.147</text:p>
          </table:table-cell>
          <table:table-cell table:style-name="ce37" table:formula="of:=(YEARFRAC([.E250];[.F250];[.$C$9]))" office:value-type="float" office:value="23.1472222222222" calcext:value-type="float">
            <text:p>23.147</text:p>
          </table:table-cell>
          <table:table-cell table:formula="of:=ABS([.J250])-[.K25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2-28" calcext:value-type="date">
            <text:p>28/02/1989</text:p>
          </table:table-cell>
          <table:table-cell table:style-name="ce26" table:formula="of:=[.$C$11]+INT(RAND()*([.$C$12]-[.$C$11]))" office:value-type="date" office:date-value="2028-12-26" calcext:value-type="date">
            <text:p>26/12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1]))" office:value-type="string" office:string-value="date-7-251 &#10;[54939]" calcext:value-type="string">
            <text:p>date-7-251 </text:p>
            <text:p>[549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1]))" office:value-type="string" office:string-value="date-8-251 &#10;[54937]" calcext:value-type="string">
            <text:p>date-8-251 </text:p>
            <text:p>[54937]</text:p>
          </table:table-cell>
          <table:table-cell/>
          <table:table-cell table:formula="of:=INFO.OBBA.OBBA.OBGET(INFO.OBBA.OBBA.OBCALL(&quot;&quot;;[.$B$15];&quot;getDaycountFraction&quot;;[.G251];[.H251]))" office:value-type="float" office:value="40.4055555555556" calcext:value-type="float">
            <text:p>40.406</text:p>
          </table:table-cell>
          <table:table-cell table:style-name="ce37" table:formula="of:=(YEARFRAC([.E251];[.F251];[.$C$9]))" office:value-type="float" office:value="40.4055555555556" calcext:value-type="float">
            <text:p>40.406</text:p>
          </table:table-cell>
          <table:table-cell table:formula="of:=ABS([.J251])-[.K25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11-20" calcext:value-type="date">
            <text:p>20/11/2001</text:p>
          </table:table-cell>
          <table:table-cell table:style-name="ce26" table:formula="of:=[.$C$11]+INT(RAND()*([.$C$12]-[.$C$11]))" office:value-type="date" office:date-value="2021-02-10" calcext:value-type="date">
            <text:p>10/02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2]))" office:value-type="string" office:string-value="date-7-252 &#10;[54944]" calcext:value-type="string">
            <text:p>date-7-252 </text:p>
            <text:p>[549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2]))" office:value-type="string" office:string-value="date-8-252 &#10;[54942]" calcext:value-type="string">
            <text:p>date-8-252 </text:p>
            <text:p>[54942]</text:p>
          </table:table-cell>
          <table:table-cell/>
          <table:table-cell table:formula="of:=INFO.OBBA.OBBA.OBGET(INFO.OBBA.OBBA.OBCALL(&quot;&quot;;[.$B$15];&quot;getDaycountFraction&quot;;[.G252];[.H252]))" office:value-type="float" office:value="19.5055555555556" calcext:value-type="float">
            <text:p>19.506</text:p>
          </table:table-cell>
          <table:table-cell table:style-name="ce37" table:formula="of:=(YEARFRAC([.E252];[.F252];[.$C$9]))" office:value-type="float" office:value="19.5055555555556" calcext:value-type="float">
            <text:p>19.506</text:p>
          </table:table-cell>
          <table:table-cell table:formula="of:=ABS([.J252])-[.K25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9-14" calcext:value-type="date">
            <text:p>14/09/2011</text:p>
          </table:table-cell>
          <table:table-cell table:style-name="ce26" table:formula="of:=[.$C$11]+INT(RAND()*([.$C$12]-[.$C$11]))" office:value-type="date" office:date-value="2005-09-13" calcext:value-type="date">
            <text:p>13/09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3]))" office:value-type="string" office:string-value="date-7-253 &#10;[54949]" calcext:value-type="string">
            <text:p>date-7-253 </text:p>
            <text:p>[549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3]))" office:value-type="string" office:string-value="date-8-253 &#10;[54947]" calcext:value-type="string">
            <text:p>date-8-253 </text:p>
            <text:p>[54947]</text:p>
          </table:table-cell>
          <table:table-cell/>
          <table:table-cell table:formula="of:=INFO.OBBA.OBBA.OBGET(INFO.OBBA.OBBA.OBCALL(&quot;&quot;;[.$B$15];&quot;getDaycountFraction&quot;;[.G253];[.H253]))" office:value-type="float" office:value="-6.08888888888889" calcext:value-type="float">
            <text:p>-6.089</text:p>
          </table:table-cell>
          <table:table-cell table:style-name="ce37" table:formula="of:=(YEARFRAC([.E253];[.F253];[.$C$9]))" office:value-type="float" office:value="6.08888888888889" calcext:value-type="float">
            <text:p>6.089</text:p>
          </table:table-cell>
          <table:table-cell table:formula="of:=ABS([.J253])-[.K25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9-26" calcext:value-type="date">
            <text:p>26/09/2026</text:p>
          </table:table-cell>
          <table:table-cell table:style-name="ce26" table:formula="of:=[.$C$11]+INT(RAND()*([.$C$12]-[.$C$11]))" office:value-type="date" office:date-value="1989-11-17" calcext:value-type="date">
            <text:p>17/11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4]))" office:value-type="string" office:string-value="date-7-254 &#10;[54954]" calcext:value-type="string">
            <text:p>date-7-254 </text:p>
            <text:p>[549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4]))" office:value-type="string" office:string-value="date-8-254 &#10;[54952]" calcext:value-type="string">
            <text:p>date-8-254 </text:p>
            <text:p>[54952]</text:p>
          </table:table-cell>
          <table:table-cell/>
          <table:table-cell table:formula="of:=INFO.OBBA.OBBA.OBGET(INFO.OBBA.OBBA.OBCALL(&quot;&quot;;[.$B$15];&quot;getDaycountFraction&quot;;[.G254];[.H254]))" office:value-type="float" office:value="-37.3944444444444" calcext:value-type="float">
            <text:p>-37.394</text:p>
          </table:table-cell>
          <table:table-cell table:style-name="ce37" table:formula="of:=(YEARFRAC([.E254];[.F254];[.$C$9]))" office:value-type="float" office:value="37.3944444444444" calcext:value-type="float">
            <text:p>37.394</text:p>
          </table:table-cell>
          <table:table-cell table:formula="of:=ABS([.J254])-[.K25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8-17" calcext:value-type="date">
            <text:p>17/08/2025</text:p>
          </table:table-cell>
          <table:table-cell table:style-name="ce26" table:formula="of:=[.$C$11]+INT(RAND()*([.$C$12]-[.$C$11]))" office:value-type="date" office:date-value="2002-04-17" calcext:value-type="date">
            <text:p>17/04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5]))" office:value-type="string" office:string-value="date-7-255 &#10;[54959]" calcext:value-type="string">
            <text:p>date-7-255 </text:p>
            <text:p>[549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5]))" office:value-type="string" office:string-value="date-8-255 &#10;[54957]" calcext:value-type="string">
            <text:p>date-8-255 </text:p>
            <text:p>[54957]</text:p>
          </table:table-cell>
          <table:table-cell/>
          <table:table-cell table:formula="of:=INFO.OBBA.OBBA.OBGET(INFO.OBBA.OBBA.OBCALL(&quot;&quot;;[.$B$15];&quot;getDaycountFraction&quot;;[.G255];[.H255]))" office:value-type="float" office:value="-23.675" calcext:value-type="float">
            <text:p>-23.675</text:p>
          </table:table-cell>
          <table:table-cell table:style-name="ce37" table:formula="of:=(YEARFRAC([.E255];[.F255];[.$C$9]))" office:value-type="float" office:value="23.675" calcext:value-type="float">
            <text:p>23.675</text:p>
          </table:table-cell>
          <table:table-cell table:formula="of:=ABS([.J255])-[.K25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10-09" calcext:value-type="date">
            <text:p>09/10/2000</text:p>
          </table:table-cell>
          <table:table-cell table:style-name="ce26" table:formula="of:=[.$C$11]+INT(RAND()*([.$C$12]-[.$C$11]))" office:value-type="date" office:date-value="2009-04-23" calcext:value-type="date">
            <text:p>23/04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6]))" office:value-type="string" office:string-value="date-7-256 &#10;[54964]" calcext:value-type="string">
            <text:p>date-7-256 </text:p>
            <text:p>[549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6]))" office:value-type="string" office:string-value="date-8-256 &#10;[54962]" calcext:value-type="string">
            <text:p>date-8-256 </text:p>
            <text:p>[54962]</text:p>
          </table:table-cell>
          <table:table-cell/>
          <table:table-cell table:formula="of:=INFO.OBBA.OBBA.OBGET(INFO.OBBA.OBBA.OBCALL(&quot;&quot;;[.$B$15];&quot;getDaycountFraction&quot;;[.G256];[.H256]))" office:value-type="float" office:value="8.66111111111111" calcext:value-type="float">
            <text:p>8.661</text:p>
          </table:table-cell>
          <table:table-cell table:style-name="ce37" table:formula="of:=(YEARFRAC([.E256];[.F256];[.$C$9]))" office:value-type="float" office:value="8.66111111111111" calcext:value-type="float">
            <text:p>8.661</text:p>
          </table:table-cell>
          <table:table-cell table:formula="of:=ABS([.J256])-[.K25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1-28" calcext:value-type="date">
            <text:p>28/01/1988</text:p>
          </table:table-cell>
          <table:table-cell table:style-name="ce26" table:formula="of:=[.$C$11]+INT(RAND()*([.$C$12]-[.$C$11]))" office:value-type="date" office:date-value="2029-08-04" calcext:value-type="date">
            <text:p>04/08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7]))" office:value-type="string" office:string-value="date-7-257 &#10;[54969]" calcext:value-type="string">
            <text:p>date-7-257 </text:p>
            <text:p>[549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7]))" office:value-type="string" office:string-value="date-8-257 &#10;[54967]" calcext:value-type="string">
            <text:p>date-8-257 </text:p>
            <text:p>[54967]</text:p>
          </table:table-cell>
          <table:table-cell/>
          <table:table-cell table:formula="of:=INFO.OBBA.OBBA.OBGET(INFO.OBBA.OBBA.OBCALL(&quot;&quot;;[.$B$15];&quot;getDaycountFraction&quot;;[.G257];[.H257]))" office:value-type="float" office:value="42.1222222222222" calcext:value-type="float">
            <text:p>42.122</text:p>
          </table:table-cell>
          <table:table-cell table:style-name="ce37" table:formula="of:=(YEARFRAC([.E257];[.F257];[.$C$9]))" office:value-type="float" office:value="42.1222222222222" calcext:value-type="float">
            <text:p>42.122</text:p>
          </table:table-cell>
          <table:table-cell table:formula="of:=ABS([.J257])-[.K25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8-16" calcext:value-type="date">
            <text:p>16/08/2001</text:p>
          </table:table-cell>
          <table:table-cell table:style-name="ce26" table:formula="of:=[.$C$11]+INT(RAND()*([.$C$12]-[.$C$11]))" office:value-type="date" office:date-value="2008-01-30" calcext:value-type="date">
            <text:p>30/01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8]))" office:value-type="string" office:string-value="date-7-258 &#10;[54974]" calcext:value-type="string">
            <text:p>date-7-258 </text:p>
            <text:p>[549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8]))" office:value-type="string" office:string-value="date-8-258 &#10;[54972]" calcext:value-type="string">
            <text:p>date-8-258 </text:p>
            <text:p>[54972]</text:p>
          </table:table-cell>
          <table:table-cell/>
          <table:table-cell table:formula="of:=INFO.OBBA.OBBA.OBGET(INFO.OBBA.OBBA.OBCALL(&quot;&quot;;[.$B$15];&quot;getDaycountFraction&quot;;[.G258];[.H258]))" office:value-type="float" office:value="6.55" calcext:value-type="float">
            <text:p>6.550</text:p>
          </table:table-cell>
          <table:table-cell table:style-name="ce37" table:formula="of:=(YEARFRAC([.E258];[.F258];[.$C$9]))" office:value-type="float" office:value="6.55" calcext:value-type="float">
            <text:p>6.550</text:p>
          </table:table-cell>
          <table:table-cell table:formula="of:=ABS([.J258])-[.K25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3-30" calcext:value-type="date">
            <text:p>30/03/2027</text:p>
          </table:table-cell>
          <table:table-cell table:style-name="ce26" table:formula="of:=[.$C$11]+INT(RAND()*([.$C$12]-[.$C$11]))" office:value-type="date" office:date-value="1989-08-23" calcext:value-type="date">
            <text:p>23/08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59]))" office:value-type="string" office:string-value="date-7-259 &#10;[54979]" calcext:value-type="string">
            <text:p>date-7-259 </text:p>
            <text:p>[549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59]))" office:value-type="string" office:string-value="date-8-259 &#10;[54977]" calcext:value-type="string">
            <text:p>date-8-259 </text:p>
            <text:p>[54977]</text:p>
          </table:table-cell>
          <table:table-cell/>
          <table:table-cell table:formula="of:=INFO.OBBA.OBBA.OBGET(INFO.OBBA.OBBA.OBCALL(&quot;&quot;;[.$B$15];&quot;getDaycountFraction&quot;;[.G259];[.H259]))" office:value-type="float" office:value="-38.1472222222222" calcext:value-type="float">
            <text:p>-38.147</text:p>
          </table:table-cell>
          <table:table-cell table:style-name="ce37" table:formula="of:=(YEARFRAC([.E259];[.F259];[.$C$9]))" office:value-type="float" office:value="38.1472222222222" calcext:value-type="float">
            <text:p>38.147</text:p>
          </table:table-cell>
          <table:table-cell table:formula="of:=ABS([.J259])-[.K25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0-04" calcext:value-type="date">
            <text:p>04/10/2024</text:p>
          </table:table-cell>
          <table:table-cell table:style-name="ce26" table:formula="of:=[.$C$11]+INT(RAND()*([.$C$12]-[.$C$11]))" office:value-type="date" office:date-value="2020-02-17" calcext:value-type="date">
            <text:p>17/02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0]))" office:value-type="string" office:string-value="date-7-260 &#10;[54984]" calcext:value-type="string">
            <text:p>date-7-260 </text:p>
            <text:p>[549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0]))" office:value-type="string" office:string-value="date-8-260 &#10;[54982]" calcext:value-type="string">
            <text:p>date-8-260 </text:p>
            <text:p>[54982]</text:p>
          </table:table-cell>
          <table:table-cell/>
          <table:table-cell table:formula="of:=INFO.OBBA.OBBA.OBGET(INFO.OBBA.OBBA.OBCALL(&quot;&quot;;[.$B$15];&quot;getDaycountFraction&quot;;[.G260];[.H260]))" office:value-type="float" office:value="-4.69722222222222" calcext:value-type="float">
            <text:p>-4.697</text:p>
          </table:table-cell>
          <table:table-cell table:style-name="ce37" table:formula="of:=(YEARFRAC([.E260];[.F260];[.$C$9]))" office:value-type="float" office:value="4.69722222222222" calcext:value-type="float">
            <text:p>4.697</text:p>
          </table:table-cell>
          <table:table-cell table:formula="of:=ABS([.J260])-[.K26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1-16" calcext:value-type="date">
            <text:p>16/01/1985</text:p>
          </table:table-cell>
          <table:table-cell table:style-name="ce26" table:formula="of:=[.$C$11]+INT(RAND()*([.$C$12]-[.$C$11]))" office:value-type="date" office:date-value="2020-05-28" calcext:value-type="date">
            <text:p>28/05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1]))" office:value-type="string" office:string-value="date-7-261 &#10;[54989]" calcext:value-type="string">
            <text:p>date-7-261 </text:p>
            <text:p>[549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1]))" office:value-type="string" office:string-value="date-8-261 &#10;[54987]" calcext:value-type="string">
            <text:p>date-8-261 </text:p>
            <text:p>[54987]</text:p>
          </table:table-cell>
          <table:table-cell/>
          <table:table-cell table:formula="of:=INFO.OBBA.OBBA.OBGET(INFO.OBBA.OBBA.OBCALL(&quot;&quot;;[.$B$15];&quot;getDaycountFraction&quot;;[.G261];[.H261]))" office:value-type="float" office:value="35.8777777777778" calcext:value-type="float">
            <text:p>35.878</text:p>
          </table:table-cell>
          <table:table-cell table:style-name="ce37" table:formula="of:=(YEARFRAC([.E261];[.F261];[.$C$9]))" office:value-type="float" office:value="35.8777777777778" calcext:value-type="float">
            <text:p>35.878</text:p>
          </table:table-cell>
          <table:table-cell table:formula="of:=ABS([.J261])-[.K26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2-25" calcext:value-type="date">
            <text:p>25/02/1994</text:p>
          </table:table-cell>
          <table:table-cell table:style-name="ce26" table:formula="of:=[.$C$11]+INT(RAND()*([.$C$12]-[.$C$11]))" office:value-type="date" office:date-value="1994-04-24" calcext:value-type="date">
            <text:p>24/04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2]))" office:value-type="string" office:string-value="date-7-262 &#10;[54994]" calcext:value-type="string">
            <text:p>date-7-262 </text:p>
            <text:p>[549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2]))" office:value-type="string" office:string-value="date-8-262 &#10;[54992]" calcext:value-type="string">
            <text:p>date-8-262 </text:p>
            <text:p>[54992]</text:p>
          </table:table-cell>
          <table:table-cell/>
          <table:table-cell table:formula="of:=INFO.OBBA.OBBA.OBGET(INFO.OBBA.OBBA.OBCALL(&quot;&quot;;[.$B$15];&quot;getDaycountFraction&quot;;[.G262];[.H262]))" office:value-type="float" office:value="0.161111111111111" calcext:value-type="float">
            <text:p>0.161</text:p>
          </table:table-cell>
          <table:table-cell table:style-name="ce37" table:formula="of:=(YEARFRAC([.E262];[.F262];[.$C$9]))" office:value-type="float" office:value="0.161111111111111" calcext:value-type="float">
            <text:p>0.161</text:p>
          </table:table-cell>
          <table:table-cell table:formula="of:=ABS([.J262])-[.K26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4-07" calcext:value-type="date">
            <text:p>07/04/2029</text:p>
          </table:table-cell>
          <table:table-cell table:style-name="ce26" table:formula="of:=[.$C$11]+INT(RAND()*([.$C$12]-[.$C$11]))" office:value-type="date" office:date-value="2019-05-26" calcext:value-type="date">
            <text:p>26/05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3]))" office:value-type="string" office:string-value="date-7-263 &#10;[54999]" calcext:value-type="string">
            <text:p>date-7-263 </text:p>
            <text:p>[549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3]))" office:value-type="string" office:string-value="date-8-263 &#10;[54997]" calcext:value-type="string">
            <text:p>date-8-263 </text:p>
            <text:p>[54997]</text:p>
          </table:table-cell>
          <table:table-cell/>
          <table:table-cell table:formula="of:=INFO.OBBA.OBBA.OBGET(INFO.OBBA.OBBA.OBCALL(&quot;&quot;;[.$B$15];&quot;getDaycountFraction&quot;;[.G263];[.H263]))" office:value-type="float" office:value="-10.0111111111111" calcext:value-type="float">
            <text:p>-10.011</text:p>
          </table:table-cell>
          <table:table-cell table:style-name="ce37" table:formula="of:=(YEARFRAC([.E263];[.F263];[.$C$9]))" office:value-type="float" office:value="10.0111111111111" calcext:value-type="float">
            <text:p>10.011</text:p>
          </table:table-cell>
          <table:table-cell table:formula="of:=ABS([.J263])-[.K26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8-26" calcext:value-type="date">
            <text:p>26/08/2015</text:p>
          </table:table-cell>
          <table:table-cell table:style-name="ce26" table:formula="of:=[.$C$11]+INT(RAND()*([.$C$12]-[.$C$11]))" office:value-type="date" office:date-value="1994-11-06" calcext:value-type="date">
            <text:p>06/11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4]))" office:value-type="string" office:string-value="date-7-264 &#10;[55004]" calcext:value-type="string">
            <text:p>date-7-264 </text:p>
            <text:p>[550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4]))" office:value-type="string" office:string-value="date-8-264 &#10;[55002]" calcext:value-type="string">
            <text:p>date-8-264 </text:p>
            <text:p>[55002]</text:p>
          </table:table-cell>
          <table:table-cell/>
          <table:table-cell table:formula="of:=INFO.OBBA.OBBA.OBGET(INFO.OBBA.OBBA.OBCALL(&quot;&quot;;[.$B$15];&quot;getDaycountFraction&quot;;[.G264];[.H264]))" office:value-type="float" office:value="-21.1055555555556" calcext:value-type="float">
            <text:p>-21.106</text:p>
          </table:table-cell>
          <table:table-cell table:style-name="ce37" table:formula="of:=(YEARFRAC([.E264];[.F264];[.$C$9]))" office:value-type="float" office:value="21.1055555555556" calcext:value-type="float">
            <text:p>21.106</text:p>
          </table:table-cell>
          <table:table-cell table:formula="of:=ABS([.J264])-[.K26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10-17" calcext:value-type="date">
            <text:p>17/10/2013</text:p>
          </table:table-cell>
          <table:table-cell table:style-name="ce26" table:formula="of:=[.$C$11]+INT(RAND()*([.$C$12]-[.$C$11]))" office:value-type="date" office:date-value="1997-12-29" calcext:value-type="date">
            <text:p>29/12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5]))" office:value-type="string" office:string-value="date-7-265 &#10;[55009]" calcext:value-type="string">
            <text:p>date-7-265 </text:p>
            <text:p>[550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5]))" office:value-type="string" office:string-value="date-8-265 &#10;[55007]" calcext:value-type="string">
            <text:p>date-8-265 </text:p>
            <text:p>[55007]</text:p>
          </table:table-cell>
          <table:table-cell/>
          <table:table-cell table:formula="of:=INFO.OBBA.OBBA.OBGET(INFO.OBBA.OBBA.OBCALL(&quot;&quot;;[.$B$15];&quot;getDaycountFraction&quot;;[.G265];[.H265]))" office:value-type="float" office:value="-16.0305555555556" calcext:value-type="float">
            <text:p>-16.031</text:p>
          </table:table-cell>
          <table:table-cell table:style-name="ce37" table:formula="of:=(YEARFRAC([.E265];[.F265];[.$C$9]))" office:value-type="float" office:value="16.0305555555556" calcext:value-type="float">
            <text:p>16.031</text:p>
          </table:table-cell>
          <table:table-cell table:formula="of:=ABS([.J265])-[.K26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1-07" calcext:value-type="date">
            <text:p>07/01/1987</text:p>
          </table:table-cell>
          <table:table-cell table:style-name="ce26" table:formula="of:=[.$C$11]+INT(RAND()*([.$C$12]-[.$C$11]))" office:value-type="date" office:date-value="2019-05-13" calcext:value-type="date">
            <text:p>13/05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6]))" office:value-type="string" office:string-value="date-7-266 &#10;[55014]" calcext:value-type="string">
            <text:p>date-7-266 </text:p>
            <text:p>[550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6]))" office:value-type="string" office:string-value="date-8-266 &#10;[55012]" calcext:value-type="string">
            <text:p>date-8-266 </text:p>
            <text:p>[55012]</text:p>
          </table:table-cell>
          <table:table-cell/>
          <table:table-cell table:formula="of:=INFO.OBBA.OBBA.OBGET(INFO.OBBA.OBBA.OBCALL(&quot;&quot;;[.$B$15];&quot;getDaycountFraction&quot;;[.G266];[.H266]))" office:value-type="float" office:value="32.8166666666667" calcext:value-type="float">
            <text:p>32.817</text:p>
          </table:table-cell>
          <table:table-cell table:style-name="ce37" table:formula="of:=(YEARFRAC([.E266];[.F266];[.$C$9]))" office:value-type="float" office:value="32.8166666666667" calcext:value-type="float">
            <text:p>32.817</text:p>
          </table:table-cell>
          <table:table-cell table:formula="of:=ABS([.J266])-[.K26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7-19" calcext:value-type="date">
            <text:p>19/07/2024</text:p>
          </table:table-cell>
          <table:table-cell table:style-name="ce26" table:formula="of:=[.$C$11]+INT(RAND()*([.$C$12]-[.$C$11]))" office:value-type="date" office:date-value="1987-08-18" calcext:value-type="date">
            <text:p>18/08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7]))" office:value-type="string" office:string-value="date-7-267 &#10;[55019]" calcext:value-type="string">
            <text:p>date-7-267 </text:p>
            <text:p>[550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7]))" office:value-type="string" office:string-value="date-8-267 &#10;[55017]" calcext:value-type="string">
            <text:p>date-8-267 </text:p>
            <text:p>[55017]</text:p>
          </table:table-cell>
          <table:table-cell/>
          <table:table-cell table:formula="of:=INFO.OBBA.OBBA.OBGET(INFO.OBBA.OBBA.OBCALL(&quot;&quot;;[.$B$15];&quot;getDaycountFraction&quot;;[.G267];[.H267]))" office:value-type="float" office:value="-37.4583333333333" calcext:value-type="float">
            <text:p>-37.458</text:p>
          </table:table-cell>
          <table:table-cell table:style-name="ce37" table:formula="of:=(YEARFRAC([.E267];[.F267];[.$C$9]))" office:value-type="float" office:value="37.4583333333333" calcext:value-type="float">
            <text:p>37.458</text:p>
          </table:table-cell>
          <table:table-cell table:formula="of:=ABS([.J267])-[.K26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6-23" calcext:value-type="date">
            <text:p>23/06/2023</text:p>
          </table:table-cell>
          <table:table-cell table:style-name="ce26" table:formula="of:=[.$C$11]+INT(RAND()*([.$C$12]-[.$C$11]))" office:value-type="date" office:date-value="2001-08-24" calcext:value-type="date">
            <text:p>24/08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8]))" office:value-type="string" office:string-value="date-7-268 &#10;[55024]" calcext:value-type="string">
            <text:p>date-7-268 </text:p>
            <text:p>[550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8]))" office:value-type="string" office:string-value="date-8-268 &#10;[55022]" calcext:value-type="string">
            <text:p>date-8-268 </text:p>
            <text:p>[55022]</text:p>
          </table:table-cell>
          <table:table-cell/>
          <table:table-cell table:formula="of:=INFO.OBBA.OBBA.OBGET(INFO.OBBA.OBBA.OBCALL(&quot;&quot;;[.$B$15];&quot;getDaycountFraction&quot;;[.G268];[.H268]))" office:value-type="float" office:value="-22.1472222222222" calcext:value-type="float">
            <text:p>-22.147</text:p>
          </table:table-cell>
          <table:table-cell table:style-name="ce37" table:formula="of:=(YEARFRAC([.E268];[.F268];[.$C$9]))" office:value-type="float" office:value="22.1472222222222" calcext:value-type="float">
            <text:p>22.147</text:p>
          </table:table-cell>
          <table:table-cell table:formula="of:=ABS([.J268])-[.K26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5-29" calcext:value-type="date">
            <text:p>29/05/2026</text:p>
          </table:table-cell>
          <table:table-cell table:style-name="ce26" table:formula="of:=[.$C$11]+INT(RAND()*([.$C$12]-[.$C$11]))" office:value-type="date" office:date-value="2029-08-18" calcext:value-type="date">
            <text:p>18/08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69]))" office:value-type="string" office:string-value="date-7-269 &#10;[55029]" calcext:value-type="string">
            <text:p>date-7-269 </text:p>
            <text:p>[550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69]))" office:value-type="string" office:string-value="date-8-269 &#10;[55027]" calcext:value-type="string">
            <text:p>date-8-269 </text:p>
            <text:p>[55027]</text:p>
          </table:table-cell>
          <table:table-cell/>
          <table:table-cell table:formula="of:=INFO.OBBA.OBBA.OBGET(INFO.OBBA.OBBA.OBCALL(&quot;&quot;;[.$B$15];&quot;getDaycountFraction&quot;;[.G269];[.H269]))" office:value-type="float" office:value="3.26944444444444" calcext:value-type="float">
            <text:p>3.269</text:p>
          </table:table-cell>
          <table:table-cell table:style-name="ce37" table:formula="of:=(YEARFRAC([.E269];[.F269];[.$C$9]))" office:value-type="float" office:value="3.26944444444444" calcext:value-type="float">
            <text:p>3.269</text:p>
          </table:table-cell>
          <table:table-cell table:formula="of:=ABS([.J269])-[.K26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3-03" calcext:value-type="date">
            <text:p>03/03/2014</text:p>
          </table:table-cell>
          <table:table-cell table:style-name="ce26" table:formula="of:=[.$C$11]+INT(RAND()*([.$C$12]-[.$C$11]))" office:value-type="date" office:date-value="1985-11-18" calcext:value-type="date">
            <text:p>18/11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0]))" office:value-type="string" office:string-value="date-7-270 &#10;[55034]" calcext:value-type="string">
            <text:p>date-7-270 </text:p>
            <text:p>[550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0]))" office:value-type="string" office:string-value="date-8-270 &#10;[55032]" calcext:value-type="string">
            <text:p>date-8-270 </text:p>
            <text:p>[55032]</text:p>
          </table:table-cell>
          <table:table-cell/>
          <table:table-cell table:formula="of:=INFO.OBBA.OBBA.OBGET(INFO.OBBA.OBBA.OBCALL(&quot;&quot;;[.$B$15];&quot;getDaycountFraction&quot;;[.G270];[.H270]))" office:value-type="float" office:value="-28.7" calcext:value-type="float">
            <text:p>-28.700</text:p>
          </table:table-cell>
          <table:table-cell table:style-name="ce37" table:formula="of:=(YEARFRAC([.E270];[.F270];[.$C$9]))" office:value-type="float" office:value="28.7" calcext:value-type="float">
            <text:p>28.700</text:p>
          </table:table-cell>
          <table:table-cell table:formula="of:=ABS([.J270])-[.K27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4-15" calcext:value-type="date">
            <text:p>15/04/1998</text:p>
          </table:table-cell>
          <table:table-cell table:style-name="ce26" table:formula="of:=[.$C$11]+INT(RAND()*([.$C$12]-[.$C$11]))" office:value-type="date" office:date-value="2021-03-11" calcext:value-type="date">
            <text:p>11/03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1]))" office:value-type="string" office:string-value="date-7-271 &#10;[55039]" calcext:value-type="string">
            <text:p>date-7-271 </text:p>
            <text:p>[550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1]))" office:value-type="string" office:string-value="date-8-271 &#10;[55037]" calcext:value-type="string">
            <text:p>date-8-271 </text:p>
            <text:p>[55037]</text:p>
          </table:table-cell>
          <table:table-cell/>
          <table:table-cell table:formula="of:=INFO.OBBA.OBBA.OBGET(INFO.OBBA.OBBA.OBCALL(&quot;&quot;;[.$B$15];&quot;getDaycountFraction&quot;;[.G271];[.H271]))" office:value-type="float" office:value="23.2388888888889" calcext:value-type="float">
            <text:p>23.239</text:p>
          </table:table-cell>
          <table:table-cell table:style-name="ce37" table:formula="of:=(YEARFRAC([.E271];[.F271];[.$C$9]))" office:value-type="float" office:value="23.2388888888889" calcext:value-type="float">
            <text:p>23.239</text:p>
          </table:table-cell>
          <table:table-cell table:formula="of:=ABS([.J271])-[.K27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5-08" calcext:value-type="date">
            <text:p>08/05/2024</text:p>
          </table:table-cell>
          <table:table-cell table:style-name="ce26" table:formula="of:=[.$C$11]+INT(RAND()*([.$C$12]-[.$C$11]))" office:value-type="date" office:date-value="1993-09-09" calcext:value-type="date">
            <text:p>09/09/199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2]))" office:value-type="string" office:string-value="date-7-272 &#10;[55044]" calcext:value-type="string">
            <text:p>date-7-272 </text:p>
            <text:p>[550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2]))" office:value-type="string" office:string-value="date-8-272 &#10;[55042]" calcext:value-type="string">
            <text:p>date-8-272 </text:p>
            <text:p>[55042]</text:p>
          </table:table-cell>
          <table:table-cell/>
          <table:table-cell table:formula="of:=INFO.OBBA.OBBA.OBGET(INFO.OBBA.OBBA.OBCALL(&quot;&quot;;[.$B$15];&quot;getDaycountFraction&quot;;[.G272];[.H272]))" office:value-type="float" office:value="-31.1083333333333" calcext:value-type="float">
            <text:p>-31.108</text:p>
          </table:table-cell>
          <table:table-cell table:style-name="ce37" table:formula="of:=(YEARFRAC([.E272];[.F272];[.$C$9]))" office:value-type="float" office:value="31.1083333333333" calcext:value-type="float">
            <text:p>31.108</text:p>
          </table:table-cell>
          <table:table-cell table:formula="of:=ABS([.J272])-[.K27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8-28" calcext:value-type="date">
            <text:p>28/08/1984</text:p>
          </table:table-cell>
          <table:table-cell table:style-name="ce26" table:formula="of:=[.$C$11]+INT(RAND()*([.$C$12]-[.$C$11]))" office:value-type="date" office:date-value="2021-12-31" calcext:value-type="date">
            <text:p>31/12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3]))" office:value-type="string" office:string-value="date-7-273 &#10;[55049]" calcext:value-type="string">
            <text:p>date-7-273 </text:p>
            <text:p>[550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3]))" office:value-type="string" office:string-value="date-8-273 &#10;[55047]" calcext:value-type="string">
            <text:p>date-8-273 </text:p>
            <text:p>[55047]</text:p>
          </table:table-cell>
          <table:table-cell/>
          <table:table-cell table:formula="of:=INFO.OBBA.OBBA.OBGET(INFO.OBBA.OBBA.OBCALL(&quot;&quot;;[.$B$15];&quot;getDaycountFraction&quot;;[.G273];[.H273]))" office:value-type="float" office:value="37.8861111111111" calcext:value-type="float">
            <text:p>37.886</text:p>
          </table:table-cell>
          <table:table-cell table:style-name="ce37" table:formula="of:=(YEARFRAC([.E273];[.F273];[.$C$9]))" office:value-type="float" office:value="37.8861111111111" calcext:value-type="float">
            <text:p>37.886</text:p>
          </table:table-cell>
          <table:table-cell table:formula="of:=ABS([.J273])-[.K27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3-14" calcext:value-type="date">
            <text:p>14/03/1987</text:p>
          </table:table-cell>
          <table:table-cell table:style-name="ce26" table:formula="of:=[.$C$11]+INT(RAND()*([.$C$12]-[.$C$11]))" office:value-type="date" office:date-value="1987-10-21" calcext:value-type="date">
            <text:p>21/10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4]))" office:value-type="string" office:string-value="date-7-274 &#10;[55054]" calcext:value-type="string">
            <text:p>date-7-274 </text:p>
            <text:p>[550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4]))" office:value-type="string" office:string-value="date-8-274 &#10;[55052]" calcext:value-type="string">
            <text:p>date-8-274 </text:p>
            <text:p>[55052]</text:p>
          </table:table-cell>
          <table:table-cell/>
          <table:table-cell table:formula="of:=INFO.OBBA.OBBA.OBGET(INFO.OBBA.OBBA.OBCALL(&quot;&quot;;[.$B$15];&quot;getDaycountFraction&quot;;[.G274];[.H274]))" office:value-type="float" office:value="0.613888888888889" calcext:value-type="float">
            <text:p>0.614</text:p>
          </table:table-cell>
          <table:table-cell table:style-name="ce37" table:formula="of:=(YEARFRAC([.E274];[.F274];[.$C$9]))" office:value-type="float" office:value="0.613888888888889" calcext:value-type="float">
            <text:p>0.614</text:p>
          </table:table-cell>
          <table:table-cell table:formula="of:=ABS([.J274])-[.K27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2-26" calcext:value-type="date">
            <text:p>26/12/2005</text:p>
          </table:table-cell>
          <table:table-cell table:style-name="ce26" table:formula="of:=[.$C$11]+INT(RAND()*([.$C$12]-[.$C$11]))" office:value-type="date" office:date-value="2027-06-10" calcext:value-type="date">
            <text:p>10/06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5]))" office:value-type="string" office:string-value="date-7-275 &#10;[55059]" calcext:value-type="string">
            <text:p>date-7-275 </text:p>
            <text:p>[550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5]))" office:value-type="string" office:string-value="date-8-275 &#10;[55057]" calcext:value-type="string">
            <text:p>date-8-275 </text:p>
            <text:p>[55057]</text:p>
          </table:table-cell>
          <table:table-cell/>
          <table:table-cell table:formula="of:=INFO.OBBA.OBBA.OBGET(INFO.OBBA.OBBA.OBCALL(&quot;&quot;;[.$B$15];&quot;getDaycountFraction&quot;;[.G275];[.H275]))" office:value-type="float" office:value="21.7666666666667" calcext:value-type="float">
            <text:p>21.767</text:p>
          </table:table-cell>
          <table:table-cell table:style-name="ce37" table:formula="of:=(YEARFRAC([.E275];[.F275];[.$C$9]))" office:value-type="float" office:value="21.7666666666667" calcext:value-type="float">
            <text:p>21.767</text:p>
          </table:table-cell>
          <table:table-cell table:formula="of:=ABS([.J275])-[.K27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1-23" calcext:value-type="date">
            <text:p>23/01/2022</text:p>
          </table:table-cell>
          <table:table-cell table:style-name="ce26" table:formula="of:=[.$C$11]+INT(RAND()*([.$C$12]-[.$C$11]))" office:value-type="date" office:date-value="2005-04-18" calcext:value-type="date">
            <text:p>18/04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6]))" office:value-type="string" office:string-value="date-7-276 &#10;[55064]" calcext:value-type="string">
            <text:p>date-7-276 </text:p>
            <text:p>[550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6]))" office:value-type="string" office:string-value="date-8-276 &#10;[55062]" calcext:value-type="string">
            <text:p>date-8-276 </text:p>
            <text:p>[55062]</text:p>
          </table:table-cell>
          <table:table-cell/>
          <table:table-cell table:formula="of:=INFO.OBBA.OBBA.OBGET(INFO.OBBA.OBBA.OBCALL(&quot;&quot;;[.$B$15];&quot;getDaycountFraction&quot;;[.G276];[.H276]))" office:value-type="float" office:value="-17.0111111111111" calcext:value-type="float">
            <text:p>-17.011</text:p>
          </table:table-cell>
          <table:table-cell table:style-name="ce37" table:formula="of:=(YEARFRAC([.E276];[.F276];[.$C$9]))" office:value-type="float" office:value="17.0111111111111" calcext:value-type="float">
            <text:p>17.011</text:p>
          </table:table-cell>
          <table:table-cell table:formula="of:=ABS([.J276])-[.K27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9-19" calcext:value-type="date">
            <text:p>19/09/2003</text:p>
          </table:table-cell>
          <table:table-cell table:style-name="ce26" table:formula="of:=[.$C$11]+INT(RAND()*([.$C$12]-[.$C$11]))" office:value-type="date" office:date-value="1992-03-10" calcext:value-type="date">
            <text:p>10/03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7]))" office:value-type="string" office:string-value="date-7-277 &#10;[55069]" calcext:value-type="string">
            <text:p>date-7-277 </text:p>
            <text:p>[550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7]))" office:value-type="string" office:string-value="date-8-277 &#10;[55067]" calcext:value-type="string">
            <text:p>date-8-277 </text:p>
            <text:p>[55067]</text:p>
          </table:table-cell>
          <table:table-cell/>
          <table:table-cell table:formula="of:=INFO.OBBA.OBBA.OBGET(INFO.OBBA.OBBA.OBCALL(&quot;&quot;;[.$B$15];&quot;getDaycountFraction&quot;;[.G277];[.H277]))" office:value-type="float" office:value="-11.6944444444444" calcext:value-type="float">
            <text:p>-11.694</text:p>
          </table:table-cell>
          <table:table-cell table:style-name="ce37" table:formula="of:=(YEARFRAC([.E277];[.F277];[.$C$9]))" office:value-type="float" office:value="11.6944444444444" calcext:value-type="float">
            <text:p>11.694</text:p>
          </table:table-cell>
          <table:table-cell table:formula="of:=ABS([.J277])-[.K27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6-26" calcext:value-type="date">
            <text:p>26/06/1991</text:p>
          </table:table-cell>
          <table:table-cell table:style-name="ce26" table:formula="of:=[.$C$11]+INT(RAND()*([.$C$12]-[.$C$11]))" office:value-type="date" office:date-value="1983-12-03" calcext:value-type="date">
            <text:p>03/12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8]))" office:value-type="string" office:string-value="date-7-278 &#10;[55074]" calcext:value-type="string">
            <text:p>date-7-278 </text:p>
            <text:p>[550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8]))" office:value-type="string" office:string-value="date-8-278 &#10;[55072]" calcext:value-type="string">
            <text:p>date-8-278 </text:p>
            <text:p>[55072]</text:p>
          </table:table-cell>
          <table:table-cell/>
          <table:table-cell table:formula="of:=INFO.OBBA.OBBA.OBGET(INFO.OBBA.OBBA.OBCALL(&quot;&quot;;[.$B$15];&quot;getDaycountFraction&quot;;[.G278];[.H278]))" office:value-type="float" office:value="-7.67222222222222" calcext:value-type="float">
            <text:p>-7.672</text:p>
          </table:table-cell>
          <table:table-cell table:style-name="ce37" table:formula="of:=(YEARFRAC([.E278];[.F278];[.$C$9]))" office:value-type="float" office:value="7.67222222222222" calcext:value-type="float">
            <text:p>7.672</text:p>
          </table:table-cell>
          <table:table-cell table:formula="of:=ABS([.J278])-[.K27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2-07" calcext:value-type="date">
            <text:p>07/12/1988</text:p>
          </table:table-cell>
          <table:table-cell table:style-name="ce26" table:formula="of:=[.$C$11]+INT(RAND()*([.$C$12]-[.$C$11]))" office:value-type="date" office:date-value="2001-09-13" calcext:value-type="date">
            <text:p>13/09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79]))" office:value-type="string" office:string-value="date-7-279 &#10;[55079]" calcext:value-type="string">
            <text:p>date-7-279 </text:p>
            <text:p>[550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79]))" office:value-type="string" office:string-value="date-8-279 &#10;[55077]" calcext:value-type="string">
            <text:p>date-8-279 </text:p>
            <text:p>[55077]</text:p>
          </table:table-cell>
          <table:table-cell/>
          <table:table-cell table:formula="of:=INFO.OBBA.OBBA.OBGET(INFO.OBBA.OBBA.OBCALL(&quot;&quot;;[.$B$15];&quot;getDaycountFraction&quot;;[.G279];[.H279]))" office:value-type="float" office:value="12.9527777777778" calcext:value-type="float">
            <text:p>12.953</text:p>
          </table:table-cell>
          <table:table-cell table:style-name="ce37" table:formula="of:=(YEARFRAC([.E279];[.F279];[.$C$9]))" office:value-type="float" office:value="12.9527777777778" calcext:value-type="float">
            <text:p>12.953</text:p>
          </table:table-cell>
          <table:table-cell table:formula="of:=ABS([.J279])-[.K27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5-12" calcext:value-type="date">
            <text:p>12/05/2021</text:p>
          </table:table-cell>
          <table:table-cell table:style-name="ce26" table:formula="of:=[.$C$11]+INT(RAND()*([.$C$12]-[.$C$11]))" office:value-type="date" office:date-value="1989-01-18" calcext:value-type="date">
            <text:p>18/01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0]))" office:value-type="string" office:string-value="date-7-280 &#10;[55084]" calcext:value-type="string">
            <text:p>date-7-280 </text:p>
            <text:p>[550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0]))" office:value-type="string" office:string-value="date-8-280 &#10;[55082]" calcext:value-type="string">
            <text:p>date-8-280 </text:p>
            <text:p>[55082]</text:p>
          </table:table-cell>
          <table:table-cell/>
          <table:table-cell table:formula="of:=INFO.OBBA.OBBA.OBGET(INFO.OBBA.OBBA.OBCALL(&quot;&quot;;[.$B$15];&quot;getDaycountFraction&quot;;[.G280];[.H280]))" office:value-type="float" office:value="-32.7833333333333" calcext:value-type="float">
            <text:p>-32.783</text:p>
          </table:table-cell>
          <table:table-cell table:style-name="ce37" table:formula="of:=(YEARFRAC([.E280];[.F280];[.$C$9]))" office:value-type="float" office:value="32.7833333333333" calcext:value-type="float">
            <text:p>32.783</text:p>
          </table:table-cell>
          <table:table-cell table:formula="of:=ABS([.J280])-[.K28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5-14" calcext:value-type="date">
            <text:p>14/05/2006</text:p>
          </table:table-cell>
          <table:table-cell table:style-name="ce26" table:formula="of:=[.$C$11]+INT(RAND()*([.$C$12]-[.$C$11]))" office:value-type="date" office:date-value="2008-11-20" calcext:value-type="date">
            <text:p>20/11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1]))" office:value-type="string" office:string-value="date-7-281 &#10;[55089]" calcext:value-type="string">
            <text:p>date-7-281 </text:p>
            <text:p>[550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1]))" office:value-type="string" office:string-value="date-8-281 &#10;[55087]" calcext:value-type="string">
            <text:p>date-8-281 </text:p>
            <text:p>[55087]</text:p>
          </table:table-cell>
          <table:table-cell/>
          <table:table-cell table:formula="of:=INFO.OBBA.OBBA.OBGET(INFO.OBBA.OBBA.OBCALL(&quot;&quot;;[.$B$15];&quot;getDaycountFraction&quot;;[.G281];[.H281]))" office:value-type="float" office:value="2.55833333333333" calcext:value-type="float">
            <text:p>2.558</text:p>
          </table:table-cell>
          <table:table-cell table:style-name="ce37" table:formula="of:=(YEARFRAC([.E281];[.F281];[.$C$9]))" office:value-type="float" office:value="2.55833333333333" calcext:value-type="float">
            <text:p>2.558</text:p>
          </table:table-cell>
          <table:table-cell table:formula="of:=ABS([.J281])-[.K28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11-17" calcext:value-type="date">
            <text:p>17/11/1995</text:p>
          </table:table-cell>
          <table:table-cell table:style-name="ce26" table:formula="of:=[.$C$11]+INT(RAND()*([.$C$12]-[.$C$11]))" office:value-type="date" office:date-value="1983-06-04" calcext:value-type="date">
            <text:p>04/06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2]))" office:value-type="string" office:string-value="date-7-282 &#10;[55094]" calcext:value-type="string">
            <text:p>date-7-282 </text:p>
            <text:p>[550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2]))" office:value-type="string" office:string-value="date-8-282 &#10;[55092]" calcext:value-type="string">
            <text:p>date-8-282 </text:p>
            <text:p>[55092]</text:p>
          </table:table-cell>
          <table:table-cell/>
          <table:table-cell table:formula="of:=INFO.OBBA.OBBA.OBGET(INFO.OBBA.OBBA.OBCALL(&quot;&quot;;[.$B$15];&quot;getDaycountFraction&quot;;[.G282];[.H282]))" office:value-type="float" office:value="-12.6361111111111" calcext:value-type="float">
            <text:p>-12.636</text:p>
          </table:table-cell>
          <table:table-cell table:style-name="ce37" table:formula="of:=(YEARFRAC([.E282];[.F282];[.$C$9]))" office:value-type="float" office:value="12.6361111111111" calcext:value-type="float">
            <text:p>12.636</text:p>
          </table:table-cell>
          <table:table-cell table:formula="of:=ABS([.J282])-[.K28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3-23" calcext:value-type="date">
            <text:p>23/03/1986</text:p>
          </table:table-cell>
          <table:table-cell table:style-name="ce26" table:formula="of:=[.$C$11]+INT(RAND()*([.$C$12]-[.$C$11]))" office:value-type="date" office:date-value="2001-11-04" calcext:value-type="date">
            <text:p>04/11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3]))" office:value-type="string" office:string-value="date-7-283 &#10;[55099]" calcext:value-type="string">
            <text:p>date-7-283 </text:p>
            <text:p>[550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3]))" office:value-type="string" office:string-value="date-8-283 &#10;[55097]" calcext:value-type="string">
            <text:p>date-8-283 </text:p>
            <text:p>[55097]</text:p>
          </table:table-cell>
          <table:table-cell/>
          <table:table-cell table:formula="of:=INFO.OBBA.OBBA.OBGET(INFO.OBBA.OBBA.OBCALL(&quot;&quot;;[.$B$15];&quot;getDaycountFraction&quot;;[.G283];[.H283]))" office:value-type="float" office:value="15.8472222222222" calcext:value-type="float">
            <text:p>15.847</text:p>
          </table:table-cell>
          <table:table-cell table:style-name="ce37" table:formula="of:=(YEARFRAC([.E283];[.F283];[.$C$9]))" office:value-type="float" office:value="15.8472222222222" calcext:value-type="float">
            <text:p>15.847</text:p>
          </table:table-cell>
          <table:table-cell table:formula="of:=ABS([.J283])-[.K28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9-17" calcext:value-type="date">
            <text:p>17/09/1991</text:p>
          </table:table-cell>
          <table:table-cell table:style-name="ce26" table:formula="of:=[.$C$11]+INT(RAND()*([.$C$12]-[.$C$11]))" office:value-type="date" office:date-value="2001-11-18" calcext:value-type="date">
            <text:p>18/11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4]))" office:value-type="string" office:string-value="date-7-284 &#10;[55104]" calcext:value-type="string">
            <text:p>date-7-284 </text:p>
            <text:p>[551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4]))" office:value-type="string" office:string-value="date-8-284 &#10;[55102]" calcext:value-type="string">
            <text:p>date-8-284 </text:p>
            <text:p>[55102]</text:p>
          </table:table-cell>
          <table:table-cell/>
          <table:table-cell table:formula="of:=INFO.OBBA.OBBA.OBGET(INFO.OBBA.OBBA.OBCALL(&quot;&quot;;[.$B$15];&quot;getDaycountFraction&quot;;[.G284];[.H284]))" office:value-type="float" office:value="10.3194444444444" calcext:value-type="float">
            <text:p>10.319</text:p>
          </table:table-cell>
          <table:table-cell table:style-name="ce37" table:formula="of:=(YEARFRAC([.E284];[.F284];[.$C$9]))" office:value-type="float" office:value="10.3194444444444" calcext:value-type="float">
            <text:p>10.319</text:p>
          </table:table-cell>
          <table:table-cell table:formula="of:=ABS([.J284])-[.K28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9-11" calcext:value-type="date">
            <text:p>11/09/2007</text:p>
          </table:table-cell>
          <table:table-cell table:style-name="ce26" table:formula="of:=[.$C$11]+INT(RAND()*([.$C$12]-[.$C$11]))" office:value-type="date" office:date-value="2021-12-18" calcext:value-type="date">
            <text:p>18/12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5]))" office:value-type="string" office:string-value="date-7-285 &#10;[55109]" calcext:value-type="string">
            <text:p>date-7-285 </text:p>
            <text:p>[551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5]))" office:value-type="string" office:string-value="date-8-285 &#10;[55107]" calcext:value-type="string">
            <text:p>date-8-285 </text:p>
            <text:p>[55107]</text:p>
          </table:table-cell>
          <table:table-cell/>
          <table:table-cell table:formula="of:=INFO.OBBA.OBBA.OBGET(INFO.OBBA.OBBA.OBCALL(&quot;&quot;;[.$B$15];&quot;getDaycountFraction&quot;;[.G285];[.H285]))" office:value-type="float" office:value="14.4777777777778" calcext:value-type="float">
            <text:p>14.478</text:p>
          </table:table-cell>
          <table:table-cell table:style-name="ce37" table:formula="of:=(YEARFRAC([.E285];[.F285];[.$C$9]))" office:value-type="float" office:value="14.4777777777778" calcext:value-type="float">
            <text:p>14.478</text:p>
          </table:table-cell>
          <table:table-cell table:formula="of:=ABS([.J285])-[.K28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11-18" calcext:value-type="date">
            <text:p>18/11/2027</text:p>
          </table:table-cell>
          <table:table-cell table:style-name="ce26" table:formula="of:=[.$C$11]+INT(RAND()*([.$C$12]-[.$C$11]))" office:value-type="date" office:date-value="1990-06-06" calcext:value-type="date">
            <text:p>06/06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6]))" office:value-type="string" office:string-value="date-7-286 &#10;[55114]" calcext:value-type="string">
            <text:p>date-7-286 </text:p>
            <text:p>[551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6]))" office:value-type="string" office:string-value="date-8-286 &#10;[55112]" calcext:value-type="string">
            <text:p>date-8-286 </text:p>
            <text:p>[55112]</text:p>
          </table:table-cell>
          <table:table-cell/>
          <table:table-cell table:formula="of:=INFO.OBBA.OBBA.OBGET(INFO.OBBA.OBBA.OBCALL(&quot;&quot;;[.$B$15];&quot;getDaycountFraction&quot;;[.G286];[.H286]))" office:value-type="float" office:value="-37.9972222222222" calcext:value-type="float">
            <text:p>-37.997</text:p>
          </table:table-cell>
          <table:table-cell table:style-name="ce37" table:formula="of:=(YEARFRAC([.E286];[.F286];[.$C$9]))" office:value-type="float" office:value="37.9972222222222" calcext:value-type="float">
            <text:p>37.997</text:p>
          </table:table-cell>
          <table:table-cell table:formula="of:=ABS([.J286])-[.K28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1-26" calcext:value-type="date">
            <text:p>26/01/2015</text:p>
          </table:table-cell>
          <table:table-cell table:style-name="ce26" table:formula="of:=[.$C$11]+INT(RAND()*([.$C$12]-[.$C$11]))" office:value-type="date" office:date-value="2021-02-15" calcext:value-type="date">
            <text:p>15/02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7]))" office:value-type="string" office:string-value="date-7-287 &#10;[55119]" calcext:value-type="string">
            <text:p>date-7-287 </text:p>
            <text:p>[551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7]))" office:value-type="string" office:string-value="date-8-287 &#10;[55117]" calcext:value-type="string">
            <text:p>date-8-287 </text:p>
            <text:p>[55117]</text:p>
          </table:table-cell>
          <table:table-cell/>
          <table:table-cell table:formula="of:=INFO.OBBA.OBBA.OBGET(INFO.OBBA.OBBA.OBCALL(&quot;&quot;;[.$B$15];&quot;getDaycountFraction&quot;;[.G287];[.H287]))" office:value-type="float" office:value="6.14444444444445" calcext:value-type="float">
            <text:p>6.144</text:p>
          </table:table-cell>
          <table:table-cell table:style-name="ce37" table:formula="of:=(YEARFRAC([.E287];[.F287];[.$C$9]))" office:value-type="float" office:value="6.14444444444445" calcext:value-type="float">
            <text:p>6.144</text:p>
          </table:table-cell>
          <table:table-cell table:formula="of:=ABS([.J287])-[.K28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3-02" calcext:value-type="date">
            <text:p>02/03/1998</text:p>
          </table:table-cell>
          <table:table-cell table:style-name="ce26" table:formula="of:=[.$C$11]+INT(RAND()*([.$C$12]-[.$C$11]))" office:value-type="date" office:date-value="2013-02-05" calcext:value-type="date">
            <text:p>05/02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8]))" office:value-type="string" office:string-value="date-7-288 &#10;[55124]" calcext:value-type="string">
            <text:p>date-7-288 </text:p>
            <text:p>[551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8]))" office:value-type="string" office:string-value="date-8-288 &#10;[55122]" calcext:value-type="string">
            <text:p>date-8-288 </text:p>
            <text:p>[55122]</text:p>
          </table:table-cell>
          <table:table-cell/>
          <table:table-cell table:formula="of:=INFO.OBBA.OBBA.OBGET(INFO.OBBA.OBBA.OBCALL(&quot;&quot;;[.$B$15];&quot;getDaycountFraction&quot;;[.G288];[.H288]))" office:value-type="float" office:value="15.15" calcext:value-type="float">
            <text:p>15.150</text:p>
          </table:table-cell>
          <table:table-cell table:style-name="ce37" table:formula="of:=(YEARFRAC([.E288];[.F288];[.$C$9]))" office:value-type="float" office:value="15.15" calcext:value-type="float">
            <text:p>15.150</text:p>
          </table:table-cell>
          <table:table-cell table:formula="of:=ABS([.J288])-[.K28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10-12" calcext:value-type="date">
            <text:p>12/10/1998</text:p>
          </table:table-cell>
          <table:table-cell table:style-name="ce26" table:formula="of:=[.$C$11]+INT(RAND()*([.$C$12]-[.$C$11]))" office:value-type="date" office:date-value="2005-06-30" calcext:value-type="date">
            <text:p>30/06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89]))" office:value-type="string" office:string-value="date-7-289 &#10;[55129]" calcext:value-type="string">
            <text:p>date-7-289 </text:p>
            <text:p>[551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89]))" office:value-type="string" office:string-value="date-8-289 &#10;[55127]" calcext:value-type="string">
            <text:p>date-8-289 </text:p>
            <text:p>[55127]</text:p>
          </table:table-cell>
          <table:table-cell/>
          <table:table-cell table:formula="of:=INFO.OBBA.OBBA.OBGET(INFO.OBBA.OBBA.OBCALL(&quot;&quot;;[.$B$15];&quot;getDaycountFraction&quot;;[.G289];[.H289]))" office:value-type="float" office:value="6.81388888888889" calcext:value-type="float">
            <text:p>6.814</text:p>
          </table:table-cell>
          <table:table-cell table:style-name="ce37" table:formula="of:=(YEARFRAC([.E289];[.F289];[.$C$9]))" office:value-type="float" office:value="6.81388888888889" calcext:value-type="float">
            <text:p>6.814</text:p>
          </table:table-cell>
          <table:table-cell table:formula="of:=ABS([.J289])-[.K28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1-09" calcext:value-type="date">
            <text:p>09/01/1996</text:p>
          </table:table-cell>
          <table:table-cell table:style-name="ce26" table:formula="of:=[.$C$11]+INT(RAND()*([.$C$12]-[.$C$11]))" office:value-type="date" office:date-value="2006-03-03" calcext:value-type="date">
            <text:p>03/03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0]))" office:value-type="string" office:string-value="date-7-290 &#10;[55134]" calcext:value-type="string">
            <text:p>date-7-290 </text:p>
            <text:p>[551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0]))" office:value-type="string" office:string-value="date-8-290 &#10;[55132]" calcext:value-type="string">
            <text:p>date-8-290 </text:p>
            <text:p>[55132]</text:p>
          </table:table-cell>
          <table:table-cell/>
          <table:table-cell table:formula="of:=INFO.OBBA.OBBA.OBGET(INFO.OBBA.OBBA.OBCALL(&quot;&quot;;[.$B$15];&quot;getDaycountFraction&quot;;[.G290];[.H290]))" office:value-type="float" office:value="10.2944444444444" calcext:value-type="float">
            <text:p>10.294</text:p>
          </table:table-cell>
          <table:table-cell table:style-name="ce37" table:formula="of:=(YEARFRAC([.E290];[.F290];[.$C$9]))" office:value-type="float" office:value="10.2944444444444" calcext:value-type="float">
            <text:p>10.294</text:p>
          </table:table-cell>
          <table:table-cell table:formula="of:=ABS([.J290])-[.K29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7-28" calcext:value-type="date">
            <text:p>28/07/2010</text:p>
          </table:table-cell>
          <table:table-cell table:style-name="ce26" table:formula="of:=[.$C$11]+INT(RAND()*([.$C$12]-[.$C$11]))" office:value-type="date" office:date-value="2016-10-26" calcext:value-type="date">
            <text:p>26/10/201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1]))" office:value-type="string" office:string-value="date-7-291 &#10;[55139]" calcext:value-type="string">
            <text:p>date-7-291 </text:p>
            <text:p>[551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1]))" office:value-type="string" office:string-value="date-8-291 &#10;[55137]" calcext:value-type="string">
            <text:p>date-8-291 </text:p>
            <text:p>[55137]</text:p>
          </table:table-cell>
          <table:table-cell/>
          <table:table-cell table:formula="of:=INFO.OBBA.OBBA.OBGET(INFO.OBBA.OBBA.OBCALL(&quot;&quot;;[.$B$15];&quot;getDaycountFraction&quot;;[.G291];[.H291]))" office:value-type="float" office:value="6.33888888888889" calcext:value-type="float">
            <text:p>6.339</text:p>
          </table:table-cell>
          <table:table-cell table:style-name="ce37" table:formula="of:=(YEARFRAC([.E291];[.F291];[.$C$9]))" office:value-type="float" office:value="6.33888888888889" calcext:value-type="float">
            <text:p>6.339</text:p>
          </table:table-cell>
          <table:table-cell table:formula="of:=ABS([.J291])-[.K29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1-21" calcext:value-type="date">
            <text:p>21/01/2016</text:p>
          </table:table-cell>
          <table:table-cell table:style-name="ce26" table:formula="of:=[.$C$11]+INT(RAND()*([.$C$12]-[.$C$11]))" office:value-type="date" office:date-value="2020-06-06" calcext:value-type="date">
            <text:p>06/06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2]))" office:value-type="string" office:string-value="date-7-292 &#10;[55144]" calcext:value-type="string">
            <text:p>date-7-292 </text:p>
            <text:p>[551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2]))" office:value-type="string" office:string-value="date-8-292 &#10;[55142]" calcext:value-type="string">
            <text:p>date-8-292 </text:p>
            <text:p>[55142]</text:p>
          </table:table-cell>
          <table:table-cell/>
          <table:table-cell table:formula="of:=INFO.OBBA.OBBA.OBGET(INFO.OBBA.OBBA.OBCALL(&quot;&quot;;[.$B$15];&quot;getDaycountFraction&quot;;[.G292];[.H292]))" office:value-type="float" office:value="4.43888888888889" calcext:value-type="float">
            <text:p>4.439</text:p>
          </table:table-cell>
          <table:table-cell table:style-name="ce37" table:formula="of:=(YEARFRAC([.E292];[.F292];[.$C$9]))" office:value-type="float" office:value="4.43888888888889" calcext:value-type="float">
            <text:p>4.439</text:p>
          </table:table-cell>
          <table:table-cell table:formula="of:=ABS([.J292])-[.K29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12-09" calcext:value-type="date">
            <text:p>09/12/2002</text:p>
          </table:table-cell>
          <table:table-cell table:style-name="ce26" table:formula="of:=[.$C$11]+INT(RAND()*([.$C$12]-[.$C$11]))" office:value-type="date" office:date-value="2000-02-27" calcext:value-type="date">
            <text:p>27/02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3]))" office:value-type="string" office:string-value="date-7-293 &#10;[55149]" calcext:value-type="string">
            <text:p>date-7-293 </text:p>
            <text:p>[551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3]))" office:value-type="string" office:string-value="date-8-293 &#10;[55147]" calcext:value-type="string">
            <text:p>date-8-293 </text:p>
            <text:p>[55147]</text:p>
          </table:table-cell>
          <table:table-cell/>
          <table:table-cell table:formula="of:=INFO.OBBA.OBBA.OBGET(INFO.OBBA.OBBA.OBCALL(&quot;&quot;;[.$B$15];&quot;getDaycountFraction&quot;;[.G293];[.H293]))" office:value-type="float" office:value="-2.82222222222222" calcext:value-type="float">
            <text:p>-2.822</text:p>
          </table:table-cell>
          <table:table-cell table:style-name="ce37" table:formula="of:=(YEARFRAC([.E293];[.F293];[.$C$9]))" office:value-type="float" office:value="2.82222222222222" calcext:value-type="float">
            <text:p>2.822</text:p>
          </table:table-cell>
          <table:table-cell table:formula="of:=ABS([.J293])-[.K29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1-24" calcext:value-type="date">
            <text:p>24/11/2015</text:p>
          </table:table-cell>
          <table:table-cell table:style-name="ce26" table:formula="of:=[.$C$11]+INT(RAND()*([.$C$12]-[.$C$11]))" office:value-type="date" office:date-value="2009-04-09" calcext:value-type="date">
            <text:p>09/04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4]))" office:value-type="string" office:string-value="date-7-294 &#10;[55154]" calcext:value-type="string">
            <text:p>date-7-294 </text:p>
            <text:p>[551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4]))" office:value-type="string" office:string-value="date-8-294 &#10;[55152]" calcext:value-type="string">
            <text:p>date-8-294 </text:p>
            <text:p>[55152]</text:p>
          </table:table-cell>
          <table:table-cell/>
          <table:table-cell table:formula="of:=INFO.OBBA.OBBA.OBGET(INFO.OBBA.OBBA.OBCALL(&quot;&quot;;[.$B$15];&quot;getDaycountFraction&quot;;[.G294];[.H294]))" office:value-type="float" office:value="-6.72222222222222" calcext:value-type="float">
            <text:p>-6.722</text:p>
          </table:table-cell>
          <table:table-cell table:style-name="ce37" table:formula="of:=(YEARFRAC([.E294];[.F294];[.$C$9]))" office:value-type="float" office:value="6.72222222222222" calcext:value-type="float">
            <text:p>6.722</text:p>
          </table:table-cell>
          <table:table-cell table:formula="of:=ABS([.J294])-[.K29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8-11" calcext:value-type="date">
            <text:p>11/08/2023</text:p>
          </table:table-cell>
          <table:table-cell table:style-name="ce26" table:formula="of:=[.$C$11]+INT(RAND()*([.$C$12]-[.$C$11]))" office:value-type="date" office:date-value="1983-01-04" calcext:value-type="date">
            <text:p>04/01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5]))" office:value-type="string" office:string-value="date-7-295 &#10;[55159]" calcext:value-type="string">
            <text:p>date-7-295 </text:p>
            <text:p>[551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5]))" office:value-type="string" office:string-value="date-8-295 &#10;[55157]" calcext:value-type="string">
            <text:p>date-8-295 </text:p>
            <text:p>[55157]</text:p>
          </table:table-cell>
          <table:table-cell/>
          <table:table-cell table:formula="of:=INFO.OBBA.OBBA.OBGET(INFO.OBBA.OBBA.OBCALL(&quot;&quot;;[.$B$15];&quot;getDaycountFraction&quot;;[.G295];[.H295]))" office:value-type="float" office:value="-41.1916666666667" calcext:value-type="float">
            <text:p>-41.192</text:p>
          </table:table-cell>
          <table:table-cell table:style-name="ce37" table:formula="of:=(YEARFRAC([.E295];[.F295];[.$C$9]))" office:value-type="float" office:value="41.1916666666667" calcext:value-type="float">
            <text:p>41.192</text:p>
          </table:table-cell>
          <table:table-cell table:formula="of:=ABS([.J295])-[.K29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7-25" calcext:value-type="date">
            <text:p>25/07/1995</text:p>
          </table:table-cell>
          <table:table-cell table:style-name="ce26" table:formula="of:=[.$C$11]+INT(RAND()*([.$C$12]-[.$C$11]))" office:value-type="date" office:date-value="2029-02-15" calcext:value-type="date">
            <text:p>15/02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6]))" office:value-type="string" office:string-value="date-7-296 &#10;[55164]" calcext:value-type="string">
            <text:p>date-7-296 </text:p>
            <text:p>[551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6]))" office:value-type="string" office:string-value="date-8-296 &#10;[55162]" calcext:value-type="string">
            <text:p>date-8-296 </text:p>
            <text:p>[55162]</text:p>
          </table:table-cell>
          <table:table-cell/>
          <table:table-cell table:formula="of:=INFO.OBBA.OBBA.OBGET(INFO.OBBA.OBBA.OBCALL(&quot;&quot;;[.$B$15];&quot;getDaycountFraction&quot;;[.G296];[.H296]))" office:value-type="float" office:value="34.0527777777778" calcext:value-type="float">
            <text:p>34.053</text:p>
          </table:table-cell>
          <table:table-cell table:style-name="ce37" table:formula="of:=(YEARFRAC([.E296];[.F296];[.$C$9]))" office:value-type="float" office:value="34.0527777777778" calcext:value-type="float">
            <text:p>34.053</text:p>
          </table:table-cell>
          <table:table-cell table:formula="of:=ABS([.J296])-[.K29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2-25" calcext:value-type="date">
            <text:p>25/02/2015</text:p>
          </table:table-cell>
          <table:table-cell table:style-name="ce26" table:formula="of:=[.$C$11]+INT(RAND()*([.$C$12]-[.$C$11]))" office:value-type="date" office:date-value="1986-11-22" calcext:value-type="date">
            <text:p>22/11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7]))" office:value-type="string" office:string-value="date-7-297 &#10;[55169]" calcext:value-type="string">
            <text:p>date-7-297 </text:p>
            <text:p>[551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7]))" office:value-type="string" office:string-value="date-8-297 &#10;[55167]" calcext:value-type="string">
            <text:p>date-8-297 </text:p>
            <text:p>[55167]</text:p>
          </table:table-cell>
          <table:table-cell/>
          <table:table-cell table:formula="of:=INFO.OBBA.OBBA.OBGET(INFO.OBBA.OBBA.OBCALL(&quot;&quot;;[.$B$15];&quot;getDaycountFraction&quot;;[.G297];[.H297]))" office:value-type="float" office:value="-28.6722222222222" calcext:value-type="float">
            <text:p>-28.672</text:p>
          </table:table-cell>
          <table:table-cell table:style-name="ce37" table:formula="of:=(YEARFRAC([.E297];[.F297];[.$C$9]))" office:value-type="float" office:value="28.6722222222222" calcext:value-type="float">
            <text:p>28.672</text:p>
          </table:table-cell>
          <table:table-cell table:formula="of:=ABS([.J297])-[.K29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2-27" calcext:value-type="date">
            <text:p>27/12/2024</text:p>
          </table:table-cell>
          <table:table-cell table:style-name="ce26" table:formula="of:=[.$C$11]+INT(RAND()*([.$C$12]-[.$C$11]))" office:value-type="date" office:date-value="2014-01-25" calcext:value-type="date">
            <text:p>25/01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8]))" office:value-type="string" office:string-value="date-7-298 &#10;[55174]" calcext:value-type="string">
            <text:p>date-7-298 </text:p>
            <text:p>[551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8]))" office:value-type="string" office:string-value="date-8-298 &#10;[55172]" calcext:value-type="string">
            <text:p>date-8-298 </text:p>
            <text:p>[55172]</text:p>
          </table:table-cell>
          <table:table-cell/>
          <table:table-cell table:formula="of:=INFO.OBBA.OBBA.OBGET(INFO.OBBA.OBBA.OBCALL(&quot;&quot;;[.$B$15];&quot;getDaycountFraction&quot;;[.G298];[.H298]))" office:value-type="float" office:value="-11.0805555555556" calcext:value-type="float">
            <text:p>-11.081</text:p>
          </table:table-cell>
          <table:table-cell table:style-name="ce37" table:formula="of:=(YEARFRAC([.E298];[.F298];[.$C$9]))" office:value-type="float" office:value="11.0805555555556" calcext:value-type="float">
            <text:p>11.081</text:p>
          </table:table-cell>
          <table:table-cell table:formula="of:=ABS([.J298])-[.K29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11-09" calcext:value-type="date">
            <text:p>09/11/2001</text:p>
          </table:table-cell>
          <table:table-cell table:style-name="ce26" table:formula="of:=[.$C$11]+INT(RAND()*([.$C$12]-[.$C$11]))" office:value-type="date" office:date-value="2009-06-25" calcext:value-type="date">
            <text:p>25/06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299]))" office:value-type="string" office:string-value="date-7-299 &#10;[55179]" calcext:value-type="string">
            <text:p>date-7-299 </text:p>
            <text:p>[551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299]))" office:value-type="string" office:string-value="date-8-299 &#10;[55177]" calcext:value-type="string">
            <text:p>date-8-299 </text:p>
            <text:p>[55177]</text:p>
          </table:table-cell>
          <table:table-cell/>
          <table:table-cell table:formula="of:=INFO.OBBA.OBBA.OBGET(INFO.OBBA.OBBA.OBCALL(&quot;&quot;;[.$B$15];&quot;getDaycountFraction&quot;;[.G299];[.H299]))" office:value-type="float" office:value="7.73611111111111" calcext:value-type="float">
            <text:p>7.736</text:p>
          </table:table-cell>
          <table:table-cell table:style-name="ce37" table:formula="of:=(YEARFRAC([.E299];[.F299];[.$C$9]))" office:value-type="float" office:value="7.73611111111111" calcext:value-type="float">
            <text:p>7.736</text:p>
          </table:table-cell>
          <table:table-cell table:formula="of:=ABS([.J299])-[.K29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6-07" calcext:value-type="date">
            <text:p>07/06/2015</text:p>
          </table:table-cell>
          <table:table-cell table:style-name="ce26" table:formula="of:=[.$C$11]+INT(RAND()*([.$C$12]-[.$C$11]))" office:value-type="date" office:date-value="2028-06-26" calcext:value-type="date">
            <text:p>26/06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0]))" office:value-type="string" office:string-value="date-7-300 &#10;[55184]" calcext:value-type="string">
            <text:p>date-7-300 </text:p>
            <text:p>[551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0]))" office:value-type="string" office:string-value="date-8-300 &#10;[55182]" calcext:value-type="string">
            <text:p>date-8-300 </text:p>
            <text:p>[55182]</text:p>
          </table:table-cell>
          <table:table-cell/>
          <table:table-cell table:formula="of:=INFO.OBBA.OBBA.OBGET(INFO.OBBA.OBBA.OBCALL(&quot;&quot;;[.$B$15];&quot;getDaycountFraction&quot;;[.G300];[.H300]))" office:value-type="float" office:value="13.2444444444444" calcext:value-type="float">
            <text:p>13.244</text:p>
          </table:table-cell>
          <table:table-cell table:style-name="ce37" table:formula="of:=(YEARFRAC([.E300];[.F300];[.$C$9]))" office:value-type="float" office:value="13.2444444444444" calcext:value-type="float">
            <text:p>13.244</text:p>
          </table:table-cell>
          <table:table-cell table:formula="of:=ABS([.J300])-[.K30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7-03" calcext:value-type="date">
            <text:p>03/07/2007</text:p>
          </table:table-cell>
          <table:table-cell table:style-name="ce26" table:formula="of:=[.$C$11]+INT(RAND()*([.$C$12]-[.$C$11]))" office:value-type="date" office:date-value="2020-02-10" calcext:value-type="date">
            <text:p>10/02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1]))" office:value-type="string" office:string-value="date-7-301 &#10;[55189]" calcext:value-type="string">
            <text:p>date-7-301 </text:p>
            <text:p>[551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1]))" office:value-type="string" office:string-value="date-8-301 &#10;[55187]" calcext:value-type="string">
            <text:p>date-8-301 </text:p>
            <text:p>[55187]</text:p>
          </table:table-cell>
          <table:table-cell/>
          <table:table-cell table:formula="of:=INFO.OBBA.OBBA.OBGET(INFO.OBBA.OBBA.OBCALL(&quot;&quot;;[.$B$15];&quot;getDaycountFraction&quot;;[.G301];[.H301]))" office:value-type="float" office:value="12.7916666666667" calcext:value-type="float">
            <text:p>12.792</text:p>
          </table:table-cell>
          <table:table-cell table:style-name="ce37" table:formula="of:=(YEARFRAC([.E301];[.F301];[.$C$9]))" office:value-type="float" office:value="12.7916666666667" calcext:value-type="float">
            <text:p>12.792</text:p>
          </table:table-cell>
          <table:table-cell table:formula="of:=ABS([.J301])-[.K30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11-05" calcext:value-type="date">
            <text:p>05/11/1981</text:p>
          </table:table-cell>
          <table:table-cell table:style-name="ce26" table:formula="of:=[.$C$11]+INT(RAND()*([.$C$12]-[.$C$11]))" office:value-type="date" office:date-value="2015-05-04" calcext:value-type="date">
            <text:p>04/05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2]))" office:value-type="string" office:string-value="date-7-302 &#10;[55194]" calcext:value-type="string">
            <text:p>date-7-302 </text:p>
            <text:p>[551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2]))" office:value-type="string" office:string-value="date-8-302 &#10;[55192]" calcext:value-type="string">
            <text:p>date-8-302 </text:p>
            <text:p>[55192]</text:p>
          </table:table-cell>
          <table:table-cell/>
          <table:table-cell table:formula="of:=INFO.OBBA.OBBA.OBGET(INFO.OBBA.OBBA.OBCALL(&quot;&quot;;[.$B$15];&quot;getDaycountFraction&quot;;[.G302];[.H302]))" office:value-type="float" office:value="33.9805555555556" calcext:value-type="float">
            <text:p>33.981</text:p>
          </table:table-cell>
          <table:table-cell table:style-name="ce37" table:formula="of:=(YEARFRAC([.E302];[.F302];[.$C$9]))" office:value-type="float" office:value="33.9805555555556" calcext:value-type="float">
            <text:p>33.981</text:p>
          </table:table-cell>
          <table:table-cell table:formula="of:=ABS([.J302])-[.K30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2-10" calcext:value-type="date">
            <text:p>10/02/2007</text:p>
          </table:table-cell>
          <table:table-cell table:style-name="ce26" table:formula="of:=[.$C$11]+INT(RAND()*([.$C$12]-[.$C$11]))" office:value-type="date" office:date-value="2026-08-20" calcext:value-type="date">
            <text:p>20/08/202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3]))" office:value-type="string" office:string-value="date-7-303 &#10;[55199]" calcext:value-type="string">
            <text:p>date-7-303 </text:p>
            <text:p>[551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3]))" office:value-type="string" office:string-value="date-8-303 &#10;[55197]" calcext:value-type="string">
            <text:p>date-8-303 </text:p>
            <text:p>[55197]</text:p>
          </table:table-cell>
          <table:table-cell/>
          <table:table-cell table:formula="of:=INFO.OBBA.OBBA.OBGET(INFO.OBBA.OBBA.OBCALL(&quot;&quot;;[.$B$15];&quot;getDaycountFraction&quot;;[.G303];[.H303]))" office:value-type="float" office:value="19.8083333333333" calcext:value-type="float">
            <text:p>19.808</text:p>
          </table:table-cell>
          <table:table-cell table:style-name="ce37" table:formula="of:=(YEARFRAC([.E303];[.F303];[.$C$9]))" office:value-type="float" office:value="19.8083333333333" calcext:value-type="float">
            <text:p>19.808</text:p>
          </table:table-cell>
          <table:table-cell table:formula="of:=ABS([.J303])-[.K30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5-02" calcext:value-type="date">
            <text:p>02/05/1984</text:p>
          </table:table-cell>
          <table:table-cell table:style-name="ce26" table:formula="of:=[.$C$11]+INT(RAND()*([.$C$12]-[.$C$11]))" office:value-type="date" office:date-value="2027-03-21" calcext:value-type="date">
            <text:p>21/03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4]))" office:value-type="string" office:string-value="date-7-304 &#10;[55204]" calcext:value-type="string">
            <text:p>date-7-304 </text:p>
            <text:p>[552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4]))" office:value-type="string" office:string-value="date-8-304 &#10;[55202]" calcext:value-type="string">
            <text:p>date-8-304 </text:p>
            <text:p>[55202]</text:p>
          </table:table-cell>
          <table:table-cell/>
          <table:table-cell table:formula="of:=INFO.OBBA.OBBA.OBGET(INFO.OBBA.OBBA.OBCALL(&quot;&quot;;[.$B$15];&quot;getDaycountFraction&quot;;[.G304];[.H304]))" office:value-type="float" office:value="43.5083333333333" calcext:value-type="float">
            <text:p>43.508</text:p>
          </table:table-cell>
          <table:table-cell table:style-name="ce37" table:formula="of:=(YEARFRAC([.E304];[.F304];[.$C$9]))" office:value-type="float" office:value="43.5083333333333" calcext:value-type="float">
            <text:p>43.508</text:p>
          </table:table-cell>
          <table:table-cell table:formula="of:=ABS([.J304])-[.K30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1-22" calcext:value-type="date">
            <text:p>22/11/2024</text:p>
          </table:table-cell>
          <table:table-cell table:style-name="ce26" table:formula="of:=[.$C$11]+INT(RAND()*([.$C$12]-[.$C$11]))" office:value-type="date" office:date-value="2014-09-19" calcext:value-type="date">
            <text:p>19/09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5]))" office:value-type="string" office:string-value="date-7-305 &#10;[55209]" calcext:value-type="string">
            <text:p>date-7-305 </text:p>
            <text:p>[552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5]))" office:value-type="string" office:string-value="date-8-305 &#10;[55207]" calcext:value-type="string">
            <text:p>date-8-305 </text:p>
            <text:p>[55207]</text:p>
          </table:table-cell>
          <table:table-cell/>
          <table:table-cell table:formula="of:=INFO.OBBA.OBBA.OBGET(INFO.OBBA.OBBA.OBCALL(&quot;&quot;;[.$B$15];&quot;getDaycountFraction&quot;;[.G305];[.H305]))" office:value-type="float" office:value="-10.325" calcext:value-type="float">
            <text:p>-10.325</text:p>
          </table:table-cell>
          <table:table-cell table:style-name="ce37" table:formula="of:=(YEARFRAC([.E305];[.F305];[.$C$9]))" office:value-type="float" office:value="10.325" calcext:value-type="float">
            <text:p>10.325</text:p>
          </table:table-cell>
          <table:table-cell table:formula="of:=ABS([.J305])-[.K30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5-14" calcext:value-type="date">
            <text:p>14/05/2016</text:p>
          </table:table-cell>
          <table:table-cell table:style-name="ce26" table:formula="of:=[.$C$11]+INT(RAND()*([.$C$12]-[.$C$11]))" office:value-type="date" office:date-value="2005-01-23" calcext:value-type="date">
            <text:p>23/01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6]))" office:value-type="string" office:string-value="date-7-306 &#10;[55214]" calcext:value-type="string">
            <text:p>date-7-306 </text:p>
            <text:p>[552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6]))" office:value-type="string" office:string-value="date-8-306 &#10;[55212]" calcext:value-type="string">
            <text:p>date-8-306 </text:p>
            <text:p>[55212]</text:p>
          </table:table-cell>
          <table:table-cell/>
          <table:table-cell table:formula="of:=INFO.OBBA.OBBA.OBGET(INFO.OBBA.OBBA.OBCALL(&quot;&quot;;[.$B$15];&quot;getDaycountFraction&quot;;[.G306];[.H306]))" office:value-type="float" office:value="-11.4694444444444" calcext:value-type="float">
            <text:p>-11.469</text:p>
          </table:table-cell>
          <table:table-cell table:style-name="ce37" table:formula="of:=(YEARFRAC([.E306];[.F306];[.$C$9]))" office:value-type="float" office:value="11.4694444444444" calcext:value-type="float">
            <text:p>11.469</text:p>
          </table:table-cell>
          <table:table-cell table:formula="of:=ABS([.J306])-[.K30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3-21" calcext:value-type="date">
            <text:p>21/03/1990</text:p>
          </table:table-cell>
          <table:table-cell table:style-name="ce26" table:formula="of:=[.$C$11]+INT(RAND()*([.$C$12]-[.$C$11]))" office:value-type="date" office:date-value="1984-09-07" calcext:value-type="date">
            <text:p>07/09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7]))" office:value-type="string" office:string-value="date-7-307 &#10;[55219]" calcext:value-type="string">
            <text:p>date-7-307 </text:p>
            <text:p>[552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7]))" office:value-type="string" office:string-value="date-8-307 &#10;[55217]" calcext:value-type="string">
            <text:p>date-8-307 </text:p>
            <text:p>[55217]</text:p>
          </table:table-cell>
          <table:table-cell/>
          <table:table-cell table:formula="of:=INFO.OBBA.OBBA.OBGET(INFO.OBBA.OBBA.OBCALL(&quot;&quot;;[.$B$15];&quot;getDaycountFraction&quot;;[.G307];[.H307]))" office:value-type="float" office:value="-5.61388888888889" calcext:value-type="float">
            <text:p>-5.614</text:p>
          </table:table-cell>
          <table:table-cell table:style-name="ce37" table:formula="of:=(YEARFRAC([.E307];[.F307];[.$C$9]))" office:value-type="float" office:value="5.61388888888889" calcext:value-type="float">
            <text:p>5.614</text:p>
          </table:table-cell>
          <table:table-cell table:formula="of:=ABS([.J307])-[.K30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5-16" calcext:value-type="date">
            <text:p>16/05/2022</text:p>
          </table:table-cell>
          <table:table-cell table:style-name="ce26" table:formula="of:=[.$C$11]+INT(RAND()*([.$C$12]-[.$C$11]))" office:value-type="date" office:date-value="1992-08-03" calcext:value-type="date">
            <text:p>03/08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8]))" office:value-type="string" office:string-value="date-7-308 &#10;[55224]" calcext:value-type="string">
            <text:p>date-7-308 </text:p>
            <text:p>[552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8]))" office:value-type="string" office:string-value="date-8-308 &#10;[55222]" calcext:value-type="string">
            <text:p>date-8-308 </text:p>
            <text:p>[55222]</text:p>
          </table:table-cell>
          <table:table-cell/>
          <table:table-cell table:formula="of:=INFO.OBBA.OBBA.OBGET(INFO.OBBA.OBBA.OBCALL(&quot;&quot;;[.$B$15];&quot;getDaycountFraction&quot;;[.G308];[.H308]))" office:value-type="float" office:value="-30.2166666666667" calcext:value-type="float">
            <text:p>-30.217</text:p>
          </table:table-cell>
          <table:table-cell table:style-name="ce37" table:formula="of:=(YEARFRAC([.E308];[.F308];[.$C$9]))" office:value-type="float" office:value="30.2166666666667" calcext:value-type="float">
            <text:p>30.217</text:p>
          </table:table-cell>
          <table:table-cell table:formula="of:=ABS([.J308])-[.K30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11-05" calcext:value-type="date">
            <text:p>05/11/1991</text:p>
          </table:table-cell>
          <table:table-cell table:style-name="ce26" table:formula="of:=[.$C$11]+INT(RAND()*([.$C$12]-[.$C$11]))" office:value-type="date" office:date-value="1990-07-13" calcext:value-type="date">
            <text:p>13/07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09]))" office:value-type="string" office:string-value="date-7-309 &#10;[55229]" calcext:value-type="string">
            <text:p>date-7-309 </text:p>
            <text:p>[552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09]))" office:value-type="string" office:string-value="date-8-309 &#10;[55227]" calcext:value-type="string">
            <text:p>date-8-309 </text:p>
            <text:p>[55227]</text:p>
          </table:table-cell>
          <table:table-cell/>
          <table:table-cell table:formula="of:=INFO.OBBA.OBBA.OBGET(INFO.OBBA.OBBA.OBCALL(&quot;&quot;;[.$B$15];&quot;getDaycountFraction&quot;;[.G309];[.H309]))" office:value-type="float" office:value="-1.33333333333333" calcext:value-type="float">
            <text:p>-1.333</text:p>
          </table:table-cell>
          <table:table-cell table:style-name="ce37" table:formula="of:=(YEARFRAC([.E309];[.F309];[.$C$9]))" office:value-type="float" office:value="1.33333333333333" calcext:value-type="float">
            <text:p>1.333</text:p>
          </table:table-cell>
          <table:table-cell table:formula="of:=ABS([.J309])-[.K30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3-04" calcext:value-type="date">
            <text:p>04/03/2011</text:p>
          </table:table-cell>
          <table:table-cell table:style-name="ce26" table:formula="of:=[.$C$11]+INT(RAND()*([.$C$12]-[.$C$11]))" office:value-type="date" office:date-value="1988-11-15" calcext:value-type="date">
            <text:p>15/11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0]))" office:value-type="string" office:string-value="date-7-310 &#10;[55234]" calcext:value-type="string">
            <text:p>date-7-310 </text:p>
            <text:p>[552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0]))" office:value-type="string" office:string-value="date-8-310 &#10;[55232]" calcext:value-type="string">
            <text:p>date-8-310 </text:p>
            <text:p>[55232]</text:p>
          </table:table-cell>
          <table:table-cell/>
          <table:table-cell table:formula="of:=INFO.OBBA.OBBA.OBGET(INFO.OBBA.OBBA.OBCALL(&quot;&quot;;[.$B$15];&quot;getDaycountFraction&quot;;[.G310];[.H310]))" office:value-type="float" office:value="-22.6222222222222" calcext:value-type="float">
            <text:p>-22.622</text:p>
          </table:table-cell>
          <table:table-cell table:style-name="ce37" table:formula="of:=(YEARFRAC([.E310];[.F310];[.$C$9]))" office:value-type="float" office:value="22.6222222222222" calcext:value-type="float">
            <text:p>22.622</text:p>
          </table:table-cell>
          <table:table-cell table:formula="of:=ABS([.J310])-[.K31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1-01" calcext:value-type="date">
            <text:p>01/01/2001</text:p>
          </table:table-cell>
          <table:table-cell table:style-name="ce26" table:formula="of:=[.$C$11]+INT(RAND()*([.$C$12]-[.$C$11]))" office:value-type="date" office:date-value="1983-04-25" calcext:value-type="date">
            <text:p>25/04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1]))" office:value-type="string" office:string-value="date-7-311 &#10;[55239]" calcext:value-type="string">
            <text:p>date-7-311 </text:p>
            <text:p>[552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1]))" office:value-type="string" office:string-value="date-8-311 &#10;[55237]" calcext:value-type="string">
            <text:p>date-8-311 </text:p>
            <text:p>[55237]</text:p>
          </table:table-cell>
          <table:table-cell/>
          <table:table-cell table:formula="of:=INFO.OBBA.OBBA.OBGET(INFO.OBBA.OBBA.OBCALL(&quot;&quot;;[.$B$15];&quot;getDaycountFraction&quot;;[.G311];[.H311]))" office:value-type="float" office:value="-17.9472222222222" calcext:value-type="float">
            <text:p>-17.947</text:p>
          </table:table-cell>
          <table:table-cell table:style-name="ce37" table:formula="of:=(YEARFRAC([.E311];[.F311];[.$C$9]))" office:value-type="float" office:value="17.9472222222222" calcext:value-type="float">
            <text:p>17.947</text:p>
          </table:table-cell>
          <table:table-cell table:formula="of:=ABS([.J311])-[.K31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7-03" calcext:value-type="date">
            <text:p>03/07/1989</text:p>
          </table:table-cell>
          <table:table-cell table:style-name="ce26" table:formula="of:=[.$C$11]+INT(RAND()*([.$C$12]-[.$C$11]))" office:value-type="date" office:date-value="1993-07-05" calcext:value-type="date">
            <text:p>05/07/199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2]))" office:value-type="string" office:string-value="date-7-312 &#10;[55244]" calcext:value-type="string">
            <text:p>date-7-312 </text:p>
            <text:p>[552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2]))" office:value-type="string" office:string-value="date-8-312 &#10;[55242]" calcext:value-type="string">
            <text:p>date-8-312 </text:p>
            <text:p>[55242]</text:p>
          </table:table-cell>
          <table:table-cell/>
          <table:table-cell table:formula="of:=INFO.OBBA.OBBA.OBGET(INFO.OBBA.OBBA.OBCALL(&quot;&quot;;[.$B$15];&quot;getDaycountFraction&quot;;[.G312];[.H312]))" office:value-type="float" office:value="4.06388888888889" calcext:value-type="float">
            <text:p>4.064</text:p>
          </table:table-cell>
          <table:table-cell table:style-name="ce37" table:formula="of:=(YEARFRAC([.E312];[.F312];[.$C$9]))" office:value-type="float" office:value="4.06388888888889" calcext:value-type="float">
            <text:p>4.064</text:p>
          </table:table-cell>
          <table:table-cell table:formula="of:=ABS([.J312])-[.K31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4-27" calcext:value-type="date">
            <text:p>27/04/2019</text:p>
          </table:table-cell>
          <table:table-cell table:style-name="ce26" table:formula="of:=[.$C$11]+INT(RAND()*([.$C$12]-[.$C$11]))" office:value-type="date" office:date-value="2013-06-29" calcext:value-type="date">
            <text:p>29/06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3]))" office:value-type="string" office:string-value="date-7-313 &#10;[55249]" calcext:value-type="string">
            <text:p>date-7-313 </text:p>
            <text:p>[552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3]))" office:value-type="string" office:string-value="date-8-313 &#10;[55247]" calcext:value-type="string">
            <text:p>date-8-313 </text:p>
            <text:p>[55247]</text:p>
          </table:table-cell>
          <table:table-cell/>
          <table:table-cell table:formula="of:=INFO.OBBA.OBBA.OBGET(INFO.OBBA.OBBA.OBCALL(&quot;&quot;;[.$B$15];&quot;getDaycountFraction&quot;;[.G313];[.H313]))" office:value-type="float" office:value="-5.91111111111111" calcext:value-type="float">
            <text:p>-5.911</text:p>
          </table:table-cell>
          <table:table-cell table:style-name="ce37" table:formula="of:=(YEARFRAC([.E313];[.F313];[.$C$9]))" office:value-type="float" office:value="5.91111111111111" calcext:value-type="float">
            <text:p>5.911</text:p>
          </table:table-cell>
          <table:table-cell table:formula="of:=ABS([.J313])-[.K31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3-02" calcext:value-type="date">
            <text:p>02/03/1990</text:p>
          </table:table-cell>
          <table:table-cell table:style-name="ce26" table:formula="of:=[.$C$11]+INT(RAND()*([.$C$12]-[.$C$11]))" office:value-type="date" office:date-value="2022-04-15" calcext:value-type="date">
            <text:p>15/04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4]))" office:value-type="string" office:string-value="date-7-314 &#10;[55254]" calcext:value-type="string">
            <text:p>date-7-314 </text:p>
            <text:p>[552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4]))" office:value-type="string" office:string-value="date-8-314 &#10;[55252]" calcext:value-type="string">
            <text:p>date-8-314 </text:p>
            <text:p>[55252]</text:p>
          </table:table-cell>
          <table:table-cell/>
          <table:table-cell table:formula="of:=INFO.OBBA.OBBA.OBGET(INFO.OBBA.OBBA.OBCALL(&quot;&quot;;[.$B$15];&quot;getDaycountFraction&quot;;[.G314];[.H314]))" office:value-type="float" office:value="32.5888888888889" calcext:value-type="float">
            <text:p>32.589</text:p>
          </table:table-cell>
          <table:table-cell table:style-name="ce37" table:formula="of:=(YEARFRAC([.E314];[.F314];[.$C$9]))" office:value-type="float" office:value="32.5888888888889" calcext:value-type="float">
            <text:p>32.589</text:p>
          </table:table-cell>
          <table:table-cell table:formula="of:=ABS([.J314])-[.K31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6-14" calcext:value-type="date">
            <text:p>14/06/1998</text:p>
          </table:table-cell>
          <table:table-cell table:style-name="ce26" table:formula="of:=[.$C$11]+INT(RAND()*([.$C$12]-[.$C$11]))" office:value-type="date" office:date-value="2002-11-10" calcext:value-type="date">
            <text:p>10/11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5]))" office:value-type="string" office:string-value="date-7-315 &#10;[55259]" calcext:value-type="string">
            <text:p>date-7-315 </text:p>
            <text:p>[552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5]))" office:value-type="string" office:string-value="date-8-315 &#10;[55257]" calcext:value-type="string">
            <text:p>date-8-315 </text:p>
            <text:p>[55257]</text:p>
          </table:table-cell>
          <table:table-cell/>
          <table:table-cell table:formula="of:=INFO.OBBA.OBBA.OBGET(INFO.OBBA.OBBA.OBCALL(&quot;&quot;;[.$B$15];&quot;getDaycountFraction&quot;;[.G315];[.H315]))" office:value-type="float" office:value="4.47222222222222" calcext:value-type="float">
            <text:p>4.472</text:p>
          </table:table-cell>
          <table:table-cell table:style-name="ce37" table:formula="of:=(YEARFRAC([.E315];[.F315];[.$C$9]))" office:value-type="float" office:value="4.47222222222222" calcext:value-type="float">
            <text:p>4.472</text:p>
          </table:table-cell>
          <table:table-cell table:formula="of:=ABS([.J315])-[.K31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0-20" calcext:value-type="date">
            <text:p>20/10/1988</text:p>
          </table:table-cell>
          <table:table-cell table:style-name="ce26" table:formula="of:=[.$C$11]+INT(RAND()*([.$C$12]-[.$C$11]))" office:value-type="date" office:date-value="1987-09-08" calcext:value-type="date">
            <text:p>08/09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6]))" office:value-type="string" office:string-value="date-7-316 &#10;[55264]" calcext:value-type="string">
            <text:p>date-7-316 </text:p>
            <text:p>[552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6]))" office:value-type="string" office:string-value="date-8-316 &#10;[55262]" calcext:value-type="string">
            <text:p>date-8-316 </text:p>
            <text:p>[55262]</text:p>
          </table:table-cell>
          <table:table-cell/>
          <table:table-cell table:formula="of:=INFO.OBBA.OBBA.OBGET(INFO.OBBA.OBBA.OBCALL(&quot;&quot;;[.$B$15];&quot;getDaycountFraction&quot;;[.G316];[.H316]))" office:value-type="float" office:value="-1.13333333333333" calcext:value-type="float">
            <text:p>-1.133</text:p>
          </table:table-cell>
          <table:table-cell table:style-name="ce37" table:formula="of:=(YEARFRAC([.E316];[.F316];[.$C$9]))" office:value-type="float" office:value="1.13333333333333" calcext:value-type="float">
            <text:p>1.133</text:p>
          </table:table-cell>
          <table:table-cell table:formula="of:=ABS([.J316])-[.K31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6-18" calcext:value-type="date">
            <text:p>18/06/2003</text:p>
          </table:table-cell>
          <table:table-cell table:style-name="ce26" table:formula="of:=[.$C$11]+INT(RAND()*([.$C$12]-[.$C$11]))" office:value-type="date" office:date-value="1988-05-23" calcext:value-type="date">
            <text:p>23/05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7]))" office:value-type="string" office:string-value="date-7-317 &#10;[55269]" calcext:value-type="string">
            <text:p>date-7-317 </text:p>
            <text:p>[552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7]))" office:value-type="string" office:string-value="date-8-317 &#10;[55267]" calcext:value-type="string">
            <text:p>date-8-317 </text:p>
            <text:p>[55267]</text:p>
          </table:table-cell>
          <table:table-cell/>
          <table:table-cell table:formula="of:=INFO.OBBA.OBBA.OBGET(INFO.OBBA.OBBA.OBCALL(&quot;&quot;;[.$B$15];&quot;getDaycountFraction&quot;;[.G317];[.H317]))" office:value-type="float" office:value="-15.2888888888889" calcext:value-type="float">
            <text:p>-15.289</text:p>
          </table:table-cell>
          <table:table-cell table:style-name="ce37" table:formula="of:=(YEARFRAC([.E317];[.F317];[.$C$9]))" office:value-type="float" office:value="15.2888888888889" calcext:value-type="float">
            <text:p>15.289</text:p>
          </table:table-cell>
          <table:table-cell table:formula="of:=ABS([.J317])-[.K31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6-15" calcext:value-type="date">
            <text:p>15/06/2019</text:p>
          </table:table-cell>
          <table:table-cell table:style-name="ce26" table:formula="of:=[.$C$11]+INT(RAND()*([.$C$12]-[.$C$11]))" office:value-type="date" office:date-value="2006-04-11" calcext:value-type="date">
            <text:p>11/04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8]))" office:value-type="string" office:string-value="date-7-318 &#10;[55274]" calcext:value-type="string">
            <text:p>date-7-318 </text:p>
            <text:p>[552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8]))" office:value-type="string" office:string-value="date-8-318 &#10;[55272]" calcext:value-type="string">
            <text:p>date-8-318 </text:p>
            <text:p>[55272]</text:p>
          </table:table-cell>
          <table:table-cell/>
          <table:table-cell table:formula="of:=INFO.OBBA.OBBA.OBGET(INFO.OBBA.OBBA.OBCALL(&quot;&quot;;[.$B$15];&quot;getDaycountFraction&quot;;[.G318];[.H318]))" office:value-type="float" office:value="-13.3694444444444" calcext:value-type="float">
            <text:p>-13.369</text:p>
          </table:table-cell>
          <table:table-cell table:style-name="ce37" table:formula="of:=(YEARFRAC([.E318];[.F318];[.$C$9]))" office:value-type="float" office:value="13.3694444444444" calcext:value-type="float">
            <text:p>13.369</text:p>
          </table:table-cell>
          <table:table-cell table:formula="of:=ABS([.J318])-[.K31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3-04" calcext:value-type="date">
            <text:p>04/03/2024</text:p>
          </table:table-cell>
          <table:table-cell table:style-name="ce26" table:formula="of:=[.$C$11]+INT(RAND()*([.$C$12]-[.$C$11]))" office:value-type="date" office:date-value="2023-02-23" calcext:value-type="date">
            <text:p>23/02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19]))" office:value-type="string" office:string-value="date-7-319 &#10;[55279]" calcext:value-type="string">
            <text:p>date-7-319 </text:p>
            <text:p>[552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19]))" office:value-type="string" office:string-value="date-8-319 &#10;[55277]" calcext:value-type="string">
            <text:p>date-8-319 </text:p>
            <text:p>[55277]</text:p>
          </table:table-cell>
          <table:table-cell/>
          <table:table-cell table:formula="of:=INFO.OBBA.OBBA.OBGET(INFO.OBBA.OBBA.OBCALL(&quot;&quot;;[.$B$15];&quot;getDaycountFraction&quot;;[.G319];[.H319]))" office:value-type="float" office:value="-1.04166666666667" calcext:value-type="float">
            <text:p>-1.042</text:p>
          </table:table-cell>
          <table:table-cell table:style-name="ce37" table:formula="of:=(YEARFRAC([.E319];[.F319];[.$C$9]))" office:value-type="float" office:value="1.04166666666667" calcext:value-type="float">
            <text:p>1.042</text:p>
          </table:table-cell>
          <table:table-cell table:formula="of:=ABS([.J319])-[.K31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6-11" calcext:value-type="date">
            <text:p>11/06/2007</text:p>
          </table:table-cell>
          <table:table-cell table:style-name="ce26" table:formula="of:=[.$C$11]+INT(RAND()*([.$C$12]-[.$C$11]))" office:value-type="date" office:date-value="2013-05-01" calcext:value-type="date">
            <text:p>01/05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0]))" office:value-type="string" office:string-value="date-7-320 &#10;[55284]" calcext:value-type="string">
            <text:p>date-7-320 </text:p>
            <text:p>[552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0]))" office:value-type="string" office:string-value="date-8-320 &#10;[55282]" calcext:value-type="string">
            <text:p>date-8-320 </text:p>
            <text:p>[55282]</text:p>
          </table:table-cell>
          <table:table-cell/>
          <table:table-cell table:formula="of:=INFO.OBBA.OBBA.OBGET(INFO.OBBA.OBBA.OBCALL(&quot;&quot;;[.$B$15];&quot;getDaycountFraction&quot;;[.G320];[.H320]))" office:value-type="float" office:value="5.975" calcext:value-type="float">
            <text:p>5.975</text:p>
          </table:table-cell>
          <table:table-cell table:style-name="ce37" table:formula="of:=(YEARFRAC([.E320];[.F320];[.$C$9]))" office:value-type="float" office:value="5.975" calcext:value-type="float">
            <text:p>5.975</text:p>
          </table:table-cell>
          <table:table-cell table:formula="of:=ABS([.J320])-[.K32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12-23" calcext:value-type="date">
            <text:p>23/12/2000</text:p>
          </table:table-cell>
          <table:table-cell table:style-name="ce26" table:formula="of:=[.$C$11]+INT(RAND()*([.$C$12]-[.$C$11]))" office:value-type="date" office:date-value="2009-11-05" calcext:value-type="date">
            <text:p>05/11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1]))" office:value-type="string" office:string-value="date-7-321 &#10;[55289]" calcext:value-type="string">
            <text:p>date-7-321 </text:p>
            <text:p>[552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1]))" office:value-type="string" office:string-value="date-8-321 &#10;[55287]" calcext:value-type="string">
            <text:p>date-8-321 </text:p>
            <text:p>[55287]</text:p>
          </table:table-cell>
          <table:table-cell/>
          <table:table-cell table:formula="of:=INFO.OBBA.OBBA.OBGET(INFO.OBBA.OBBA.OBCALL(&quot;&quot;;[.$B$15];&quot;getDaycountFraction&quot;;[.G321];[.H321]))" office:value-type="float" office:value="8.99722222222222" calcext:value-type="float">
            <text:p>8.997</text:p>
          </table:table-cell>
          <table:table-cell table:style-name="ce37" table:formula="of:=(YEARFRAC([.E321];[.F321];[.$C$9]))" office:value-type="float" office:value="8.99722222222222" calcext:value-type="float">
            <text:p>8.997</text:p>
          </table:table-cell>
          <table:table-cell table:formula="of:=ABS([.J321])-[.K32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5-08" calcext:value-type="date">
            <text:p>08/05/2006</text:p>
          </table:table-cell>
          <table:table-cell table:style-name="ce26" table:formula="of:=[.$C$11]+INT(RAND()*([.$C$12]-[.$C$11]))" office:value-type="date" office:date-value="1982-08-10" calcext:value-type="date">
            <text:p>10/08/198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2]))" office:value-type="string" office:string-value="date-7-322 &#10;[55294]" calcext:value-type="string">
            <text:p>date-7-322 </text:p>
            <text:p>[552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2]))" office:value-type="string" office:string-value="date-8-322 &#10;[55292]" calcext:value-type="string">
            <text:p>date-8-322 </text:p>
            <text:p>[55292]</text:p>
          </table:table-cell>
          <table:table-cell/>
          <table:table-cell table:formula="of:=INFO.OBBA.OBBA.OBGET(INFO.OBBA.OBBA.OBCALL(&quot;&quot;;[.$B$15];&quot;getDaycountFraction&quot;;[.G322];[.H322]))" office:value-type="float" office:value="-24.0888888888889" calcext:value-type="float">
            <text:p>-24.089</text:p>
          </table:table-cell>
          <table:table-cell table:style-name="ce37" table:formula="of:=(YEARFRAC([.E322];[.F322];[.$C$9]))" office:value-type="float" office:value="24.0888888888889" calcext:value-type="float">
            <text:p>24.089</text:p>
          </table:table-cell>
          <table:table-cell table:formula="of:=ABS([.J322])-[.K32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1-30" calcext:value-type="date">
            <text:p>30/11/2016</text:p>
          </table:table-cell>
          <table:table-cell table:style-name="ce26" table:formula="of:=[.$C$11]+INT(RAND()*([.$C$12]-[.$C$11]))" office:value-type="date" office:date-value="2027-04-01" calcext:value-type="date">
            <text:p>01/04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3]))" office:value-type="string" office:string-value="date-7-323 &#10;[55299]" calcext:value-type="string">
            <text:p>date-7-323 </text:p>
            <text:p>[552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3]))" office:value-type="string" office:string-value="date-8-323 &#10;[55297]" calcext:value-type="string">
            <text:p>date-8-323 </text:p>
            <text:p>[55297]</text:p>
          </table:table-cell>
          <table:table-cell/>
          <table:table-cell table:formula="of:=INFO.OBBA.OBBA.OBGET(INFO.OBBA.OBBA.OBCALL(&quot;&quot;;[.$B$15];&quot;getDaycountFraction&quot;;[.G323];[.H323]))" office:value-type="float" office:value="10.4833333333333" calcext:value-type="float">
            <text:p>10.483</text:p>
          </table:table-cell>
          <table:table-cell table:style-name="ce37" table:formula="of:=(YEARFRAC([.E323];[.F323];[.$C$9]))" office:value-type="float" office:value="10.4833333333333" calcext:value-type="float">
            <text:p>10.483</text:p>
          </table:table-cell>
          <table:table-cell table:formula="of:=ABS([.J323])-[.K32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7-11" calcext:value-type="date">
            <text:p>11/07/1981</text:p>
          </table:table-cell>
          <table:table-cell table:style-name="ce26" table:formula="of:=[.$C$11]+INT(RAND()*([.$C$12]-[.$C$11]))" office:value-type="date" office:date-value="1988-03-28" calcext:value-type="date">
            <text:p>28/03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4]))" office:value-type="string" office:string-value="date-7-324 &#10;[55304]" calcext:value-type="string">
            <text:p>date-7-324 </text:p>
            <text:p>[553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4]))" office:value-type="string" office:string-value="date-8-324 &#10;[55302]" calcext:value-type="string">
            <text:p>date-8-324 </text:p>
            <text:p>[55302]</text:p>
          </table:table-cell>
          <table:table-cell/>
          <table:table-cell table:formula="of:=INFO.OBBA.OBBA.OBGET(INFO.OBBA.OBBA.OBCALL(&quot;&quot;;[.$B$15];&quot;getDaycountFraction&quot;;[.G324];[.H324]))" office:value-type="float" office:value="6.81111111111111" calcext:value-type="float">
            <text:p>6.811</text:p>
          </table:table-cell>
          <table:table-cell table:style-name="ce37" table:formula="of:=(YEARFRAC([.E324];[.F324];[.$C$9]))" office:value-type="float" office:value="6.81111111111111" calcext:value-type="float">
            <text:p>6.811</text:p>
          </table:table-cell>
          <table:table-cell table:formula="of:=ABS([.J324])-[.K32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5-17" calcext:value-type="date">
            <text:p>17/05/1983</text:p>
          </table:table-cell>
          <table:table-cell table:style-name="ce26" table:formula="of:=[.$C$11]+INT(RAND()*([.$C$12]-[.$C$11]))" office:value-type="date" office:date-value="2020-09-03" calcext:value-type="date">
            <text:p>03/09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5]))" office:value-type="string" office:string-value="date-7-325 &#10;[55309]" calcext:value-type="string">
            <text:p>date-7-325 </text:p>
            <text:p>[553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5]))" office:value-type="string" office:string-value="date-8-325 &#10;[55307]" calcext:value-type="string">
            <text:p>date-8-325 </text:p>
            <text:p>[55307]</text:p>
          </table:table-cell>
          <table:table-cell/>
          <table:table-cell table:formula="of:=INFO.OBBA.OBBA.OBGET(INFO.OBBA.OBBA.OBCALL(&quot;&quot;;[.$B$15];&quot;getDaycountFraction&quot;;[.G325];[.H325]))" office:value-type="float" office:value="37.8444444444444" calcext:value-type="float">
            <text:p>37.844</text:p>
          </table:table-cell>
          <table:table-cell table:style-name="ce37" table:formula="of:=(YEARFRAC([.E325];[.F325];[.$C$9]))" office:value-type="float" office:value="37.8444444444444" calcext:value-type="float">
            <text:p>37.844</text:p>
          </table:table-cell>
          <table:table-cell table:formula="of:=ABS([.J325])-[.K32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1-30" calcext:value-type="date">
            <text:p>30/01/2014</text:p>
          </table:table-cell>
          <table:table-cell table:style-name="ce26" table:formula="of:=[.$C$11]+INT(RAND()*([.$C$12]-[.$C$11]))" office:value-type="date" office:date-value="2020-02-01" calcext:value-type="date">
            <text:p>01/02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6]))" office:value-type="string" office:string-value="date-7-326 &#10;[55314]" calcext:value-type="string">
            <text:p>date-7-326 </text:p>
            <text:p>[553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6]))" office:value-type="string" office:string-value="date-8-326 &#10;[55312]" calcext:value-type="string">
            <text:p>date-8-326 </text:p>
            <text:p>[55312]</text:p>
          </table:table-cell>
          <table:table-cell/>
          <table:table-cell table:formula="of:=INFO.OBBA.OBBA.OBGET(INFO.OBBA.OBBA.OBCALL(&quot;&quot;;[.$B$15];&quot;getDaycountFraction&quot;;[.G326];[.H326]))" office:value-type="float" office:value="6.09166666666667" calcext:value-type="float">
            <text:p>6.092</text:p>
          </table:table-cell>
          <table:table-cell table:style-name="ce37" table:formula="of:=(YEARFRAC([.E326];[.F326];[.$C$9]))" office:value-type="float" office:value="6.09166666666667" calcext:value-type="float">
            <text:p>6.092</text:p>
          </table:table-cell>
          <table:table-cell table:formula="of:=ABS([.J326])-[.K32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8-28" calcext:value-type="date">
            <text:p>28/08/1991</text:p>
          </table:table-cell>
          <table:table-cell table:style-name="ce26" table:formula="of:=[.$C$11]+INT(RAND()*([.$C$12]-[.$C$11]))" office:value-type="date" office:date-value="2014-10-28" calcext:value-type="date">
            <text:p>28/10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7]))" office:value-type="string" office:string-value="date-7-327 &#10;[55319]" calcext:value-type="string">
            <text:p>date-7-327 </text:p>
            <text:p>[553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7]))" office:value-type="string" office:string-value="date-8-327 &#10;[55317]" calcext:value-type="string">
            <text:p>date-8-327 </text:p>
            <text:p>[55317]</text:p>
          </table:table-cell>
          <table:table-cell/>
          <table:table-cell table:formula="of:=INFO.OBBA.OBBA.OBGET(INFO.OBBA.OBBA.OBCALL(&quot;&quot;;[.$B$15];&quot;getDaycountFraction&quot;;[.G327];[.H327]))" office:value-type="float" office:value="23.5055555555556" calcext:value-type="float">
            <text:p>23.506</text:p>
          </table:table-cell>
          <table:table-cell table:style-name="ce37" table:formula="of:=(YEARFRAC([.E327];[.F327];[.$C$9]))" office:value-type="float" office:value="23.5055555555556" calcext:value-type="float">
            <text:p>23.506</text:p>
          </table:table-cell>
          <table:table-cell table:formula="of:=ABS([.J327])-[.K32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3-15" calcext:value-type="date">
            <text:p>15/03/2020</text:p>
          </table:table-cell>
          <table:table-cell table:style-name="ce26" table:formula="of:=[.$C$11]+INT(RAND()*([.$C$12]-[.$C$11]))" office:value-type="date" office:date-value="2015-11-04" calcext:value-type="date">
            <text:p>04/11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8]))" office:value-type="string" office:string-value="date-7-328 &#10;[55324]" calcext:value-type="string">
            <text:p>date-7-328 </text:p>
            <text:p>[553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8]))" office:value-type="string" office:string-value="date-8-328 &#10;[55322]" calcext:value-type="string">
            <text:p>date-8-328 </text:p>
            <text:p>[55322]</text:p>
          </table:table-cell>
          <table:table-cell/>
          <table:table-cell table:formula="of:=INFO.OBBA.OBBA.OBGET(INFO.OBBA.OBBA.OBCALL(&quot;&quot;;[.$B$15];&quot;getDaycountFraction&quot;;[.G328];[.H328]))" office:value-type="float" office:value="-4.425" calcext:value-type="float">
            <text:p>-4.425</text:p>
          </table:table-cell>
          <table:table-cell table:style-name="ce37" table:formula="of:=(YEARFRAC([.E328];[.F328];[.$C$9]))" office:value-type="float" office:value="4.425" calcext:value-type="float">
            <text:p>4.425</text:p>
          </table:table-cell>
          <table:table-cell table:formula="of:=ABS([.J328])-[.K32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10-17" calcext:value-type="date">
            <text:p>17/10/1994</text:p>
          </table:table-cell>
          <table:table-cell table:style-name="ce26" table:formula="of:=[.$C$11]+INT(RAND()*([.$C$12]-[.$C$11]))" office:value-type="date" office:date-value="2023-06-20" calcext:value-type="date">
            <text:p>20/06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29]))" office:value-type="string" office:string-value="date-7-329 &#10;[55329]" calcext:value-type="string">
            <text:p>date-7-329 </text:p>
            <text:p>[553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29]))" office:value-type="string" office:string-value="date-8-329 &#10;[55327]" calcext:value-type="string">
            <text:p>date-8-329 </text:p>
            <text:p>[55327]</text:p>
          </table:table-cell>
          <table:table-cell/>
          <table:table-cell table:formula="of:=INFO.OBBA.OBBA.OBGET(INFO.OBBA.OBBA.OBCALL(&quot;&quot;;[.$B$15];&quot;getDaycountFraction&quot;;[.G329];[.H329]))" office:value-type="float" office:value="29.0916666666667" calcext:value-type="float">
            <text:p>29.092</text:p>
          </table:table-cell>
          <table:table-cell table:style-name="ce37" table:formula="of:=(YEARFRAC([.E329];[.F329];[.$C$9]))" office:value-type="float" office:value="29.0916666666667" calcext:value-type="float">
            <text:p>29.092</text:p>
          </table:table-cell>
          <table:table-cell table:formula="of:=ABS([.J329])-[.K32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3-26" calcext:value-type="date">
            <text:p>26/03/2020</text:p>
          </table:table-cell>
          <table:table-cell table:style-name="ce26" table:formula="of:=[.$C$11]+INT(RAND()*([.$C$12]-[.$C$11]))" office:value-type="date" office:date-value="1994-06-09" calcext:value-type="date">
            <text:p>09/06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0]))" office:value-type="string" office:string-value="date-7-330 &#10;[55334]" calcext:value-type="string">
            <text:p>date-7-330 </text:p>
            <text:p>[553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0]))" office:value-type="string" office:string-value="date-8-330 &#10;[55332]" calcext:value-type="string">
            <text:p>date-8-330 </text:p>
            <text:p>[55332]</text:p>
          </table:table-cell>
          <table:table-cell/>
          <table:table-cell table:formula="of:=INFO.OBBA.OBBA.OBGET(INFO.OBBA.OBBA.OBCALL(&quot;&quot;;[.$B$15];&quot;getDaycountFraction&quot;;[.G330];[.H330]))" office:value-type="float" office:value="-26.1722222222222" calcext:value-type="float">
            <text:p>-26.172</text:p>
          </table:table-cell>
          <table:table-cell table:style-name="ce37" table:formula="of:=(YEARFRAC([.E330];[.F330];[.$C$9]))" office:value-type="float" office:value="26.1722222222222" calcext:value-type="float">
            <text:p>26.172</text:p>
          </table:table-cell>
          <table:table-cell table:formula="of:=ABS([.J330])-[.K33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11-30" calcext:value-type="date">
            <text:p>30/11/1999</text:p>
          </table:table-cell>
          <table:table-cell table:style-name="ce26" table:formula="of:=[.$C$11]+INT(RAND()*([.$C$12]-[.$C$11]))" office:value-type="date" office:date-value="2004-06-05" calcext:value-type="date">
            <text:p>05/06/200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1]))" office:value-type="string" office:string-value="date-7-331 &#10;[55339]" calcext:value-type="string">
            <text:p>date-7-331 </text:p>
            <text:p>[553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1]))" office:value-type="string" office:string-value="date-8-331 &#10;[55337]" calcext:value-type="string">
            <text:p>date-8-331 </text:p>
            <text:p>[55337]</text:p>
          </table:table-cell>
          <table:table-cell/>
          <table:table-cell table:formula="of:=INFO.OBBA.OBBA.OBGET(INFO.OBBA.OBBA.OBCALL(&quot;&quot;;[.$B$15];&quot;getDaycountFraction&quot;;[.G331];[.H331]))" office:value-type="float" office:value="4.58055555555556" calcext:value-type="float">
            <text:p>4.581</text:p>
          </table:table-cell>
          <table:table-cell table:style-name="ce37" table:formula="of:=(YEARFRAC([.E331];[.F331];[.$C$9]))" office:value-type="float" office:value="4.58055555555556" calcext:value-type="float">
            <text:p>4.581</text:p>
          </table:table-cell>
          <table:table-cell table:formula="of:=ABS([.J331])-[.K33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1-25" calcext:value-type="date">
            <text:p>25/01/2021</text:p>
          </table:table-cell>
          <table:table-cell table:style-name="ce26" table:formula="of:=[.$C$11]+INT(RAND()*([.$C$12]-[.$C$11]))" office:value-type="date" office:date-value="2021-04-20" calcext:value-type="date">
            <text:p>20/04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2]))" office:value-type="string" office:string-value="date-7-332 &#10;[55344]" calcext:value-type="string">
            <text:p>date-7-332 </text:p>
            <text:p>[553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2]))" office:value-type="string" office:string-value="date-8-332 &#10;[55342]" calcext:value-type="string">
            <text:p>date-8-332 </text:p>
            <text:p>[55342]</text:p>
          </table:table-cell>
          <table:table-cell/>
          <table:table-cell table:formula="of:=INFO.OBBA.OBBA.OBGET(INFO.OBBA.OBBA.OBCALL(&quot;&quot;;[.$B$15];&quot;getDaycountFraction&quot;;[.G332];[.H332]))" office:value-type="float" office:value="0.236111111111111" calcext:value-type="float">
            <text:p>0.236</text:p>
          </table:table-cell>
          <table:table-cell table:style-name="ce37" table:formula="of:=(YEARFRAC([.E332];[.F332];[.$C$9]))" office:value-type="float" office:value="0.236111111111111" calcext:value-type="float">
            <text:p>0.236</text:p>
          </table:table-cell>
          <table:table-cell table:formula="of:=ABS([.J332])-[.K33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10-27" calcext:value-type="date">
            <text:p>27/10/1983</text:p>
          </table:table-cell>
          <table:table-cell table:style-name="ce26" table:formula="of:=[.$C$11]+INT(RAND()*([.$C$12]-[.$C$11]))" office:value-type="date" office:date-value="1989-09-19" calcext:value-type="date">
            <text:p>19/09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3]))" office:value-type="string" office:string-value="date-7-333 &#10;[55349]" calcext:value-type="string">
            <text:p>date-7-333 </text:p>
            <text:p>[553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3]))" office:value-type="string" office:string-value="date-8-333 &#10;[55347]" calcext:value-type="string">
            <text:p>date-8-333 </text:p>
            <text:p>[55347]</text:p>
          </table:table-cell>
          <table:table-cell/>
          <table:table-cell table:formula="of:=INFO.OBBA.OBBA.OBGET(INFO.OBBA.OBBA.OBCALL(&quot;&quot;;[.$B$15];&quot;getDaycountFraction&quot;;[.G333];[.H333]))" office:value-type="float" office:value="5.98333333333333" calcext:value-type="float">
            <text:p>5.983</text:p>
          </table:table-cell>
          <table:table-cell table:style-name="ce37" table:formula="of:=(YEARFRAC([.E333];[.F333];[.$C$9]))" office:value-type="float" office:value="5.98333333333333" calcext:value-type="float">
            <text:p>5.983</text:p>
          </table:table-cell>
          <table:table-cell table:formula="of:=ABS([.J333])-[.K33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7-07" calcext:value-type="date">
            <text:p>07/07/1999</text:p>
          </table:table-cell>
          <table:table-cell table:style-name="ce26" table:formula="of:=[.$C$11]+INT(RAND()*([.$C$12]-[.$C$11]))" office:value-type="date" office:date-value="2011-05-02" calcext:value-type="date">
            <text:p>02/05/201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4]))" office:value-type="string" office:string-value="date-7-334 &#10;[55354]" calcext:value-type="string">
            <text:p>date-7-334 </text:p>
            <text:p>[553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4]))" office:value-type="string" office:string-value="date-8-334 &#10;[55352]" calcext:value-type="string">
            <text:p>date-8-334 </text:p>
            <text:p>[55352]</text:p>
          </table:table-cell>
          <table:table-cell/>
          <table:table-cell table:formula="of:=INFO.OBBA.OBBA.OBGET(INFO.OBBA.OBBA.OBCALL(&quot;&quot;;[.$B$15];&quot;getDaycountFraction&quot;;[.G334];[.H334]))" office:value-type="float" office:value="11.9916666666667" calcext:value-type="float">
            <text:p>11.992</text:p>
          </table:table-cell>
          <table:table-cell table:style-name="ce37" table:formula="of:=(YEARFRAC([.E334];[.F334];[.$C$9]))" office:value-type="float" office:value="11.9916666666667" calcext:value-type="float">
            <text:p>11.992</text:p>
          </table:table-cell>
          <table:table-cell table:formula="of:=ABS([.J334])-[.K33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5-14" calcext:value-type="date">
            <text:p>14/05/2015</text:p>
          </table:table-cell>
          <table:table-cell table:style-name="ce26" table:formula="of:=[.$C$11]+INT(RAND()*([.$C$12]-[.$C$11]))" office:value-type="date" office:date-value="1999-10-30" calcext:value-type="date">
            <text:p>30/10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5]))" office:value-type="string" office:string-value="date-7-335 &#10;[55359]" calcext:value-type="string">
            <text:p>date-7-335 </text:p>
            <text:p>[553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5]))" office:value-type="string" office:string-value="date-8-335 &#10;[55357]" calcext:value-type="string">
            <text:p>date-8-335 </text:p>
            <text:p>[55357]</text:p>
          </table:table-cell>
          <table:table-cell/>
          <table:table-cell table:formula="of:=INFO.OBBA.OBBA.OBGET(INFO.OBBA.OBBA.OBCALL(&quot;&quot;;[.$B$15];&quot;getDaycountFraction&quot;;[.G335];[.H335]))" office:value-type="float" office:value="-15.7638888888889" calcext:value-type="float">
            <text:p>-15.764</text:p>
          </table:table-cell>
          <table:table-cell table:style-name="ce37" table:formula="of:=(YEARFRAC([.E335];[.F335];[.$C$9]))" office:value-type="float" office:value="15.7638888888889" calcext:value-type="float">
            <text:p>15.764</text:p>
          </table:table-cell>
          <table:table-cell table:formula="of:=ABS([.J335])-[.K33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1-29" calcext:value-type="date">
            <text:p>29/11/2006</text:p>
          </table:table-cell>
          <table:table-cell table:style-name="ce26" table:formula="of:=[.$C$11]+INT(RAND()*([.$C$12]-[.$C$11]))" office:value-type="date" office:date-value="2026-11-12" calcext:value-type="date">
            <text:p>12/11/202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6]))" office:value-type="string" office:string-value="date-7-336 &#10;[55364]" calcext:value-type="string">
            <text:p>date-7-336 </text:p>
            <text:p>[553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6]))" office:value-type="string" office:string-value="date-8-336 &#10;[55362]" calcext:value-type="string">
            <text:p>date-8-336 </text:p>
            <text:p>[55362]</text:p>
          </table:table-cell>
          <table:table-cell/>
          <table:table-cell table:formula="of:=INFO.OBBA.OBBA.OBGET(INFO.OBBA.OBBA.OBCALL(&quot;&quot;;[.$B$15];&quot;getDaycountFraction&quot;;[.G336];[.H336]))" office:value-type="float" office:value="20.2444444444444" calcext:value-type="float">
            <text:p>20.244</text:p>
          </table:table-cell>
          <table:table-cell table:style-name="ce37" table:formula="of:=(YEARFRAC([.E336];[.F336];[.$C$9]))" office:value-type="float" office:value="20.2444444444444" calcext:value-type="float">
            <text:p>20.244</text:p>
          </table:table-cell>
          <table:table-cell table:formula="of:=ABS([.J336])-[.K33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7-31" calcext:value-type="date">
            <text:p>31/07/1981</text:p>
          </table:table-cell>
          <table:table-cell table:style-name="ce26" table:formula="of:=[.$C$11]+INT(RAND()*([.$C$12]-[.$C$11]))" office:value-type="date" office:date-value="2002-10-29" calcext:value-type="date">
            <text:p>29/10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7]))" office:value-type="string" office:string-value="date-7-337 &#10;[55369]" calcext:value-type="string">
            <text:p>date-7-337 </text:p>
            <text:p>[553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7]))" office:value-type="string" office:string-value="date-8-337 &#10;[55367]" calcext:value-type="string">
            <text:p>date-8-337 </text:p>
            <text:p>[55367]</text:p>
          </table:table-cell>
          <table:table-cell/>
          <table:table-cell table:formula="of:=INFO.OBBA.OBBA.OBGET(INFO.OBBA.OBBA.OBCALL(&quot;&quot;;[.$B$15];&quot;getDaycountFraction&quot;;[.G337];[.H337]))" office:value-type="float" office:value="21.5555555555556" calcext:value-type="float">
            <text:p>21.556</text:p>
          </table:table-cell>
          <table:table-cell table:style-name="ce37" table:formula="of:=(YEARFRAC([.E337];[.F337];[.$C$9]))" office:value-type="float" office:value="21.5555555555556" calcext:value-type="float">
            <text:p>21.556</text:p>
          </table:table-cell>
          <table:table-cell table:formula="of:=ABS([.J337])-[.K33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1-09" calcext:value-type="date">
            <text:p>09/01/2021</text:p>
          </table:table-cell>
          <table:table-cell table:style-name="ce26" table:formula="of:=[.$C$11]+INT(RAND()*([.$C$12]-[.$C$11]))" office:value-type="date" office:date-value="2008-10-21" calcext:value-type="date">
            <text:p>21/10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8]))" office:value-type="string" office:string-value="date-7-338 &#10;[55374]" calcext:value-type="string">
            <text:p>date-7-338 </text:p>
            <text:p>[553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8]))" office:value-type="string" office:string-value="date-8-338 &#10;[55372]" calcext:value-type="string">
            <text:p>date-8-338 </text:p>
            <text:p>[55372]</text:p>
          </table:table-cell>
          <table:table-cell/>
          <table:table-cell table:formula="of:=INFO.OBBA.OBBA.OBGET(INFO.OBBA.OBBA.OBCALL(&quot;&quot;;[.$B$15];&quot;getDaycountFraction&quot;;[.G338];[.H338]))" office:value-type="float" office:value="-12.3972222222222" calcext:value-type="float">
            <text:p>-12.397</text:p>
          </table:table-cell>
          <table:table-cell table:style-name="ce37" table:formula="of:=(YEARFRAC([.E338];[.F338];[.$C$9]))" office:value-type="float" office:value="12.3972222222222" calcext:value-type="float">
            <text:p>12.397</text:p>
          </table:table-cell>
          <table:table-cell table:formula="of:=ABS([.J338])-[.K33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4-13" calcext:value-type="date">
            <text:p>13/04/2001</text:p>
          </table:table-cell>
          <table:table-cell table:style-name="ce26" table:formula="of:=[.$C$11]+INT(RAND()*([.$C$12]-[.$C$11]))" office:value-type="date" office:date-value="2012-03-12" calcext:value-type="date">
            <text:p>12/03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39]))" office:value-type="string" office:string-value="date-7-339 &#10;[55379]" calcext:value-type="string">
            <text:p>date-7-339 </text:p>
            <text:p>[553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39]))" office:value-type="string" office:string-value="date-8-339 &#10;[55377]" calcext:value-type="string">
            <text:p>date-8-339 </text:p>
            <text:p>[55377]</text:p>
          </table:table-cell>
          <table:table-cell/>
          <table:table-cell table:formula="of:=INFO.OBBA.OBBA.OBGET(INFO.OBBA.OBBA.OBCALL(&quot;&quot;;[.$B$15];&quot;getDaycountFraction&quot;;[.G339];[.H339]))" office:value-type="float" office:value="11.0722222222222" calcext:value-type="float">
            <text:p>11.072</text:p>
          </table:table-cell>
          <table:table-cell table:style-name="ce37" table:formula="of:=(YEARFRAC([.E339];[.F339];[.$C$9]))" office:value-type="float" office:value="11.0722222222222" calcext:value-type="float">
            <text:p>11.072</text:p>
          </table:table-cell>
          <table:table-cell table:formula="of:=ABS([.J339])-[.K33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4-14" calcext:value-type="date">
            <text:p>14/04/2027</text:p>
          </table:table-cell>
          <table:table-cell table:style-name="ce26" table:formula="of:=[.$C$11]+INT(RAND()*([.$C$12]-[.$C$11]))" office:value-type="date" office:date-value="2003-10-02" calcext:value-type="date">
            <text:p>02/10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0]))" office:value-type="string" office:string-value="date-7-340 &#10;[55384]" calcext:value-type="string">
            <text:p>date-7-340 </text:p>
            <text:p>[553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0]))" office:value-type="string" office:string-value="date-8-340 &#10;[55382]" calcext:value-type="string">
            <text:p>date-8-340 </text:p>
            <text:p>[55382]</text:p>
          </table:table-cell>
          <table:table-cell/>
          <table:table-cell table:formula="of:=INFO.OBBA.OBBA.OBGET(INFO.OBBA.OBBA.OBCALL(&quot;&quot;;[.$B$15];&quot;getDaycountFraction&quot;;[.G340];[.H340]))" office:value-type="float" office:value="-23.875" calcext:value-type="float">
            <text:p>-23.875</text:p>
          </table:table-cell>
          <table:table-cell table:style-name="ce37" table:formula="of:=(YEARFRAC([.E340];[.F340];[.$C$9]))" office:value-type="float" office:value="23.875" calcext:value-type="float">
            <text:p>23.875</text:p>
          </table:table-cell>
          <table:table-cell table:formula="of:=ABS([.J340])-[.K34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3-27" calcext:value-type="date">
            <text:p>27/03/2004</text:p>
          </table:table-cell>
          <table:table-cell table:style-name="ce26" table:formula="of:=[.$C$11]+INT(RAND()*([.$C$12]-[.$C$11]))" office:value-type="date" office:date-value="2019-11-22" calcext:value-type="date">
            <text:p>22/11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1]))" office:value-type="string" office:string-value="date-7-341 &#10;[55389]" calcext:value-type="string">
            <text:p>date-7-341 </text:p>
            <text:p>[553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1]))" office:value-type="string" office:string-value="date-8-341 &#10;[55387]" calcext:value-type="string">
            <text:p>date-8-341 </text:p>
            <text:p>[55387]</text:p>
          </table:table-cell>
          <table:table-cell/>
          <table:table-cell table:formula="of:=INFO.OBBA.OBBA.OBGET(INFO.OBBA.OBBA.OBCALL(&quot;&quot;;[.$B$15];&quot;getDaycountFraction&quot;;[.G341];[.H341]))" office:value-type="float" office:value="15.8833333333333" calcext:value-type="float">
            <text:p>15.883</text:p>
          </table:table-cell>
          <table:table-cell table:style-name="ce37" table:formula="of:=(YEARFRAC([.E341];[.F341];[.$C$9]))" office:value-type="float" office:value="15.8833333333333" calcext:value-type="float">
            <text:p>15.883</text:p>
          </table:table-cell>
          <table:table-cell table:formula="of:=ABS([.J341])-[.K34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11-13" calcext:value-type="date">
            <text:p>13/11/1996</text:p>
          </table:table-cell>
          <table:table-cell table:style-name="ce26" table:formula="of:=[.$C$11]+INT(RAND()*([.$C$12]-[.$C$11]))" office:value-type="date" office:date-value="2000-06-25" calcext:value-type="date">
            <text:p>25/06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2]))" office:value-type="string" office:string-value="date-7-342 &#10;[55394]" calcext:value-type="string">
            <text:p>date-7-342 </text:p>
            <text:p>[553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2]))" office:value-type="string" office:string-value="date-8-342 &#10;[55392]" calcext:value-type="string">
            <text:p>date-8-342 </text:p>
            <text:p>[55392]</text:p>
          </table:table-cell>
          <table:table-cell/>
          <table:table-cell table:formula="of:=INFO.OBBA.OBBA.OBGET(INFO.OBBA.OBBA.OBCALL(&quot;&quot;;[.$B$15];&quot;getDaycountFraction&quot;;[.G342];[.H342]))" office:value-type="float" office:value="3.66666666666667" calcext:value-type="float">
            <text:p>3.667</text:p>
          </table:table-cell>
          <table:table-cell table:style-name="ce37" table:formula="of:=(YEARFRAC([.E342];[.F342];[.$C$9]))" office:value-type="float" office:value="3.66666666666667" calcext:value-type="float">
            <text:p>3.667</text:p>
          </table:table-cell>
          <table:table-cell table:formula="of:=ABS([.J342])-[.K34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4-26" calcext:value-type="date">
            <text:p>26/04/2001</text:p>
          </table:table-cell>
          <table:table-cell table:style-name="ce26" table:formula="of:=[.$C$11]+INT(RAND()*([.$C$12]-[.$C$11]))" office:value-type="date" office:date-value="2024-08-29" calcext:value-type="date">
            <text:p>29/08/202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3]))" office:value-type="string" office:string-value="date-7-343 &#10;[55399]" calcext:value-type="string">
            <text:p>date-7-343 </text:p>
            <text:p>[553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3]))" office:value-type="string" office:string-value="date-8-343 &#10;[55397]" calcext:value-type="string">
            <text:p>date-8-343 </text:p>
            <text:p>[55397]</text:p>
          </table:table-cell>
          <table:table-cell/>
          <table:table-cell table:formula="of:=INFO.OBBA.OBBA.OBGET(INFO.OBBA.OBBA.OBCALL(&quot;&quot;;[.$B$15];&quot;getDaycountFraction&quot;;[.G343];[.H343]))" office:value-type="float" office:value="23.6833333333333" calcext:value-type="float">
            <text:p>23.683</text:p>
          </table:table-cell>
          <table:table-cell table:style-name="ce37" table:formula="of:=(YEARFRAC([.E343];[.F343];[.$C$9]))" office:value-type="float" office:value="23.6833333333333" calcext:value-type="float">
            <text:p>23.683</text:p>
          </table:table-cell>
          <table:table-cell table:formula="of:=ABS([.J343])-[.K34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6-17" calcext:value-type="date">
            <text:p>17/06/1981</text:p>
          </table:table-cell>
          <table:table-cell table:style-name="ce26" table:formula="of:=[.$C$11]+INT(RAND()*([.$C$12]-[.$C$11]))" office:value-type="date" office:date-value="1989-08-19" calcext:value-type="date">
            <text:p>19/08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4]))" office:value-type="string" office:string-value="date-7-344 &#10;[55404]" calcext:value-type="string">
            <text:p>date-7-344 </text:p>
            <text:p>[554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4]))" office:value-type="string" office:string-value="date-8-344 &#10;[55402]" calcext:value-type="string">
            <text:p>date-8-344 </text:p>
            <text:p>[55402]</text:p>
          </table:table-cell>
          <table:table-cell/>
          <table:table-cell table:formula="of:=INFO.OBBA.OBBA.OBGET(INFO.OBBA.OBBA.OBCALL(&quot;&quot;;[.$B$15];&quot;getDaycountFraction&quot;;[.G344];[.H344]))" office:value-type="float" office:value="8.29166666666667" calcext:value-type="float">
            <text:p>8.292</text:p>
          </table:table-cell>
          <table:table-cell table:style-name="ce37" table:formula="of:=(YEARFRAC([.E344];[.F344];[.$C$9]))" office:value-type="float" office:value="8.29166666666667" calcext:value-type="float">
            <text:p>8.292</text:p>
          </table:table-cell>
          <table:table-cell table:formula="of:=ABS([.J344])-[.K34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1-24" calcext:value-type="date">
            <text:p>24/01/1994</text:p>
          </table:table-cell>
          <table:table-cell table:style-name="ce26" table:formula="of:=[.$C$11]+INT(RAND()*([.$C$12]-[.$C$11]))" office:value-type="date" office:date-value="2029-10-20" calcext:value-type="date">
            <text:p>20/10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5]))" office:value-type="string" office:string-value="date-7-345 &#10;[55409]" calcext:value-type="string">
            <text:p>date-7-345 </text:p>
            <text:p>[554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5]))" office:value-type="string" office:string-value="date-8-345 &#10;[55407]" calcext:value-type="string">
            <text:p>date-8-345 </text:p>
            <text:p>[55407]</text:p>
          </table:table-cell>
          <table:table-cell/>
          <table:table-cell table:formula="of:=INFO.OBBA.OBBA.OBGET(INFO.OBBA.OBBA.OBCALL(&quot;&quot;;[.$B$15];&quot;getDaycountFraction&quot;;[.G345];[.H345]))" office:value-type="float" office:value="36.2583333333333" calcext:value-type="float">
            <text:p>36.258</text:p>
          </table:table-cell>
          <table:table-cell table:style-name="ce37" table:formula="of:=(YEARFRAC([.E345];[.F345];[.$C$9]))" office:value-type="float" office:value="36.2583333333333" calcext:value-type="float">
            <text:p>36.258</text:p>
          </table:table-cell>
          <table:table-cell table:formula="of:=ABS([.J345])-[.K34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3-05" calcext:value-type="date">
            <text:p>05/03/2009</text:p>
          </table:table-cell>
          <table:table-cell table:style-name="ce26" table:formula="of:=[.$C$11]+INT(RAND()*([.$C$12]-[.$C$11]))" office:value-type="date" office:date-value="1999-10-17" calcext:value-type="date">
            <text:p>17/10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6]))" office:value-type="string" office:string-value="date-7-346 &#10;[55414]" calcext:value-type="string">
            <text:p>date-7-346 </text:p>
            <text:p>[554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6]))" office:value-type="string" office:string-value="date-8-346 &#10;[55412]" calcext:value-type="string">
            <text:p>date-8-346 </text:p>
            <text:p>[55412]</text:p>
          </table:table-cell>
          <table:table-cell/>
          <table:table-cell table:formula="of:=INFO.OBBA.OBBA.OBGET(INFO.OBBA.OBBA.OBCALL(&quot;&quot;;[.$B$15];&quot;getDaycountFraction&quot;;[.G346];[.H346]))" office:value-type="float" office:value="-9.51944444444444" calcext:value-type="float">
            <text:p>-9.519</text:p>
          </table:table-cell>
          <table:table-cell table:style-name="ce37" table:formula="of:=(YEARFRAC([.E346];[.F346];[.$C$9]))" office:value-type="float" office:value="9.51944444444444" calcext:value-type="float">
            <text:p>9.519</text:p>
          </table:table-cell>
          <table:table-cell table:formula="of:=ABS([.J346])-[.K34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3-09" calcext:value-type="date">
            <text:p>09/03/1990</text:p>
          </table:table-cell>
          <table:table-cell table:style-name="ce26" table:formula="of:=[.$C$11]+INT(RAND()*([.$C$12]-[.$C$11]))" office:value-type="date" office:date-value="2029-10-27" calcext:value-type="date">
            <text:p>27/10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7]))" office:value-type="string" office:string-value="date-7-347 &#10;[55419]" calcext:value-type="string">
            <text:p>date-7-347 </text:p>
            <text:p>[554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7]))" office:value-type="string" office:string-value="date-8-347 &#10;[55417]" calcext:value-type="string">
            <text:p>date-8-347 </text:p>
            <text:p>[55417]</text:p>
          </table:table-cell>
          <table:table-cell/>
          <table:table-cell table:formula="of:=INFO.OBBA.OBBA.OBGET(INFO.OBBA.OBBA.OBCALL(&quot;&quot;;[.$B$15];&quot;getDaycountFraction&quot;;[.G347];[.H347]))" office:value-type="float" office:value="40.2138888888889" calcext:value-type="float">
            <text:p>40.214</text:p>
          </table:table-cell>
          <table:table-cell table:style-name="ce37" table:formula="of:=(YEARFRAC([.E347];[.F347];[.$C$9]))" office:value-type="float" office:value="40.2138888888889" calcext:value-type="float">
            <text:p>40.214</text:p>
          </table:table-cell>
          <table:table-cell table:formula="of:=ABS([.J347])-[.K34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2-12" calcext:value-type="date">
            <text:p>12/02/2000</text:p>
          </table:table-cell>
          <table:table-cell table:style-name="ce26" table:formula="of:=[.$C$11]+INT(RAND()*([.$C$12]-[.$C$11]))" office:value-type="date" office:date-value="2017-11-04" calcext:value-type="date">
            <text:p>04/11/201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8]))" office:value-type="string" office:string-value="date-7-348 &#10;[55424]" calcext:value-type="string">
            <text:p>date-7-348 </text:p>
            <text:p>[554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8]))" office:value-type="string" office:string-value="date-8-348 &#10;[55422]" calcext:value-type="string">
            <text:p>date-8-348 </text:p>
            <text:p>[55422]</text:p>
          </table:table-cell>
          <table:table-cell/>
          <table:table-cell table:formula="of:=INFO.OBBA.OBBA.OBGET(INFO.OBBA.OBBA.OBCALL(&quot;&quot;;[.$B$15];&quot;getDaycountFraction&quot;;[.G348];[.H348]))" office:value-type="float" office:value="17.9861111111111" calcext:value-type="float">
            <text:p>17.986</text:p>
          </table:table-cell>
          <table:table-cell table:style-name="ce37" table:formula="of:=(YEARFRAC([.E348];[.F348];[.$C$9]))" office:value-type="float" office:value="17.9861111111111" calcext:value-type="float">
            <text:p>17.986</text:p>
          </table:table-cell>
          <table:table-cell table:formula="of:=ABS([.J348])-[.K34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8-24" calcext:value-type="date">
            <text:p>24/08/2002</text:p>
          </table:table-cell>
          <table:table-cell table:style-name="ce26" table:formula="of:=[.$C$11]+INT(RAND()*([.$C$12]-[.$C$11]))" office:value-type="date" office:date-value="2022-02-05" calcext:value-type="date">
            <text:p>05/02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49]))" office:value-type="string" office:string-value="date-7-349 &#10;[55429]" calcext:value-type="string">
            <text:p>date-7-349 </text:p>
            <text:p>[554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49]))" office:value-type="string" office:string-value="date-8-349 &#10;[55427]" calcext:value-type="string">
            <text:p>date-8-349 </text:p>
            <text:p>[55427]</text:p>
          </table:table-cell>
          <table:table-cell/>
          <table:table-cell table:formula="of:=INFO.OBBA.OBBA.OBGET(INFO.OBBA.OBBA.OBCALL(&quot;&quot;;[.$B$15];&quot;getDaycountFraction&quot;;[.G349];[.H349]))" office:value-type="float" office:value="19.7361111111111" calcext:value-type="float">
            <text:p>19.736</text:p>
          </table:table-cell>
          <table:table-cell table:style-name="ce37" table:formula="of:=(YEARFRAC([.E349];[.F349];[.$C$9]))" office:value-type="float" office:value="19.7361111111111" calcext:value-type="float">
            <text:p>19.736</text:p>
          </table:table-cell>
          <table:table-cell table:formula="of:=ABS([.J349])-[.K34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2-28" calcext:value-type="date">
            <text:p>28/02/2027</text:p>
          </table:table-cell>
          <table:table-cell table:style-name="ce26" table:formula="of:=[.$C$11]+INT(RAND()*([.$C$12]-[.$C$11]))" office:value-type="date" office:date-value="1980-02-06" calcext:value-type="date">
            <text:p>06/02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0]))" office:value-type="string" office:string-value="date-7-350 &#10;[55434]" calcext:value-type="string">
            <text:p>date-7-350 </text:p>
            <text:p>[554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0]))" office:value-type="string" office:string-value="date-8-350 &#10;[55432]" calcext:value-type="string">
            <text:p>date-8-350 </text:p>
            <text:p>[55432]</text:p>
          </table:table-cell>
          <table:table-cell/>
          <table:table-cell table:formula="of:=INFO.OBBA.OBBA.OBGET(INFO.OBBA.OBBA.OBCALL(&quot;&quot;;[.$B$15];&quot;getDaycountFraction&quot;;[.G350];[.H350]))" office:value-type="float" office:value="-47.7472222222222" calcext:value-type="float">
            <text:p>-47.747</text:p>
          </table:table-cell>
          <table:table-cell table:style-name="ce37" table:formula="of:=(YEARFRAC([.E350];[.F350];[.$C$9]))" office:value-type="float" office:value="47.7472222222222" calcext:value-type="float">
            <text:p>47.747</text:p>
          </table:table-cell>
          <table:table-cell table:formula="of:=ABS([.J350])-[.K35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11-05" calcext:value-type="date">
            <text:p>05/11/2007</text:p>
          </table:table-cell>
          <table:table-cell table:style-name="ce26" table:formula="of:=[.$C$11]+INT(RAND()*([.$C$12]-[.$C$11]))" office:value-type="date" office:date-value="2000-07-21" calcext:value-type="date">
            <text:p>21/07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1]))" office:value-type="string" office:string-value="date-7-351 &#10;[55439]" calcext:value-type="string">
            <text:p>date-7-351 </text:p>
            <text:p>[554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1]))" office:value-type="string" office:string-value="date-8-351 &#10;[55437]" calcext:value-type="string">
            <text:p>date-8-351 </text:p>
            <text:p>[55437]</text:p>
          </table:table-cell>
          <table:table-cell/>
          <table:table-cell table:formula="of:=INFO.OBBA.OBBA.OBGET(INFO.OBBA.OBBA.OBCALL(&quot;&quot;;[.$B$15];&quot;getDaycountFraction&quot;;[.G351];[.H351]))" office:value-type="float" office:value="-7.39722222222222" calcext:value-type="float">
            <text:p>-7.397</text:p>
          </table:table-cell>
          <table:table-cell table:style-name="ce37" table:formula="of:=(YEARFRAC([.E351];[.F351];[.$C$9]))" office:value-type="float" office:value="7.39722222222222" calcext:value-type="float">
            <text:p>7.397</text:p>
          </table:table-cell>
          <table:table-cell table:formula="of:=ABS([.J351])-[.K35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3-24" calcext:value-type="date">
            <text:p>24/03/1996</text:p>
          </table:table-cell>
          <table:table-cell table:style-name="ce26" table:formula="of:=[.$C$11]+INT(RAND()*([.$C$12]-[.$C$11]))" office:value-type="date" office:date-value="1995-03-10" calcext:value-type="date">
            <text:p>10/03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2]))" office:value-type="string" office:string-value="date-7-352 &#10;[55444]" calcext:value-type="string">
            <text:p>date-7-352 </text:p>
            <text:p>[554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2]))" office:value-type="string" office:string-value="date-8-352 &#10;[55442]" calcext:value-type="string">
            <text:p>date-8-352 </text:p>
            <text:p>[55442]</text:p>
          </table:table-cell>
          <table:table-cell/>
          <table:table-cell table:formula="of:=INFO.OBBA.OBBA.OBGET(INFO.OBBA.OBBA.OBCALL(&quot;&quot;;[.$B$15];&quot;getDaycountFraction&quot;;[.G352];[.H352]))" office:value-type="float" office:value="-1.05555555555556" calcext:value-type="float">
            <text:p>-1.056</text:p>
          </table:table-cell>
          <table:table-cell table:style-name="ce37" table:formula="of:=(YEARFRAC([.E352];[.F352];[.$C$9]))" office:value-type="float" office:value="1.05555555555556" calcext:value-type="float">
            <text:p>1.056</text:p>
          </table:table-cell>
          <table:table-cell table:formula="of:=ABS([.J352])-[.K35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4-18" calcext:value-type="date">
            <text:p>18/04/2027</text:p>
          </table:table-cell>
          <table:table-cell table:style-name="ce26" table:formula="of:=[.$C$11]+INT(RAND()*([.$C$12]-[.$C$11]))" office:value-type="date" office:date-value="1991-10-07" calcext:value-type="date">
            <text:p>07/10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3]))" office:value-type="string" office:string-value="date-7-353 &#10;[55449]" calcext:value-type="string">
            <text:p>date-7-353 </text:p>
            <text:p>[554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3]))" office:value-type="string" office:string-value="date-8-353 &#10;[55447]" calcext:value-type="string">
            <text:p>date-8-353 </text:p>
            <text:p>[55447]</text:p>
          </table:table-cell>
          <table:table-cell/>
          <table:table-cell table:formula="of:=INFO.OBBA.OBBA.OBGET(INFO.OBBA.OBBA.OBCALL(&quot;&quot;;[.$B$15];&quot;getDaycountFraction&quot;;[.G353];[.H353]))" office:value-type="float" office:value="-36.0472222222222" calcext:value-type="float">
            <text:p>-36.047</text:p>
          </table:table-cell>
          <table:table-cell table:style-name="ce37" table:formula="of:=(YEARFRAC([.E353];[.F353];[.$C$9]))" office:value-type="float" office:value="36.0472222222222" calcext:value-type="float">
            <text:p>36.047</text:p>
          </table:table-cell>
          <table:table-cell table:formula="of:=ABS([.J353])-[.K35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12-27" calcext:value-type="date">
            <text:p>27/12/1997</text:p>
          </table:table-cell>
          <table:table-cell table:style-name="ce26" table:formula="of:=[.$C$11]+INT(RAND()*([.$C$12]-[.$C$11]))" office:value-type="date" office:date-value="2020-03-16" calcext:value-type="date">
            <text:p>16/03/202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4]))" office:value-type="string" office:string-value="date-7-354 &#10;[55454]" calcext:value-type="string">
            <text:p>date-7-354 </text:p>
            <text:p>[554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4]))" office:value-type="string" office:string-value="date-8-354 &#10;[55452]" calcext:value-type="string">
            <text:p>date-8-354 </text:p>
            <text:p>[55452]</text:p>
          </table:table-cell>
          <table:table-cell/>
          <table:table-cell table:formula="of:=INFO.OBBA.OBBA.OBGET(INFO.OBBA.OBBA.OBCALL(&quot;&quot;;[.$B$15];&quot;getDaycountFraction&quot;;[.G354];[.H354]))" office:value-type="float" office:value="22.5416666666667" calcext:value-type="float">
            <text:p>22.542</text:p>
          </table:table-cell>
          <table:table-cell table:style-name="ce37" table:formula="of:=(YEARFRAC([.E354];[.F354];[.$C$9]))" office:value-type="float" office:value="22.5416666666667" calcext:value-type="float">
            <text:p>22.542</text:p>
          </table:table-cell>
          <table:table-cell table:formula="of:=ABS([.J354])-[.K35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7-30" calcext:value-type="date">
            <text:p>30/07/2022</text:p>
          </table:table-cell>
          <table:table-cell table:style-name="ce26" table:formula="of:=[.$C$11]+INT(RAND()*([.$C$12]-[.$C$11]))" office:value-type="date" office:date-value="1995-12-17" calcext:value-type="date">
            <text:p>17/12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5]))" office:value-type="string" office:string-value="date-7-355 &#10;[55459]" calcext:value-type="string">
            <text:p>date-7-355 </text:p>
            <text:p>[554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5]))" office:value-type="string" office:string-value="date-8-355 &#10;[55457]" calcext:value-type="string">
            <text:p>date-8-355 </text:p>
            <text:p>[55457]</text:p>
          </table:table-cell>
          <table:table-cell/>
          <table:table-cell table:formula="of:=INFO.OBBA.OBBA.OBGET(INFO.OBBA.OBBA.OBCALL(&quot;&quot;;[.$B$15];&quot;getDaycountFraction&quot;;[.G355];[.H355]))" office:value-type="float" office:value="-27.0055555555556" calcext:value-type="float">
            <text:p>-27.006</text:p>
          </table:table-cell>
          <table:table-cell table:style-name="ce37" table:formula="of:=(YEARFRAC([.E355];[.F355];[.$C$9]))" office:value-type="float" office:value="27.0055555555556" calcext:value-type="float">
            <text:p>27.006</text:p>
          </table:table-cell>
          <table:table-cell table:formula="of:=ABS([.J355])-[.K35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8-23" calcext:value-type="date">
            <text:p>23/08/2009</text:p>
          </table:table-cell>
          <table:table-cell table:style-name="ce26" table:formula="of:=[.$C$11]+INT(RAND()*([.$C$12]-[.$C$11]))" office:value-type="date" office:date-value="1990-01-30" calcext:value-type="date">
            <text:p>30/01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6]))" office:value-type="string" office:string-value="date-7-356 &#10;[55464]" calcext:value-type="string">
            <text:p>date-7-356 </text:p>
            <text:p>[554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6]))" office:value-type="string" office:string-value="date-8-356 &#10;[55462]" calcext:value-type="string">
            <text:p>date-8-356 </text:p>
            <text:p>[55462]</text:p>
          </table:table-cell>
          <table:table-cell/>
          <table:table-cell table:formula="of:=INFO.OBBA.OBBA.OBGET(INFO.OBBA.OBBA.OBCALL(&quot;&quot;;[.$B$15];&quot;getDaycountFraction&quot;;[.G356];[.H356]))" office:value-type="float" office:value="-19.8472222222222" calcext:value-type="float">
            <text:p>-19.847</text:p>
          </table:table-cell>
          <table:table-cell table:style-name="ce37" table:formula="of:=(YEARFRAC([.E356];[.F356];[.$C$9]))" office:value-type="float" office:value="19.8472222222222" calcext:value-type="float">
            <text:p>19.847</text:p>
          </table:table-cell>
          <table:table-cell table:formula="of:=ABS([.J356])-[.K35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5-02" calcext:value-type="date">
            <text:p>02/05/1994</text:p>
          </table:table-cell>
          <table:table-cell table:style-name="ce26" table:formula="of:=[.$C$11]+INT(RAND()*([.$C$12]-[.$C$11]))" office:value-type="date" office:date-value="2004-08-23" calcext:value-type="date">
            <text:p>23/08/200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7]))" office:value-type="string" office:string-value="date-7-357 &#10;[55469]" calcext:value-type="string">
            <text:p>date-7-357 </text:p>
            <text:p>[554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7]))" office:value-type="string" office:string-value="date-8-357 &#10;[55467]" calcext:value-type="string">
            <text:p>date-8-357 </text:p>
            <text:p>[55467]</text:p>
          </table:table-cell>
          <table:table-cell/>
          <table:table-cell table:formula="of:=INFO.OBBA.OBBA.OBGET(INFO.OBBA.OBBA.OBCALL(&quot;&quot;;[.$B$15];&quot;getDaycountFraction&quot;;[.G357];[.H357]))" office:value-type="float" office:value="10.4611111111111" calcext:value-type="float">
            <text:p>10.461</text:p>
          </table:table-cell>
          <table:table-cell table:style-name="ce37" table:formula="of:=(YEARFRAC([.E357];[.F357];[.$C$9]))" office:value-type="float" office:value="10.4611111111111" calcext:value-type="float">
            <text:p>10.461</text:p>
          </table:table-cell>
          <table:table-cell table:formula="of:=ABS([.J357])-[.K35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10-25" calcext:value-type="date">
            <text:p>25/10/2004</text:p>
          </table:table-cell>
          <table:table-cell table:style-name="ce26" table:formula="of:=[.$C$11]+INT(RAND()*([.$C$12]-[.$C$11]))" office:value-type="date" office:date-value="2005-02-19" calcext:value-type="date">
            <text:p>19/02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8]))" office:value-type="string" office:string-value="date-7-358 &#10;[55474]" calcext:value-type="string">
            <text:p>date-7-358 </text:p>
            <text:p>[554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8]))" office:value-type="string" office:string-value="date-8-358 &#10;[55472]" calcext:value-type="string">
            <text:p>date-8-358 </text:p>
            <text:p>[55472]</text:p>
          </table:table-cell>
          <table:table-cell/>
          <table:table-cell table:formula="of:=INFO.OBBA.OBBA.OBGET(INFO.OBBA.OBBA.OBCALL(&quot;&quot;;[.$B$15];&quot;getDaycountFraction&quot;;[.G358];[.H358]))" office:value-type="float" office:value="0.325" calcext:value-type="float">
            <text:p>0.325</text:p>
          </table:table-cell>
          <table:table-cell table:style-name="ce37" table:formula="of:=(YEARFRAC([.E358];[.F358];[.$C$9]))" office:value-type="float" office:value="0.325" calcext:value-type="float">
            <text:p>0.325</text:p>
          </table:table-cell>
          <table:table-cell table:formula="of:=ABS([.J358])-[.K35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6-30" calcext:value-type="date">
            <text:p>30/06/2008</text:p>
          </table:table-cell>
          <table:table-cell table:style-name="ce26" table:formula="of:=[.$C$11]+INT(RAND()*([.$C$12]-[.$C$11]))" office:value-type="date" office:date-value="2009-06-24" calcext:value-type="date">
            <text:p>24/06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59]))" office:value-type="string" office:string-value="date-7-359 &#10;[55479]" calcext:value-type="string">
            <text:p>date-7-359 </text:p>
            <text:p>[554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59]))" office:value-type="string" office:string-value="date-8-359 &#10;[55477]" calcext:value-type="string">
            <text:p>date-8-359 </text:p>
            <text:p>[55477]</text:p>
          </table:table-cell>
          <table:table-cell/>
          <table:table-cell table:formula="of:=INFO.OBBA.OBBA.OBGET(INFO.OBBA.OBBA.OBCALL(&quot;&quot;;[.$B$15];&quot;getDaycountFraction&quot;;[.G359];[.H359]))" office:value-type="float" office:value="0.997222222222222" calcext:value-type="float">
            <text:p>0.997</text:p>
          </table:table-cell>
          <table:table-cell table:style-name="ce37" table:formula="of:=(YEARFRAC([.E359];[.F359];[.$C$9]))" office:value-type="float" office:value="0.997222222222222" calcext:value-type="float">
            <text:p>0.997</text:p>
          </table:table-cell>
          <table:table-cell table:formula="of:=ABS([.J359])-[.K35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11-04" calcext:value-type="date">
            <text:p>04/11/2011</text:p>
          </table:table-cell>
          <table:table-cell table:style-name="ce26" table:formula="of:=[.$C$11]+INT(RAND()*([.$C$12]-[.$C$11]))" office:value-type="date" office:date-value="2013-10-05" calcext:value-type="date">
            <text:p>05/10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0]))" office:value-type="string" office:string-value="date-7-360 &#10;[55484]" calcext:value-type="string">
            <text:p>date-7-360 </text:p>
            <text:p>[554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0]))" office:value-type="string" office:string-value="date-8-360 &#10;[55482]" calcext:value-type="string">
            <text:p>date-8-360 </text:p>
            <text:p>[55482]</text:p>
          </table:table-cell>
          <table:table-cell/>
          <table:table-cell table:formula="of:=INFO.OBBA.OBBA.OBGET(INFO.OBBA.OBBA.OBCALL(&quot;&quot;;[.$B$15];&quot;getDaycountFraction&quot;;[.G360];[.H360]))" office:value-type="float" office:value="1.94722222222222" calcext:value-type="float">
            <text:p>1.947</text:p>
          </table:table-cell>
          <table:table-cell table:style-name="ce37" table:formula="of:=(YEARFRAC([.E360];[.F360];[.$C$9]))" office:value-type="float" office:value="1.94722222222222" calcext:value-type="float">
            <text:p>1.947</text:p>
          </table:table-cell>
          <table:table-cell table:formula="of:=ABS([.J360])-[.K36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2-03" calcext:value-type="date">
            <text:p>03/02/2004</text:p>
          </table:table-cell>
          <table:table-cell table:style-name="ce26" table:formula="of:=[.$C$11]+INT(RAND()*([.$C$12]-[.$C$11]))" office:value-type="date" office:date-value="1990-04-30" calcext:value-type="date">
            <text:p>30/04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1]))" office:value-type="string" office:string-value="date-7-361 &#10;[55489]" calcext:value-type="string">
            <text:p>date-7-361 </text:p>
            <text:p>[554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1]))" office:value-type="string" office:string-value="date-8-361 &#10;[55487]" calcext:value-type="string">
            <text:p>date-8-361 </text:p>
            <text:p>[55487]</text:p>
          </table:table-cell>
          <table:table-cell/>
          <table:table-cell table:formula="of:=INFO.OBBA.OBBA.OBGET(INFO.OBBA.OBBA.OBCALL(&quot;&quot;;[.$B$15];&quot;getDaycountFraction&quot;;[.G361];[.H361]))" office:value-type="float" office:value="-13.9638888888889" calcext:value-type="float">
            <text:p>-13.964</text:p>
          </table:table-cell>
          <table:table-cell table:style-name="ce37" table:formula="of:=(YEARFRAC([.E361];[.F361];[.$C$9]))" office:value-type="float" office:value="13.9638888888889" calcext:value-type="float">
            <text:p>13.964</text:p>
          </table:table-cell>
          <table:table-cell table:formula="of:=ABS([.J361])-[.K36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1-26" calcext:value-type="date">
            <text:p>26/11/1988</text:p>
          </table:table-cell>
          <table:table-cell table:style-name="ce26" table:formula="of:=[.$C$11]+INT(RAND()*([.$C$12]-[.$C$11]))" office:value-type="date" office:date-value="1989-10-13" calcext:value-type="date">
            <text:p>13/10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2]))" office:value-type="string" office:string-value="date-7-362 &#10;[55494]" calcext:value-type="string">
            <text:p>date-7-362 </text:p>
            <text:p>[554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2]))" office:value-type="string" office:string-value="date-8-362 &#10;[55492]" calcext:value-type="string">
            <text:p>date-8-362 </text:p>
            <text:p>[55492]</text:p>
          </table:table-cell>
          <table:table-cell/>
          <table:table-cell table:formula="of:=INFO.OBBA.OBBA.OBGET(INFO.OBBA.OBBA.OBCALL(&quot;&quot;;[.$B$15];&quot;getDaycountFraction&quot;;[.G362];[.H362]))" office:value-type="float" office:value="0.891666666666667" calcext:value-type="float">
            <text:p>0.892</text:p>
          </table:table-cell>
          <table:table-cell table:style-name="ce37" table:formula="of:=(YEARFRAC([.E362];[.F362];[.$C$9]))" office:value-type="float" office:value="0.891666666666667" calcext:value-type="float">
            <text:p>0.892</text:p>
          </table:table-cell>
          <table:table-cell table:formula="of:=ABS([.J362])-[.K36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9-26" calcext:value-type="date">
            <text:p>26/09/2013</text:p>
          </table:table-cell>
          <table:table-cell table:style-name="ce26" table:formula="of:=[.$C$11]+INT(RAND()*([.$C$12]-[.$C$11]))" office:value-type="date" office:date-value="2027-11-11" calcext:value-type="date">
            <text:p>11/11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3]))" office:value-type="string" office:string-value="date-7-363 &#10;[55499]" calcext:value-type="string">
            <text:p>date-7-363 </text:p>
            <text:p>[554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3]))" office:value-type="string" office:string-value="date-8-363 &#10;[55497]" calcext:value-type="string">
            <text:p>date-8-363 </text:p>
            <text:p>[55497]</text:p>
          </table:table-cell>
          <table:table-cell/>
          <table:table-cell table:formula="of:=INFO.OBBA.OBBA.OBGET(INFO.OBBA.OBBA.OBCALL(&quot;&quot;;[.$B$15];&quot;getDaycountFraction&quot;;[.G363];[.H363]))" office:value-type="float" office:value="14.3305555555556" calcext:value-type="float">
            <text:p>14.331</text:p>
          </table:table-cell>
          <table:table-cell table:style-name="ce37" table:formula="of:=(YEARFRAC([.E363];[.F363];[.$C$9]))" office:value-type="float" office:value="14.3305555555556" calcext:value-type="float">
            <text:p>14.331</text:p>
          </table:table-cell>
          <table:table-cell table:formula="of:=ABS([.J363])-[.K36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11-27" calcext:value-type="date">
            <text:p>27/11/1993</text:p>
          </table:table-cell>
          <table:table-cell table:style-name="ce26" table:formula="of:=[.$C$11]+INT(RAND()*([.$C$12]-[.$C$11]))" office:value-type="date" office:date-value="2004-06-06" calcext:value-type="date">
            <text:p>06/06/200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4]))" office:value-type="string" office:string-value="date-7-364 &#10;[55504]" calcext:value-type="string">
            <text:p>date-7-364 </text:p>
            <text:p>[555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4]))" office:value-type="string" office:string-value="date-8-364 &#10;[55502]" calcext:value-type="string">
            <text:p>date-8-364 </text:p>
            <text:p>[55502]</text:p>
          </table:table-cell>
          <table:table-cell/>
          <table:table-cell table:formula="of:=INFO.OBBA.OBBA.OBGET(INFO.OBBA.OBBA.OBCALL(&quot;&quot;;[.$B$15];&quot;getDaycountFraction&quot;;[.G364];[.H364]))" office:value-type="float" office:value="10.6777777777778" calcext:value-type="float">
            <text:p>10.678</text:p>
          </table:table-cell>
          <table:table-cell table:style-name="ce37" table:formula="of:=(YEARFRAC([.E364];[.F364];[.$C$9]))" office:value-type="float" office:value="10.6777777777778" calcext:value-type="float">
            <text:p>10.678</text:p>
          </table:table-cell>
          <table:table-cell table:formula="of:=ABS([.J364])-[.K36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11-05" calcext:value-type="date">
            <text:p>05/11/2021</text:p>
          </table:table-cell>
          <table:table-cell table:style-name="ce26" table:formula="of:=[.$C$11]+INT(RAND()*([.$C$12]-[.$C$11]))" office:value-type="date" office:date-value="2010-09-15" calcext:value-type="date">
            <text:p>15/09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5]))" office:value-type="string" office:string-value="date-7-365 &#10;[55509]" calcext:value-type="string">
            <text:p>date-7-365 </text:p>
            <text:p>[555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5]))" office:value-type="string" office:string-value="date-8-365 &#10;[55507]" calcext:value-type="string">
            <text:p>date-8-365 </text:p>
            <text:p>[55507]</text:p>
          </table:table-cell>
          <table:table-cell/>
          <table:table-cell table:formula="of:=INFO.OBBA.OBBA.OBGET(INFO.OBBA.OBBA.OBCALL(&quot;&quot;;[.$B$15];&quot;getDaycountFraction&quot;;[.G365];[.H365]))" office:value-type="float" office:value="-11.3027777777778" calcext:value-type="float">
            <text:p>-11.303</text:p>
          </table:table-cell>
          <table:table-cell table:style-name="ce37" table:formula="of:=(YEARFRAC([.E365];[.F365];[.$C$9]))" office:value-type="float" office:value="11.3027777777778" calcext:value-type="float">
            <text:p>11.303</text:p>
          </table:table-cell>
          <table:table-cell table:formula="of:=ABS([.J365])-[.K36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10-06" calcext:value-type="date">
            <text:p>06/10/1980</text:p>
          </table:table-cell>
          <table:table-cell table:style-name="ce26" table:formula="of:=[.$C$11]+INT(RAND()*([.$C$12]-[.$C$11]))" office:value-type="date" office:date-value="2006-04-13" calcext:value-type="date">
            <text:p>13/04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6]))" office:value-type="string" office:string-value="date-7-366 &#10;[55514]" calcext:value-type="string">
            <text:p>date-7-366 </text:p>
            <text:p>[555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6]))" office:value-type="string" office:string-value="date-8-366 &#10;[55512]" calcext:value-type="string">
            <text:p>date-8-366 </text:p>
            <text:p>[55512]</text:p>
          </table:table-cell>
          <table:table-cell/>
          <table:table-cell table:formula="of:=INFO.OBBA.OBBA.OBGET(INFO.OBBA.OBBA.OBCALL(&quot;&quot;;[.$B$15];&quot;getDaycountFraction&quot;;[.G366];[.H366]))" office:value-type="float" office:value="25.8888888888889" calcext:value-type="float">
            <text:p>25.889</text:p>
          </table:table-cell>
          <table:table-cell table:style-name="ce37" table:formula="of:=(YEARFRAC([.E366];[.F366];[.$C$9]))" office:value-type="float" office:value="25.8888888888889" calcext:value-type="float">
            <text:p>25.889</text:p>
          </table:table-cell>
          <table:table-cell table:formula="of:=ABS([.J366])-[.K36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6-02" calcext:value-type="date">
            <text:p>02/06/2029</text:p>
          </table:table-cell>
          <table:table-cell table:style-name="ce26" table:formula="of:=[.$C$11]+INT(RAND()*([.$C$12]-[.$C$11]))" office:value-type="date" office:date-value="2014-05-03" calcext:value-type="date">
            <text:p>03/05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7]))" office:value-type="string" office:string-value="date-7-367 &#10;[55519]" calcext:value-type="string">
            <text:p>date-7-367 </text:p>
            <text:p>[555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7]))" office:value-type="string" office:string-value="date-8-367 &#10;[55517]" calcext:value-type="string">
            <text:p>date-8-367 </text:p>
            <text:p>[55517]</text:p>
          </table:table-cell>
          <table:table-cell/>
          <table:table-cell table:formula="of:=INFO.OBBA.OBBA.OBGET(INFO.OBBA.OBBA.OBCALL(&quot;&quot;;[.$B$15];&quot;getDaycountFraction&quot;;[.G367];[.H367]))" office:value-type="float" office:value="-15.3027777777778" calcext:value-type="float">
            <text:p>-15.303</text:p>
          </table:table-cell>
          <table:table-cell table:style-name="ce37" table:formula="of:=(YEARFRAC([.E367];[.F367];[.$C$9]))" office:value-type="float" office:value="15.3027777777778" calcext:value-type="float">
            <text:p>15.303</text:p>
          </table:table-cell>
          <table:table-cell table:formula="of:=ABS([.J367])-[.K36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5-28" calcext:value-type="date">
            <text:p>28/05/1998</text:p>
          </table:table-cell>
          <table:table-cell table:style-name="ce26" table:formula="of:=[.$C$11]+INT(RAND()*([.$C$12]-[.$C$11]))" office:value-type="date" office:date-value="1990-06-15" calcext:value-type="date">
            <text:p>15/06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8]))" office:value-type="string" office:string-value="date-7-368 &#10;[55524]" calcext:value-type="string">
            <text:p>date-7-368 </text:p>
            <text:p>[555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8]))" office:value-type="string" office:string-value="date-8-368 &#10;[55522]" calcext:value-type="string">
            <text:p>date-8-368 </text:p>
            <text:p>[55522]</text:p>
          </table:table-cell>
          <table:table-cell/>
          <table:table-cell table:formula="of:=INFO.OBBA.OBBA.OBGET(INFO.OBBA.OBBA.OBCALL(&quot;&quot;;[.$B$15];&quot;getDaycountFraction&quot;;[.G368];[.H368]))" office:value-type="float" office:value="-8.06666666666667" calcext:value-type="float">
            <text:p>-8.067</text:p>
          </table:table-cell>
          <table:table-cell table:style-name="ce37" table:formula="of:=(YEARFRAC([.E368];[.F368];[.$C$9]))" office:value-type="float" office:value="8.06666666666667" calcext:value-type="float">
            <text:p>8.067</text:p>
          </table:table-cell>
          <table:table-cell table:formula="of:=ABS([.J368])-[.K36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11-03" calcext:value-type="date">
            <text:p>03/11/1991</text:p>
          </table:table-cell>
          <table:table-cell table:style-name="ce26" table:formula="of:=[.$C$11]+INT(RAND()*([.$C$12]-[.$C$11]))" office:value-type="date" office:date-value="2009-12-20" calcext:value-type="date">
            <text:p>20/12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69]))" office:value-type="string" office:string-value="date-7-369 &#10;[55529]" calcext:value-type="string">
            <text:p>date-7-369 </text:p>
            <text:p>[555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69]))" office:value-type="string" office:string-value="date-8-369 &#10;[55527]" calcext:value-type="string">
            <text:p>date-8-369 </text:p>
            <text:p>[55527]</text:p>
          </table:table-cell>
          <table:table-cell/>
          <table:table-cell table:formula="of:=INFO.OBBA.OBBA.OBGET(INFO.OBBA.OBBA.OBCALL(&quot;&quot;;[.$B$15];&quot;getDaycountFraction&quot;;[.G369];[.H369]))" office:value-type="float" office:value="18.3944444444444" calcext:value-type="float">
            <text:p>18.394</text:p>
          </table:table-cell>
          <table:table-cell table:style-name="ce37" table:formula="of:=(YEARFRAC([.E369];[.F369];[.$C$9]))" office:value-type="float" office:value="18.3944444444444" calcext:value-type="float">
            <text:p>18.394</text:p>
          </table:table-cell>
          <table:table-cell table:formula="of:=ABS([.J369])-[.K36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11-02" calcext:value-type="date">
            <text:p>02/11/1990</text:p>
          </table:table-cell>
          <table:table-cell table:style-name="ce26" table:formula="of:=[.$C$11]+INT(RAND()*([.$C$12]-[.$C$11]))" office:value-type="date" office:date-value="2010-06-19" calcext:value-type="date">
            <text:p>19/06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0]))" office:value-type="string" office:string-value="date-7-370 &#10;[55534]" calcext:value-type="string">
            <text:p>date-7-370 </text:p>
            <text:p>[555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0]))" office:value-type="string" office:string-value="date-8-370 &#10;[55532]" calcext:value-type="string">
            <text:p>date-8-370 </text:p>
            <text:p>[55532]</text:p>
          </table:table-cell>
          <table:table-cell/>
          <table:table-cell table:formula="of:=INFO.OBBA.OBBA.OBGET(INFO.OBBA.OBBA.OBCALL(&quot;&quot;;[.$B$15];&quot;getDaycountFraction&quot;;[.G370];[.H370]))" office:value-type="float" office:value="19.9138888888889" calcext:value-type="float">
            <text:p>19.914</text:p>
          </table:table-cell>
          <table:table-cell table:style-name="ce37" table:formula="of:=(YEARFRAC([.E370];[.F370];[.$C$9]))" office:value-type="float" office:value="19.9138888888889" calcext:value-type="float">
            <text:p>19.914</text:p>
          </table:table-cell>
          <table:table-cell table:formula="of:=ABS([.J370])-[.K37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11-05" calcext:value-type="date">
            <text:p>05/11/1998</text:p>
          </table:table-cell>
          <table:table-cell table:style-name="ce26" table:formula="of:=[.$C$11]+INT(RAND()*([.$C$12]-[.$C$11]))" office:value-type="date" office:date-value="2005-09-26" calcext:value-type="date">
            <text:p>26/09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1]))" office:value-type="string" office:string-value="date-7-371 &#10;[55539]" calcext:value-type="string">
            <text:p>date-7-371 </text:p>
            <text:p>[555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1]))" office:value-type="string" office:string-value="date-8-371 &#10;[55537]" calcext:value-type="string">
            <text:p>date-8-371 </text:p>
            <text:p>[55537]</text:p>
          </table:table-cell>
          <table:table-cell/>
          <table:table-cell table:formula="of:=INFO.OBBA.OBBA.OBGET(INFO.OBBA.OBBA.OBCALL(&quot;&quot;;[.$B$15];&quot;getDaycountFraction&quot;;[.G371];[.H371]))" office:value-type="float" office:value="6.99166666666667" calcext:value-type="float">
            <text:p>6.992</text:p>
          </table:table-cell>
          <table:table-cell table:style-name="ce37" table:formula="of:=(YEARFRAC([.E371];[.F371];[.$C$9]))" office:value-type="float" office:value="6.99166666666667" calcext:value-type="float">
            <text:p>6.992</text:p>
          </table:table-cell>
          <table:table-cell table:formula="of:=ABS([.J371])-[.K37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4-18" calcext:value-type="date">
            <text:p>18/04/1994</text:p>
          </table:table-cell>
          <table:table-cell table:style-name="ce26" table:formula="of:=[.$C$11]+INT(RAND()*([.$C$12]-[.$C$11]))" office:value-type="date" office:date-value="1986-04-10" calcext:value-type="date">
            <text:p>10/04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2]))" office:value-type="string" office:string-value="date-7-372 &#10;[55544]" calcext:value-type="string">
            <text:p>date-7-372 </text:p>
            <text:p>[555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2]))" office:value-type="string" office:string-value="date-8-372 &#10;[55542]" calcext:value-type="string">
            <text:p>date-8-372 </text:p>
            <text:p>[55542]</text:p>
          </table:table-cell>
          <table:table-cell/>
          <table:table-cell table:formula="of:=INFO.OBBA.OBBA.OBGET(INFO.OBBA.OBBA.OBCALL(&quot;&quot;;[.$B$15];&quot;getDaycountFraction&quot;;[.G372];[.H372]))" office:value-type="float" office:value="-8.13888888888889" calcext:value-type="float">
            <text:p>-8.139</text:p>
          </table:table-cell>
          <table:table-cell table:style-name="ce37" table:formula="of:=(YEARFRAC([.E372];[.F372];[.$C$9]))" office:value-type="float" office:value="8.13888888888889" calcext:value-type="float">
            <text:p>8.139</text:p>
          </table:table-cell>
          <table:table-cell table:formula="of:=ABS([.J372])-[.K37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11-21" calcext:value-type="date">
            <text:p>21/11/1985</text:p>
          </table:table-cell>
          <table:table-cell table:style-name="ce26" table:formula="of:=[.$C$11]+INT(RAND()*([.$C$12]-[.$C$11]))" office:value-type="date" office:date-value="1980-05-18" calcext:value-type="date">
            <text:p>18/05/198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3]))" office:value-type="string" office:string-value="date-7-373 &#10;[55549]" calcext:value-type="string">
            <text:p>date-7-373 </text:p>
            <text:p>[555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3]))" office:value-type="string" office:string-value="date-8-373 &#10;[55547]" calcext:value-type="string">
            <text:p>date-8-373 </text:p>
            <text:p>[55547]</text:p>
          </table:table-cell>
          <table:table-cell/>
          <table:table-cell table:formula="of:=INFO.OBBA.OBBA.OBGET(INFO.OBBA.OBBA.OBCALL(&quot;&quot;;[.$B$15];&quot;getDaycountFraction&quot;;[.G373];[.H373]))" office:value-type="float" office:value="-5.59166666666667" calcext:value-type="float">
            <text:p>-5.592</text:p>
          </table:table-cell>
          <table:table-cell table:style-name="ce37" table:formula="of:=(YEARFRAC([.E373];[.F373];[.$C$9]))" office:value-type="float" office:value="5.59166666666667" calcext:value-type="float">
            <text:p>5.592</text:p>
          </table:table-cell>
          <table:table-cell table:formula="of:=ABS([.J373])-[.K37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7-27" calcext:value-type="date">
            <text:p>27/07/1991</text:p>
          </table:table-cell>
          <table:table-cell table:style-name="ce26" table:formula="of:=[.$C$11]+INT(RAND()*([.$C$12]-[.$C$11]))" office:value-type="date" office:date-value="2009-10-14" calcext:value-type="date">
            <text:p>14/10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4]))" office:value-type="string" office:string-value="date-7-374 &#10;[55554]" calcext:value-type="string">
            <text:p>date-7-374 </text:p>
            <text:p>[555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4]))" office:value-type="string" office:string-value="date-8-374 &#10;[55552]" calcext:value-type="string">
            <text:p>date-8-374 </text:p>
            <text:p>[55552]</text:p>
          </table:table-cell>
          <table:table-cell/>
          <table:table-cell table:formula="of:=INFO.OBBA.OBBA.OBGET(INFO.OBBA.OBBA.OBCALL(&quot;&quot;;[.$B$15];&quot;getDaycountFraction&quot;;[.G374];[.H374]))" office:value-type="float" office:value="18.4833333333333" calcext:value-type="float">
            <text:p>18.483</text:p>
          </table:table-cell>
          <table:table-cell table:style-name="ce37" table:formula="of:=(YEARFRAC([.E374];[.F374];[.$C$9]))" office:value-type="float" office:value="18.4833333333333" calcext:value-type="float">
            <text:p>18.483</text:p>
          </table:table-cell>
          <table:table-cell table:formula="of:=ABS([.J374])-[.K37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1-04" calcext:value-type="date">
            <text:p>04/01/1991</text:p>
          </table:table-cell>
          <table:table-cell table:style-name="ce26" table:formula="of:=[.$C$11]+INT(RAND()*([.$C$12]-[.$C$11]))" office:value-type="date" office:date-value="2011-04-05" calcext:value-type="date">
            <text:p>05/04/201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5]))" office:value-type="string" office:string-value="date-7-375 &#10;[55559]" calcext:value-type="string">
            <text:p>date-7-375 </text:p>
            <text:p>[555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5]))" office:value-type="string" office:string-value="date-8-375 &#10;[55557]" calcext:value-type="string">
            <text:p>date-8-375 </text:p>
            <text:p>[55557]</text:p>
          </table:table-cell>
          <table:table-cell/>
          <table:table-cell table:formula="of:=INFO.OBBA.OBBA.OBGET(INFO.OBBA.OBBA.OBCALL(&quot;&quot;;[.$B$15];&quot;getDaycountFraction&quot;;[.G375];[.H375]))" office:value-type="float" office:value="20.5444444444444" calcext:value-type="float">
            <text:p>20.544</text:p>
          </table:table-cell>
          <table:table-cell table:style-name="ce37" table:formula="of:=(YEARFRAC([.E375];[.F375];[.$C$9]))" office:value-type="float" office:value="20.5444444444444" calcext:value-type="float">
            <text:p>20.544</text:p>
          </table:table-cell>
          <table:table-cell table:formula="of:=ABS([.J375])-[.K37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4-06" calcext:value-type="date">
            <text:p>06/04/2011</text:p>
          </table:table-cell>
          <table:table-cell table:style-name="ce26" table:formula="of:=[.$C$11]+INT(RAND()*([.$C$12]-[.$C$11]))" office:value-type="date" office:date-value="2016-02-28" calcext:value-type="date">
            <text:p>28/02/201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6]))" office:value-type="string" office:string-value="date-7-376 &#10;[55564]" calcext:value-type="string">
            <text:p>date-7-376 </text:p>
            <text:p>[555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6]))" office:value-type="string" office:string-value="date-8-376 &#10;[55562]" calcext:value-type="string">
            <text:p>date-8-376 </text:p>
            <text:p>[55562]</text:p>
          </table:table-cell>
          <table:table-cell/>
          <table:table-cell table:formula="of:=INFO.OBBA.OBBA.OBGET(INFO.OBBA.OBBA.OBCALL(&quot;&quot;;[.$B$15];&quot;getDaycountFraction&quot;;[.G376];[.H376]))" office:value-type="float" office:value="4.96944444444444" calcext:value-type="float">
            <text:p>4.969</text:p>
          </table:table-cell>
          <table:table-cell table:style-name="ce37" table:formula="of:=(YEARFRAC([.E376];[.F376];[.$C$9]))" office:value-type="float" office:value="4.96944444444444" calcext:value-type="float">
            <text:p>4.969</text:p>
          </table:table-cell>
          <table:table-cell table:formula="of:=ABS([.J376])-[.K37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9-27" calcext:value-type="date">
            <text:p>27/09/1985</text:p>
          </table:table-cell>
          <table:table-cell table:style-name="ce26" table:formula="of:=[.$C$11]+INT(RAND()*([.$C$12]-[.$C$11]))" office:value-type="date" office:date-value="1999-10-02" calcext:value-type="date">
            <text:p>02/10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7]))" office:value-type="string" office:string-value="date-7-377 &#10;[55569]" calcext:value-type="string">
            <text:p>date-7-377 </text:p>
            <text:p>[555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7]))" office:value-type="string" office:string-value="date-8-377 &#10;[55567]" calcext:value-type="string">
            <text:p>date-8-377 </text:p>
            <text:p>[55567]</text:p>
          </table:table-cell>
          <table:table-cell/>
          <table:table-cell table:formula="of:=INFO.OBBA.OBBA.OBGET(INFO.OBBA.OBBA.OBCALL(&quot;&quot;;[.$B$15];&quot;getDaycountFraction&quot;;[.G377];[.H377]))" office:value-type="float" office:value="14.2166666666667" calcext:value-type="float">
            <text:p>14.217</text:p>
          </table:table-cell>
          <table:table-cell table:style-name="ce37" table:formula="of:=(YEARFRAC([.E377];[.F377];[.$C$9]))" office:value-type="float" office:value="14.2166666666667" calcext:value-type="float">
            <text:p>14.217</text:p>
          </table:table-cell>
          <table:table-cell table:formula="of:=ABS([.J377])-[.K37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4-01" calcext:value-type="date">
            <text:p>01/04/1982</text:p>
          </table:table-cell>
          <table:table-cell table:style-name="ce26" table:formula="of:=[.$C$11]+INT(RAND()*([.$C$12]-[.$C$11]))" office:value-type="date" office:date-value="2025-07-17" calcext:value-type="date">
            <text:p>17/07/202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8]))" office:value-type="string" office:string-value="date-7-378 &#10;[55574]" calcext:value-type="string">
            <text:p>date-7-378 </text:p>
            <text:p>[555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8]))" office:value-type="string" office:string-value="date-8-378 &#10;[55572]" calcext:value-type="string">
            <text:p>date-8-378 </text:p>
            <text:p>[55572]</text:p>
          </table:table-cell>
          <table:table-cell/>
          <table:table-cell table:formula="of:=INFO.OBBA.OBBA.OBGET(INFO.OBBA.OBBA.OBCALL(&quot;&quot;;[.$B$15];&quot;getDaycountFraction&quot;;[.G378];[.H378]))" office:value-type="float" office:value="43.925" calcext:value-type="float">
            <text:p>43.925</text:p>
          </table:table-cell>
          <table:table-cell table:style-name="ce37" table:formula="of:=(YEARFRAC([.E378];[.F378];[.$C$9]))" office:value-type="float" office:value="43.925" calcext:value-type="float">
            <text:p>43.925</text:p>
          </table:table-cell>
          <table:table-cell table:formula="of:=ABS([.J378])-[.K37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4-04" calcext:value-type="date">
            <text:p>04/04/2002</text:p>
          </table:table-cell>
          <table:table-cell table:style-name="ce26" table:formula="of:=[.$C$11]+INT(RAND()*([.$C$12]-[.$C$11]))" office:value-type="date" office:date-value="2028-12-18" calcext:value-type="date">
            <text:p>18/12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79]))" office:value-type="string" office:string-value="date-7-379 &#10;[55579]" calcext:value-type="string">
            <text:p>date-7-379 </text:p>
            <text:p>[555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79]))" office:value-type="string" office:string-value="date-8-379 &#10;[55577]" calcext:value-type="string">
            <text:p>date-8-379 </text:p>
            <text:p>[55577]</text:p>
          </table:table-cell>
          <table:table-cell/>
          <table:table-cell table:formula="of:=INFO.OBBA.OBBA.OBGET(INFO.OBBA.OBBA.OBCALL(&quot;&quot;;[.$B$15];&quot;getDaycountFraction&quot;;[.G379];[.H379]))" office:value-type="float" office:value="27.0972222222222" calcext:value-type="float">
            <text:p>27.097</text:p>
          </table:table-cell>
          <table:table-cell table:style-name="ce37" table:formula="of:=(YEARFRAC([.E379];[.F379];[.$C$9]))" office:value-type="float" office:value="27.0972222222222" calcext:value-type="float">
            <text:p>27.097</text:p>
          </table:table-cell>
          <table:table-cell table:formula="of:=ABS([.J379])-[.K37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11-24" calcext:value-type="date">
            <text:p>24/11/1995</text:p>
          </table:table-cell>
          <table:table-cell table:style-name="ce26" table:formula="of:=[.$C$11]+INT(RAND()*([.$C$12]-[.$C$11]))" office:value-type="date" office:date-value="1992-06-08" calcext:value-type="date">
            <text:p>08/06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0]))" office:value-type="string" office:string-value="date-7-380 &#10;[55584]" calcext:value-type="string">
            <text:p>date-7-380 </text:p>
            <text:p>[555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0]))" office:value-type="string" office:string-value="date-8-380 &#10;[55582]" calcext:value-type="string">
            <text:p>date-8-380 </text:p>
            <text:p>[55582]</text:p>
          </table:table-cell>
          <table:table-cell/>
          <table:table-cell table:formula="of:=INFO.OBBA.OBBA.OBGET(INFO.OBBA.OBBA.OBCALL(&quot;&quot;;[.$B$15];&quot;getDaycountFraction&quot;;[.G380];[.H380]))" office:value-type="float" office:value="-3.51111111111111" calcext:value-type="float">
            <text:p>-3.511</text:p>
          </table:table-cell>
          <table:table-cell table:style-name="ce37" table:formula="of:=(YEARFRAC([.E380];[.F380];[.$C$9]))" office:value-type="float" office:value="3.51111111111111" calcext:value-type="float">
            <text:p>3.511</text:p>
          </table:table-cell>
          <table:table-cell table:formula="of:=ABS([.J380])-[.K38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5-18" calcext:value-type="date">
            <text:p>18/05/2012</text:p>
          </table:table-cell>
          <table:table-cell table:style-name="ce26" table:formula="of:=[.$C$11]+INT(RAND()*([.$C$12]-[.$C$11]))" office:value-type="date" office:date-value="1991-04-01" calcext:value-type="date">
            <text:p>01/04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1]))" office:value-type="string" office:string-value="date-7-381 &#10;[55589]" calcext:value-type="string">
            <text:p>date-7-381 </text:p>
            <text:p>[555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1]))" office:value-type="string" office:string-value="date-8-381 &#10;[55587]" calcext:value-type="string">
            <text:p>date-8-381 </text:p>
            <text:p>[55587]</text:p>
          </table:table-cell>
          <table:table-cell/>
          <table:table-cell table:formula="of:=INFO.OBBA.OBBA.OBGET(INFO.OBBA.OBBA.OBCALL(&quot;&quot;;[.$B$15];&quot;getDaycountFraction&quot;;[.G381];[.H381]))" office:value-type="float" office:value="-21.4388888888889" calcext:value-type="float">
            <text:p>-21.439</text:p>
          </table:table-cell>
          <table:table-cell table:style-name="ce37" table:formula="of:=(YEARFRAC([.E381];[.F381];[.$C$9]))" office:value-type="float" office:value="21.4388888888889" calcext:value-type="float">
            <text:p>21.439</text:p>
          </table:table-cell>
          <table:table-cell table:formula="of:=ABS([.J381])-[.K38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5-07" calcext:value-type="date">
            <text:p>07/05/1983</text:p>
          </table:table-cell>
          <table:table-cell table:style-name="ce26" table:formula="of:=[.$C$11]+INT(RAND()*([.$C$12]-[.$C$11]))" office:value-type="date" office:date-value="2023-08-24" calcext:value-type="date">
            <text:p>24/08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2]))" office:value-type="string" office:string-value="date-7-382 &#10;[55594]" calcext:value-type="string">
            <text:p>date-7-382 </text:p>
            <text:p>[555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2]))" office:value-type="string" office:string-value="date-8-382 &#10;[55592]" calcext:value-type="string">
            <text:p>date-8-382 </text:p>
            <text:p>[55592]</text:p>
          </table:table-cell>
          <table:table-cell/>
          <table:table-cell table:formula="of:=INFO.OBBA.OBBA.OBGET(INFO.OBBA.OBBA.OBCALL(&quot;&quot;;[.$B$15];&quot;getDaycountFraction&quot;;[.G382];[.H382]))" office:value-type="float" office:value="40.8861111111111" calcext:value-type="float">
            <text:p>40.886</text:p>
          </table:table-cell>
          <table:table-cell table:style-name="ce37" table:formula="of:=(YEARFRAC([.E382];[.F382];[.$C$9]))" office:value-type="float" office:value="40.8861111111111" calcext:value-type="float">
            <text:p>40.886</text:p>
          </table:table-cell>
          <table:table-cell table:formula="of:=ABS([.J382])-[.K38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8-24" calcext:value-type="date">
            <text:p>24/08/1986</text:p>
          </table:table-cell>
          <table:table-cell table:style-name="ce26" table:formula="of:=[.$C$11]+INT(RAND()*([.$C$12]-[.$C$11]))" office:value-type="date" office:date-value="2003-03-16" calcext:value-type="date">
            <text:p>16/03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3]))" office:value-type="string" office:string-value="date-7-383 &#10;[55599]" calcext:value-type="string">
            <text:p>date-7-383 </text:p>
            <text:p>[555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3]))" office:value-type="string" office:string-value="date-8-383 &#10;[55597]" calcext:value-type="string">
            <text:p>date-8-383 </text:p>
            <text:p>[55597]</text:p>
          </table:table-cell>
          <table:table-cell/>
          <table:table-cell table:formula="of:=INFO.OBBA.OBBA.OBGET(INFO.OBBA.OBBA.OBCALL(&quot;&quot;;[.$B$15];&quot;getDaycountFraction&quot;;[.G383];[.H383]))" office:value-type="float" office:value="16.8" calcext:value-type="float">
            <text:p>16.800</text:p>
          </table:table-cell>
          <table:table-cell table:style-name="ce37" table:formula="of:=(YEARFRAC([.E383];[.F383];[.$C$9]))" office:value-type="float" office:value="16.8" calcext:value-type="float">
            <text:p>16.800</text:p>
          </table:table-cell>
          <table:table-cell table:formula="of:=ABS([.J383])-[.K38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9-30" calcext:value-type="date">
            <text:p>30/09/2017</text:p>
          </table:table-cell>
          <table:table-cell table:style-name="ce26" table:formula="of:=[.$C$11]+INT(RAND()*([.$C$12]-[.$C$11]))" office:value-type="date" office:date-value="1987-05-12" calcext:value-type="date">
            <text:p>12/05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4]))" office:value-type="string" office:string-value="date-7-384 &#10;[55604]" calcext:value-type="string">
            <text:p>date-7-384 </text:p>
            <text:p>[556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4]))" office:value-type="string" office:string-value="date-8-384 &#10;[55602]" calcext:value-type="string">
            <text:p>date-8-384 </text:p>
            <text:p>[55602]</text:p>
          </table:table-cell>
          <table:table-cell/>
          <table:table-cell table:formula="of:=INFO.OBBA.OBBA.OBGET(INFO.OBBA.OBBA.OBCALL(&quot;&quot;;[.$B$15];&quot;getDaycountFraction&quot;;[.G384];[.H384]))" office:value-type="float" office:value="-30.8305555555556" calcext:value-type="float">
            <text:p>-30.831</text:p>
          </table:table-cell>
          <table:table-cell table:style-name="ce37" table:formula="of:=(YEARFRAC([.E384];[.F384];[.$C$9]))" office:value-type="float" office:value="30.8305555555556" calcext:value-type="float">
            <text:p>30.831</text:p>
          </table:table-cell>
          <table:table-cell table:formula="of:=ABS([.J384])-[.K38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8-10" calcext:value-type="date">
            <text:p>10/08/1982</text:p>
          </table:table-cell>
          <table:table-cell table:style-name="ce26" table:formula="of:=[.$C$11]+INT(RAND()*([.$C$12]-[.$C$11]))" office:value-type="date" office:date-value="2008-10-12" calcext:value-type="date">
            <text:p>12/10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5]))" office:value-type="string" office:string-value="date-7-385 &#10;[55609]" calcext:value-type="string">
            <text:p>date-7-385 </text:p>
            <text:p>[556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5]))" office:value-type="string" office:string-value="date-8-385 &#10;[55607]" calcext:value-type="string">
            <text:p>date-8-385 </text:p>
            <text:p>[55607]</text:p>
          </table:table-cell>
          <table:table-cell/>
          <table:table-cell table:formula="of:=INFO.OBBA.OBBA.OBGET(INFO.OBBA.OBBA.OBCALL(&quot;&quot;;[.$B$15];&quot;getDaycountFraction&quot;;[.G385];[.H385]))" office:value-type="float" office:value="26.5555555555556" calcext:value-type="float">
            <text:p>26.556</text:p>
          </table:table-cell>
          <table:table-cell table:style-name="ce37" table:formula="of:=(YEARFRAC([.E385];[.F385];[.$C$9]))" office:value-type="float" office:value="26.5555555555556" calcext:value-type="float">
            <text:p>26.556</text:p>
          </table:table-cell>
          <table:table-cell table:formula="of:=ABS([.J385])-[.K38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6-01" calcext:value-type="date">
            <text:p>01/06/2025</text:p>
          </table:table-cell>
          <table:table-cell table:style-name="ce26" table:formula="of:=[.$C$11]+INT(RAND()*([.$C$12]-[.$C$11]))" office:value-type="date" office:date-value="1988-05-01" calcext:value-type="date">
            <text:p>01/05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6]))" office:value-type="string" office:string-value="date-7-386 &#10;[55614]" calcext:value-type="string">
            <text:p>date-7-386 </text:p>
            <text:p>[556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6]))" office:value-type="string" office:string-value="date-8-386 &#10;[55612]" calcext:value-type="string">
            <text:p>date-8-386 </text:p>
            <text:p>[55612]</text:p>
          </table:table-cell>
          <table:table-cell/>
          <table:table-cell table:formula="of:=INFO.OBBA.OBBA.OBGET(INFO.OBBA.OBBA.OBCALL(&quot;&quot;;[.$B$15];&quot;getDaycountFraction&quot;;[.G386];[.H386]))" office:value-type="float" office:value="-37.625" calcext:value-type="float">
            <text:p>-37.625</text:p>
          </table:table-cell>
          <table:table-cell table:style-name="ce37" table:formula="of:=(YEARFRAC([.E386];[.F386];[.$C$9]))" office:value-type="float" office:value="37.625" calcext:value-type="float">
            <text:p>37.625</text:p>
          </table:table-cell>
          <table:table-cell table:formula="of:=ABS([.J386])-[.K38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9-10" calcext:value-type="date">
            <text:p>10/09/1992</text:p>
          </table:table-cell>
          <table:table-cell table:style-name="ce26" table:formula="of:=[.$C$11]+INT(RAND()*([.$C$12]-[.$C$11]))" office:value-type="date" office:date-value="2014-04-20" calcext:value-type="date">
            <text:p>20/04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7]))" office:value-type="string" office:string-value="date-7-387 &#10;[55619]" calcext:value-type="string">
            <text:p>date-7-387 </text:p>
            <text:p>[556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7]))" office:value-type="string" office:string-value="date-8-387 &#10;[55617]" calcext:value-type="string">
            <text:p>date-8-387 </text:p>
            <text:p>[55617]</text:p>
          </table:table-cell>
          <table:table-cell/>
          <table:table-cell table:formula="of:=INFO.OBBA.OBBA.OBGET(INFO.OBBA.OBBA.OBCALL(&quot;&quot;;[.$B$15];&quot;getDaycountFraction&quot;;[.G387];[.H387]))" office:value-type="float" office:value="21.9222222222222" calcext:value-type="float">
            <text:p>21.922</text:p>
          </table:table-cell>
          <table:table-cell table:style-name="ce37" table:formula="of:=(YEARFRAC([.E387];[.F387];[.$C$9]))" office:value-type="float" office:value="21.9222222222222" calcext:value-type="float">
            <text:p>21.922</text:p>
          </table:table-cell>
          <table:table-cell table:formula="of:=ABS([.J387])-[.K38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2-26" calcext:value-type="date">
            <text:p>26/02/2028</text:p>
          </table:table-cell>
          <table:table-cell table:style-name="ce26" table:formula="of:=[.$C$11]+INT(RAND()*([.$C$12]-[.$C$11]))" office:value-type="date" office:date-value="1987-05-06" calcext:value-type="date">
            <text:p>06/05/198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8]))" office:value-type="string" office:string-value="date-7-388 &#10;[55624]" calcext:value-type="string">
            <text:p>date-7-388 </text:p>
            <text:p>[556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8]))" office:value-type="string" office:string-value="date-8-388 &#10;[55622]" calcext:value-type="string">
            <text:p>date-8-388 </text:p>
            <text:p>[55622]</text:p>
          </table:table-cell>
          <table:table-cell/>
          <table:table-cell table:formula="of:=INFO.OBBA.OBBA.OBGET(INFO.OBBA.OBBA.OBCALL(&quot;&quot;;[.$B$15];&quot;getDaycountFraction&quot;;[.G388];[.H388]))" office:value-type="float" office:value="-41.4055555555556" calcext:value-type="float">
            <text:p>-41.406</text:p>
          </table:table-cell>
          <table:table-cell table:style-name="ce37" table:formula="of:=(YEARFRAC([.E388];[.F388];[.$C$9]))" office:value-type="float" office:value="41.4055555555556" calcext:value-type="float">
            <text:p>41.406</text:p>
          </table:table-cell>
          <table:table-cell table:formula="of:=ABS([.J388])-[.K38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3-23" calcext:value-type="date">
            <text:p>23/03/1991</text:p>
          </table:table-cell>
          <table:table-cell table:style-name="ce26" table:formula="of:=[.$C$11]+INT(RAND()*([.$C$12]-[.$C$11]))" office:value-type="date" office:date-value="2012-09-29" calcext:value-type="date">
            <text:p>29/09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89]))" office:value-type="string" office:string-value="date-7-389 &#10;[55629]" calcext:value-type="string">
            <text:p>date-7-389 </text:p>
            <text:p>[556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89]))" office:value-type="string" office:string-value="date-8-389 &#10;[55627]" calcext:value-type="string">
            <text:p>date-8-389 </text:p>
            <text:p>[55627]</text:p>
          </table:table-cell>
          <table:table-cell/>
          <table:table-cell table:formula="of:=INFO.OBBA.OBBA.OBGET(INFO.OBBA.OBBA.OBCALL(&quot;&quot;;[.$B$15];&quot;getDaycountFraction&quot;;[.G389];[.H389]))" office:value-type="float" office:value="21.8361111111111" calcext:value-type="float">
            <text:p>21.836</text:p>
          </table:table-cell>
          <table:table-cell table:style-name="ce37" table:formula="of:=(YEARFRAC([.E389];[.F389];[.$C$9]))" office:value-type="float" office:value="21.8361111111111" calcext:value-type="float">
            <text:p>21.836</text:p>
          </table:table-cell>
          <table:table-cell table:formula="of:=ABS([.J389])-[.K38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11-22" calcext:value-type="date">
            <text:p>22/11/2003</text:p>
          </table:table-cell>
          <table:table-cell table:style-name="ce26" table:formula="of:=[.$C$11]+INT(RAND()*([.$C$12]-[.$C$11]))" office:value-type="date" office:date-value="2022-09-12" calcext:value-type="date">
            <text:p>12/09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0]))" office:value-type="string" office:string-value="date-7-390 &#10;[55634]" calcext:value-type="string">
            <text:p>date-7-390 </text:p>
            <text:p>[556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0]))" office:value-type="string" office:string-value="date-8-390 &#10;[55632]" calcext:value-type="string">
            <text:p>date-8-390 </text:p>
            <text:p>[55632]</text:p>
          </table:table-cell>
          <table:table-cell/>
          <table:table-cell table:formula="of:=INFO.OBBA.OBBA.OBGET(INFO.OBBA.OBBA.OBCALL(&quot;&quot;;[.$B$15];&quot;getDaycountFraction&quot;;[.G390];[.H390]))" office:value-type="float" office:value="19.0805555555556" calcext:value-type="float">
            <text:p>19.081</text:p>
          </table:table-cell>
          <table:table-cell table:style-name="ce37" table:formula="of:=(YEARFRAC([.E390];[.F390];[.$C$9]))" office:value-type="float" office:value="19.0805555555556" calcext:value-type="float">
            <text:p>19.081</text:p>
          </table:table-cell>
          <table:table-cell table:formula="of:=ABS([.J390])-[.K39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6-28" calcext:value-type="date">
            <text:p>28/06/2004</text:p>
          </table:table-cell>
          <table:table-cell table:style-name="ce26" table:formula="of:=[.$C$11]+INT(RAND()*([.$C$12]-[.$C$11]))" office:value-type="date" office:date-value="1984-08-25" calcext:value-type="date">
            <text:p>25/08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1]))" office:value-type="string" office:string-value="date-7-391 &#10;[55639]" calcext:value-type="string">
            <text:p>date-7-391 </text:p>
            <text:p>[556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1]))" office:value-type="string" office:string-value="date-8-391 &#10;[55637]" calcext:value-type="string">
            <text:p>date-8-391 </text:p>
            <text:p>[55637]</text:p>
          </table:table-cell>
          <table:table-cell/>
          <table:table-cell table:formula="of:=INFO.OBBA.OBBA.OBGET(INFO.OBBA.OBBA.OBCALL(&quot;&quot;;[.$B$15];&quot;getDaycountFraction&quot;;[.G391];[.H391]))" office:value-type="float" office:value="-20.1305555555556" calcext:value-type="float">
            <text:p>-20.131</text:p>
          </table:table-cell>
          <table:table-cell table:style-name="ce37" table:formula="of:=(YEARFRAC([.E391];[.F391];[.$C$9]))" office:value-type="float" office:value="20.1305555555556" calcext:value-type="float">
            <text:p>20.131</text:p>
          </table:table-cell>
          <table:table-cell table:formula="of:=ABS([.J391])-[.K39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7-05" calcext:value-type="date">
            <text:p>05/07/1995</text:p>
          </table:table-cell>
          <table:table-cell table:style-name="ce26" table:formula="of:=[.$C$11]+INT(RAND()*([.$C$12]-[.$C$11]))" office:value-type="date" office:date-value="2003-06-01" calcext:value-type="date">
            <text:p>01/06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2]))" office:value-type="string" office:string-value="date-7-392 &#10;[55644]" calcext:value-type="string">
            <text:p>date-7-392 </text:p>
            <text:p>[556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2]))" office:value-type="string" office:string-value="date-8-392 &#10;[55642]" calcext:value-type="string">
            <text:p>date-8-392 </text:p>
            <text:p>[55642]</text:p>
          </table:table-cell>
          <table:table-cell/>
          <table:table-cell table:formula="of:=INFO.OBBA.OBBA.OBGET(INFO.OBBA.OBBA.OBCALL(&quot;&quot;;[.$B$15];&quot;getDaycountFraction&quot;;[.G392];[.H392]))" office:value-type="float" office:value="8.02222222222222" calcext:value-type="float">
            <text:p>8.022</text:p>
          </table:table-cell>
          <table:table-cell table:style-name="ce37" table:formula="of:=(YEARFRAC([.E392];[.F392];[.$C$9]))" office:value-type="float" office:value="8.02222222222222" calcext:value-type="float">
            <text:p>8.022</text:p>
          </table:table-cell>
          <table:table-cell table:formula="of:=ABS([.J392])-[.K39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1-10" calcext:value-type="date">
            <text:p>10/01/2029</text:p>
          </table:table-cell>
          <table:table-cell table:style-name="ce26" table:formula="of:=[.$C$11]+INT(RAND()*([.$C$12]-[.$C$11]))" office:value-type="date" office:date-value="1984-10-15" calcext:value-type="date">
            <text:p>15/10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3]))" office:value-type="string" office:string-value="date-7-393 &#10;[55649]" calcext:value-type="string">
            <text:p>date-7-393 </text:p>
            <text:p>[556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3]))" office:value-type="string" office:string-value="date-8-393 &#10;[55647]" calcext:value-type="string">
            <text:p>date-8-393 </text:p>
            <text:p>[55647]</text:p>
          </table:table-cell>
          <table:table-cell/>
          <table:table-cell table:formula="of:=INFO.OBBA.OBBA.OBGET(INFO.OBBA.OBBA.OBCALL(&quot;&quot;;[.$B$15];&quot;getDaycountFraction&quot;;[.G393];[.H393]))" office:value-type="float" office:value="-44.8833333333333" calcext:value-type="float">
            <text:p>-44.883</text:p>
          </table:table-cell>
          <table:table-cell table:style-name="ce37" table:formula="of:=(YEARFRAC([.E393];[.F393];[.$C$9]))" office:value-type="float" office:value="44.8833333333333" calcext:value-type="float">
            <text:p>44.883</text:p>
          </table:table-cell>
          <table:table-cell table:formula="of:=ABS([.J393])-[.K39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10-15" calcext:value-type="date">
            <text:p>15/10/2022</text:p>
          </table:table-cell>
          <table:table-cell table:style-name="ce26" table:formula="of:=[.$C$11]+INT(RAND()*([.$C$12]-[.$C$11]))" office:value-type="date" office:date-value="2016-09-16" calcext:value-type="date">
            <text:p>16/09/201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4]))" office:value-type="string" office:string-value="date-7-394 &#10;[55654]" calcext:value-type="string">
            <text:p>date-7-394 </text:p>
            <text:p>[556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4]))" office:value-type="string" office:string-value="date-8-394 &#10;[55652]" calcext:value-type="string">
            <text:p>date-8-394 </text:p>
            <text:p>[55652]</text:p>
          </table:table-cell>
          <table:table-cell/>
          <table:table-cell table:formula="of:=INFO.OBBA.OBBA.OBGET(INFO.OBBA.OBBA.OBCALL(&quot;&quot;;[.$B$15];&quot;getDaycountFraction&quot;;[.G394];[.H394]))" office:value-type="float" office:value="-6.16666666666667" calcext:value-type="float">
            <text:p>-6.167</text:p>
          </table:table-cell>
          <table:table-cell table:style-name="ce37" table:formula="of:=(YEARFRAC([.E394];[.F394];[.$C$9]))" office:value-type="float" office:value="6.16666666666667" calcext:value-type="float">
            <text:p>6.167</text:p>
          </table:table-cell>
          <table:table-cell table:formula="of:=ABS([.J394])-[.K39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7-05" calcext:value-type="date">
            <text:p>05/07/2012</text:p>
          </table:table-cell>
          <table:table-cell table:style-name="ce26" table:formula="of:=[.$C$11]+INT(RAND()*([.$C$12]-[.$C$11]))" office:value-type="date" office:date-value="2027-07-11" calcext:value-type="date">
            <text:p>11/07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5]))" office:value-type="string" office:string-value="date-7-395 &#10;[55659]" calcext:value-type="string">
            <text:p>date-7-395 </text:p>
            <text:p>[556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5]))" office:value-type="string" office:string-value="date-8-395 &#10;[55657]" calcext:value-type="string">
            <text:p>date-8-395 </text:p>
            <text:p>[55657]</text:p>
          </table:table-cell>
          <table:table-cell/>
          <table:table-cell table:formula="of:=INFO.OBBA.OBBA.OBGET(INFO.OBBA.OBBA.OBCALL(&quot;&quot;;[.$B$15];&quot;getDaycountFraction&quot;;[.G395];[.H395]))" office:value-type="float" office:value="15.2333333333333" calcext:value-type="float">
            <text:p>15.233</text:p>
          </table:table-cell>
          <table:table-cell table:style-name="ce37" table:formula="of:=(YEARFRAC([.E395];[.F395];[.$C$9]))" office:value-type="float" office:value="15.2333333333333" calcext:value-type="float">
            <text:p>15.233</text:p>
          </table:table-cell>
          <table:table-cell table:formula="of:=ABS([.J395])-[.K39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9-13" calcext:value-type="date">
            <text:p>13/09/1986</text:p>
          </table:table-cell>
          <table:table-cell table:style-name="ce26" table:formula="of:=[.$C$11]+INT(RAND()*([.$C$12]-[.$C$11]))" office:value-type="date" office:date-value="2027-02-09" calcext:value-type="date">
            <text:p>09/02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6]))" office:value-type="string" office:string-value="date-7-396 &#10;[55664]" calcext:value-type="string">
            <text:p>date-7-396 </text:p>
            <text:p>[556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6]))" office:value-type="string" office:string-value="date-8-396 &#10;[55662]" calcext:value-type="string">
            <text:p>date-8-396 </text:p>
            <text:p>[55662]</text:p>
          </table:table-cell>
          <table:table-cell/>
          <table:table-cell table:formula="of:=INFO.OBBA.OBBA.OBGET(INFO.OBBA.OBBA.OBCALL(&quot;&quot;;[.$B$15];&quot;getDaycountFraction&quot;;[.G396];[.H396]))" office:value-type="float" office:value="40.9972222222222" calcext:value-type="float">
            <text:p>40.997</text:p>
          </table:table-cell>
          <table:table-cell table:style-name="ce37" table:formula="of:=(YEARFRAC([.E396];[.F396];[.$C$9]))" office:value-type="float" office:value="40.9972222222222" calcext:value-type="float">
            <text:p>40.997</text:p>
          </table:table-cell>
          <table:table-cell table:formula="of:=ABS([.J396])-[.K39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9-19" calcext:value-type="date">
            <text:p>19/09/1998</text:p>
          </table:table-cell>
          <table:table-cell table:style-name="ce26" table:formula="of:=[.$C$11]+INT(RAND()*([.$C$12]-[.$C$11]))" office:value-type="date" office:date-value="2005-09-07" calcext:value-type="date">
            <text:p>07/09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7]))" office:value-type="string" office:string-value="date-7-397 &#10;[55669]" calcext:value-type="string">
            <text:p>date-7-397 </text:p>
            <text:p>[556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7]))" office:value-type="string" office:string-value="date-8-397 &#10;[55667]" calcext:value-type="string">
            <text:p>date-8-397 </text:p>
            <text:p>[55667]</text:p>
          </table:table-cell>
          <table:table-cell/>
          <table:table-cell table:formula="of:=INFO.OBBA.OBBA.OBGET(INFO.OBBA.OBBA.OBCALL(&quot;&quot;;[.$B$15];&quot;getDaycountFraction&quot;;[.G397];[.H397]))" office:value-type="float" office:value="7.06944444444444" calcext:value-type="float">
            <text:p>7.069</text:p>
          </table:table-cell>
          <table:table-cell table:style-name="ce37" table:formula="of:=(YEARFRAC([.E397];[.F397];[.$C$9]))" office:value-type="float" office:value="7.06944444444444" calcext:value-type="float">
            <text:p>7.069</text:p>
          </table:table-cell>
          <table:table-cell table:formula="of:=ABS([.J397])-[.K39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10-17" calcext:value-type="date">
            <text:p>17/10/1986</text:p>
          </table:table-cell>
          <table:table-cell table:style-name="ce26" table:formula="of:=[.$C$11]+INT(RAND()*([.$C$12]-[.$C$11]))" office:value-type="date" office:date-value="1999-06-13" calcext:value-type="date">
            <text:p>13/06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8]))" office:value-type="string" office:string-value="date-7-398 &#10;[55674]" calcext:value-type="string">
            <text:p>date-7-398 </text:p>
            <text:p>[556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8]))" office:value-type="string" office:string-value="date-8-398 &#10;[55672]" calcext:value-type="string">
            <text:p>date-8-398 </text:p>
            <text:p>[55672]</text:p>
          </table:table-cell>
          <table:table-cell/>
          <table:table-cell table:formula="of:=INFO.OBBA.OBBA.OBGET(INFO.OBBA.OBBA.OBCALL(&quot;&quot;;[.$B$15];&quot;getDaycountFraction&quot;;[.G398];[.H398]))" office:value-type="float" office:value="12.8388888888889" calcext:value-type="float">
            <text:p>12.839</text:p>
          </table:table-cell>
          <table:table-cell table:style-name="ce37" table:formula="of:=(YEARFRAC([.E398];[.F398];[.$C$9]))" office:value-type="float" office:value="12.8388888888889" calcext:value-type="float">
            <text:p>12.839</text:p>
          </table:table-cell>
          <table:table-cell table:formula="of:=ABS([.J398])-[.K39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11-14" calcext:value-type="date">
            <text:p>14/11/2026</text:p>
          </table:table-cell>
          <table:table-cell table:style-name="ce26" table:formula="of:=[.$C$11]+INT(RAND()*([.$C$12]-[.$C$11]))" office:value-type="date" office:date-value="2026-07-10" calcext:value-type="date">
            <text:p>10/07/202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399]))" office:value-type="string" office:string-value="date-7-399 &#10;[55679]" calcext:value-type="string">
            <text:p>date-7-399 </text:p>
            <text:p>[556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399]))" office:value-type="string" office:string-value="date-8-399 &#10;[55677]" calcext:value-type="string">
            <text:p>date-8-399 </text:p>
            <text:p>[55677]</text:p>
          </table:table-cell>
          <table:table-cell/>
          <table:table-cell table:formula="of:=INFO.OBBA.OBBA.OBGET(INFO.OBBA.OBBA.OBCALL(&quot;&quot;;[.$B$15];&quot;getDaycountFraction&quot;;[.G399];[.H399]))" office:value-type="float" office:value="-0.352777777777778" calcext:value-type="float">
            <text:p>-0.353</text:p>
          </table:table-cell>
          <table:table-cell table:style-name="ce37" table:formula="of:=(YEARFRAC([.E399];[.F399];[.$C$9]))" office:value-type="float" office:value="0.352777777777778" calcext:value-type="float">
            <text:p>0.353</text:p>
          </table:table-cell>
          <table:table-cell table:formula="of:=ABS([.J399])-[.K39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2-22" calcext:value-type="date">
            <text:p>22/12/2015</text:p>
          </table:table-cell>
          <table:table-cell table:style-name="ce26" table:formula="of:=[.$C$11]+INT(RAND()*([.$C$12]-[.$C$11]))" office:value-type="date" office:date-value="2006-08-27" calcext:value-type="date">
            <text:p>27/08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0]))" office:value-type="string" office:string-value="date-7-400 &#10;[55684]" calcext:value-type="string">
            <text:p>date-7-400 </text:p>
            <text:p>[556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0]))" office:value-type="string" office:string-value="date-8-400 &#10;[55682]" calcext:value-type="string">
            <text:p>date-8-400 </text:p>
            <text:p>[55682]</text:p>
          </table:table-cell>
          <table:table-cell/>
          <table:table-cell table:formula="of:=INFO.OBBA.OBBA.OBGET(INFO.OBBA.OBBA.OBCALL(&quot;&quot;;[.$B$15];&quot;getDaycountFraction&quot;;[.G400];[.H400]))" office:value-type="float" office:value="-9.45555555555556" calcext:value-type="float">
            <text:p>-9.456</text:p>
          </table:table-cell>
          <table:table-cell table:style-name="ce37" table:formula="of:=(YEARFRAC([.E400];[.F400];[.$C$9]))" office:value-type="float" office:value="9.45555555555556" calcext:value-type="float">
            <text:p>9.456</text:p>
          </table:table-cell>
          <table:table-cell table:formula="of:=ABS([.J400])-[.K40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3-02" calcext:value-type="date">
            <text:p>02/03/2017</text:p>
          </table:table-cell>
          <table:table-cell table:style-name="ce26" table:formula="of:=[.$C$11]+INT(RAND()*([.$C$12]-[.$C$11]))" office:value-type="date" office:date-value="2018-09-04" calcext:value-type="date">
            <text:p>04/09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1]))" office:value-type="string" office:string-value="date-7-401 &#10;[55689]" calcext:value-type="string">
            <text:p>date-7-401 </text:p>
            <text:p>[556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1]))" office:value-type="string" office:string-value="date-8-401 &#10;[55687]" calcext:value-type="string">
            <text:p>date-8-401 </text:p>
            <text:p>[55687]</text:p>
          </table:table-cell>
          <table:table-cell/>
          <table:table-cell table:formula="of:=INFO.OBBA.OBBA.OBGET(INFO.OBBA.OBBA.OBCALL(&quot;&quot;;[.$B$15];&quot;getDaycountFraction&quot;;[.G401];[.H401]))" office:value-type="float" office:value="1.53055555555556" calcext:value-type="float">
            <text:p>1.531</text:p>
          </table:table-cell>
          <table:table-cell table:style-name="ce37" table:formula="of:=(YEARFRAC([.E401];[.F401];[.$C$9]))" office:value-type="float" office:value="1.53055555555556" calcext:value-type="float">
            <text:p>1.531</text:p>
          </table:table-cell>
          <table:table-cell table:formula="of:=ABS([.J401])-[.K40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9-20" calcext:value-type="date">
            <text:p>20/09/1999</text:p>
          </table:table-cell>
          <table:table-cell table:style-name="ce26" table:formula="of:=[.$C$11]+INT(RAND()*([.$C$12]-[.$C$11]))" office:value-type="date" office:date-value="1999-05-12" calcext:value-type="date">
            <text:p>12/05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2]))" office:value-type="string" office:string-value="date-7-402 &#10;[55694]" calcext:value-type="string">
            <text:p>date-7-402 </text:p>
            <text:p>[556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2]))" office:value-type="string" office:string-value="date-8-402 &#10;[55692]" calcext:value-type="string">
            <text:p>date-8-402 </text:p>
            <text:p>[55692]</text:p>
          </table:table-cell>
          <table:table-cell/>
          <table:table-cell table:formula="of:=INFO.OBBA.OBBA.OBGET(INFO.OBBA.OBBA.OBCALL(&quot;&quot;;[.$B$15];&quot;getDaycountFraction&quot;;[.G402];[.H402]))" office:value-type="float" office:value="-0.363888888888889" calcext:value-type="float">
            <text:p>-0.364</text:p>
          </table:table-cell>
          <table:table-cell table:style-name="ce37" table:formula="of:=(YEARFRAC([.E402];[.F402];[.$C$9]))" office:value-type="float" office:value="0.363888888888889" calcext:value-type="float">
            <text:p>0.364</text:p>
          </table:table-cell>
          <table:table-cell table:formula="of:=ABS([.J402])-[.K40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12-30" calcext:value-type="date">
            <text:p>30/12/2001</text:p>
          </table:table-cell>
          <table:table-cell table:style-name="ce26" table:formula="of:=[.$C$11]+INT(RAND()*([.$C$12]-[.$C$11]))" office:value-type="date" office:date-value="2013-11-06" calcext:value-type="date">
            <text:p>06/11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3]))" office:value-type="string" office:string-value="date-7-403 &#10;[55699]" calcext:value-type="string">
            <text:p>date-7-403 </text:p>
            <text:p>[556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3]))" office:value-type="string" office:string-value="date-8-403 &#10;[55697]" calcext:value-type="string">
            <text:p>date-8-403 </text:p>
            <text:p>[55697]</text:p>
          </table:table-cell>
          <table:table-cell/>
          <table:table-cell table:formula="of:=INFO.OBBA.OBBA.OBGET(INFO.OBBA.OBBA.OBCALL(&quot;&quot;;[.$B$15];&quot;getDaycountFraction&quot;;[.G403];[.H403]))" office:value-type="float" office:value="12.025" calcext:value-type="float">
            <text:p>12.025</text:p>
          </table:table-cell>
          <table:table-cell table:style-name="ce37" table:formula="of:=(YEARFRAC([.E403];[.F403];[.$C$9]))" office:value-type="float" office:value="12.025" calcext:value-type="float">
            <text:p>12.025</text:p>
          </table:table-cell>
          <table:table-cell table:formula="of:=ABS([.J403])-[.K40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8-26" calcext:value-type="date">
            <text:p>26/08/2000</text:p>
          </table:table-cell>
          <table:table-cell table:style-name="ce26" table:formula="of:=[.$C$11]+INT(RAND()*([.$C$12]-[.$C$11]))" office:value-type="date" office:date-value="2019-06-27" calcext:value-type="date">
            <text:p>27/06/201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4]))" office:value-type="string" office:string-value="date-7-404 &#10;[55704]" calcext:value-type="string">
            <text:p>date-7-404 </text:p>
            <text:p>[557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4]))" office:value-type="string" office:string-value="date-8-404 &#10;[55702]" calcext:value-type="string">
            <text:p>date-8-404 </text:p>
            <text:p>[55702]</text:p>
          </table:table-cell>
          <table:table-cell/>
          <table:table-cell table:formula="of:=INFO.OBBA.OBBA.OBGET(INFO.OBBA.OBBA.OBCALL(&quot;&quot;;[.$B$15];&quot;getDaycountFraction&quot;;[.G404];[.H404]))" office:value-type="float" office:value="19.1083333333333" calcext:value-type="float">
            <text:p>19.108</text:p>
          </table:table-cell>
          <table:table-cell table:style-name="ce37" table:formula="of:=(YEARFRAC([.E404];[.F404];[.$C$9]))" office:value-type="float" office:value="19.1083333333333" calcext:value-type="float">
            <text:p>19.108</text:p>
          </table:table-cell>
          <table:table-cell table:formula="of:=ABS([.J404])-[.K40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1-08" calcext:value-type="date">
            <text:p>08/01/1998</text:p>
          </table:table-cell>
          <table:table-cell table:style-name="ce26" table:formula="of:=[.$C$11]+INT(RAND()*([.$C$12]-[.$C$11]))" office:value-type="date" office:date-value="2012-02-13" calcext:value-type="date">
            <text:p>13/02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5]))" office:value-type="string" office:string-value="date-7-405 &#10;[55709]" calcext:value-type="string">
            <text:p>date-7-405 </text:p>
            <text:p>[557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5]))" office:value-type="string" office:string-value="date-8-405 &#10;[55707]" calcext:value-type="string">
            <text:p>date-8-405 </text:p>
            <text:p>[55707]</text:p>
          </table:table-cell>
          <table:table-cell/>
          <table:table-cell table:formula="of:=INFO.OBBA.OBBA.OBGET(INFO.OBBA.OBBA.OBCALL(&quot;&quot;;[.$B$15];&quot;getDaycountFraction&quot;;[.G405];[.H405]))" office:value-type="float" office:value="14.3027777777778" calcext:value-type="float">
            <text:p>14.303</text:p>
          </table:table-cell>
          <table:table-cell table:style-name="ce37" table:formula="of:=(YEARFRAC([.E405];[.F405];[.$C$9]))" office:value-type="float" office:value="14.3027777777778" calcext:value-type="float">
            <text:p>14.303</text:p>
          </table:table-cell>
          <table:table-cell table:formula="of:=ABS([.J405])-[.K40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1-08" calcext:value-type="date">
            <text:p>08/01/2023</text:p>
          </table:table-cell>
          <table:table-cell table:style-name="ce26" table:formula="of:=[.$C$11]+INT(RAND()*([.$C$12]-[.$C$11]))" office:value-type="date" office:date-value="2024-10-29" calcext:value-type="date">
            <text:p>29/10/202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6]))" office:value-type="string" office:string-value="date-7-406 &#10;[55714]" calcext:value-type="string">
            <text:p>date-7-406 </text:p>
            <text:p>[557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6]))" office:value-type="string" office:string-value="date-8-406 &#10;[55712]" calcext:value-type="string">
            <text:p>date-8-406 </text:p>
            <text:p>[55712]</text:p>
          </table:table-cell>
          <table:table-cell/>
          <table:table-cell table:formula="of:=INFO.OBBA.OBBA.OBGET(INFO.OBBA.OBBA.OBCALL(&quot;&quot;;[.$B$15];&quot;getDaycountFraction&quot;;[.G406];[.H406]))" office:value-type="float" office:value="1.83333333333333" calcext:value-type="float">
            <text:p>1.833</text:p>
          </table:table-cell>
          <table:table-cell table:style-name="ce37" table:formula="of:=(YEARFRAC([.E406];[.F406];[.$C$9]))" office:value-type="float" office:value="1.83333333333333" calcext:value-type="float">
            <text:p>1.833</text:p>
          </table:table-cell>
          <table:table-cell table:formula="of:=ABS([.J406])-[.K40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1-23" calcext:value-type="date">
            <text:p>23/01/2028</text:p>
          </table:table-cell>
          <table:table-cell table:style-name="ce26" table:formula="of:=[.$C$11]+INT(RAND()*([.$C$12]-[.$C$11]))" office:value-type="date" office:date-value="2014-11-10" calcext:value-type="date">
            <text:p>10/11/201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7]))" office:value-type="string" office:string-value="date-7-407 &#10;[55719]" calcext:value-type="string">
            <text:p>date-7-407 </text:p>
            <text:p>[557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7]))" office:value-type="string" office:string-value="date-8-407 &#10;[55717]" calcext:value-type="string">
            <text:p>date-8-407 </text:p>
            <text:p>[55717]</text:p>
          </table:table-cell>
          <table:table-cell/>
          <table:table-cell table:formula="of:=INFO.OBBA.OBBA.OBGET(INFO.OBBA.OBBA.OBCALL(&quot;&quot;;[.$B$15];&quot;getDaycountFraction&quot;;[.G407];[.H407]))" office:value-type="float" office:value="-13.3944444444444" calcext:value-type="float">
            <text:p>-13.394</text:p>
          </table:table-cell>
          <table:table-cell table:style-name="ce37" table:formula="of:=(YEARFRAC([.E407];[.F407];[.$C$9]))" office:value-type="float" office:value="13.3944444444444" calcext:value-type="float">
            <text:p>13.394</text:p>
          </table:table-cell>
          <table:table-cell table:formula="of:=ABS([.J407])-[.K40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3-28" calcext:value-type="date">
            <text:p>28/03/1985</text:p>
          </table:table-cell>
          <table:table-cell table:style-name="ce26" table:formula="of:=[.$C$11]+INT(RAND()*([.$C$12]-[.$C$11]))" office:value-type="date" office:date-value="2012-03-01" calcext:value-type="date">
            <text:p>01/03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8]))" office:value-type="string" office:string-value="date-7-408 &#10;[55724]" calcext:value-type="string">
            <text:p>date-7-408 </text:p>
            <text:p>[557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8]))" office:value-type="string" office:string-value="date-8-408 &#10;[55722]" calcext:value-type="string">
            <text:p>date-8-408 </text:p>
            <text:p>[55722]</text:p>
          </table:table-cell>
          <table:table-cell/>
          <table:table-cell table:formula="of:=INFO.OBBA.OBBA.OBGET(INFO.OBBA.OBBA.OBCALL(&quot;&quot;;[.$B$15];&quot;getDaycountFraction&quot;;[.G408];[.H408]))" office:value-type="float" office:value="27.3194444444444" calcext:value-type="float">
            <text:p>27.319</text:p>
          </table:table-cell>
          <table:table-cell table:style-name="ce37" table:formula="of:=(YEARFRAC([.E408];[.F408];[.$C$9]))" office:value-type="float" office:value="27.3194444444444" calcext:value-type="float">
            <text:p>27.319</text:p>
          </table:table-cell>
          <table:table-cell table:formula="of:=ABS([.J408])-[.K40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10-18" calcext:value-type="date">
            <text:p>18/10/1997</text:p>
          </table:table-cell>
          <table:table-cell table:style-name="ce26" table:formula="of:=[.$C$11]+INT(RAND()*([.$C$12]-[.$C$11]))" office:value-type="date" office:date-value="1985-12-20" calcext:value-type="date">
            <text:p>20/12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09]))" office:value-type="string" office:string-value="date-7-409 &#10;[55729]" calcext:value-type="string">
            <text:p>date-7-409 </text:p>
            <text:p>[557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09]))" office:value-type="string" office:string-value="date-8-409 &#10;[55727]" calcext:value-type="string">
            <text:p>date-8-409 </text:p>
            <text:p>[55727]</text:p>
          </table:table-cell>
          <table:table-cell/>
          <table:table-cell table:formula="of:=INFO.OBBA.OBBA.OBGET(INFO.OBBA.OBBA.OBCALL(&quot;&quot;;[.$B$15];&quot;getDaycountFraction&quot;;[.G409];[.H409]))" office:value-type="float" office:value="-12" calcext:value-type="float">
            <text:p>-12.000</text:p>
          </table:table-cell>
          <table:table-cell table:style-name="ce37" table:formula="of:=(YEARFRAC([.E409];[.F409];[.$C$9]))" office:value-type="float" office:value="12" calcext:value-type="float">
            <text:p>12.000</text:p>
          </table:table-cell>
          <table:table-cell table:formula="of:=ABS([.J409])-[.K40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5-03" calcext:value-type="date">
            <text:p>03/05/2004</text:p>
          </table:table-cell>
          <table:table-cell table:style-name="ce26" table:formula="of:=[.$C$11]+INT(RAND()*([.$C$12]-[.$C$11]))" office:value-type="date" office:date-value="2002-11-14" calcext:value-type="date">
            <text:p>14/11/200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0]))" office:value-type="string" office:string-value="date-7-410 &#10;[55734]" calcext:value-type="string">
            <text:p>date-7-410 </text:p>
            <text:p>[557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0]))" office:value-type="string" office:string-value="date-8-410 &#10;[55732]" calcext:value-type="string">
            <text:p>date-8-410 </text:p>
            <text:p>[55732]</text:p>
          </table:table-cell>
          <table:table-cell/>
          <table:table-cell table:formula="of:=INFO.OBBA.OBBA.OBGET(INFO.OBBA.OBBA.OBCALL(&quot;&quot;;[.$B$15];&quot;getDaycountFraction&quot;;[.G410];[.H410]))" office:value-type="float" office:value="-1.48888888888889" calcext:value-type="float">
            <text:p>-1.489</text:p>
          </table:table-cell>
          <table:table-cell table:style-name="ce37" table:formula="of:=(YEARFRAC([.E410];[.F410];[.$C$9]))" office:value-type="float" office:value="1.48888888888889" calcext:value-type="float">
            <text:p>1.489</text:p>
          </table:table-cell>
          <table:table-cell table:formula="of:=ABS([.J410])-[.K41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9-12" calcext:value-type="date">
            <text:p>12/09/2017</text:p>
          </table:table-cell>
          <table:table-cell table:style-name="ce26" table:formula="of:=[.$C$11]+INT(RAND()*([.$C$12]-[.$C$11]))" office:value-type="date" office:date-value="2023-07-04" calcext:value-type="date">
            <text:p>04/07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1]))" office:value-type="string" office:string-value="date-7-411 &#10;[55739]" calcext:value-type="string">
            <text:p>date-7-411 </text:p>
            <text:p>[557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1]))" office:value-type="string" office:string-value="date-8-411 &#10;[55737]" calcext:value-type="string">
            <text:p>date-8-411 </text:p>
            <text:p>[55737]</text:p>
          </table:table-cell>
          <table:table-cell/>
          <table:table-cell table:formula="of:=INFO.OBBA.OBBA.OBGET(INFO.OBBA.OBBA.OBCALL(&quot;&quot;;[.$B$15];&quot;getDaycountFraction&quot;;[.G411];[.H411]))" office:value-type="float" office:value="5.89166666666667" calcext:value-type="float">
            <text:p>5.892</text:p>
          </table:table-cell>
          <table:table-cell table:style-name="ce37" table:formula="of:=(YEARFRAC([.E411];[.F411];[.$C$9]))" office:value-type="float" office:value="5.89166666666667" calcext:value-type="float">
            <text:p>5.892</text:p>
          </table:table-cell>
          <table:table-cell table:formula="of:=ABS([.J411])-[.K41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2-20" calcext:value-type="date">
            <text:p>20/02/2010</text:p>
          </table:table-cell>
          <table:table-cell table:style-name="ce26" table:formula="of:=[.$C$11]+INT(RAND()*([.$C$12]-[.$C$11]))" office:value-type="date" office:date-value="2006-09-24" calcext:value-type="date">
            <text:p>24/09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2]))" office:value-type="string" office:string-value="date-7-412 &#10;[55744]" calcext:value-type="string">
            <text:p>date-7-412 </text:p>
            <text:p>[557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2]))" office:value-type="string" office:string-value="date-8-412 &#10;[55742]" calcext:value-type="string">
            <text:p>date-8-412 </text:p>
            <text:p>[55742]</text:p>
          </table:table-cell>
          <table:table-cell/>
          <table:table-cell table:formula="of:=INFO.OBBA.OBBA.OBGET(INFO.OBBA.OBBA.OBCALL(&quot;&quot;;[.$B$15];&quot;getDaycountFraction&quot;;[.G412];[.H412]))" office:value-type="float" office:value="-3.45833333333333" calcext:value-type="float">
            <text:p>-3.458</text:p>
          </table:table-cell>
          <table:table-cell table:style-name="ce37" table:formula="of:=(YEARFRAC([.E412];[.F412];[.$C$9]))" office:value-type="float" office:value="3.45833333333333" calcext:value-type="float">
            <text:p>3.458</text:p>
          </table:table-cell>
          <table:table-cell table:formula="of:=ABS([.J412])-[.K41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4-11" calcext:value-type="date">
            <text:p>11/04/2023</text:p>
          </table:table-cell>
          <table:table-cell table:style-name="ce26" table:formula="of:=[.$C$11]+INT(RAND()*([.$C$12]-[.$C$11]))" office:value-type="date" office:date-value="2003-04-02" calcext:value-type="date">
            <text:p>02/04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3]))" office:value-type="string" office:string-value="date-7-413 &#10;[55749]" calcext:value-type="string">
            <text:p>date-7-413 </text:p>
            <text:p>[557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3]))" office:value-type="string" office:string-value="date-8-413 &#10;[55747]" calcext:value-type="string">
            <text:p>date-8-413 </text:p>
            <text:p>[55747]</text:p>
          </table:table-cell>
          <table:table-cell/>
          <table:table-cell table:formula="of:=INFO.OBBA.OBBA.OBGET(INFO.OBBA.OBBA.OBCALL(&quot;&quot;;[.$B$15];&quot;getDaycountFraction&quot;;[.G413];[.H413]))" office:value-type="float" office:value="-20.3166666666667" calcext:value-type="float">
            <text:p>-20.317</text:p>
          </table:table-cell>
          <table:table-cell table:style-name="ce37" table:formula="of:=(YEARFRAC([.E413];[.F413];[.$C$9]))" office:value-type="float" office:value="20.3166666666667" calcext:value-type="float">
            <text:p>20.317</text:p>
          </table:table-cell>
          <table:table-cell table:formula="of:=ABS([.J413])-[.K41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7-01" calcext:value-type="date">
            <text:p>01/07/1995</text:p>
          </table:table-cell>
          <table:table-cell table:style-name="ce26" table:formula="of:=[.$C$11]+INT(RAND()*([.$C$12]-[.$C$11]))" office:value-type="date" office:date-value="2028-10-18" calcext:value-type="date">
            <text:p>18/10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4]))" office:value-type="string" office:string-value="date-7-414 &#10;[55754]" calcext:value-type="string">
            <text:p>date-7-414 </text:p>
            <text:p>[557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4]))" office:value-type="string" office:string-value="date-8-414 &#10;[55752]" calcext:value-type="string">
            <text:p>date-8-414 </text:p>
            <text:p>[55752]</text:p>
          </table:table-cell>
          <table:table-cell/>
          <table:table-cell table:formula="of:=INFO.OBBA.OBBA.OBGET(INFO.OBBA.OBBA.OBCALL(&quot;&quot;;[.$B$15];&quot;getDaycountFraction&quot;;[.G414];[.H414]))" office:value-type="float" office:value="33.7861111111111" calcext:value-type="float">
            <text:p>33.786</text:p>
          </table:table-cell>
          <table:table-cell table:style-name="ce37" table:formula="of:=(YEARFRAC([.E414];[.F414];[.$C$9]))" office:value-type="float" office:value="33.7861111111111" calcext:value-type="float">
            <text:p>33.786</text:p>
          </table:table-cell>
          <table:table-cell table:formula="of:=ABS([.J414])-[.K41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7-17" calcext:value-type="date">
            <text:p>17/07/2001</text:p>
          </table:table-cell>
          <table:table-cell table:style-name="ce26" table:formula="of:=[.$C$11]+INT(RAND()*([.$C$12]-[.$C$11]))" office:value-type="date" office:date-value="2001-06-07" calcext:value-type="date">
            <text:p>07/06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5]))" office:value-type="string" office:string-value="date-7-415 &#10;[55759]" calcext:value-type="string">
            <text:p>date-7-415 </text:p>
            <text:p>[557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5]))" office:value-type="string" office:string-value="date-8-415 &#10;[55757]" calcext:value-type="string">
            <text:p>date-8-415 </text:p>
            <text:p>[55757]</text:p>
          </table:table-cell>
          <table:table-cell/>
          <table:table-cell table:formula="of:=INFO.OBBA.OBBA.OBGET(INFO.OBBA.OBBA.OBCALL(&quot;&quot;;[.$B$15];&quot;getDaycountFraction&quot;;[.G415];[.H415]))" office:value-type="float" office:value="-0.111111111111111" calcext:value-type="float">
            <text:p>-0.111</text:p>
          </table:table-cell>
          <table:table-cell table:style-name="ce37" table:formula="of:=(YEARFRAC([.E415];[.F415];[.$C$9]))" office:value-type="float" office:value="0.111111111111111" calcext:value-type="float">
            <text:p>0.111</text:p>
          </table:table-cell>
          <table:table-cell table:formula="of:=ABS([.J415])-[.K41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6-17" calcext:value-type="date">
            <text:p>17/06/2024</text:p>
          </table:table-cell>
          <table:table-cell table:style-name="ce26" table:formula="of:=[.$C$11]+INT(RAND()*([.$C$12]-[.$C$11]))" office:value-type="date" office:date-value="1992-06-11" calcext:value-type="date">
            <text:p>11/06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6]))" office:value-type="string" office:string-value="date-7-416 &#10;[55764]" calcext:value-type="string">
            <text:p>date-7-416 </text:p>
            <text:p>[557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6]))" office:value-type="string" office:string-value="date-8-416 &#10;[55762]" calcext:value-type="string">
            <text:p>date-8-416 </text:p>
            <text:p>[55762]</text:p>
          </table:table-cell>
          <table:table-cell/>
          <table:table-cell table:formula="of:=INFO.OBBA.OBBA.OBGET(INFO.OBBA.OBBA.OBCALL(&quot;&quot;;[.$B$15];&quot;getDaycountFraction&quot;;[.G416];[.H416]))" office:value-type="float" office:value="-32.4833333333333" calcext:value-type="float">
            <text:p>-32.483</text:p>
          </table:table-cell>
          <table:table-cell table:style-name="ce37" table:formula="of:=(YEARFRAC([.E416];[.F416];[.$C$9]))" office:value-type="float" office:value="32.4833333333333" calcext:value-type="float">
            <text:p>32.483</text:p>
          </table:table-cell>
          <table:table-cell table:formula="of:=ABS([.J416])-[.K41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6-17" calcext:value-type="date">
            <text:p>17/06/2025</text:p>
          </table:table-cell>
          <table:table-cell table:style-name="ce26" table:formula="of:=[.$C$11]+INT(RAND()*([.$C$12]-[.$C$11]))" office:value-type="date" office:date-value="2005-07-12" calcext:value-type="date">
            <text:p>12/07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7]))" office:value-type="string" office:string-value="date-7-417 &#10;[55769]" calcext:value-type="string">
            <text:p>date-7-417 </text:p>
            <text:p>[557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7]))" office:value-type="string" office:string-value="date-8-417 &#10;[55767]" calcext:value-type="string">
            <text:p>date-8-417 </text:p>
            <text:p>[55767]</text:p>
          </table:table-cell>
          <table:table-cell/>
          <table:table-cell table:formula="of:=INFO.OBBA.OBBA.OBGET(INFO.OBBA.OBBA.OBCALL(&quot;&quot;;[.$B$15];&quot;getDaycountFraction&quot;;[.G417];[.H417]))" office:value-type="float" office:value="-20.2222222222222" calcext:value-type="float">
            <text:p>-20.222</text:p>
          </table:table-cell>
          <table:table-cell table:style-name="ce37" table:formula="of:=(YEARFRAC([.E417];[.F417];[.$C$9]))" office:value-type="float" office:value="20.2222222222222" calcext:value-type="float">
            <text:p>20.222</text:p>
          </table:table-cell>
          <table:table-cell table:formula="of:=ABS([.J417])-[.K41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10-02" calcext:value-type="date">
            <text:p>02/10/1996</text:p>
          </table:table-cell>
          <table:table-cell table:style-name="ce26" table:formula="of:=[.$C$11]+INT(RAND()*([.$C$12]-[.$C$11]))" office:value-type="date" office:date-value="2025-06-07" calcext:value-type="date">
            <text:p>07/06/202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8]))" office:value-type="string" office:string-value="date-7-418 &#10;[55774]" calcext:value-type="string">
            <text:p>date-7-418 </text:p>
            <text:p>[557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8]))" office:value-type="string" office:string-value="date-8-418 &#10;[55772]" calcext:value-type="string">
            <text:p>date-8-418 </text:p>
            <text:p>[55772]</text:p>
          </table:table-cell>
          <table:table-cell/>
          <table:table-cell table:formula="of:=INFO.OBBA.OBBA.OBGET(INFO.OBBA.OBBA.OBCALL(&quot;&quot;;[.$B$15];&quot;getDaycountFraction&quot;;[.G418];[.H418]))" office:value-type="float" office:value="29.0972222222222" calcext:value-type="float">
            <text:p>29.097</text:p>
          </table:table-cell>
          <table:table-cell table:style-name="ce37" table:formula="of:=(YEARFRAC([.E418];[.F418];[.$C$9]))" office:value-type="float" office:value="29.0972222222222" calcext:value-type="float">
            <text:p>29.097</text:p>
          </table:table-cell>
          <table:table-cell table:formula="of:=ABS([.J418])-[.K41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5-28" calcext:value-type="date">
            <text:p>28/05/1992</text:p>
          </table:table-cell>
          <table:table-cell table:style-name="ce26" table:formula="of:=[.$C$11]+INT(RAND()*([.$C$12]-[.$C$11]))" office:value-type="date" office:date-value="1992-03-21" calcext:value-type="date">
            <text:p>21/03/199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19]))" office:value-type="string" office:string-value="date-7-419 &#10;[55779]" calcext:value-type="string">
            <text:p>date-7-419 </text:p>
            <text:p>[557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19]))" office:value-type="string" office:string-value="date-8-419 &#10;[55777]" calcext:value-type="string">
            <text:p>date-8-419 </text:p>
            <text:p>[55777]</text:p>
          </table:table-cell>
          <table:table-cell/>
          <table:table-cell table:formula="of:=INFO.OBBA.OBBA.OBGET(INFO.OBBA.OBBA.OBCALL(&quot;&quot;;[.$B$15];&quot;getDaycountFraction&quot;;[.G419];[.H419]))" office:value-type="float" office:value="-0.188888888888889" calcext:value-type="float">
            <text:p>-0.189</text:p>
          </table:table-cell>
          <table:table-cell table:style-name="ce37" table:formula="of:=(YEARFRAC([.E419];[.F419];[.$C$9]))" office:value-type="float" office:value="0.188888888888889" calcext:value-type="float">
            <text:p>0.189</text:p>
          </table:table-cell>
          <table:table-cell table:formula="of:=ABS([.J419])-[.K41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0-03" calcext:value-type="date">
            <text:p>03/10/2005</text:p>
          </table:table-cell>
          <table:table-cell table:style-name="ce26" table:formula="of:=[.$C$11]+INT(RAND()*([.$C$12]-[.$C$11]))" office:value-type="date" office:date-value="2008-01-11" calcext:value-type="date">
            <text:p>11/01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0]))" office:value-type="string" office:string-value="date-7-420 &#10;[55784]" calcext:value-type="string">
            <text:p>date-7-420 </text:p>
            <text:p>[557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0]))" office:value-type="string" office:string-value="date-8-420 &#10;[55782]" calcext:value-type="string">
            <text:p>date-8-420 </text:p>
            <text:p>[55782]</text:p>
          </table:table-cell>
          <table:table-cell/>
          <table:table-cell table:formula="of:=INFO.OBBA.OBBA.OBGET(INFO.OBBA.OBBA.OBCALL(&quot;&quot;;[.$B$15];&quot;getDaycountFraction&quot;;[.G420];[.H420]))" office:value-type="float" office:value="2.30555555555556" calcext:value-type="float">
            <text:p>2.306</text:p>
          </table:table-cell>
          <table:table-cell table:style-name="ce37" table:formula="of:=(YEARFRAC([.E420];[.F420];[.$C$9]))" office:value-type="float" office:value="2.30555555555556" calcext:value-type="float">
            <text:p>2.306</text:p>
          </table:table-cell>
          <table:table-cell table:formula="of:=ABS([.J420])-[.K42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9-25" calcext:value-type="date">
            <text:p>25/09/2017</text:p>
          </table:table-cell>
          <table:table-cell table:style-name="ce26" table:formula="of:=[.$C$11]+INT(RAND()*([.$C$12]-[.$C$11]))" office:value-type="date" office:date-value="2023-02-20" calcext:value-type="date">
            <text:p>20/02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1]))" office:value-type="string" office:string-value="date-7-421 &#10;[55789]" calcext:value-type="string">
            <text:p>date-7-421 </text:p>
            <text:p>[557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1]))" office:value-type="string" office:string-value="date-8-421 &#10;[55787]" calcext:value-type="string">
            <text:p>date-8-421 </text:p>
            <text:p>[55787]</text:p>
          </table:table-cell>
          <table:table-cell/>
          <table:table-cell table:formula="of:=INFO.OBBA.OBBA.OBGET(INFO.OBBA.OBBA.OBCALL(&quot;&quot;;[.$B$15];&quot;getDaycountFraction&quot;;[.G421];[.H421]))" office:value-type="float" office:value="5.48333333333333" calcext:value-type="float">
            <text:p>5.483</text:p>
          </table:table-cell>
          <table:table-cell table:style-name="ce37" table:formula="of:=(YEARFRAC([.E421];[.F421];[.$C$9]))" office:value-type="float" office:value="5.48333333333333" calcext:value-type="float">
            <text:p>5.483</text:p>
          </table:table-cell>
          <table:table-cell table:formula="of:=ABS([.J421])-[.K42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11-20" calcext:value-type="date">
            <text:p>20/11/2022</text:p>
          </table:table-cell>
          <table:table-cell table:style-name="ce26" table:formula="of:=[.$C$11]+INT(RAND()*([.$C$12]-[.$C$11]))" office:value-type="date" office:date-value="1986-11-29" calcext:value-type="date">
            <text:p>29/11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2]))" office:value-type="string" office:string-value="date-7-422 &#10;[55794]" calcext:value-type="string">
            <text:p>date-7-422 </text:p>
            <text:p>[557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2]))" office:value-type="string" office:string-value="date-8-422 &#10;[55792]" calcext:value-type="string">
            <text:p>date-8-422 </text:p>
            <text:p>[55792]</text:p>
          </table:table-cell>
          <table:table-cell/>
          <table:table-cell table:formula="of:=INFO.OBBA.OBBA.OBGET(INFO.OBBA.OBBA.OBCALL(&quot;&quot;;[.$B$15];&quot;getDaycountFraction&quot;;[.G422];[.H422]))" office:value-type="float" office:value="-36.5" calcext:value-type="float">
            <text:p>-36.500</text:p>
          </table:table-cell>
          <table:table-cell table:style-name="ce37" table:formula="of:=(YEARFRAC([.E422];[.F422];[.$C$9]))" office:value-type="float" office:value="36.5" calcext:value-type="float">
            <text:p>36.500</text:p>
          </table:table-cell>
          <table:table-cell table:formula="of:=ABS([.J422])-[.K42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1-13" calcext:value-type="date">
            <text:p>13/01/1997</text:p>
          </table:table-cell>
          <table:table-cell table:style-name="ce26" table:formula="of:=[.$C$11]+INT(RAND()*([.$C$12]-[.$C$11]))" office:value-type="date" office:date-value="2018-10-08" calcext:value-type="date">
            <text:p>08/10/201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3]))" office:value-type="string" office:string-value="date-7-423 &#10;[55799]" calcext:value-type="string">
            <text:p>date-7-423 </text:p>
            <text:p>[557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3]))" office:value-type="string" office:string-value="date-8-423 &#10;[55797]" calcext:value-type="string">
            <text:p>date-8-423 </text:p>
            <text:p>[55797]</text:p>
          </table:table-cell>
          <table:table-cell/>
          <table:table-cell table:formula="of:=INFO.OBBA.OBBA.OBGET(INFO.OBBA.OBBA.OBCALL(&quot;&quot;;[.$B$15];&quot;getDaycountFraction&quot;;[.G423];[.H423]))" office:value-type="float" office:value="22.05" calcext:value-type="float">
            <text:p>22.050</text:p>
          </table:table-cell>
          <table:table-cell table:style-name="ce37" table:formula="of:=(YEARFRAC([.E423];[.F423];[.$C$9]))" office:value-type="float" office:value="22.05" calcext:value-type="float">
            <text:p>22.050</text:p>
          </table:table-cell>
          <table:table-cell table:formula="of:=ABS([.J423])-[.K42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11-05" calcext:value-type="date">
            <text:p>05/11/1987</text:p>
          </table:table-cell>
          <table:table-cell table:style-name="ce26" table:formula="of:=[.$C$11]+INT(RAND()*([.$C$12]-[.$C$11]))" office:value-type="date" office:date-value="2023-11-14" calcext:value-type="date">
            <text:p>14/11/202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4]))" office:value-type="string" office:string-value="date-7-424 &#10;[55804]" calcext:value-type="string">
            <text:p>date-7-424 </text:p>
            <text:p>[558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4]))" office:value-type="string" office:string-value="date-8-424 &#10;[55802]" calcext:value-type="string">
            <text:p>date-8-424 </text:p>
            <text:p>[55802]</text:p>
          </table:table-cell>
          <table:table-cell/>
          <table:table-cell table:formula="of:=INFO.OBBA.OBBA.OBGET(INFO.OBBA.OBBA.OBCALL(&quot;&quot;;[.$B$15];&quot;getDaycountFraction&quot;;[.G424];[.H424]))" office:value-type="float" office:value="36.55" calcext:value-type="float">
            <text:p>36.550</text:p>
          </table:table-cell>
          <table:table-cell table:style-name="ce37" table:formula="of:=(YEARFRAC([.E424];[.F424];[.$C$9]))" office:value-type="float" office:value="36.55" calcext:value-type="float">
            <text:p>36.550</text:p>
          </table:table-cell>
          <table:table-cell table:formula="of:=ABS([.J424])-[.K42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6-12" calcext:value-type="date">
            <text:p>12/06/1985</text:p>
          </table:table-cell>
          <table:table-cell table:style-name="ce26" table:formula="of:=[.$C$11]+INT(RAND()*([.$C$12]-[.$C$11]))" office:value-type="date" office:date-value="1991-02-21" calcext:value-type="date">
            <text:p>21/02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5]))" office:value-type="string" office:string-value="date-7-425 &#10;[55809]" calcext:value-type="string">
            <text:p>date-7-425 </text:p>
            <text:p>[558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5]))" office:value-type="string" office:string-value="date-8-425 &#10;[55807]" calcext:value-type="string">
            <text:p>date-8-425 </text:p>
            <text:p>[55807]</text:p>
          </table:table-cell>
          <table:table-cell/>
          <table:table-cell table:formula="of:=INFO.OBBA.OBBA.OBGET(INFO.OBBA.OBBA.OBCALL(&quot;&quot;;[.$B$15];&quot;getDaycountFraction&quot;;[.G425];[.H425]))" office:value-type="float" office:value="5.77777777777778" calcext:value-type="float">
            <text:p>5.778</text:p>
          </table:table-cell>
          <table:table-cell table:style-name="ce37" table:formula="of:=(YEARFRAC([.E425];[.F425];[.$C$9]))" office:value-type="float" office:value="5.77777777777778" calcext:value-type="float">
            <text:p>5.778</text:p>
          </table:table-cell>
          <table:table-cell table:formula="of:=ABS([.J425])-[.K42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9-16" calcext:value-type="date">
            <text:p>16/09/1993</text:p>
          </table:table-cell>
          <table:table-cell table:style-name="ce26" table:formula="of:=[.$C$11]+INT(RAND()*([.$C$12]-[.$C$11]))" office:value-type="date" office:date-value="1991-02-07" calcext:value-type="date">
            <text:p>07/02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6]))" office:value-type="string" office:string-value="date-7-426 &#10;[55814]" calcext:value-type="string">
            <text:p>date-7-426 </text:p>
            <text:p>[558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6]))" office:value-type="string" office:string-value="date-8-426 &#10;[55812]" calcext:value-type="string">
            <text:p>date-8-426 </text:p>
            <text:p>[55812]</text:p>
          </table:table-cell>
          <table:table-cell/>
          <table:table-cell table:formula="of:=INFO.OBBA.OBBA.OBGET(INFO.OBBA.OBBA.OBCALL(&quot;&quot;;[.$B$15];&quot;getDaycountFraction&quot;;[.G426];[.H426]))" office:value-type="float" office:value="-2.64444444444444" calcext:value-type="float">
            <text:p>-2.644</text:p>
          </table:table-cell>
          <table:table-cell table:style-name="ce37" table:formula="of:=(YEARFRAC([.E426];[.F426];[.$C$9]))" office:value-type="float" office:value="2.64444444444444" calcext:value-type="float">
            <text:p>2.644</text:p>
          </table:table-cell>
          <table:table-cell table:formula="of:=ABS([.J426])-[.K42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12-27" calcext:value-type="date">
            <text:p>27/12/2012</text:p>
          </table:table-cell>
          <table:table-cell table:style-name="ce26" table:formula="of:=[.$C$11]+INT(RAND()*([.$C$12]-[.$C$11]))" office:value-type="date" office:date-value="2001-08-19" calcext:value-type="date">
            <text:p>19/08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7]))" office:value-type="string" office:string-value="date-7-427 &#10;[55819]" calcext:value-type="string">
            <text:p>date-7-427 </text:p>
            <text:p>[558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7]))" office:value-type="string" office:string-value="date-8-427 &#10;[55817]" calcext:value-type="string">
            <text:p>date-8-427 </text:p>
            <text:p>[55817]</text:p>
          </table:table-cell>
          <table:table-cell/>
          <table:table-cell table:formula="of:=INFO.OBBA.OBBA.OBGET(INFO.OBBA.OBBA.OBCALL(&quot;&quot;;[.$B$15];&quot;getDaycountFraction&quot;;[.G427];[.H427]))" office:value-type="float" office:value="-11.5222222222222" calcext:value-type="float">
            <text:p>-11.522</text:p>
          </table:table-cell>
          <table:table-cell table:style-name="ce37" table:formula="of:=(YEARFRAC([.E427];[.F427];[.$C$9]))" office:value-type="float" office:value="11.5222222222222" calcext:value-type="float">
            <text:p>11.522</text:p>
          </table:table-cell>
          <table:table-cell table:formula="of:=ABS([.J427])-[.K42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2-16" calcext:value-type="date">
            <text:p>16/02/2026</text:p>
          </table:table-cell>
          <table:table-cell table:style-name="ce26" table:formula="of:=[.$C$11]+INT(RAND()*([.$C$12]-[.$C$11]))" office:value-type="date" office:date-value="2005-04-27" calcext:value-type="date">
            <text:p>27/04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8]))" office:value-type="string" office:string-value="date-7-428 &#10;[55824]" calcext:value-type="string">
            <text:p>date-7-428 </text:p>
            <text:p>[558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8]))" office:value-type="string" office:string-value="date-8-428 &#10;[55822]" calcext:value-type="string">
            <text:p>date-8-428 </text:p>
            <text:p>[55822]</text:p>
          </table:table-cell>
          <table:table-cell/>
          <table:table-cell table:formula="of:=INFO.OBBA.OBBA.OBGET(INFO.OBBA.OBBA.OBCALL(&quot;&quot;;[.$B$15];&quot;getDaycountFraction&quot;;[.G428];[.H428]))" office:value-type="float" office:value="-21.1111111111111" calcext:value-type="float">
            <text:p>-21.111</text:p>
          </table:table-cell>
          <table:table-cell table:style-name="ce37" table:formula="of:=(YEARFRAC([.E428];[.F428];[.$C$9]))" office:value-type="float" office:value="21.1111111111111" calcext:value-type="float">
            <text:p>21.111</text:p>
          </table:table-cell>
          <table:table-cell table:formula="of:=ABS([.J428])-[.K42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10-15" calcext:value-type="date">
            <text:p>15/10/2011</text:p>
          </table:table-cell>
          <table:table-cell table:style-name="ce26" table:formula="of:=[.$C$11]+INT(RAND()*([.$C$12]-[.$C$11]))" office:value-type="date" office:date-value="2005-06-05" calcext:value-type="date">
            <text:p>05/06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29]))" office:value-type="string" office:string-value="date-7-429 &#10;[55829]" calcext:value-type="string">
            <text:p>date-7-429 </text:p>
            <text:p>[558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29]))" office:value-type="string" office:string-value="date-8-429 &#10;[55827]" calcext:value-type="string">
            <text:p>date-8-429 </text:p>
            <text:p>[55827]</text:p>
          </table:table-cell>
          <table:table-cell/>
          <table:table-cell table:formula="of:=INFO.OBBA.OBBA.OBGET(INFO.OBBA.OBBA.OBCALL(&quot;&quot;;[.$B$15];&quot;getDaycountFraction&quot;;[.G429];[.H429]))" office:value-type="float" office:value="-6.45277777777778" calcext:value-type="float">
            <text:p>-6.453</text:p>
          </table:table-cell>
          <table:table-cell table:style-name="ce37" table:formula="of:=(YEARFRAC([.E429];[.F429];[.$C$9]))" office:value-type="float" office:value="6.45277777777778" calcext:value-type="float">
            <text:p>6.453</text:p>
          </table:table-cell>
          <table:table-cell table:formula="of:=ABS([.J429])-[.K42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2-23" calcext:value-type="date">
            <text:p>23/02/2024</text:p>
          </table:table-cell>
          <table:table-cell table:style-name="ce26" table:formula="of:=[.$C$11]+INT(RAND()*([.$C$12]-[.$C$11]))" office:value-type="date" office:date-value="1999-09-23" calcext:value-type="date">
            <text:p>23/09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0]))" office:value-type="string" office:string-value="date-7-430 &#10;[55834]" calcext:value-type="string">
            <text:p>date-7-430 </text:p>
            <text:p>[558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0]))" office:value-type="string" office:string-value="date-8-430 &#10;[55832]" calcext:value-type="string">
            <text:p>date-8-430 </text:p>
            <text:p>[55832]</text:p>
          </table:table-cell>
          <table:table-cell/>
          <table:table-cell table:formula="of:=INFO.OBBA.OBBA.OBGET(INFO.OBBA.OBBA.OBCALL(&quot;&quot;;[.$B$15];&quot;getDaycountFraction&quot;;[.G430];[.H430]))" office:value-type="float" office:value="-24.775" calcext:value-type="float">
            <text:p>-24.775</text:p>
          </table:table-cell>
          <table:table-cell table:style-name="ce37" table:formula="of:=(YEARFRAC([.E430];[.F430];[.$C$9]))" office:value-type="float" office:value="24.775" calcext:value-type="float">
            <text:p>24.775</text:p>
          </table:table-cell>
          <table:table-cell table:formula="of:=ABS([.J430])-[.K43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6-23" calcext:value-type="date">
            <text:p>23/06/1983</text:p>
          </table:table-cell>
          <table:table-cell table:style-name="ce26" table:formula="of:=[.$C$11]+INT(RAND()*([.$C$12]-[.$C$11]))" office:value-type="date" office:date-value="2009-04-08" calcext:value-type="date">
            <text:p>08/04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1]))" office:value-type="string" office:string-value="date-7-431 &#10;[55839]" calcext:value-type="string">
            <text:p>date-7-431 </text:p>
            <text:p>[558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1]))" office:value-type="string" office:string-value="date-8-431 &#10;[55837]" calcext:value-type="string">
            <text:p>date-8-431 </text:p>
            <text:p>[55837]</text:p>
          </table:table-cell>
          <table:table-cell/>
          <table:table-cell table:formula="of:=INFO.OBBA.OBBA.OBGET(INFO.OBBA.OBBA.OBCALL(&quot;&quot;;[.$B$15];&quot;getDaycountFraction&quot;;[.G431];[.H431]))" office:value-type="float" office:value="26.1694444444444" calcext:value-type="float">
            <text:p>26.169</text:p>
          </table:table-cell>
          <table:table-cell table:style-name="ce37" table:formula="of:=(YEARFRAC([.E431];[.F431];[.$C$9]))" office:value-type="float" office:value="26.1694444444444" calcext:value-type="float">
            <text:p>26.169</text:p>
          </table:table-cell>
          <table:table-cell table:formula="of:=ABS([.J431])-[.K43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1-16" calcext:value-type="date">
            <text:p>16/11/2016</text:p>
          </table:table-cell>
          <table:table-cell table:style-name="ce26" table:formula="of:=[.$C$11]+INT(RAND()*([.$C$12]-[.$C$11]))" office:value-type="date" office:date-value="2016-08-08" calcext:value-type="date">
            <text:p>08/08/201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2]))" office:value-type="string" office:string-value="date-7-432 &#10;[55844]" calcext:value-type="string">
            <text:p>date-7-432 </text:p>
            <text:p>[558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2]))" office:value-type="string" office:string-value="date-8-432 &#10;[55842]" calcext:value-type="string">
            <text:p>date-8-432 </text:p>
            <text:p>[55842]</text:p>
          </table:table-cell>
          <table:table-cell/>
          <table:table-cell table:formula="of:=INFO.OBBA.OBBA.OBGET(INFO.OBBA.OBBA.OBCALL(&quot;&quot;;[.$B$15];&quot;getDaycountFraction&quot;;[.G432];[.H432]))" office:value-type="float" office:value="-0.277777777777778" calcext:value-type="float">
            <text:p>-0.278</text:p>
          </table:table-cell>
          <table:table-cell table:style-name="ce37" table:formula="of:=(YEARFRAC([.E432];[.F432];[.$C$9]))" office:value-type="float" office:value="0.277777777777778" calcext:value-type="float">
            <text:p>0.278</text:p>
          </table:table-cell>
          <table:table-cell table:formula="of:=ABS([.J432])-[.K43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9-18" calcext:value-type="date">
            <text:p>18/09/2025</text:p>
          </table:table-cell>
          <table:table-cell table:style-name="ce26" table:formula="of:=[.$C$11]+INT(RAND()*([.$C$12]-[.$C$11]))" office:value-type="date" office:date-value="2021-07-28" calcext:value-type="date">
            <text:p>28/07/202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3]))" office:value-type="string" office:string-value="date-7-433 &#10;[55849]" calcext:value-type="string">
            <text:p>date-7-433 </text:p>
            <text:p>[558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3]))" office:value-type="string" office:string-value="date-8-433 &#10;[55847]" calcext:value-type="string">
            <text:p>date-8-433 </text:p>
            <text:p>[55847]</text:p>
          </table:table-cell>
          <table:table-cell/>
          <table:table-cell table:formula="of:=INFO.OBBA.OBBA.OBGET(INFO.OBBA.OBBA.OBCALL(&quot;&quot;;[.$B$15];&quot;getDaycountFraction&quot;;[.G433];[.H433]))" office:value-type="float" office:value="-4.20277777777778" calcext:value-type="float">
            <text:p>-4.203</text:p>
          </table:table-cell>
          <table:table-cell table:style-name="ce37" table:formula="of:=(YEARFRAC([.E433];[.F433];[.$C$9]))" office:value-type="float" office:value="4.20277777777778" calcext:value-type="float">
            <text:p>4.203</text:p>
          </table:table-cell>
          <table:table-cell table:formula="of:=ABS([.J433])-[.K43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5-19" calcext:value-type="date">
            <text:p>19/05/1988</text:p>
          </table:table-cell>
          <table:table-cell table:style-name="ce26" table:formula="of:=[.$C$11]+INT(RAND()*([.$C$12]-[.$C$11]))" office:value-type="date" office:date-value="2017-09-26" calcext:value-type="date">
            <text:p>26/09/201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4]))" office:value-type="string" office:string-value="date-7-434 &#10;[55854]" calcext:value-type="string">
            <text:p>date-7-434 </text:p>
            <text:p>[558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4]))" office:value-type="string" office:string-value="date-8-434 &#10;[55852]" calcext:value-type="string">
            <text:p>date-8-434 </text:p>
            <text:p>[55852]</text:p>
          </table:table-cell>
          <table:table-cell/>
          <table:table-cell table:formula="of:=INFO.OBBA.OBBA.OBGET(INFO.OBBA.OBBA.OBCALL(&quot;&quot;;[.$B$15];&quot;getDaycountFraction&quot;;[.G434];[.H434]))" office:value-type="float" office:value="29.7833333333333" calcext:value-type="float">
            <text:p>29.783</text:p>
          </table:table-cell>
          <table:table-cell table:style-name="ce37" table:formula="of:=(YEARFRAC([.E434];[.F434];[.$C$9]))" office:value-type="float" office:value="29.7833333333333" calcext:value-type="float">
            <text:p>29.783</text:p>
          </table:table-cell>
          <table:table-cell table:formula="of:=ABS([.J434])-[.K43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4-18" calcext:value-type="date">
            <text:p>18/04/1996</text:p>
          </table:table-cell>
          <table:table-cell table:style-name="ce26" table:formula="of:=[.$C$11]+INT(RAND()*([.$C$12]-[.$C$11]))" office:value-type="date" office:date-value="1990-03-07" calcext:value-type="date">
            <text:p>07/03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5]))" office:value-type="string" office:string-value="date-7-435 &#10;[55859]" calcext:value-type="string">
            <text:p>date-7-435 </text:p>
            <text:p>[558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5]))" office:value-type="string" office:string-value="date-8-435 &#10;[55857]" calcext:value-type="string">
            <text:p>date-8-435 </text:p>
            <text:p>[55857]</text:p>
          </table:table-cell>
          <table:table-cell/>
          <table:table-cell table:formula="of:=INFO.OBBA.OBBA.OBGET(INFO.OBBA.OBBA.OBCALL(&quot;&quot;;[.$B$15];&quot;getDaycountFraction&quot;;[.G435];[.H435]))" office:value-type="float" office:value="-6.20555555555556" calcext:value-type="float">
            <text:p>-6.206</text:p>
          </table:table-cell>
          <table:table-cell table:style-name="ce37" table:formula="of:=(YEARFRAC([.E435];[.F435];[.$C$9]))" office:value-type="float" office:value="6.20555555555556" calcext:value-type="float">
            <text:p>6.206</text:p>
          </table:table-cell>
          <table:table-cell table:formula="of:=ABS([.J435])-[.K43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5-24" calcext:value-type="date">
            <text:p>24/05/2008</text:p>
          </table:table-cell>
          <table:table-cell table:style-name="ce26" table:formula="of:=[.$C$11]+INT(RAND()*([.$C$12]-[.$C$11]))" office:value-type="date" office:date-value="2007-01-21" calcext:value-type="date">
            <text:p>21/01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6]))" office:value-type="string" office:string-value="date-7-436 &#10;[55864]" calcext:value-type="string">
            <text:p>date-7-436 </text:p>
            <text:p>[558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6]))" office:value-type="string" office:string-value="date-8-436 &#10;[55862]" calcext:value-type="string">
            <text:p>date-8-436 </text:p>
            <text:p>[55862]</text:p>
          </table:table-cell>
          <table:table-cell/>
          <table:table-cell table:formula="of:=INFO.OBBA.OBBA.OBGET(INFO.OBBA.OBBA.OBCALL(&quot;&quot;;[.$B$15];&quot;getDaycountFraction&quot;;[.G436];[.H436]))" office:value-type="float" office:value="-1.35833333333333" calcext:value-type="float">
            <text:p>-1.358</text:p>
          </table:table-cell>
          <table:table-cell table:style-name="ce37" table:formula="of:=(YEARFRAC([.E436];[.F436];[.$C$9]))" office:value-type="float" office:value="1.35833333333333" calcext:value-type="float">
            <text:p>1.358</text:p>
          </table:table-cell>
          <table:table-cell table:formula="of:=ABS([.J436])-[.K43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8-16" calcext:value-type="date">
            <text:p>16/08/2011</text:p>
          </table:table-cell>
          <table:table-cell table:style-name="ce26" table:formula="of:=[.$C$11]+INT(RAND()*([.$C$12]-[.$C$11]))" office:value-type="date" office:date-value="1999-03-23" calcext:value-type="date">
            <text:p>23/03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7]))" office:value-type="string" office:string-value="date-7-437 &#10;[55869]" calcext:value-type="string">
            <text:p>date-7-437 </text:p>
            <text:p>[558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7]))" office:value-type="string" office:string-value="date-8-437 &#10;[55867]" calcext:value-type="string">
            <text:p>date-8-437 </text:p>
            <text:p>[55867]</text:p>
          </table:table-cell>
          <table:table-cell/>
          <table:table-cell table:formula="of:=INFO.OBBA.OBBA.OBGET(INFO.OBBA.OBBA.OBCALL(&quot;&quot;;[.$B$15];&quot;getDaycountFraction&quot;;[.G437];[.H437]))" office:value-type="float" office:value="-12.5805555555556" calcext:value-type="float">
            <text:p>-12.581</text:p>
          </table:table-cell>
          <table:table-cell table:style-name="ce37" table:formula="of:=(YEARFRAC([.E437];[.F437];[.$C$9]))" office:value-type="float" office:value="12.5805555555556" calcext:value-type="float">
            <text:p>12.581</text:p>
          </table:table-cell>
          <table:table-cell table:formula="of:=ABS([.J437])-[.K43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8-13" calcext:value-type="date">
            <text:p>13/08/2022</text:p>
          </table:table-cell>
          <table:table-cell table:style-name="ce26" table:formula="of:=[.$C$11]+INT(RAND()*([.$C$12]-[.$C$11]))" office:value-type="date" office:date-value="1995-05-12" calcext:value-type="date">
            <text:p>12/05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8]))" office:value-type="string" office:string-value="date-7-438 &#10;[55874]" calcext:value-type="string">
            <text:p>date-7-438 </text:p>
            <text:p>[558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8]))" office:value-type="string" office:string-value="date-8-438 &#10;[55872]" calcext:value-type="string">
            <text:p>date-8-438 </text:p>
            <text:p>[55872]</text:p>
          </table:table-cell>
          <table:table-cell/>
          <table:table-cell table:formula="of:=INFO.OBBA.OBBA.OBGET(INFO.OBBA.OBBA.OBCALL(&quot;&quot;;[.$B$15];&quot;getDaycountFraction&quot;;[.G438];[.H438]))" office:value-type="float" office:value="-27.6527777777778" calcext:value-type="float">
            <text:p>-27.653</text:p>
          </table:table-cell>
          <table:table-cell table:style-name="ce37" table:formula="of:=(YEARFRAC([.E438];[.F438];[.$C$9]))" office:value-type="float" office:value="27.6527777777778" calcext:value-type="float">
            <text:p>27.653</text:p>
          </table:table-cell>
          <table:table-cell table:formula="of:=ABS([.J438])-[.K43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7-05" calcext:value-type="date">
            <text:p>05/07/2016</text:p>
          </table:table-cell>
          <table:table-cell table:style-name="ce26" table:formula="of:=[.$C$11]+INT(RAND()*([.$C$12]-[.$C$11]))" office:value-type="date" office:date-value="1983-11-07" calcext:value-type="date">
            <text:p>07/11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39]))" office:value-type="string" office:string-value="date-7-439 &#10;[55879]" calcext:value-type="string">
            <text:p>date-7-439 </text:p>
            <text:p>[558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39]))" office:value-type="string" office:string-value="date-8-439 &#10;[55877]" calcext:value-type="string">
            <text:p>date-8-439 </text:p>
            <text:p>[55877]</text:p>
          </table:table-cell>
          <table:table-cell/>
          <table:table-cell table:formula="of:=INFO.OBBA.OBBA.OBGET(INFO.OBBA.OBBA.OBCALL(&quot;&quot;;[.$B$15];&quot;getDaycountFraction&quot;;[.G439];[.H439]))" office:value-type="float" office:value="-33.1361111111111" calcext:value-type="float">
            <text:p>-33.136</text:p>
          </table:table-cell>
          <table:table-cell table:style-name="ce37" table:formula="of:=(YEARFRAC([.E439];[.F439];[.$C$9]))" office:value-type="float" office:value="33.1361111111111" calcext:value-type="float">
            <text:p>33.136</text:p>
          </table:table-cell>
          <table:table-cell table:formula="of:=ABS([.J439])-[.K43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6-29" calcext:value-type="date">
            <text:p>29/06/1985</text:p>
          </table:table-cell>
          <table:table-cell table:style-name="ce26" table:formula="of:=[.$C$11]+INT(RAND()*([.$C$12]-[.$C$11]))" office:value-type="date" office:date-value="1998-03-15" calcext:value-type="date">
            <text:p>15/03/199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0]))" office:value-type="string" office:string-value="date-7-440 &#10;[55884]" calcext:value-type="string">
            <text:p>date-7-440 </text:p>
            <text:p>[558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0]))" office:value-type="string" office:string-value="date-8-440 &#10;[55882]" calcext:value-type="string">
            <text:p>date-8-440 </text:p>
            <text:p>[55882]</text:p>
          </table:table-cell>
          <table:table-cell/>
          <table:table-cell table:formula="of:=INFO.OBBA.OBBA.OBGET(INFO.OBBA.OBBA.OBCALL(&quot;&quot;;[.$B$15];&quot;getDaycountFraction&quot;;[.G440];[.H440]))" office:value-type="float" office:value="12.8944444444444" calcext:value-type="float">
            <text:p>12.894</text:p>
          </table:table-cell>
          <table:table-cell table:style-name="ce37" table:formula="of:=(YEARFRAC([.E440];[.F440];[.$C$9]))" office:value-type="float" office:value="12.8944444444444" calcext:value-type="float">
            <text:p>12.894</text:p>
          </table:table-cell>
          <table:table-cell table:formula="of:=ABS([.J440])-[.K44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12-02" calcext:value-type="date">
            <text:p>02/12/2010</text:p>
          </table:table-cell>
          <table:table-cell table:style-name="ce26" table:formula="of:=[.$C$11]+INT(RAND()*([.$C$12]-[.$C$11]))" office:value-type="date" office:date-value="1997-09-07" calcext:value-type="date">
            <text:p>07/09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1]))" office:value-type="string" office:string-value="date-7-441 &#10;[55889]" calcext:value-type="string">
            <text:p>date-7-441 </text:p>
            <text:p>[558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1]))" office:value-type="string" office:string-value="date-8-441 &#10;[55887]" calcext:value-type="string">
            <text:p>date-8-441 </text:p>
            <text:p>[55887]</text:p>
          </table:table-cell>
          <table:table-cell/>
          <table:table-cell table:formula="of:=INFO.OBBA.OBBA.OBGET(INFO.OBBA.OBBA.OBCALL(&quot;&quot;;[.$B$15];&quot;getDaycountFraction&quot;;[.G441];[.H441]))" office:value-type="float" office:value="-13.4277777777778" calcext:value-type="float">
            <text:p>-13.428</text:p>
          </table:table-cell>
          <table:table-cell table:style-name="ce37" table:formula="of:=(YEARFRAC([.E441];[.F441];[.$C$9]))" office:value-type="float" office:value="13.4277777777778" calcext:value-type="float">
            <text:p>13.428</text:p>
          </table:table-cell>
          <table:table-cell table:formula="of:=ABS([.J441])-[.K44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8-30" calcext:value-type="date">
            <text:p>30/08/2020</text:p>
          </table:table-cell>
          <table:table-cell table:style-name="ce26" table:formula="of:=[.$C$11]+INT(RAND()*([.$C$12]-[.$C$11]))" office:value-type="date" office:date-value="2012-02-02" calcext:value-type="date">
            <text:p>02/02/201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2]))" office:value-type="string" office:string-value="date-7-442 &#10;[55894]" calcext:value-type="string">
            <text:p>date-7-442 </text:p>
            <text:p>[558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2]))" office:value-type="string" office:string-value="date-8-442 &#10;[55892]" calcext:value-type="string">
            <text:p>date-8-442 </text:p>
            <text:p>[55892]</text:p>
          </table:table-cell>
          <table:table-cell/>
          <table:table-cell table:formula="of:=INFO.OBBA.OBBA.OBGET(INFO.OBBA.OBBA.OBCALL(&quot;&quot;;[.$B$15];&quot;getDaycountFraction&quot;;[.G442];[.H442]))" office:value-type="float" office:value="-8.7" calcext:value-type="float">
            <text:p>-8.700</text:p>
          </table:table-cell>
          <table:table-cell table:style-name="ce37" table:formula="of:=(YEARFRAC([.E442];[.F442];[.$C$9]))" office:value-type="float" office:value="8.7" calcext:value-type="float">
            <text:p>8.700</text:p>
          </table:table-cell>
          <table:table-cell table:formula="of:=ABS([.J442])-[.K44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1-09" calcext:value-type="date">
            <text:p>09/01/1996</text:p>
          </table:table-cell>
          <table:table-cell table:style-name="ce26" table:formula="of:=[.$C$11]+INT(RAND()*([.$C$12]-[.$C$11]))" office:value-type="date" office:date-value="2008-10-14" calcext:value-type="date">
            <text:p>14/10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3]))" office:value-type="string" office:string-value="date-7-443 &#10;[55899]" calcext:value-type="string">
            <text:p>date-7-443 </text:p>
            <text:p>[558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3]))" office:value-type="string" office:string-value="date-8-443 &#10;[55897]" calcext:value-type="string">
            <text:p>date-8-443 </text:p>
            <text:p>[55897]</text:p>
          </table:table-cell>
          <table:table-cell/>
          <table:table-cell table:formula="of:=INFO.OBBA.OBBA.OBGET(INFO.OBBA.OBBA.OBCALL(&quot;&quot;;[.$B$15];&quot;getDaycountFraction&quot;;[.G443];[.H443]))" office:value-type="float" office:value="12.95" calcext:value-type="float">
            <text:p>12.950</text:p>
          </table:table-cell>
          <table:table-cell table:style-name="ce37" table:formula="of:=(YEARFRAC([.E443];[.F443];[.$C$9]))" office:value-type="float" office:value="12.95" calcext:value-type="float">
            <text:p>12.950</text:p>
          </table:table-cell>
          <table:table-cell table:formula="of:=ABS([.J443])-[.K44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5-17" calcext:value-type="date">
            <text:p>17/05/2008</text:p>
          </table:table-cell>
          <table:table-cell table:style-name="ce26" table:formula="of:=[.$C$11]+INT(RAND()*([.$C$12]-[.$C$11]))" office:value-type="date" office:date-value="1999-01-07" calcext:value-type="date">
            <text:p>07/01/199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4]))" office:value-type="string" office:string-value="date-7-444 &#10;[55904]" calcext:value-type="string">
            <text:p>date-7-444 </text:p>
            <text:p>[559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4]))" office:value-type="string" office:string-value="date-8-444 &#10;[55902]" calcext:value-type="string">
            <text:p>date-8-444 </text:p>
            <text:p>[55902]</text:p>
          </table:table-cell>
          <table:table-cell/>
          <table:table-cell table:formula="of:=INFO.OBBA.OBBA.OBGET(INFO.OBBA.OBBA.OBCALL(&quot;&quot;;[.$B$15];&quot;getDaycountFraction&quot;;[.G444];[.H444]))" office:value-type="float" office:value="-9.49444444444444" calcext:value-type="float">
            <text:p>-9.494</text:p>
          </table:table-cell>
          <table:table-cell table:style-name="ce37" table:formula="of:=(YEARFRAC([.E444];[.F444];[.$C$9]))" office:value-type="float" office:value="9.49444444444444" calcext:value-type="float">
            <text:p>9.494</text:p>
          </table:table-cell>
          <table:table-cell table:formula="of:=ABS([.J444])-[.K44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8-13" calcext:value-type="date">
            <text:p>13/08/1983</text:p>
          </table:table-cell>
          <table:table-cell table:style-name="ce26" table:formula="of:=[.$C$11]+INT(RAND()*([.$C$12]-[.$C$11]))" office:value-type="date" office:date-value="1994-03-05" calcext:value-type="date">
            <text:p>05/03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5]))" office:value-type="string" office:string-value="date-7-445 &#10;[55909]" calcext:value-type="string">
            <text:p>date-7-445 </text:p>
            <text:p>[559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5]))" office:value-type="string" office:string-value="date-8-445 &#10;[55907]" calcext:value-type="string">
            <text:p>date-8-445 </text:p>
            <text:p>[55907]</text:p>
          </table:table-cell>
          <table:table-cell/>
          <table:table-cell table:formula="of:=INFO.OBBA.OBBA.OBGET(INFO.OBBA.OBBA.OBCALL(&quot;&quot;;[.$B$15];&quot;getDaycountFraction&quot;;[.G445];[.H445]))" office:value-type="float" office:value="10.7138888888889" calcext:value-type="float">
            <text:p>10.714</text:p>
          </table:table-cell>
          <table:table-cell table:style-name="ce37" table:formula="of:=(YEARFRAC([.E445];[.F445];[.$C$9]))" office:value-type="float" office:value="10.7138888888889" calcext:value-type="float">
            <text:p>10.714</text:p>
          </table:table-cell>
          <table:table-cell table:formula="of:=ABS([.J445])-[.K44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5-29" calcext:value-type="date">
            <text:p>29/05/2000</text:p>
          </table:table-cell>
          <table:table-cell table:style-name="ce26" table:formula="of:=[.$C$11]+INT(RAND()*([.$C$12]-[.$C$11]))" office:value-type="date" office:date-value="1981-11-01" calcext:value-type="date">
            <text:p>01/11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6]))" office:value-type="string" office:string-value="date-7-446 &#10;[55914]" calcext:value-type="string">
            <text:p>date-7-446 </text:p>
            <text:p>[559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6]))" office:value-type="string" office:string-value="date-8-446 &#10;[55912]" calcext:value-type="string">
            <text:p>date-8-446 </text:p>
            <text:p>[55912]</text:p>
          </table:table-cell>
          <table:table-cell/>
          <table:table-cell table:formula="of:=INFO.OBBA.OBBA.OBGET(INFO.OBBA.OBBA.OBCALL(&quot;&quot;;[.$B$15];&quot;getDaycountFraction&quot;;[.G446];[.H446]))" office:value-type="float" office:value="-18.8444444444444" calcext:value-type="float">
            <text:p>-18.844</text:p>
          </table:table-cell>
          <table:table-cell table:style-name="ce37" table:formula="of:=(YEARFRAC([.E446];[.F446];[.$C$9]))" office:value-type="float" office:value="18.8444444444444" calcext:value-type="float">
            <text:p>18.844</text:p>
          </table:table-cell>
          <table:table-cell table:formula="of:=ABS([.J446])-[.K44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3-18" calcext:value-type="date">
            <text:p>18/03/1998</text:p>
          </table:table-cell>
          <table:table-cell table:style-name="ce26" table:formula="of:=[.$C$11]+INT(RAND()*([.$C$12]-[.$C$11]))" office:value-type="date" office:date-value="2005-07-15" calcext:value-type="date">
            <text:p>15/07/200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7]))" office:value-type="string" office:string-value="date-7-447 &#10;[55919]" calcext:value-type="string">
            <text:p>date-7-447 </text:p>
            <text:p>[559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7]))" office:value-type="string" office:string-value="date-8-447 &#10;[55917]" calcext:value-type="string">
            <text:p>date-8-447 </text:p>
            <text:p>[55917]</text:p>
          </table:table-cell>
          <table:table-cell/>
          <table:table-cell table:formula="of:=INFO.OBBA.OBBA.OBGET(INFO.OBBA.OBBA.OBCALL(&quot;&quot;;[.$B$15];&quot;getDaycountFraction&quot;;[.G447];[.H447]))" office:value-type="float" office:value="7.43333333333333" calcext:value-type="float">
            <text:p>7.433</text:p>
          </table:table-cell>
          <table:table-cell table:style-name="ce37" table:formula="of:=(YEARFRAC([.E447];[.F447];[.$C$9]))" office:value-type="float" office:value="7.43333333333333" calcext:value-type="float">
            <text:p>7.433</text:p>
          </table:table-cell>
          <table:table-cell table:formula="of:=ABS([.J447])-[.K44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6-05" calcext:value-type="date">
            <text:p>05/06/2002</text:p>
          </table:table-cell>
          <table:table-cell table:style-name="ce26" table:formula="of:=[.$C$11]+INT(RAND()*([.$C$12]-[.$C$11]))" office:value-type="date" office:date-value="2004-08-17" calcext:value-type="date">
            <text:p>17/08/200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8]))" office:value-type="string" office:string-value="date-7-448 &#10;[55924]" calcext:value-type="string">
            <text:p>date-7-448 </text:p>
            <text:p>[559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8]))" office:value-type="string" office:string-value="date-8-448 &#10;[55922]" calcext:value-type="string">
            <text:p>date-8-448 </text:p>
            <text:p>[55922]</text:p>
          </table:table-cell>
          <table:table-cell/>
          <table:table-cell table:formula="of:=INFO.OBBA.OBBA.OBGET(INFO.OBBA.OBBA.OBCALL(&quot;&quot;;[.$B$15];&quot;getDaycountFraction&quot;;[.G448];[.H448]))" office:value-type="float" office:value="2.23333333333333" calcext:value-type="float">
            <text:p>2.233</text:p>
          </table:table-cell>
          <table:table-cell table:style-name="ce37" table:formula="of:=(YEARFRAC([.E448];[.F448];[.$C$9]))" office:value-type="float" office:value="2.23333333333333" calcext:value-type="float">
            <text:p>2.233</text:p>
          </table:table-cell>
          <table:table-cell table:formula="of:=ABS([.J448])-[.K44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5-03" calcext:value-type="date">
            <text:p>03/05/2000</text:p>
          </table:table-cell>
          <table:table-cell table:style-name="ce26" table:formula="of:=[.$C$11]+INT(RAND()*([.$C$12]-[.$C$11]))" office:value-type="date" office:date-value="2003-02-10" calcext:value-type="date">
            <text:p>10/02/200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49]))" office:value-type="string" office:string-value="date-7-449 &#10;[55929]" calcext:value-type="string">
            <text:p>date-7-449 </text:p>
            <text:p>[559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49]))" office:value-type="string" office:string-value="date-8-449 &#10;[55927]" calcext:value-type="string">
            <text:p>date-8-449 </text:p>
            <text:p>[55927]</text:p>
          </table:table-cell>
          <table:table-cell/>
          <table:table-cell table:formula="of:=INFO.OBBA.OBBA.OBGET(INFO.OBBA.OBBA.OBCALL(&quot;&quot;;[.$B$15];&quot;getDaycountFraction&quot;;[.G449];[.H449]))" office:value-type="float" office:value="2.81388888888889" calcext:value-type="float">
            <text:p>2.814</text:p>
          </table:table-cell>
          <table:table-cell table:style-name="ce37" table:formula="of:=(YEARFRAC([.E449];[.F449];[.$C$9]))" office:value-type="float" office:value="2.81388888888889" calcext:value-type="float">
            <text:p>2.814</text:p>
          </table:table-cell>
          <table:table-cell table:formula="of:=ABS([.J449])-[.K44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7-24" calcext:value-type="date">
            <text:p>24/07/1995</text:p>
          </table:table-cell>
          <table:table-cell table:style-name="ce26" table:formula="of:=[.$C$11]+INT(RAND()*([.$C$12]-[.$C$11]))" office:value-type="date" office:date-value="2017-04-10" calcext:value-type="date">
            <text:p>10/04/201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0]))" office:value-type="string" office:string-value="date-7-450 &#10;[55934]" calcext:value-type="string">
            <text:p>date-7-450 </text:p>
            <text:p>[559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0]))" office:value-type="string" office:string-value="date-8-450 &#10;[55932]" calcext:value-type="string">
            <text:p>date-8-450 </text:p>
            <text:p>[55932]</text:p>
          </table:table-cell>
          <table:table-cell/>
          <table:table-cell table:formula="of:=INFO.OBBA.OBBA.OBGET(INFO.OBBA.OBBA.OBCALL(&quot;&quot;;[.$B$15];&quot;getDaycountFraction&quot;;[.G450];[.H450]))" office:value-type="float" office:value="22.0305555555556" calcext:value-type="float">
            <text:p>22.031</text:p>
          </table:table-cell>
          <table:table-cell table:style-name="ce37" table:formula="of:=(YEARFRAC([.E450];[.F450];[.$C$9]))" office:value-type="float" office:value="22.0305555555556" calcext:value-type="float">
            <text:p>22.031</text:p>
          </table:table-cell>
          <table:table-cell table:formula="of:=ABS([.J450])-[.K45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11-10" calcext:value-type="date">
            <text:p>10/11/2027</text:p>
          </table:table-cell>
          <table:table-cell table:style-name="ce26" table:formula="of:=[.$C$11]+INT(RAND()*([.$C$12]-[.$C$11]))" office:value-type="date" office:date-value="1985-06-30" calcext:value-type="date">
            <text:p>30/06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1]))" office:value-type="string" office:string-value="date-7-451 &#10;[55939]" calcext:value-type="string">
            <text:p>date-7-451 </text:p>
            <text:p>[559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1]))" office:value-type="string" office:string-value="date-8-451 &#10;[55937]" calcext:value-type="string">
            <text:p>date-8-451 </text:p>
            <text:p>[55937]</text:p>
          </table:table-cell>
          <table:table-cell/>
          <table:table-cell table:formula="of:=INFO.OBBA.OBBA.OBGET(INFO.OBBA.OBBA.OBCALL(&quot;&quot;;[.$B$15];&quot;getDaycountFraction&quot;;[.G451];[.H451]))" office:value-type="float" office:value="-42.9805555555556" calcext:value-type="float">
            <text:p>-42.981</text:p>
          </table:table-cell>
          <table:table-cell table:style-name="ce37" table:formula="of:=(YEARFRAC([.E451];[.F451];[.$C$9]))" office:value-type="float" office:value="42.9805555555556" calcext:value-type="float">
            <text:p>42.981</text:p>
          </table:table-cell>
          <table:table-cell table:formula="of:=ABS([.J451])-[.K45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8-27" calcext:value-type="date">
            <text:p>27/08/2006</text:p>
          </table:table-cell>
          <table:table-cell table:style-name="ce26" table:formula="of:=[.$C$11]+INT(RAND()*([.$C$12]-[.$C$11]))" office:value-type="date" office:date-value="2017-11-07" calcext:value-type="date">
            <text:p>07/11/201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2]))" office:value-type="string" office:string-value="date-7-452 &#10;[55944]" calcext:value-type="string">
            <text:p>date-7-452 </text:p>
            <text:p>[559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2]))" office:value-type="string" office:string-value="date-8-452 &#10;[55942]" calcext:value-type="string">
            <text:p>date-8-452 </text:p>
            <text:p>[55942]</text:p>
          </table:table-cell>
          <table:table-cell/>
          <table:table-cell table:formula="of:=INFO.OBBA.OBBA.OBGET(INFO.OBBA.OBBA.OBCALL(&quot;&quot;;[.$B$15];&quot;getDaycountFraction&quot;;[.G452];[.H452]))" office:value-type="float" office:value="11.3611111111111" calcext:value-type="float">
            <text:p>11.361</text:p>
          </table:table-cell>
          <table:table-cell table:style-name="ce37" table:formula="of:=(YEARFRAC([.E452];[.F452];[.$C$9]))" office:value-type="float" office:value="11.3611111111111" calcext:value-type="float">
            <text:p>11.361</text:p>
          </table:table-cell>
          <table:table-cell table:formula="of:=ABS([.J452])-[.K45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6-25" calcext:value-type="date">
            <text:p>25/06/1980</text:p>
          </table:table-cell>
          <table:table-cell table:style-name="ce26" table:formula="of:=[.$C$11]+INT(RAND()*([.$C$12]-[.$C$11]))" office:value-type="date" office:date-value="2029-01-05" calcext:value-type="date">
            <text:p>05/01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3]))" office:value-type="string" office:string-value="date-7-453 &#10;[55949]" calcext:value-type="string">
            <text:p>date-7-453 </text:p>
            <text:p>[559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3]))" office:value-type="string" office:string-value="date-8-453 &#10;[55947]" calcext:value-type="string">
            <text:p>date-8-453 </text:p>
            <text:p>[55947]</text:p>
          </table:table-cell>
          <table:table-cell/>
          <table:table-cell table:formula="of:=INFO.OBBA.OBBA.OBGET(INFO.OBBA.OBBA.OBCALL(&quot;&quot;;[.$B$15];&quot;getDaycountFraction&quot;;[.G453];[.H453]))" office:value-type="float" office:value="49.2388888888889" calcext:value-type="float">
            <text:p>49.239</text:p>
          </table:table-cell>
          <table:table-cell table:style-name="ce37" table:formula="of:=(YEARFRAC([.E453];[.F453];[.$C$9]))" office:value-type="float" office:value="49.2388888888889" calcext:value-type="float">
            <text:p>49.239</text:p>
          </table:table-cell>
          <table:table-cell table:formula="of:=ABS([.J453])-[.K45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3-06" calcext:value-type="date">
            <text:p>06/03/2009</text:p>
          </table:table-cell>
          <table:table-cell table:style-name="ce26" table:formula="of:=[.$C$11]+INT(RAND()*([.$C$12]-[.$C$11]))" office:value-type="date" office:date-value="2027-06-03" calcext:value-type="date">
            <text:p>03/06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4]))" office:value-type="string" office:string-value="date-7-454 &#10;[55954]" calcext:value-type="string">
            <text:p>date-7-454 </text:p>
            <text:p>[559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4]))" office:value-type="string" office:string-value="date-8-454 &#10;[55952]" calcext:value-type="string">
            <text:p>date-8-454 </text:p>
            <text:p>[55952]</text:p>
          </table:table-cell>
          <table:table-cell/>
          <table:table-cell table:formula="of:=INFO.OBBA.OBBA.OBGET(INFO.OBBA.OBBA.OBCALL(&quot;&quot;;[.$B$15];&quot;getDaycountFraction&quot;;[.G454];[.H454]))" office:value-type="float" office:value="18.5083333333333" calcext:value-type="float">
            <text:p>18.508</text:p>
          </table:table-cell>
          <table:table-cell table:style-name="ce37" table:formula="of:=(YEARFRAC([.E454];[.F454];[.$C$9]))" office:value-type="float" office:value="18.5083333333333" calcext:value-type="float">
            <text:p>18.508</text:p>
          </table:table-cell>
          <table:table-cell table:formula="of:=ABS([.J454])-[.K45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2-02" calcext:value-type="date">
            <text:p>02/02/2011</text:p>
          </table:table-cell>
          <table:table-cell table:style-name="ce26" table:formula="of:=[.$C$11]+INT(RAND()*([.$C$12]-[.$C$11]))" office:value-type="date" office:date-value="2027-06-22" calcext:value-type="date">
            <text:p>22/06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5]))" office:value-type="string" office:string-value="date-7-455 &#10;[55959]" calcext:value-type="string">
            <text:p>date-7-455 </text:p>
            <text:p>[559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5]))" office:value-type="string" office:string-value="date-8-455 &#10;[55957]" calcext:value-type="string">
            <text:p>date-8-455 </text:p>
            <text:p>[55957]</text:p>
          </table:table-cell>
          <table:table-cell/>
          <table:table-cell table:formula="of:=INFO.OBBA.OBBA.OBGET(INFO.OBBA.OBBA.OBCALL(&quot;&quot;;[.$B$15];&quot;getDaycountFraction&quot;;[.G455];[.H455]))" office:value-type="float" office:value="16.6222222222222" calcext:value-type="float">
            <text:p>16.622</text:p>
          </table:table-cell>
          <table:table-cell table:style-name="ce37" table:formula="of:=(YEARFRAC([.E455];[.F455];[.$C$9]))" office:value-type="float" office:value="16.6222222222222" calcext:value-type="float">
            <text:p>16.622</text:p>
          </table:table-cell>
          <table:table-cell table:formula="of:=ABS([.J455])-[.K45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1-26" calcext:value-type="date">
            <text:p>26/11/2006</text:p>
          </table:table-cell>
          <table:table-cell table:style-name="ce26" table:formula="of:=[.$C$11]+INT(RAND()*([.$C$12]-[.$C$11]))" office:value-type="date" office:date-value="2010-11-02" calcext:value-type="date">
            <text:p>02/11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6]))" office:value-type="string" office:string-value="date-7-456 &#10;[55964]" calcext:value-type="string">
            <text:p>date-7-456 </text:p>
            <text:p>[559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6]))" office:value-type="string" office:string-value="date-8-456 &#10;[55962]" calcext:value-type="string">
            <text:p>date-8-456 </text:p>
            <text:p>[55962]</text:p>
          </table:table-cell>
          <table:table-cell/>
          <table:table-cell table:formula="of:=INFO.OBBA.OBBA.OBGET(INFO.OBBA.OBBA.OBCALL(&quot;&quot;;[.$B$15];&quot;getDaycountFraction&quot;;[.G456];[.H456]))" office:value-type="float" office:value="3.99166666666667" calcext:value-type="float">
            <text:p>3.992</text:p>
          </table:table-cell>
          <table:table-cell table:style-name="ce37" table:formula="of:=(YEARFRAC([.E456];[.F456];[.$C$9]))" office:value-type="float" office:value="3.99166666666667" calcext:value-type="float">
            <text:p>3.992</text:p>
          </table:table-cell>
          <table:table-cell table:formula="of:=ABS([.J456])-[.K45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5-18" calcext:value-type="date">
            <text:p>18/05/2026</text:p>
          </table:table-cell>
          <table:table-cell table:style-name="ce26" table:formula="of:=[.$C$11]+INT(RAND()*([.$C$12]-[.$C$11]))" office:value-type="date" office:date-value="2013-01-29" calcext:value-type="date">
            <text:p>29/01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7]))" office:value-type="string" office:string-value="date-7-457 &#10;[55969]" calcext:value-type="string">
            <text:p>date-7-457 </text:p>
            <text:p>[559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7]))" office:value-type="string" office:string-value="date-8-457 &#10;[55967]" calcext:value-type="string">
            <text:p>date-8-457 </text:p>
            <text:p>[55967]</text:p>
          </table:table-cell>
          <table:table-cell/>
          <table:table-cell table:formula="of:=INFO.OBBA.OBBA.OBGET(INFO.OBBA.OBBA.OBCALL(&quot;&quot;;[.$B$15];&quot;getDaycountFraction&quot;;[.G457];[.H457]))" office:value-type="float" office:value="-13.4916666666667" calcext:value-type="float">
            <text:p>-13.492</text:p>
          </table:table-cell>
          <table:table-cell table:style-name="ce37" table:formula="of:=(YEARFRAC([.E457];[.F457];[.$C$9]))" office:value-type="float" office:value="13.4916666666667" calcext:value-type="float">
            <text:p>13.492</text:p>
          </table:table-cell>
          <table:table-cell table:formula="of:=ABS([.J457])-[.K45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4-21" calcext:value-type="date">
            <text:p>21/04/1989</text:p>
          </table:table-cell>
          <table:table-cell table:style-name="ce26" table:formula="of:=[.$C$11]+INT(RAND()*([.$C$12]-[.$C$11]))" office:value-type="date" office:date-value="1988-05-08" calcext:value-type="date">
            <text:p>08/05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8]))" office:value-type="string" office:string-value="date-7-458 &#10;[55974]" calcext:value-type="string">
            <text:p>date-7-458 </text:p>
            <text:p>[559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8]))" office:value-type="string" office:string-value="date-8-458 &#10;[55972]" calcext:value-type="string">
            <text:p>date-8-458 </text:p>
            <text:p>[55972]</text:p>
          </table:table-cell>
          <table:table-cell/>
          <table:table-cell table:formula="of:=INFO.OBBA.OBBA.OBGET(INFO.OBBA.OBBA.OBCALL(&quot;&quot;;[.$B$15];&quot;getDaycountFraction&quot;;[.G458];[.H458]))" office:value-type="float" office:value="-0.966666666666667" calcext:value-type="float">
            <text:p>-0.967</text:p>
          </table:table-cell>
          <table:table-cell table:style-name="ce37" table:formula="of:=(YEARFRAC([.E458];[.F458];[.$C$9]))" office:value-type="float" office:value="0.966666666666667" calcext:value-type="float">
            <text:p>0.967</text:p>
          </table:table-cell>
          <table:table-cell table:formula="of:=ABS([.J458])-[.K45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9-17" calcext:value-type="date">
            <text:p>17/09/1986</text:p>
          </table:table-cell>
          <table:table-cell table:style-name="ce26" table:formula="of:=[.$C$11]+INT(RAND()*([.$C$12]-[.$C$11]))" office:value-type="date" office:date-value="2001-10-18" calcext:value-type="date">
            <text:p>18/10/200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59]))" office:value-type="string" office:string-value="date-7-459 &#10;[55979]" calcext:value-type="string">
            <text:p>date-7-459 </text:p>
            <text:p>[559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59]))" office:value-type="string" office:string-value="date-8-459 &#10;[55977]" calcext:value-type="string">
            <text:p>date-8-459 </text:p>
            <text:p>[55977]</text:p>
          </table:table-cell>
          <table:table-cell/>
          <table:table-cell table:formula="of:=INFO.OBBA.OBBA.OBGET(INFO.OBBA.OBBA.OBCALL(&quot;&quot;;[.$B$15];&quot;getDaycountFraction&quot;;[.G459];[.H459]))" office:value-type="float" office:value="15.3055555555556" calcext:value-type="float">
            <text:p>15.306</text:p>
          </table:table-cell>
          <table:table-cell table:style-name="ce37" table:formula="of:=(YEARFRAC([.E459];[.F459];[.$C$9]))" office:value-type="float" office:value="15.3055555555556" calcext:value-type="float">
            <text:p>15.306</text:p>
          </table:table-cell>
          <table:table-cell table:formula="of:=ABS([.J459])-[.K45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9-22" calcext:value-type="date">
            <text:p>22/09/2012</text:p>
          </table:table-cell>
          <table:table-cell table:style-name="ce26" table:formula="of:=[.$C$11]+INT(RAND()*([.$C$12]-[.$C$11]))" office:value-type="date" office:date-value="1989-06-04" calcext:value-type="date">
            <text:p>04/06/198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0]))" office:value-type="string" office:string-value="date-7-460 &#10;[55984]" calcext:value-type="string">
            <text:p>date-7-460 </text:p>
            <text:p>[559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0]))" office:value-type="string" office:string-value="date-8-460 &#10;[55982]" calcext:value-type="string">
            <text:p>date-8-460 </text:p>
            <text:p>[55982]</text:p>
          </table:table-cell>
          <table:table-cell/>
          <table:table-cell table:formula="of:=INFO.OBBA.OBBA.OBGET(INFO.OBBA.OBBA.OBCALL(&quot;&quot;;[.$B$15];&quot;getDaycountFraction&quot;;[.G460];[.H460]))" office:value-type="float" office:value="-23.6416666666667" calcext:value-type="float">
            <text:p>-23.642</text:p>
          </table:table-cell>
          <table:table-cell table:style-name="ce37" table:formula="of:=(YEARFRAC([.E460];[.F460];[.$C$9]))" office:value-type="float" office:value="23.6416666666667" calcext:value-type="float">
            <text:p>23.642</text:p>
          </table:table-cell>
          <table:table-cell table:formula="of:=ABS([.J460])-[.K46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9-12" calcext:value-type="date">
            <text:p>12/09/1995</text:p>
          </table:table-cell>
          <table:table-cell table:style-name="ce26" table:formula="of:=[.$C$11]+INT(RAND()*([.$C$12]-[.$C$11]))" office:value-type="date" office:date-value="1985-02-01" calcext:value-type="date">
            <text:p>01/02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1]))" office:value-type="string" office:string-value="date-7-461 &#10;[55989]" calcext:value-type="string">
            <text:p>date-7-461 </text:p>
            <text:p>[559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1]))" office:value-type="string" office:string-value="date-8-461 &#10;[55987]" calcext:value-type="string">
            <text:p>date-8-461 </text:p>
            <text:p>[55987]</text:p>
          </table:table-cell>
          <table:table-cell/>
          <table:table-cell table:formula="of:=INFO.OBBA.OBBA.OBGET(INFO.OBBA.OBBA.OBCALL(&quot;&quot;;[.$B$15];&quot;getDaycountFraction&quot;;[.G461];[.H461]))" office:value-type="float" office:value="-10.7638888888889" calcext:value-type="float">
            <text:p>-10.764</text:p>
          </table:table-cell>
          <table:table-cell table:style-name="ce37" table:formula="of:=(YEARFRAC([.E461];[.F461];[.$C$9]))" office:value-type="float" office:value="10.7638888888889" calcext:value-type="float">
            <text:p>10.764</text:p>
          </table:table-cell>
          <table:table-cell table:formula="of:=ABS([.J461])-[.K46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9-15" calcext:value-type="date">
            <text:p>15/09/2020</text:p>
          </table:table-cell>
          <table:table-cell table:style-name="ce26" table:formula="of:=[.$C$11]+INT(RAND()*([.$C$12]-[.$C$11]))" office:value-type="date" office:date-value="1981-03-31" calcext:value-type="date">
            <text:p>31/03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2]))" office:value-type="string" office:string-value="date-7-462 &#10;[55994]" calcext:value-type="string">
            <text:p>date-7-462 </text:p>
            <text:p>[559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2]))" office:value-type="string" office:string-value="date-8-462 &#10;[55992]" calcext:value-type="string">
            <text:p>date-8-462 </text:p>
            <text:p>[55992]</text:p>
          </table:table-cell>
          <table:table-cell/>
          <table:table-cell table:formula="of:=INFO.OBBA.OBBA.OBGET(INFO.OBBA.OBBA.OBCALL(&quot;&quot;;[.$B$15];&quot;getDaycountFraction&quot;;[.G462];[.H462]))" office:value-type="float" office:value="-40.0361111111111" calcext:value-type="float">
            <text:p>-40.036</text:p>
          </table:table-cell>
          <table:table-cell table:style-name="ce37" table:formula="of:=(YEARFRAC([.E462];[.F462];[.$C$9]))" office:value-type="float" office:value="40.0361111111111" calcext:value-type="float">
            <text:p>40.036</text:p>
          </table:table-cell>
          <table:table-cell table:formula="of:=ABS([.J462])-[.K46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9-04" calcext:value-type="date">
            <text:p>04/09/1983</text:p>
          </table:table-cell>
          <table:table-cell table:style-name="ce26" table:formula="of:=[.$C$11]+INT(RAND()*([.$C$12]-[.$C$11]))" office:value-type="date" office:date-value="1988-09-17" calcext:value-type="date">
            <text:p>17/09/198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3]))" office:value-type="string" office:string-value="date-7-463 &#10;[55999]" calcext:value-type="string">
            <text:p>date-7-463 </text:p>
            <text:p>[559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3]))" office:value-type="string" office:string-value="date-8-463 &#10;[55997]" calcext:value-type="string">
            <text:p>date-8-463 </text:p>
            <text:p>[55997]</text:p>
          </table:table-cell>
          <table:table-cell/>
          <table:table-cell table:formula="of:=INFO.OBBA.OBBA.OBGET(INFO.OBBA.OBBA.OBCALL(&quot;&quot;;[.$B$15];&quot;getDaycountFraction&quot;;[.G463];[.H463]))" office:value-type="float" office:value="5.11111111111111" calcext:value-type="float">
            <text:p>5.111</text:p>
          </table:table-cell>
          <table:table-cell table:style-name="ce37" table:formula="of:=(YEARFRAC([.E463];[.F463];[.$C$9]))" office:value-type="float" office:value="5.11111111111111" calcext:value-type="float">
            <text:p>5.111</text:p>
          </table:table-cell>
          <table:table-cell table:formula="of:=ABS([.J463])-[.K46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12-04" calcext:value-type="date">
            <text:p>04/12/2025</text:p>
          </table:table-cell>
          <table:table-cell table:style-name="ce26" table:formula="of:=[.$C$11]+INT(RAND()*([.$C$12]-[.$C$11]))" office:value-type="date" office:date-value="1981-05-13" calcext:value-type="date">
            <text:p>13/05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4]))" office:value-type="string" office:string-value="date-7-464 &#10;[56004]" calcext:value-type="string">
            <text:p>date-7-464 </text:p>
            <text:p>[560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4]))" office:value-type="string" office:string-value="date-8-464 &#10;[56002]" calcext:value-type="string">
            <text:p>date-8-464 </text:p>
            <text:p>[56002]</text:p>
          </table:table-cell>
          <table:table-cell/>
          <table:table-cell table:formula="of:=INFO.OBBA.OBBA.OBGET(INFO.OBBA.OBBA.OBCALL(&quot;&quot;;[.$B$15];&quot;getDaycountFraction&quot;;[.G464];[.H464]))" office:value-type="float" office:value="-45.2111111111111" calcext:value-type="float">
            <text:p>-45.211</text:p>
          </table:table-cell>
          <table:table-cell table:style-name="ce37" table:formula="of:=(YEARFRAC([.E464];[.F464];[.$C$9]))" office:value-type="float" office:value="45.2111111111111" calcext:value-type="float">
            <text:p>45.211</text:p>
          </table:table-cell>
          <table:table-cell table:formula="of:=ABS([.J464])-[.K46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5-04" calcext:value-type="date">
            <text:p>04/05/2018</text:p>
          </table:table-cell>
          <table:table-cell table:style-name="ce26" table:formula="of:=[.$C$11]+INT(RAND()*([.$C$12]-[.$C$11]))" office:value-type="date" office:date-value="1997-06-25" calcext:value-type="date">
            <text:p>25/06/199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5]))" office:value-type="string" office:string-value="date-7-465 &#10;[56009]" calcext:value-type="string">
            <text:p>date-7-465 </text:p>
            <text:p>[560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5]))" office:value-type="string" office:string-value="date-8-465 &#10;[56007]" calcext:value-type="string">
            <text:p>date-8-465 </text:p>
            <text:p>[56007]</text:p>
          </table:table-cell>
          <table:table-cell/>
          <table:table-cell table:formula="of:=INFO.OBBA.OBBA.OBGET(INFO.OBBA.OBBA.OBCALL(&quot;&quot;;[.$B$15];&quot;getDaycountFraction&quot;;[.G465];[.H465]))" office:value-type="float" office:value="-21.1611111111111" calcext:value-type="float">
            <text:p>-21.161</text:p>
          </table:table-cell>
          <table:table-cell table:style-name="ce37" table:formula="of:=(YEARFRAC([.E465];[.F465];[.$C$9]))" office:value-type="float" office:value="21.1611111111111" calcext:value-type="float">
            <text:p>21.161</text:p>
          </table:table-cell>
          <table:table-cell table:formula="of:=ABS([.J465])-[.K46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1-06" calcext:value-type="date">
            <text:p>06/01/2021</text:p>
          </table:table-cell>
          <table:table-cell table:style-name="ce26" table:formula="of:=[.$C$11]+INT(RAND()*([.$C$12]-[.$C$11]))" office:value-type="date" office:date-value="2000-01-23" calcext:value-type="date">
            <text:p>23/01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6]))" office:value-type="string" office:string-value="date-7-466 &#10;[56014]" calcext:value-type="string">
            <text:p>date-7-466 </text:p>
            <text:p>[560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6]))" office:value-type="string" office:string-value="date-8-466 &#10;[56012]" calcext:value-type="string">
            <text:p>date-8-466 </text:p>
            <text:p>[56012]</text:p>
          </table:table-cell>
          <table:table-cell/>
          <table:table-cell table:formula="of:=INFO.OBBA.OBBA.OBGET(INFO.OBBA.OBBA.OBCALL(&quot;&quot;;[.$B$15];&quot;getDaycountFraction&quot;;[.G466];[.H466]))" office:value-type="float" office:value="-21.2611111111111" calcext:value-type="float">
            <text:p>-21.261</text:p>
          </table:table-cell>
          <table:table-cell table:style-name="ce37" table:formula="of:=(YEARFRAC([.E466];[.F466];[.$C$9]))" office:value-type="float" office:value="21.2611111111111" calcext:value-type="float">
            <text:p>21.261</text:p>
          </table:table-cell>
          <table:table-cell table:formula="of:=ABS([.J466])-[.K46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7-04" calcext:value-type="date">
            <text:p>04/07/2021</text:p>
          </table:table-cell>
          <table:table-cell table:style-name="ce26" table:formula="of:=[.$C$11]+INT(RAND()*([.$C$12]-[.$C$11]))" office:value-type="date" office:date-value="2025-02-10" calcext:value-type="date">
            <text:p>10/02/202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7]))" office:value-type="string" office:string-value="date-7-467 &#10;[56019]" calcext:value-type="string">
            <text:p>date-7-467 </text:p>
            <text:p>[560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7]))" office:value-type="string" office:string-value="date-8-467 &#10;[56017]" calcext:value-type="string">
            <text:p>date-8-467 </text:p>
            <text:p>[56017]</text:p>
          </table:table-cell>
          <table:table-cell/>
          <table:table-cell table:formula="of:=INFO.OBBA.OBBA.OBGET(INFO.OBBA.OBBA.OBCALL(&quot;&quot;;[.$B$15];&quot;getDaycountFraction&quot;;[.G467];[.H467]))" office:value-type="float" office:value="3.65833333333333" calcext:value-type="float">
            <text:p>3.658</text:p>
          </table:table-cell>
          <table:table-cell table:style-name="ce37" table:formula="of:=(YEARFRAC([.E467];[.F467];[.$C$9]))" office:value-type="float" office:value="3.65833333333333" calcext:value-type="float">
            <text:p>3.658</text:p>
          </table:table-cell>
          <table:table-cell table:formula="of:=ABS([.J467])-[.K46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8-12" calcext:value-type="date">
            <text:p>12/08/1993</text:p>
          </table:table-cell>
          <table:table-cell table:style-name="ce26" table:formula="of:=[.$C$11]+INT(RAND()*([.$C$12]-[.$C$11]))" office:value-type="date" office:date-value="1984-03-31" calcext:value-type="date">
            <text:p>31/03/198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8]))" office:value-type="string" office:string-value="date-7-468 &#10;[56024]" calcext:value-type="string">
            <text:p>date-7-468 </text:p>
            <text:p>[560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8]))" office:value-type="string" office:string-value="date-8-468 &#10;[56022]" calcext:value-type="string">
            <text:p>date-8-468 </text:p>
            <text:p>[56022]</text:p>
          </table:table-cell>
          <table:table-cell/>
          <table:table-cell table:formula="of:=INFO.OBBA.OBBA.OBGET(INFO.OBBA.OBBA.OBCALL(&quot;&quot;;[.$B$15];&quot;getDaycountFraction&quot;;[.G468];[.H468]))" office:value-type="float" office:value="-9.50277777777778" calcext:value-type="float">
            <text:p>-9.503</text:p>
          </table:table-cell>
          <table:table-cell table:style-name="ce37" table:formula="of:=(YEARFRAC([.E468];[.F468];[.$C$9]))" office:value-type="float" office:value="9.50277777777778" calcext:value-type="float">
            <text:p>9.503</text:p>
          </table:table-cell>
          <table:table-cell table:formula="of:=ABS([.J468])-[.K46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11-01" calcext:value-type="date">
            <text:p>01/11/2022</text:p>
          </table:table-cell>
          <table:table-cell table:style-name="ce26" table:formula="of:=[.$C$11]+INT(RAND()*([.$C$12]-[.$C$11]))" office:value-type="date" office:date-value="2000-10-20" calcext:value-type="date">
            <text:p>20/10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69]))" office:value-type="string" office:string-value="date-7-469 &#10;[56029]" calcext:value-type="string">
            <text:p>date-7-469 </text:p>
            <text:p>[560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69]))" office:value-type="string" office:string-value="date-8-469 &#10;[56027]" calcext:value-type="string">
            <text:p>date-8-469 </text:p>
            <text:p>[56027]</text:p>
          </table:table-cell>
          <table:table-cell/>
          <table:table-cell table:formula="of:=INFO.OBBA.OBBA.OBGET(INFO.OBBA.OBBA.OBCALL(&quot;&quot;;[.$B$15];&quot;getDaycountFraction&quot;;[.G469];[.H469]))" office:value-type="float" office:value="-22.3527777777778" calcext:value-type="float">
            <text:p>-22.353</text:p>
          </table:table-cell>
          <table:table-cell table:style-name="ce37" table:formula="of:=(YEARFRAC([.E469];[.F469];[.$C$9]))" office:value-type="float" office:value="22.3527777777778" calcext:value-type="float">
            <text:p>22.353</text:p>
          </table:table-cell>
          <table:table-cell table:formula="of:=ABS([.J469])-[.K46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2-20" calcext:value-type="date">
            <text:p>20/02/2009</text:p>
          </table:table-cell>
          <table:table-cell table:style-name="ce26" table:formula="of:=[.$C$11]+INT(RAND()*([.$C$12]-[.$C$11]))" office:value-type="date" office:date-value="2015-05-23" calcext:value-type="date">
            <text:p>23/05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0]))" office:value-type="string" office:string-value="date-7-470 &#10;[56034]" calcext:value-type="string">
            <text:p>date-7-470 </text:p>
            <text:p>[560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0]))" office:value-type="string" office:string-value="date-8-470 &#10;[56032]" calcext:value-type="string">
            <text:p>date-8-470 </text:p>
            <text:p>[56032]</text:p>
          </table:table-cell>
          <table:table-cell/>
          <table:table-cell table:formula="of:=INFO.OBBA.OBBA.OBGET(INFO.OBBA.OBBA.OBCALL(&quot;&quot;;[.$B$15];&quot;getDaycountFraction&quot;;[.G470];[.H470]))" office:value-type="float" office:value="6.34166666666667" calcext:value-type="float">
            <text:p>6.342</text:p>
          </table:table-cell>
          <table:table-cell table:style-name="ce37" table:formula="of:=(YEARFRAC([.E470];[.F470];[.$C$9]))" office:value-type="float" office:value="6.34166666666667" calcext:value-type="float">
            <text:p>6.342</text:p>
          </table:table-cell>
          <table:table-cell table:formula="of:=ABS([.J470])-[.K47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8-01" calcext:value-type="date">
            <text:p>01/08/1980</text:p>
          </table:table-cell>
          <table:table-cell table:style-name="ce26" table:formula="of:=[.$C$11]+INT(RAND()*([.$C$12]-[.$C$11]))" office:value-type="date" office:date-value="2015-12-30" calcext:value-type="date">
            <text:p>30/12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1]))" office:value-type="string" office:string-value="date-7-471 &#10;[56039]" calcext:value-type="string">
            <text:p>date-7-471 </text:p>
            <text:p>[560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1]))" office:value-type="string" office:string-value="date-8-471 &#10;[56037]" calcext:value-type="string">
            <text:p>date-8-471 </text:p>
            <text:p>[56037]</text:p>
          </table:table-cell>
          <table:table-cell/>
          <table:table-cell table:formula="of:=INFO.OBBA.OBBA.OBGET(INFO.OBBA.OBBA.OBCALL(&quot;&quot;;[.$B$15];&quot;getDaycountFraction&quot;;[.G471];[.H471]))" office:value-type="float" office:value="35.9277777777778" calcext:value-type="float">
            <text:p>35.928</text:p>
          </table:table-cell>
          <table:table-cell table:style-name="ce37" table:formula="of:=(YEARFRAC([.E471];[.F471];[.$C$9]))" office:value-type="float" office:value="35.9277777777778" calcext:value-type="float">
            <text:p>35.928</text:p>
          </table:table-cell>
          <table:table-cell table:formula="of:=ABS([.J471])-[.K47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8-16" calcext:value-type="date">
            <text:p>16/08/2015</text:p>
          </table:table-cell>
          <table:table-cell table:style-name="ce26" table:formula="of:=[.$C$11]+INT(RAND()*([.$C$12]-[.$C$11]))" office:value-type="date" office:date-value="2027-12-15" calcext:value-type="date">
            <text:p>15/12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2]))" office:value-type="string" office:string-value="date-7-472 &#10;[56044]" calcext:value-type="string">
            <text:p>date-7-472 </text:p>
            <text:p>[560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2]))" office:value-type="string" office:string-value="date-8-472 &#10;[56042]" calcext:value-type="string">
            <text:p>date-8-472 </text:p>
            <text:p>[56042]</text:p>
          </table:table-cell>
          <table:table-cell/>
          <table:table-cell table:formula="of:=INFO.OBBA.OBBA.OBGET(INFO.OBBA.OBBA.OBCALL(&quot;&quot;;[.$B$15];&quot;getDaycountFraction&quot;;[.G472];[.H472]))" office:value-type="float" office:value="12.5111111111111" calcext:value-type="float">
            <text:p>12.511</text:p>
          </table:table-cell>
          <table:table-cell table:style-name="ce37" table:formula="of:=(YEARFRAC([.E472];[.F472];[.$C$9]))" office:value-type="float" office:value="12.5111111111111" calcext:value-type="float">
            <text:p>12.511</text:p>
          </table:table-cell>
          <table:table-cell table:formula="of:=ABS([.J472])-[.K47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4-06" calcext:value-type="date">
            <text:p>06/04/2017</text:p>
          </table:table-cell>
          <table:table-cell table:style-name="ce26" table:formula="of:=[.$C$11]+INT(RAND()*([.$C$12]-[.$C$11]))" office:value-type="date" office:date-value="2011-10-24" calcext:value-type="date">
            <text:p>24/10/201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3]))" office:value-type="string" office:string-value="date-7-473 &#10;[56049]" calcext:value-type="string">
            <text:p>date-7-473 </text:p>
            <text:p>[560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3]))" office:value-type="string" office:string-value="date-8-473 &#10;[56047]" calcext:value-type="string">
            <text:p>date-8-473 </text:p>
            <text:p>[56047]</text:p>
          </table:table-cell>
          <table:table-cell/>
          <table:table-cell table:formula="of:=INFO.OBBA.OBBA.OBGET(INFO.OBBA.OBBA.OBCALL(&quot;&quot;;[.$B$15];&quot;getDaycountFraction&quot;;[.G473];[.H473]))" office:value-type="float" office:value="-5.53055555555556" calcext:value-type="float">
            <text:p>-5.531</text:p>
          </table:table-cell>
          <table:table-cell table:style-name="ce37" table:formula="of:=(YEARFRAC([.E473];[.F473];[.$C$9]))" office:value-type="float" office:value="5.53055555555556" calcext:value-type="float">
            <text:p>5.531</text:p>
          </table:table-cell>
          <table:table-cell table:formula="of:=ABS([.J473])-[.K47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6-15" calcext:value-type="date">
            <text:p>15/06/2005</text:p>
          </table:table-cell>
          <table:table-cell table:style-name="ce26" table:formula="of:=[.$C$11]+INT(RAND()*([.$C$12]-[.$C$11]))" office:value-type="date" office:date-value="1995-06-11" calcext:value-type="date">
            <text:p>11/06/199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4]))" office:value-type="string" office:string-value="date-7-474 &#10;[56054]" calcext:value-type="string">
            <text:p>date-7-474 </text:p>
            <text:p>[560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4]))" office:value-type="string" office:string-value="date-8-474 &#10;[56052]" calcext:value-type="string">
            <text:p>date-8-474 </text:p>
            <text:p>[56052]</text:p>
          </table:table-cell>
          <table:table-cell/>
          <table:table-cell table:formula="of:=INFO.OBBA.OBBA.OBGET(INFO.OBBA.OBBA.OBCALL(&quot;&quot;;[.$B$15];&quot;getDaycountFraction&quot;;[.G474];[.H474]))" office:value-type="float" office:value="-10.1583333333333" calcext:value-type="float">
            <text:p>-10.158</text:p>
          </table:table-cell>
          <table:table-cell table:style-name="ce37" table:formula="of:=(YEARFRAC([.E474];[.F474];[.$C$9]))" office:value-type="float" office:value="10.1583333333333" calcext:value-type="float">
            <text:p>10.158</text:p>
          </table:table-cell>
          <table:table-cell table:formula="of:=ABS([.J474])-[.K47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3-13" calcext:value-type="date">
            <text:p>13/03/2008</text:p>
          </table:table-cell>
          <table:table-cell table:style-name="ce26" table:formula="of:=[.$C$11]+INT(RAND()*([.$C$12]-[.$C$11]))" office:value-type="date" office:date-value="1996-05-13" calcext:value-type="date">
            <text:p>13/05/199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5]))" office:value-type="string" office:string-value="date-7-475 &#10;[56059]" calcext:value-type="string">
            <text:p>date-7-475 </text:p>
            <text:p>[560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5]))" office:value-type="string" office:string-value="date-8-475 &#10;[56057]" calcext:value-type="string">
            <text:p>date-8-475 </text:p>
            <text:p>[56057]</text:p>
          </table:table-cell>
          <table:table-cell/>
          <table:table-cell table:formula="of:=INFO.OBBA.OBBA.OBGET(INFO.OBBA.OBBA.OBCALL(&quot;&quot;;[.$B$15];&quot;getDaycountFraction&quot;;[.G475];[.H475]))" office:value-type="float" office:value="-12.0055555555556" calcext:value-type="float">
            <text:p>-12.006</text:p>
          </table:table-cell>
          <table:table-cell table:style-name="ce37" table:formula="of:=(YEARFRAC([.E475];[.F475];[.$C$9]))" office:value-type="float" office:value="12.0055555555556" calcext:value-type="float">
            <text:p>12.006</text:p>
          </table:table-cell>
          <table:table-cell table:formula="of:=ABS([.J475])-[.K47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6-16" calcext:value-type="date">
            <text:p>16/06/1986</text:p>
          </table:table-cell>
          <table:table-cell table:style-name="ce26" table:formula="of:=[.$C$11]+INT(RAND()*([.$C$12]-[.$C$11]))" office:value-type="date" office:date-value="2025-03-24" calcext:value-type="date">
            <text:p>24/03/202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6]))" office:value-type="string" office:string-value="date-7-476 &#10;[56064]" calcext:value-type="string">
            <text:p>date-7-476 </text:p>
            <text:p>[560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6]))" office:value-type="string" office:string-value="date-8-476 &#10;[56062]" calcext:value-type="string">
            <text:p>date-8-476 </text:p>
            <text:p>[56062]</text:p>
          </table:table-cell>
          <table:table-cell/>
          <table:table-cell table:formula="of:=INFO.OBBA.OBBA.OBGET(INFO.OBBA.OBBA.OBCALL(&quot;&quot;;[.$B$15];&quot;getDaycountFraction&quot;;[.G476];[.H476]))" office:value-type="float" office:value="39.3361111111111" calcext:value-type="float">
            <text:p>39.336</text:p>
          </table:table-cell>
          <table:table-cell table:style-name="ce37" table:formula="of:=(YEARFRAC([.E476];[.F476];[.$C$9]))" office:value-type="float" office:value="39.3361111111111" calcext:value-type="float">
            <text:p>39.336</text:p>
          </table:table-cell>
          <table:table-cell table:formula="of:=ABS([.J476])-[.K47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12-26" calcext:value-type="date">
            <text:p>26/12/1999</text:p>
          </table:table-cell>
          <table:table-cell table:style-name="ce26" table:formula="of:=[.$C$11]+INT(RAND()*([.$C$12]-[.$C$11]))" office:value-type="date" office:date-value="1990-12-20" calcext:value-type="date">
            <text:p>20/12/199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7]))" office:value-type="string" office:string-value="date-7-477 &#10;[56069]" calcext:value-type="string">
            <text:p>date-7-477 </text:p>
            <text:p>[560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7]))" office:value-type="string" office:string-value="date-8-477 &#10;[56067]" calcext:value-type="string">
            <text:p>date-8-477 </text:p>
            <text:p>[56067]</text:p>
          </table:table-cell>
          <table:table-cell/>
          <table:table-cell table:formula="of:=INFO.OBBA.OBBA.OBGET(INFO.OBBA.OBBA.OBCALL(&quot;&quot;;[.$B$15];&quot;getDaycountFraction&quot;;[.G477];[.H477]))" office:value-type="float" office:value="-9.14722222222222" calcext:value-type="float">
            <text:p>-9.147</text:p>
          </table:table-cell>
          <table:table-cell table:style-name="ce37" table:formula="of:=(YEARFRAC([.E477];[.F477];[.$C$9]))" office:value-type="float" office:value="9.14722222222222" calcext:value-type="float">
            <text:p>9.147</text:p>
          </table:table-cell>
          <table:table-cell table:formula="of:=ABS([.J477])-[.K47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2-31" calcext:value-type="date">
            <text:p>31/12/2018</text:p>
          </table:table-cell>
          <table:table-cell table:style-name="ce26" table:formula="of:=[.$C$11]+INT(RAND()*([.$C$12]-[.$C$11]))" office:value-type="date" office:date-value="1983-04-02" calcext:value-type="date">
            <text:p>02/04/198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8]))" office:value-type="string" office:string-value="date-7-478 &#10;[56074]" calcext:value-type="string">
            <text:p>date-7-478 </text:p>
            <text:p>[560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8]))" office:value-type="string" office:string-value="date-8-478 &#10;[56072]" calcext:value-type="string">
            <text:p>date-8-478 </text:p>
            <text:p>[56072]</text:p>
          </table:table-cell>
          <table:table-cell/>
          <table:table-cell table:formula="of:=INFO.OBBA.OBBA.OBGET(INFO.OBBA.OBBA.OBCALL(&quot;&quot;;[.$B$15];&quot;getDaycountFraction&quot;;[.G478];[.H478]))" office:value-type="float" office:value="-36.2694444444444" calcext:value-type="float">
            <text:p>-36.269</text:p>
          </table:table-cell>
          <table:table-cell table:style-name="ce37" table:formula="of:=(YEARFRAC([.E478];[.F478];[.$C$9]))" office:value-type="float" office:value="36.2694444444444" calcext:value-type="float">
            <text:p>36.269</text:p>
          </table:table-cell>
          <table:table-cell table:formula="of:=ABS([.J478])-[.K47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1-12" calcext:value-type="date">
            <text:p>12/01/2006</text:p>
          </table:table-cell>
          <table:table-cell table:style-name="ce26" table:formula="of:=[.$C$11]+INT(RAND()*([.$C$12]-[.$C$11]))" office:value-type="date" office:date-value="2029-01-25" calcext:value-type="date">
            <text:p>25/01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79]))" office:value-type="string" office:string-value="date-7-479 &#10;[56079]" calcext:value-type="string">
            <text:p>date-7-479 </text:p>
            <text:p>[560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79]))" office:value-type="string" office:string-value="date-8-479 &#10;[56077]" calcext:value-type="string">
            <text:p>date-8-479 </text:p>
            <text:p>[56077]</text:p>
          </table:table-cell>
          <table:table-cell/>
          <table:table-cell table:formula="of:=INFO.OBBA.OBBA.OBGET(INFO.OBBA.OBBA.OBCALL(&quot;&quot;;[.$B$15];&quot;getDaycountFraction&quot;;[.G479];[.H479]))" office:value-type="float" office:value="23.3722222222222" calcext:value-type="float">
            <text:p>23.372</text:p>
          </table:table-cell>
          <table:table-cell table:style-name="ce37" table:formula="of:=(YEARFRAC([.E479];[.F479];[.$C$9]))" office:value-type="float" office:value="23.3722222222222" calcext:value-type="float">
            <text:p>23.372</text:p>
          </table:table-cell>
          <table:table-cell table:formula="of:=ABS([.J479])-[.K47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2-24" calcext:value-type="date">
            <text:p>24/02/1991</text:p>
          </table:table-cell>
          <table:table-cell table:style-name="ce26" table:formula="of:=[.$C$11]+INT(RAND()*([.$C$12]-[.$C$11]))" office:value-type="date" office:date-value="1994-05-24" calcext:value-type="date">
            <text:p>24/05/1994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0]))" office:value-type="string" office:string-value="date-7-480 &#10;[56084]" calcext:value-type="string">
            <text:p>date-7-480 </text:p>
            <text:p>[560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0]))" office:value-type="string" office:string-value="date-8-480 &#10;[56082]" calcext:value-type="string">
            <text:p>date-8-480 </text:p>
            <text:p>[56082]</text:p>
          </table:table-cell>
          <table:table-cell/>
          <table:table-cell table:formula="of:=INFO.OBBA.OBBA.OBGET(INFO.OBBA.OBBA.OBCALL(&quot;&quot;;[.$B$15];&quot;getDaycountFraction&quot;;[.G480];[.H480]))" office:value-type="float" office:value="3.29166666666667" calcext:value-type="float">
            <text:p>3.292</text:p>
          </table:table-cell>
          <table:table-cell table:style-name="ce37" table:formula="of:=(YEARFRAC([.E480];[.F480];[.$C$9]))" office:value-type="float" office:value="3.29166666666667" calcext:value-type="float">
            <text:p>3.292</text:p>
          </table:table-cell>
          <table:table-cell table:formula="of:=ABS([.J480])-[.K48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3-13" calcext:value-type="date">
            <text:p>13/03/2007</text:p>
          </table:table-cell>
          <table:table-cell table:style-name="ce26" table:formula="of:=[.$C$11]+INT(RAND()*([.$C$12]-[.$C$11]))" office:value-type="date" office:date-value="2006-08-18" calcext:value-type="date">
            <text:p>18/08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1]))" office:value-type="string" office:string-value="date-7-481 &#10;[56089]" calcext:value-type="string">
            <text:p>date-7-481 </text:p>
            <text:p>[560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1]))" office:value-type="string" office:string-value="date-8-481 &#10;[56087]" calcext:value-type="string">
            <text:p>date-8-481 </text:p>
            <text:p>[56087]</text:p>
          </table:table-cell>
          <table:table-cell/>
          <table:table-cell table:formula="of:=INFO.OBBA.OBBA.OBGET(INFO.OBBA.OBBA.OBCALL(&quot;&quot;;[.$B$15];&quot;getDaycountFraction&quot;;[.G481];[.H481]))" office:value-type="float" office:value="-0.575" calcext:value-type="float">
            <text:p>-0.575</text:p>
          </table:table-cell>
          <table:table-cell table:style-name="ce37" table:formula="of:=(YEARFRAC([.E481];[.F481];[.$C$9]))" office:value-type="float" office:value="0.575" calcext:value-type="float">
            <text:p>0.575</text:p>
          </table:table-cell>
          <table:table-cell table:formula="of:=ABS([.J481])-[.K48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3-08" calcext:value-type="date">
            <text:p>08/03/2023</text:p>
          </table:table-cell>
          <table:table-cell table:style-name="ce26" table:formula="of:=[.$C$11]+INT(RAND()*([.$C$12]-[.$C$11]))" office:value-type="date" office:date-value="1986-12-17" calcext:value-type="date">
            <text:p>17/12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2]))" office:value-type="string" office:string-value="date-7-482 &#10;[56094]" calcext:value-type="string">
            <text:p>date-7-482 </text:p>
            <text:p>[560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2]))" office:value-type="string" office:string-value="date-8-482 &#10;[56092]" calcext:value-type="string">
            <text:p>date-8-482 </text:p>
            <text:p>[56092]</text:p>
          </table:table-cell>
          <table:table-cell/>
          <table:table-cell table:formula="of:=INFO.OBBA.OBBA.OBGET(INFO.OBBA.OBBA.OBCALL(&quot;&quot;;[.$B$15];&quot;getDaycountFraction&quot;;[.G482];[.H482]))" office:value-type="float" office:value="-36.75" calcext:value-type="float">
            <text:p>-36.750</text:p>
          </table:table-cell>
          <table:table-cell table:style-name="ce37" table:formula="of:=(YEARFRAC([.E482];[.F482];[.$C$9]))" office:value-type="float" office:value="36.75" calcext:value-type="float">
            <text:p>36.750</text:p>
          </table:table-cell>
          <table:table-cell table:formula="of:=ABS([.J482])-[.K48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3-14" calcext:value-type="date">
            <text:p>14/03/2019</text:p>
          </table:table-cell>
          <table:table-cell table:style-name="ce26" table:formula="of:=[.$C$11]+INT(RAND()*([.$C$12]-[.$C$11]))" office:value-type="date" office:date-value="1981-06-21" calcext:value-type="date">
            <text:p>21/06/198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3]))" office:value-type="string" office:string-value="date-7-483 &#10;[56099]" calcext:value-type="string">
            <text:p>date-7-483 </text:p>
            <text:p>[560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3]))" office:value-type="string" office:string-value="date-8-483 &#10;[56097]" calcext:value-type="string">
            <text:p>date-8-483 </text:p>
            <text:p>[56097]</text:p>
          </table:table-cell>
          <table:table-cell/>
          <table:table-cell table:formula="of:=INFO.OBBA.OBBA.OBGET(INFO.OBBA.OBBA.OBCALL(&quot;&quot;;[.$B$15];&quot;getDaycountFraction&quot;;[.G483];[.H483]))" office:value-type="float" office:value="-38.2777777777778" calcext:value-type="float">
            <text:p>-38.278</text:p>
          </table:table-cell>
          <table:table-cell table:style-name="ce37" table:formula="of:=(YEARFRAC([.E483];[.F483];[.$C$9]))" office:value-type="float" office:value="38.2777777777778" calcext:value-type="float">
            <text:p>38.278</text:p>
          </table:table-cell>
          <table:table-cell table:formula="of:=ABS([.J483])-[.K48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12-06" calcext:value-type="date">
            <text:p>06/12/1983</text:p>
          </table:table-cell>
          <table:table-cell table:style-name="ce26" table:formula="of:=[.$C$11]+INT(RAND()*([.$C$12]-[.$C$11]))" office:value-type="date" office:date-value="2017-03-13" calcext:value-type="date">
            <text:p>13/03/201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4]))" office:value-type="string" office:string-value="date-7-484 &#10;[56104]" calcext:value-type="string">
            <text:p>date-7-484 </text:p>
            <text:p>[561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4]))" office:value-type="string" office:string-value="date-8-484 &#10;[56102]" calcext:value-type="string">
            <text:p>date-8-484 </text:p>
            <text:p>[56102]</text:p>
          </table:table-cell>
          <table:table-cell/>
          <table:table-cell table:formula="of:=INFO.OBBA.OBBA.OBGET(INFO.OBBA.OBBA.OBCALL(&quot;&quot;;[.$B$15];&quot;getDaycountFraction&quot;;[.G484];[.H484]))" office:value-type="float" office:value="33.7527777777778" calcext:value-type="float">
            <text:p>33.753</text:p>
          </table:table-cell>
          <table:table-cell table:style-name="ce37" table:formula="of:=(YEARFRAC([.E484];[.F484];[.$C$9]))" office:value-type="float" office:value="33.7527777777778" calcext:value-type="float">
            <text:p>33.753</text:p>
          </table:table-cell>
          <table:table-cell table:formula="of:=ABS([.J484])-[.K48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10-20" calcext:value-type="date">
            <text:p>20/10/1997</text:p>
          </table:table-cell>
          <table:table-cell table:style-name="ce26" table:formula="of:=[.$C$11]+INT(RAND()*([.$C$12]-[.$C$11]))" office:value-type="date" office:date-value="2022-05-14" calcext:value-type="date">
            <text:p>14/05/2022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5]))" office:value-type="string" office:string-value="date-7-485 &#10;[56109]" calcext:value-type="string">
            <text:p>date-7-485 </text:p>
            <text:p>[561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5]))" office:value-type="string" office:string-value="date-8-485 &#10;[56107]" calcext:value-type="string">
            <text:p>date-8-485 </text:p>
            <text:p>[56107]</text:p>
          </table:table-cell>
          <table:table-cell/>
          <table:table-cell table:formula="of:=INFO.OBBA.OBBA.OBGET(INFO.OBBA.OBBA.OBCALL(&quot;&quot;;[.$B$15];&quot;getDaycountFraction&quot;;[.G485];[.H485]))" office:value-type="float" office:value="24.9222222222222" calcext:value-type="float">
            <text:p>24.922</text:p>
          </table:table-cell>
          <table:table-cell table:style-name="ce37" table:formula="of:=(YEARFRAC([.E485];[.F485];[.$C$9]))" office:value-type="float" office:value="24.9222222222222" calcext:value-type="float">
            <text:p>24.922</text:p>
          </table:table-cell>
          <table:table-cell table:formula="of:=ABS([.J485])-[.K48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3-18" calcext:value-type="date">
            <text:p>18/03/2008</text:p>
          </table:table-cell>
          <table:table-cell table:style-name="ce26" table:formula="of:=[.$C$11]+INT(RAND()*([.$C$12]-[.$C$11]))" office:value-type="date" office:date-value="2027-04-11" calcext:value-type="date">
            <text:p>11/04/202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6]))" office:value-type="string" office:string-value="date-7-486 &#10;[56114]" calcext:value-type="string">
            <text:p>date-7-486 </text:p>
            <text:p>[5611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6]))" office:value-type="string" office:string-value="date-8-486 &#10;[56112]" calcext:value-type="string">
            <text:p>date-8-486 </text:p>
            <text:p>[56112]</text:p>
          </table:table-cell>
          <table:table-cell/>
          <table:table-cell table:formula="of:=INFO.OBBA.OBBA.OBGET(INFO.OBBA.OBBA.OBCALL(&quot;&quot;;[.$B$15];&quot;getDaycountFraction&quot;;[.G486];[.H486]))" office:value-type="float" office:value="19.3416666666667" calcext:value-type="float">
            <text:p>19.342</text:p>
          </table:table-cell>
          <table:table-cell table:style-name="ce37" table:formula="of:=(YEARFRAC([.E486];[.F486];[.$C$9]))" office:value-type="float" office:value="19.3416666666667" calcext:value-type="float">
            <text:p>19.342</text:p>
          </table:table-cell>
          <table:table-cell table:formula="of:=ABS([.J486])-[.K48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2-17" calcext:value-type="date">
            <text:p>17/02/2013</text:p>
          </table:table-cell>
          <table:table-cell table:style-name="ce26" table:formula="of:=[.$C$11]+INT(RAND()*([.$C$12]-[.$C$11]))" office:value-type="date" office:date-value="2009-05-17" calcext:value-type="date">
            <text:p>17/05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7]))" office:value-type="string" office:string-value="date-7-487 &#10;[56119]" calcext:value-type="string">
            <text:p>date-7-487 </text:p>
            <text:p>[5611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7]))" office:value-type="string" office:string-value="date-8-487 &#10;[56117]" calcext:value-type="string">
            <text:p>date-8-487 </text:p>
            <text:p>[56117]</text:p>
          </table:table-cell>
          <table:table-cell/>
          <table:table-cell table:formula="of:=INFO.OBBA.OBBA.OBGET(INFO.OBBA.OBBA.OBCALL(&quot;&quot;;[.$B$15];&quot;getDaycountFraction&quot;;[.G487];[.H487]))" office:value-type="float" office:value="-3.81111111111111" calcext:value-type="float">
            <text:p>-3.811</text:p>
          </table:table-cell>
          <table:table-cell table:style-name="ce37" table:formula="of:=(YEARFRAC([.E487];[.F487];[.$C$9]))" office:value-type="float" office:value="3.81111111111111" calcext:value-type="float">
            <text:p>3.811</text:p>
          </table:table-cell>
          <table:table-cell table:formula="of:=ABS([.J487])-[.K48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2-27" calcext:value-type="date">
            <text:p>27/02/1996</text:p>
          </table:table-cell>
          <table:table-cell table:style-name="ce26" table:formula="of:=[.$C$11]+INT(RAND()*([.$C$12]-[.$C$11]))" office:value-type="date" office:date-value="2009-05-10" calcext:value-type="date">
            <text:p>10/05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8]))" office:value-type="string" office:string-value="date-7-488 &#10;[56124]" calcext:value-type="string">
            <text:p>date-7-488 </text:p>
            <text:p>[5612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8]))" office:value-type="string" office:string-value="date-8-488 &#10;[56122]" calcext:value-type="string">
            <text:p>date-8-488 </text:p>
            <text:p>[56122]</text:p>
          </table:table-cell>
          <table:table-cell/>
          <table:table-cell table:formula="of:=INFO.OBBA.OBBA.OBGET(INFO.OBBA.OBBA.OBCALL(&quot;&quot;;[.$B$15];&quot;getDaycountFraction&quot;;[.G488];[.H488]))" office:value-type="float" office:value="13.3916666666667" calcext:value-type="float">
            <text:p>13.392</text:p>
          </table:table-cell>
          <table:table-cell table:style-name="ce37" table:formula="of:=(YEARFRAC([.E488];[.F488];[.$C$9]))" office:value-type="float" office:value="13.3916666666667" calcext:value-type="float">
            <text:p>13.392</text:p>
          </table:table-cell>
          <table:table-cell table:formula="of:=ABS([.J488])-[.K48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5-11" calcext:value-type="date">
            <text:p>11/05/1998</text:p>
          </table:table-cell>
          <table:table-cell table:style-name="ce26" table:formula="of:=[.$C$11]+INT(RAND()*([.$C$12]-[.$C$11]))" office:value-type="date" office:date-value="2016-07-01" calcext:value-type="date">
            <text:p>01/07/201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89]))" office:value-type="string" office:string-value="date-7-489 &#10;[56129]" calcext:value-type="string">
            <text:p>date-7-489 </text:p>
            <text:p>[5612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89]))" office:value-type="string" office:string-value="date-8-489 &#10;[56127]" calcext:value-type="string">
            <text:p>date-8-489 </text:p>
            <text:p>[56127]</text:p>
          </table:table-cell>
          <table:table-cell/>
          <table:table-cell table:formula="of:=INFO.OBBA.OBBA.OBGET(INFO.OBBA.OBBA.OBCALL(&quot;&quot;;[.$B$15];&quot;getDaycountFraction&quot;;[.G489];[.H489]))" office:value-type="float" office:value="18.4055555555556" calcext:value-type="float">
            <text:p>18.406</text:p>
          </table:table-cell>
          <table:table-cell table:style-name="ce37" table:formula="of:=(YEARFRAC([.E489];[.F489];[.$C$9]))" office:value-type="float" office:value="18.4055555555556" calcext:value-type="float">
            <text:p>18.406</text:p>
          </table:table-cell>
          <table:table-cell table:formula="of:=ABS([.J489])-[.K48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7-22" calcext:value-type="date">
            <text:p>22/07/2021</text:p>
          </table:table-cell>
          <table:table-cell table:style-name="ce26" table:formula="of:=[.$C$11]+INT(RAND()*([.$C$12]-[.$C$11]))" office:value-type="date" office:date-value="2011-04-23" calcext:value-type="date">
            <text:p>23/04/201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0]))" office:value-type="string" office:string-value="date-7-490 &#10;[56134]" calcext:value-type="string">
            <text:p>date-7-490 </text:p>
            <text:p>[5613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0]))" office:value-type="string" office:string-value="date-8-490 &#10;[56132]" calcext:value-type="string">
            <text:p>date-8-490 </text:p>
            <text:p>[56132]</text:p>
          </table:table-cell>
          <table:table-cell/>
          <table:table-cell table:formula="of:=INFO.OBBA.OBBA.OBGET(INFO.OBBA.OBBA.OBCALL(&quot;&quot;;[.$B$15];&quot;getDaycountFraction&quot;;[.G490];[.H490]))" office:value-type="float" office:value="-10.3972222222222" calcext:value-type="float">
            <text:p>-10.397</text:p>
          </table:table-cell>
          <table:table-cell table:style-name="ce37" table:formula="of:=(YEARFRAC([.E490];[.F490];[.$C$9]))" office:value-type="float" office:value="10.3972222222222" calcext:value-type="float">
            <text:p>10.397</text:p>
          </table:table-cell>
          <table:table-cell table:formula="of:=ABS([.J490])-[.K49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4-08" calcext:value-type="date">
            <text:p>08/04/2001</text:p>
          </table:table-cell>
          <table:table-cell table:style-name="ce26" table:formula="of:=[.$C$11]+INT(RAND()*([.$C$12]-[.$C$11]))" office:value-type="date" office:date-value="2015-04-16" calcext:value-type="date">
            <text:p>16/04/201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1]))" office:value-type="string" office:string-value="date-7-491 &#10;[56139]" calcext:value-type="string">
            <text:p>date-7-491 </text:p>
            <text:p>[5613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1]))" office:value-type="string" office:string-value="date-8-491 &#10;[56137]" calcext:value-type="string">
            <text:p>date-8-491 </text:p>
            <text:p>[56137]</text:p>
          </table:table-cell>
          <table:table-cell/>
          <table:table-cell table:formula="of:=INFO.OBBA.OBBA.OBGET(INFO.OBBA.OBBA.OBCALL(&quot;&quot;;[.$B$15];&quot;getDaycountFraction&quot;;[.G491];[.H491]))" office:value-type="float" office:value="14.225" calcext:value-type="float">
            <text:p>14.225</text:p>
          </table:table-cell>
          <table:table-cell table:style-name="ce37" table:formula="of:=(YEARFRAC([.E491];[.F491];[.$C$9]))" office:value-type="float" office:value="14.225" calcext:value-type="float">
            <text:p>14.225</text:p>
          </table:table-cell>
          <table:table-cell table:formula="of:=ABS([.J491])-[.K49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1-15" calcext:value-type="date">
            <text:p>15/01/2022</text:p>
          </table:table-cell>
          <table:table-cell table:style-name="ce26" table:formula="of:=[.$C$11]+INT(RAND()*([.$C$12]-[.$C$11]))" office:value-type="date" office:date-value="1991-09-28" calcext:value-type="date">
            <text:p>28/09/1991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2]))" office:value-type="string" office:string-value="date-7-492 &#10;[56144]" calcext:value-type="string">
            <text:p>date-7-492 </text:p>
            <text:p>[5614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2]))" office:value-type="string" office:string-value="date-8-492 &#10;[56142]" calcext:value-type="string">
            <text:p>date-8-492 </text:p>
            <text:p>[56142]</text:p>
          </table:table-cell>
          <table:table-cell/>
          <table:table-cell table:formula="of:=INFO.OBBA.OBBA.OBGET(INFO.OBBA.OBBA.OBCALL(&quot;&quot;;[.$B$15];&quot;getDaycountFraction&quot;;[.G492];[.H492]))" office:value-type="float" office:value="-30.7416666666667" calcext:value-type="float">
            <text:p>-30.742</text:p>
          </table:table-cell>
          <table:table-cell table:style-name="ce37" table:formula="of:=(YEARFRAC([.E492];[.F492];[.$C$9]))" office:value-type="float" office:value="30.7416666666667" calcext:value-type="float">
            <text:p>30.742</text:p>
          </table:table-cell>
          <table:table-cell table:formula="of:=ABS([.J492])-[.K49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8-23" calcext:value-type="date">
            <text:p>23/08/1984</text:p>
          </table:table-cell>
          <table:table-cell table:style-name="ce26" table:formula="of:=[.$C$11]+INT(RAND()*([.$C$12]-[.$C$11]))" office:value-type="date" office:date-value="2010-09-05" calcext:value-type="date">
            <text:p>05/09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3]))" office:value-type="string" office:string-value="date-7-493 &#10;[56149]" calcext:value-type="string">
            <text:p>date-7-493 </text:p>
            <text:p>[5614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3]))" office:value-type="string" office:string-value="date-8-493 &#10;[56147]" calcext:value-type="string">
            <text:p>date-8-493 </text:p>
            <text:p>[56147]</text:p>
          </table:table-cell>
          <table:table-cell/>
          <table:table-cell table:formula="of:=INFO.OBBA.OBBA.OBGET(INFO.OBBA.OBBA.OBCALL(&quot;&quot;;[.$B$15];&quot;getDaycountFraction&quot;;[.G493];[.H493]))" office:value-type="float" office:value="26.4138888888889" calcext:value-type="float">
            <text:p>26.414</text:p>
          </table:table-cell>
          <table:table-cell table:style-name="ce37" table:formula="of:=(YEARFRAC([.E493];[.F493];[.$C$9]))" office:value-type="float" office:value="26.4138888888889" calcext:value-type="float">
            <text:p>26.414</text:p>
          </table:table-cell>
          <table:table-cell table:formula="of:=ABS([.J493])-[.K49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1-20" calcext:value-type="date">
            <text:p>20/11/2005</text:p>
          </table:table-cell>
          <table:table-cell table:style-name="ce26" table:formula="of:=[.$C$11]+INT(RAND()*([.$C$12]-[.$C$11]))" office:value-type="date" office:date-value="2007-02-11" calcext:value-type="date">
            <text:p>11/02/2007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4]))" office:value-type="string" office:string-value="date-7-494 &#10;[56154]" calcext:value-type="string">
            <text:p>date-7-494 </text:p>
            <text:p>[5615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4]))" office:value-type="string" office:string-value="date-8-494 &#10;[56152]" calcext:value-type="string">
            <text:p>date-8-494 </text:p>
            <text:p>[56152]</text:p>
          </table:table-cell>
          <table:table-cell/>
          <table:table-cell table:formula="of:=INFO.OBBA.OBBA.OBGET(INFO.OBBA.OBBA.OBCALL(&quot;&quot;;[.$B$15];&quot;getDaycountFraction&quot;;[.G494];[.H494]))" office:value-type="float" office:value="1.24444444444444" calcext:value-type="float">
            <text:p>1.244</text:p>
          </table:table-cell>
          <table:table-cell table:style-name="ce37" table:formula="of:=(YEARFRAC([.E494];[.F494];[.$C$9]))" office:value-type="float" office:value="1.24444444444444" calcext:value-type="float">
            <text:p>1.244</text:p>
          </table:table-cell>
          <table:table-cell table:formula="of:=ABS([.J494])-[.K49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8-05" calcext:value-type="date">
            <text:p>05/08/2002</text:p>
          </table:table-cell>
          <table:table-cell table:style-name="ce26" table:formula="of:=[.$C$11]+INT(RAND()*([.$C$12]-[.$C$11]))" office:value-type="date" office:date-value="2008-05-27" calcext:value-type="date">
            <text:p>27/05/200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5]))" office:value-type="string" office:string-value="date-7-495 &#10;[56159]" calcext:value-type="string">
            <text:p>date-7-495 </text:p>
            <text:p>[5615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5]))" office:value-type="string" office:string-value="date-8-495 &#10;[56157]" calcext:value-type="string">
            <text:p>date-8-495 </text:p>
            <text:p>[56157]</text:p>
          </table:table-cell>
          <table:table-cell/>
          <table:table-cell table:formula="of:=INFO.OBBA.OBBA.OBGET(INFO.OBBA.OBBA.OBCALL(&quot;&quot;;[.$B$15];&quot;getDaycountFraction&quot;;[.G495];[.H495]))" office:value-type="float" office:value="5.89444444444445" calcext:value-type="float">
            <text:p>5.894</text:p>
          </table:table-cell>
          <table:table-cell table:style-name="ce37" table:formula="of:=(YEARFRAC([.E495];[.F495];[.$C$9]))" office:value-type="float" office:value="5.89444444444445" calcext:value-type="float">
            <text:p>5.894</text:p>
          </table:table-cell>
          <table:table-cell table:formula="of:=ABS([.J495])-[.K49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7-01" calcext:value-type="date">
            <text:p>01/07/2014</text:p>
          </table:table-cell>
          <table:table-cell table:style-name="ce26" table:formula="of:=[.$C$11]+INT(RAND()*([.$C$12]-[.$C$11]))" office:value-type="date" office:date-value="2028-10-13" calcext:value-type="date">
            <text:p>13/10/2028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6]))" office:value-type="string" office:string-value="date-7-496 &#10;[56164]" calcext:value-type="string">
            <text:p>date-7-496 </text:p>
            <text:p>[5616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6]))" office:value-type="string" office:string-value="date-8-496 &#10;[56162]" calcext:value-type="string">
            <text:p>date-8-496 </text:p>
            <text:p>[56162]</text:p>
          </table:table-cell>
          <table:table-cell/>
          <table:table-cell table:formula="of:=INFO.OBBA.OBBA.OBGET(INFO.OBBA.OBBA.OBCALL(&quot;&quot;;[.$B$15];&quot;getDaycountFraction&quot;;[.G496];[.H496]))" office:value-type="float" office:value="14.4944444444444" calcext:value-type="float">
            <text:p>14.494</text:p>
          </table:table-cell>
          <table:table-cell table:style-name="ce37" table:formula="of:=(YEARFRAC([.E496];[.F496];[.$C$9]))" office:value-type="float" office:value="14.4944444444444" calcext:value-type="float">
            <text:p>14.494</text:p>
          </table:table-cell>
          <table:table-cell table:formula="of:=ABS([.J496])-[.K496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1-12" calcext:value-type="date">
            <text:p>12/01/2016</text:p>
          </table:table-cell>
          <table:table-cell table:style-name="ce26" table:formula="of:=[.$C$11]+INT(RAND()*([.$C$12]-[.$C$11]))" office:value-type="date" office:date-value="2009-07-14" calcext:value-type="date">
            <text:p>14/07/200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7]))" office:value-type="string" office:string-value="date-7-497 &#10;[56169]" calcext:value-type="string">
            <text:p>date-7-497 </text:p>
            <text:p>[5616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7]))" office:value-type="string" office:string-value="date-8-497 &#10;[56167]" calcext:value-type="string">
            <text:p>date-8-497 </text:p>
            <text:p>[56167]</text:p>
          </table:table-cell>
          <table:table-cell/>
          <table:table-cell table:formula="of:=INFO.OBBA.OBBA.OBGET(INFO.OBBA.OBBA.OBCALL(&quot;&quot;;[.$B$15];&quot;getDaycountFraction&quot;;[.G497];[.H497]))" office:value-type="float" office:value="-6.59166666666667" calcext:value-type="float">
            <text:p>-6.592</text:p>
          </table:table-cell>
          <table:table-cell table:style-name="ce37" table:formula="of:=(YEARFRAC([.E497];[.F497];[.$C$9]))" office:value-type="float" office:value="6.59166666666667" calcext:value-type="float">
            <text:p>6.592</text:p>
          </table:table-cell>
          <table:table-cell table:formula="of:=ABS([.J497])-[.K497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5-12" calcext:value-type="date">
            <text:p>12/05/2003</text:p>
          </table:table-cell>
          <table:table-cell table:style-name="ce26" table:formula="of:=[.$C$11]+INT(RAND()*([.$C$12]-[.$C$11]))" office:value-type="date" office:date-value="2006-02-05" calcext:value-type="date">
            <text:p>05/02/200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8]))" office:value-type="string" office:string-value="date-7-498 &#10;[56174]" calcext:value-type="string">
            <text:p>date-7-498 </text:p>
            <text:p>[5617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8]))" office:value-type="string" office:string-value="date-8-498 &#10;[56172]" calcext:value-type="string">
            <text:p>date-8-498 </text:p>
            <text:p>[56172]</text:p>
          </table:table-cell>
          <table:table-cell/>
          <table:table-cell table:formula="of:=INFO.OBBA.OBBA.OBGET(INFO.OBBA.OBBA.OBCALL(&quot;&quot;;[.$B$15];&quot;getDaycountFraction&quot;;[.G498];[.H498]))" office:value-type="float" office:value="2.77777777777778" calcext:value-type="float">
            <text:p>2.778</text:p>
          </table:table-cell>
          <table:table-cell table:style-name="ce37" table:formula="of:=(YEARFRAC([.E498];[.F498];[.$C$9]))" office:value-type="float" office:value="2.77777777777778" calcext:value-type="float">
            <text:p>2.778</text:p>
          </table:table-cell>
          <table:table-cell table:formula="of:=ABS([.J498])-[.K498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4-11" calcext:value-type="date">
            <text:p>11/04/1985</text:p>
          </table:table-cell>
          <table:table-cell table:style-name="ce26" table:formula="of:=[.$C$11]+INT(RAND()*([.$C$12]-[.$C$11]))" office:value-type="date" office:date-value="1985-07-26" calcext:value-type="date">
            <text:p>26/07/1985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499]))" office:value-type="string" office:string-value="date-7-499 &#10;[56179]" calcext:value-type="string">
            <text:p>date-7-499 </text:p>
            <text:p>[5617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499]))" office:value-type="string" office:string-value="date-8-499 &#10;[56177]" calcext:value-type="string">
            <text:p>date-8-499 </text:p>
            <text:p>[56177]</text:p>
          </table:table-cell>
          <table:table-cell/>
          <table:table-cell table:formula="of:=INFO.OBBA.OBBA.OBGET(INFO.OBBA.OBBA.OBCALL(&quot;&quot;;[.$B$15];&quot;getDaycountFraction&quot;;[.G499];[.H499]))" office:value-type="float" office:value="0.294444444444444" calcext:value-type="float">
            <text:p>0.294</text:p>
          </table:table-cell>
          <table:table-cell table:style-name="ce37" table:formula="of:=(YEARFRAC([.E499];[.F499];[.$C$9]))" office:value-type="float" office:value="0.294444444444444" calcext:value-type="float">
            <text:p>0.294</text:p>
          </table:table-cell>
          <table:table-cell table:formula="of:=ABS([.J499])-[.K499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8-22" calcext:value-type="date">
            <text:p>22/08/2013</text:p>
          </table:table-cell>
          <table:table-cell table:style-name="ce26" table:formula="of:=[.$C$11]+INT(RAND()*([.$C$12]-[.$C$11]))" office:value-type="date" office:date-value="2013-12-31" calcext:value-type="date">
            <text:p>31/12/2013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00]))" office:value-type="string" office:string-value="date-7-500 &#10;[56184]" calcext:value-type="string">
            <text:p>date-7-500 </text:p>
            <text:p>[5618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00]))" office:value-type="string" office:string-value="date-8-500 &#10;[56182]" calcext:value-type="string">
            <text:p>date-8-500 </text:p>
            <text:p>[56182]</text:p>
          </table:table-cell>
          <table:table-cell/>
          <table:table-cell table:formula="of:=INFO.OBBA.OBBA.OBGET(INFO.OBBA.OBBA.OBCALL(&quot;&quot;;[.$B$15];&quot;getDaycountFraction&quot;;[.G500];[.H500]))" office:value-type="float" office:value="0.363888888888889" calcext:value-type="float">
            <text:p>0.364</text:p>
          </table:table-cell>
          <table:table-cell table:style-name="ce37" table:formula="of:=(YEARFRAC([.E500];[.F500];[.$C$9]))" office:value-type="float" office:value="0.363888888888889" calcext:value-type="float">
            <text:p>0.364</text:p>
          </table:table-cell>
          <table:table-cell table:formula="of:=ABS([.J500])-[.K500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9-10" calcext:value-type="date">
            <text:p>10/09/2008</text:p>
          </table:table-cell>
          <table:table-cell table:style-name="ce26" table:formula="of:=[.$C$11]+INT(RAND()*([.$C$12]-[.$C$11]))" office:value-type="date" office:date-value="1986-05-31" calcext:value-type="date">
            <text:p>31/05/198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01]))" office:value-type="string" office:string-value="date-7-501 &#10;[56189]" calcext:value-type="string">
            <text:p>date-7-501 </text:p>
            <text:p>[5618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01]))" office:value-type="string" office:string-value="date-8-501 &#10;[56187]" calcext:value-type="string">
            <text:p>date-8-501 </text:p>
            <text:p>[56187]</text:p>
          </table:table-cell>
          <table:table-cell/>
          <table:table-cell table:formula="of:=INFO.OBBA.OBBA.OBGET(INFO.OBBA.OBBA.OBCALL(&quot;&quot;;[.$B$15];&quot;getDaycountFraction&quot;;[.G501];[.H501]))" office:value-type="float" office:value="-22.6055555555556" calcext:value-type="float">
            <text:p>-22.606</text:p>
          </table:table-cell>
          <table:table-cell table:style-name="ce37" table:formula="of:=(YEARFRAC([.E501];[.F501];[.$C$9]))" office:value-type="float" office:value="22.6055555555556" calcext:value-type="float">
            <text:p>22.606</text:p>
          </table:table-cell>
          <table:table-cell table:formula="of:=ABS([.J501])-[.K501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12-12" calcext:value-type="date">
            <text:p>12/12/2023</text:p>
          </table:table-cell>
          <table:table-cell table:style-name="ce26" table:formula="of:=[.$C$11]+INT(RAND()*([.$C$12]-[.$C$11]))" office:value-type="date" office:date-value="2000-12-28" calcext:value-type="date">
            <text:p>28/12/200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02]))" office:value-type="string" office:string-value="date-7-502 &#10;[56194]" calcext:value-type="string">
            <text:p>date-7-502 </text:p>
            <text:p>[5619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02]))" office:value-type="string" office:string-value="date-8-502 &#10;[56192]" calcext:value-type="string">
            <text:p>date-8-502 </text:p>
            <text:p>[56192]</text:p>
          </table:table-cell>
          <table:table-cell/>
          <table:table-cell table:formula="of:=INFO.OBBA.OBBA.OBGET(INFO.OBBA.OBBA.OBCALL(&quot;&quot;;[.$B$15];&quot;getDaycountFraction&quot;;[.G502];[.H502]))" office:value-type="float" office:value="-23.2888888888889" calcext:value-type="float">
            <text:p>-23.289</text:p>
          </table:table-cell>
          <table:table-cell table:style-name="ce37" table:formula="of:=(YEARFRAC([.E502];[.F502];[.$C$9]))" office:value-type="float" office:value="23.2888888888889" calcext:value-type="float">
            <text:p>23.289</text:p>
          </table:table-cell>
          <table:table-cell table:formula="of:=ABS([.J502])-[.K502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9-05" calcext:value-type="date">
            <text:p>05/09/2021</text:p>
          </table:table-cell>
          <table:table-cell table:style-name="ce26" table:formula="of:=[.$C$11]+INT(RAND()*([.$C$12]-[.$C$11]))" office:value-type="date" office:date-value="2010-09-03" calcext:value-type="date">
            <text:p>03/09/2010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03]))" office:value-type="string" office:string-value="date-7-503 &#10;[56199]" calcext:value-type="string">
            <text:p>date-7-503 </text:p>
            <text:p>[5619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03]))" office:value-type="string" office:string-value="date-8-503 &#10;[56197]" calcext:value-type="string">
            <text:p>date-8-503 </text:p>
            <text:p>[56197]</text:p>
          </table:table-cell>
          <table:table-cell/>
          <table:table-cell table:formula="of:=INFO.OBBA.OBBA.OBGET(INFO.OBBA.OBBA.OBCALL(&quot;&quot;;[.$B$15];&quot;getDaycountFraction&quot;;[.G503];[.H503]))" office:value-type="float" office:value="-11.1666666666667" calcext:value-type="float">
            <text:p>-11.167</text:p>
          </table:table-cell>
          <table:table-cell table:style-name="ce37" table:formula="of:=(YEARFRAC([.E503];[.F503];[.$C$9]))" office:value-type="float" office:value="11.1666666666667" calcext:value-type="float">
            <text:p>11.167</text:p>
          </table:table-cell>
          <table:table-cell table:formula="of:=ABS([.J503])-[.K503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5-11" calcext:value-type="date">
            <text:p>11/05/1987</text:p>
          </table:table-cell>
          <table:table-cell table:style-name="ce26" table:formula="of:=[.$C$11]+INT(RAND()*([.$C$12]-[.$C$11]))" office:value-type="date" office:date-value="2026-07-03" calcext:value-type="date">
            <text:p>03/07/2026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04]))" office:value-type="string" office:string-value="date-7-504 &#10;[56204]" calcext:value-type="string">
            <text:p>date-7-504 </text:p>
            <text:p>[56204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04]))" office:value-type="string" office:string-value="date-8-504 &#10;[56202]" calcext:value-type="string">
            <text:p>date-8-504 </text:p>
            <text:p>[56202]</text:p>
          </table:table-cell>
          <table:table-cell/>
          <table:table-cell table:formula="of:=INFO.OBBA.OBBA.OBGET(INFO.OBBA.OBBA.OBCALL(&quot;&quot;;[.$B$15];&quot;getDaycountFraction&quot;;[.G504];[.H504]))" office:value-type="float" office:value="39.7166666666667" calcext:value-type="float">
            <text:p>39.717</text:p>
          </table:table-cell>
          <table:table-cell table:style-name="ce37" table:formula="of:=(YEARFRAC([.E504];[.F504];[.$C$9]))" office:value-type="float" office:value="39.7166666666667" calcext:value-type="float">
            <text:p>39.717</text:p>
          </table:table-cell>
          <table:table-cell table:formula="of:=ABS([.J504])-[.K504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11-09" calcext:value-type="date">
            <text:p>09/11/2019</text:p>
          </table:table-cell>
          <table:table-cell table:style-name="ce26" table:formula="of:=[.$C$11]+INT(RAND()*([.$C$12]-[.$C$11]))" office:value-type="date" office:date-value="2029-01-24" calcext:value-type="date">
            <text:p>24/01/2029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E505]))" office:value-type="string" office:string-value="date-7-505 &#10;[56209]" calcext:value-type="string">
            <text:p>date-7-505 </text:p>
            <text:p>[56209]</text:p>
          </table:table-cell>
          <table:table-cell table:style-name="ce25" table:formula="of:=INFO.OBBA.OBBA.OBMAKE(&quot;date-&quot;&amp;COLUMN()&amp;&quot;-&quot;&amp;ROW();obLibs&amp;&quot;org.joda.time.LocalDate&quot;;INFO.OBBA.OBBA.OBMAKE(&quot;&quot;;&quot;Date&quot;;[.F505]))" office:value-type="string" office:string-value="date-8-505 &#10;[56207]" calcext:value-type="string">
            <text:p>date-8-505 </text:p>
            <text:p>[56207]</text:p>
          </table:table-cell>
          <table:table-cell/>
          <table:table-cell table:formula="of:=INFO.OBBA.OBBA.OBGET(INFO.OBBA.OBBA.OBCALL(&quot;&quot;;[.$B$15];&quot;getDaycountFraction&quot;;[.G505];[.H505]))" office:value-type="float" office:value="9.34444444444445" calcext:value-type="float">
            <text:p>9.344</text:p>
          </table:table-cell>
          <table:table-cell table:style-name="ce37" table:formula="of:=(YEARFRAC([.E505];[.F505];[.$C$9]))" office:value-type="float" office:value="9.34444444444445" calcext:value-type="float">
            <text:p>9.344</text:p>
          </table:table-cell>
          <table:table-cell table:formula="of:=ABS([.J505])-[.K505]" office:value-type="float" office:value="0" calcext:value-type="float">
            <text:p>0.00000E+00</text:p>
          </table:table-cell>
          <table:table-cell table:number-columns-repeated="1012"/>
        </table:table-row>
        <table:table-row table:style-name="ro4" table:number-rows-repeated="10480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18" loext:min-decimal-places="18" number:min-integer-digits="1"/>
    </number:number-style>
    <number:number-style style:name="N144">
      <number:number number:decimal-places="19" loext:min-decimal-places="19" number:min-integer-digits="1"/>
    </number:number-style>
    <number:number-style style:name="N145">
      <number:number number:decimal-places="20" loext:min-decimal-places="20" number:min-integer-digits="1"/>
    </number:number-style>
    <number:number-style style:name="N146">
      <number:number number:decimal-places="17" loext:min-decimal-places="17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4" loext:min-decimal-places="14" number:min-integer-digits="1"/>
    </number:number-style>
    <number:number-style style:name="N150">
      <number:number number:decimal-places="13" loext:min-decimal-places="13" number:min-integer-digits="1"/>
    </number:number-style>
    <number:number-style style:name="N151">
      <number:number number:decimal-places="12" loext:min-decimal-places="12" number:min-integer-digits="1"/>
    </number:number-style>
    <number:number-style style:name="N152">
      <number:number number:decimal-places="11" loext:min-decimal-places="11" number:min-integer-digits="1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1">
      <number:scientific-number number:decimal-places="5" loext:min-decimal-places="5" number:min-integer-digits="1" number:min-exponent-digits="2" loext:exponent-interval="1" loext:forced-exponent-sign="true"/>
    </number:number-style>
    <number:percentage-style style:name="N162">
      <number:number number:decimal-places="3" loext:min-decimal-places="3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number:text> $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number:text> 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number:text> $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€ </number:text>
      <number:number number:decimal-places="0" loext:min-decimal-places="0" number:min-integer-digits="1" number:grouping="true"/>
    </number:number-style>
    <number:number-style style:name="N187">
      <number:text>-€ 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text>€ </number:text>
      <number:number number:decimal-places="0" loext:min-decimal-places="0" number:min-integer-digits="1" number:grouping="true"/>
    </number:number-style>
    <number:number-style style:name="N18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90P0" style:volatile="true">
      <number:text>€ </number:text>
      <number:number number:decimal-places="2" loext:min-decimal-places="2" number:min-integer-digits="1" number:grouping="true"/>
    </number:number-style>
    <number:number-style style:name="N190">
      <number:text>-€ 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P0" style:volatile="true">
      <number:text>€ </number:text>
      <number:number number:decimal-places="2" loext:min-decimal-places="2" number:min-integer-digits="1" number:grouping="true"/>
    </number:number-style>
    <number:number-style style:name="N19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5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95P2" style:volatile="true">
      <number:text> €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loext:min-decimal-places="0" number:min-integer-digits="1" number:grouping="true"/>
      <number:text>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7P2" style:volatile="true">
      <number:text>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01P2" style:volatile="true">
      <number:text> € 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2" loext:min-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percentage-style style:name="N204">
      <number:number number:decimal-places="1" loext:min-decimal-places="1" number:min-integer-digits="1"/>
      <number:text>%</number:text>
    </number:percentage-style>
    <number:percentage-style style:name="N205">
      <number:number number:decimal-places="4" loext:min-decimal-places="4" number:min-integer-digits="1"/>
      <number:text>%</number:text>
    </number:percentage-style>
    <number:percentage-style style:name="N206">
      <number:number number:decimal-places="5" loext:min-decimal-places="5" number:min-integer-digits="1"/>
      <number:text>%</number:text>
    </number:percentage-style>
    <number:percentage-style style:name="N207">
      <number:number number:decimal-places="6" loext:min-decimal-places="6" number:min-integer-digits="1"/>
      <number:text>%</number:text>
    </number:percentage-style>
    <number:number-style style:name="N209P0" style:volatile="true">
      <number:number number:decimal-places="2" loext:min-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9P2" style:volatile="true">
      <number:text>-</number:text>
      <number:number number:decimal-places="0" loext:min-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4" loext:min-decimal-places="4" number:min-integer-digits="1" number:grouping="true"/>
    </number:number-style>
    <number:date-style style:name="N211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2P0"/>
    </number:number-style>
    <number:number-style style:name="N213">
      <number:text>$</number:text>
      <number:number number:decimal-places="2" loext:min-decimal-places="2" number:min-integer-digits="1" number:grouping="true"/>
    </number:number-style>
    <number:number-style style:name="N214">
      <number:number number:decimal-places="2" loext:min-decimal-places="2" number:min-integer-digits="1"/>
      <number:text> </number:text>
    </number:number-style>
    <number:number-style style:name="N216P0" style:volatile="true">
      <number:number number:decimal-places="1" loext:min-decimal-places="1" number:min-integer-digits="1" number:grouping="true"/>
    </number:number-style>
    <number:number-style style:name="N216">
      <number:number number:decimal-places="1" loext:min-decimal-places="1" number:min-integer-digits="1" number:grouping="true"/>
      <style:map style:condition="value()&gt;=0" style:apply-style-name="N216P0"/>
    </number:number-style>
    <number:number-style style:name="N218P0" style:volatile="true">
      <number:text>+</number:text>
      <number:number number:decimal-places="2" loext:min-decimal-places="2" number:min-integer-digits="1" number:grouping="true"/>
    </number:number-style>
    <number:number-style style:name="N218">
      <number:text>-</number:text>
      <number:number number:decimal-places="2" loext:min-decimal-places="2" number:min-integer-digits="1" number:grouping="true"/>
      <style:map style:condition="value()&gt;=0" style:apply-style-name="N218P0"/>
    </number:number-style>
    <number:number-style style:name="N220P0" style:volatile="true">
      <number:number number:decimal-places="0" loext:min-decimal-places="0" number:min-integer-digits="1" number:grouping="true"/>
      <number:text>    </number:text>
    </number:number-style>
    <number:number-style style:name="N2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0P2" style:volatile="true">
      <number:text>-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loext:min-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22P2" style:volatile="true">
      <number:text>-</number:text>
      <number:number number:decimal-places="0" loext:min-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0" loext:min-decimal-places="0" number:min-integer-digits="1" number:grouping="true"/>
      <number:text>  </number:text>
    </number:number-style>
    <number:number-style style:name="N226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26P2" style:volatile="true">
      <number:text>- 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number number:decimal-places="2" loext:min-decimal-places="2" number:min-integer-digits="1" number:grouping="true"/>
      <number:text> DM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30P2" style:volatile="true">
      <number:text>-</number:text>
      <number:number number:decimal-places="0" loext:min-decimal-places="0" number:min-integer-digits="0"/>
      <number:text> DM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0" loext:min-decimal-places="0" number:min-integer-digits="1" number:grouping="true"/>
      <number:text> € </number:text>
    </number:number-style>
    <number:number-style style:name="N2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2P2" style:volatile="true">
      <number:text>- €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35P2" style:volatile="true">
      <number:text>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number:text>£</number:text>
      <number:number number:decimal-places="0" loext:min-decimal-places="0" number:min-integer-digits="1" number:grouping="true"/>
    </number:number-style>
    <number:number-style style:name="N240">
      <number:text>-£</number:text>
      <number:number number:decimal-places="0" loext:min-decimal-places="0" number:min-integer-digits="1" number:grouping="true"/>
      <style:map style:condition="value()&gt;=0" style:apply-style-name="N240P0"/>
    </number:number-style>
    <number:number-style style:name="N241P0" style:volatile="true">
      <number:text>£</number:text>
      <number:number number:decimal-places="0" loext:min-decimal-places="0" number:min-integer-digits="1" number:grouping="true"/>
    </number:number-style>
    <number:number-style style:name="N24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3P0" style:volatile="true">
      <number:text>£</number:text>
      <number:number number:decimal-places="2" loext:min-decimal-places="2" number:min-integer-digits="1" number:grouping="true"/>
    </number:number-style>
    <number:number-style style:name="N243">
      <number:text>-£</number:text>
      <number:number number:decimal-places="2" loext:min-decimal-places="2" number:min-integer-digits="1" number:grouping="true"/>
      <style:map style:condition="value()&gt;=0" style:apply-style-name="N243P0"/>
    </number:number-style>
    <number:number-style style:name="N244P0" style:volatile="true">
      <number:text>£</number:text>
      <number:number number:decimal-places="2" loext:min-decimal-places="2" number:min-integer-digits="1" number:grouping="true"/>
    </number:number-style>
    <number:number-style style:name="N24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4P0"/>
    </number:number-style>
    <number:number-style style:name="N248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48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48P2" style:volatile="true">
      <number:text> £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number number:decimal-places="0" loext:min-decimal-places="0" number:min-integer-digits="1" number:grouping="true"/>
      <number:text> </number:text>
    </number:number-style>
    <number:number-style style:name="N24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49P2" style:volatile="true">
      <number:text>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5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53P2" style:volatile="true">
      <number:text> £-</number:text>
      <number:number number:decimal-places="0" loext:min-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loext:min-decimal-places="2" number:min-integer-digits="1" number:grouping="true"/>
      <number:text> </number:text>
    </number:number-style>
    <number:number-style style:name="N25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54P2" style:volatile="true">
      <number:text>-</number:text>
      <number:number number:decimal-places="0" loext:min-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2" loext:min-decimal-places="2" number:min-integer-digits="1" number:grouping="true"/>
      <number:text>   </number:text>
    </number:number-style>
    <number:number-style style:name="N25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58P2" style:volatile="true">
      <number:text>-</number:text>
      <number:number number:decimal-places="0" loext:min-decimal-places="0" number:min-integer-digits="0"/>
      <number:text>  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0" loext:min-decimal-places="0" number:min-integer-digits="1" number:grouping="true"/>
      <number:text>   </number:text>
    </number:number-style>
    <number:number-style style:name="N262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62P2" style:volatile="true">
      <number:text>-  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number number:decimal-places="2" loext:min-decimal-places="2" number:min-integer-digits="1" number:grouping="true"/>
      <number:text>€ </number:text>
    </number:number-style>
    <number:number-style style:name="N266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66P2" style:volatile="true">
      <number:text>-</number:text>
      <number:number number:decimal-places="0" loext:min-decimal-places="0" number:min-integer-digits="0"/>
      <number:text>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number number:decimal-places="0" loext:min-decimal-places="0" number:min-integer-digits="1" number:grouping="true"/>
      <number:text>€ </number:text>
    </number:number-style>
    <number:number-style style:name="N270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70P2" style:volatile="true">
      <number:text>-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9:15:37.277869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9:15:56.771923000</dc:date>
    <meta:generator>LibreOffice/5.0.3.2$MacOSX_X86_64 LibreOffice_project/e5f16313668ac592c1bfb310f4390624e3dbfb75</meta:generator>
    <meta:editing-duration>PT24M25S</meta:editing-duration>
    <meta:editing-cycles>11</meta:editing-cycles>
    <meta:document-statistic meta:table-count="2" meta:cell-count="3575" meta:object-count="0"/>
  </office:meta>
</office:document-meta>
</file>